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041cm"/>
    </style:style>
    <style:style style:name="co10" style:family="table-column">
      <style:table-column-properties fo:break-before="auto" style:column-width="5.168cm"/>
    </style:style>
    <style:style style:name="co11" style:family="table-column">
      <style:table-column-properties fo:break-before="auto" style:column-width="5.396cm"/>
    </style:style>
    <style:style style:name="co12" style:family="table-column">
      <style:table-column-properties fo:break-before="auto" style:column-width="4.588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944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09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4.059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3.478cm"/>
    </style:style>
    <style:style style:name="co23" style:family="table-column">
      <style:table-column-properties fo:break-before="auto" style:column-width="3.655cm"/>
    </style:style>
    <style:style style:name="co24" style:family="table-column">
      <style:table-column-properties fo:break-before="auto" style:column-width="3.2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3.731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3.427cm"/>
    </style:style>
    <style:style style:name="co29" style:family="table-column">
      <style:table-column-properties fo:break-before="auto" style:column-width="4.941cm"/>
    </style:style>
    <style:style style:name="co30" style:family="table-column">
      <style:table-column-properties fo:break-before="auto" style:column-width="3.679cm"/>
    </style:style>
    <style:style style:name="co31" style:family="table-column">
      <style:table-column-properties fo:break-before="auto" style:column-width="4.159cm"/>
    </style:style>
    <style:style style:name="co32" style:family="table-column">
      <style:table-column-properties fo:break-before="auto" style:column-width="5.345cm"/>
    </style:style>
    <style:style style:name="co33" style:family="table-column">
      <style:table-column-properties fo:break-before="auto" style:column-width="3.983cm"/>
    </style:style>
    <style:style style:name="co34" style:family="table-column">
      <style:table-column-properties fo:break-before="auto" style:column-width="4.336cm"/>
    </style:style>
    <style:style style:name="co35" style:family="table-column">
      <style:table-column-properties fo:break-before="auto" style:column-width="2.619cm"/>
    </style:style>
    <style:style style:name="co36" style:family="table-column">
      <style:table-column-properties fo:break-before="auto" style:column-width="4.563cm"/>
    </style:style>
    <style:style style:name="co37" style:family="table-column">
      <style:table-column-properties fo:break-before="auto" style:column-width="3.907cm"/>
    </style:style>
    <style:style style:name="co38" style:family="table-column">
      <style:table-column-properties fo:break-before="auto" style:column-width="3.554cm"/>
    </style:style>
    <style:style style:name="co39" style:family="table-column">
      <style:table-column-properties fo:break-before="auto" style:column-width="3.704cm"/>
    </style:style>
    <style:style style:name="co40" style:family="table-column">
      <style:table-column-properties fo:break-before="auto" style:column-width="2.57cm"/>
    </style:style>
    <style:style style:name="co41" style:family="table-column">
      <style:table-column-properties fo:break-before="auto" style:column-width="5.219cm"/>
    </style:style>
    <style:style style:name="co42" style:family="table-column">
      <style:table-column-properties fo:break-before="auto" style:column-width="4.487cm"/>
    </style:style>
    <style:style style:name="co43" style:family="table-column">
      <style:table-column-properties fo:break-before="auto" style:column-width="5.017cm"/>
    </style:style>
    <style:style style:name="co44" style:family="table-column">
      <style:table-column-properties fo:break-before="auto" style:column-width="4.74cm"/>
    </style:style>
    <style:style style:name="co45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>
            <text:p>Name EN</text:p>
          </table:table-cell>
          <table:table-cell table:style-name="ce1" office:value-type="string">
            <text:p>Hunger</text:p>
          </table:table-cell>
          <table:table-cell table:style-name="ce1" office:value-type="string">
            <text:p>Sättigung</text:p>
          </table:table-cell>
          <table:table-cell table:style-name="ce1" office:value-type="string">
            <text:p>Mod</text:p>
          </table:table-cell>
          <table:table-cell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1" office:value-type="string">
            <text:p>Rohkost</text:p>
          </table:table-cell>
          <table:table-cell table:style-name="ce1" office:value-type="string">
            <text:p>Suppe</text:p>
          </table:table-cell>
          <table:table-cell table:style-name="ce1" office:value-type="string">
            <text:p>Getränk</text:p>
          </table:table-cell>
          <table:table-cell table:style-name="ce1" office:value-type="string">
            <text:p>Burger</text:p>
          </table:table-cell>
          <table:table-cell table:style-name="ce1" office:value-type="string">
            <text:p>Sandwich</text:p>
          </table:table-cell>
          <table:table-cell table:style-name="ce1" office:value-type="string">
            <text:p>Gebacken</text:p>
          </table:table-cell>
          <table:table-cell table:style-name="ce1" office:value-type="string">
            <text:p>Süßes</text:p>
          </table:table-cell>
          <table:table-cell table:style-name="ce1" office:value-type="string">
            <text:p>Fleisch</text:p>
          </table:table-cell>
          <table:table-cell table:style-name="ce1" office:value-type="string">
            <text:p>Fisch</text:p>
          </table:table-cell>
          <table:table-cell table:style-name="ce1" office:value-type="string">
            <text:p>Vegetarisch</text:p>
          </table:table-cell>
          <table:table-cell table:style-name="ce1" office:value-type="string">
            <text:p>Sonstigs</text:p>
          </table:table-cell>
          <table:table-cell table:style-name="ce1" office:value-type="string">
            <text:p>Salat</text:p>
          </table:table-cell>
          <table:table-cell table:style-name="ce1" office:value-type="string">
            <text:p>Fastfood</text:p>
          </table:table-cell>
          <table:table-cell table:style-name="ce1" office:value-type="string">
            <text:p>Marmelade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App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neCraft</text:p>
          </table:table-cell>
          <table:table-cell table:formula="of:=[.A3]" office:value-type="string" office:string-value="Apple">
            <text:p>Apple</text:p>
          </table:table-cell>
          <table:table-cell table:number-columns-repeated="1019"/>
        </table:table-row>
        <table:table-row table:style-name="ro1">
          <table:table-cell office:value-type="string">
            <text:p>Mushroom Soup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/>
          <table:table-cell table:formula="of:=[.A4]" office:value-type="string" office:string-value="Mushroom Soup">
            <text:p>Mushroom Soup</text:p>
          </table:table-cell>
          <table:table-cell table:number-columns-repeated="1018"/>
        </table:table-row>
        <table:table-row table:style-name="ro1">
          <table:table-cell office:value-type="string">
            <text:p>Bread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MineCraft</text:p>
          </table:table-cell>
          <table:table-cell table:number-columns-repeated="5"/>
          <table:table-cell table:formula="of:=[.A5]" office:value-type="string" office:string-value="Bread">
            <text:p>Bread</text:p>
          </table:table-cell>
          <table:table-cell table:number-columns-repeated="1014"/>
        </table:table-row>
        <table:table-row table:style-name="ro1">
          <table:table-cell office:value-type="string">
            <text:p>Raw Prok Chap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string">
            <text:p>MineCraft</text:p>
          </table:table-cell>
          <table:table-cell table:formula="of:=[.A6]" office:value-type="string" office:string-value="Raw Prok Chap">
            <text:p>Raw Prok Chap</text:p>
          </table:table-cell>
          <table:table-cell table:number-columns-repeated="1019"/>
        </table:table-row>
        <table:table-row table:style-name="ro1">
          <table:table-cell office:value-type="string">
            <text:p>Cooked Pork Chops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7]" office:value-type="string" office:string-value="Cooked Pork Chops">
            <text:p>Cooked Pork Chops</text:p>
          </table:table-cell>
          <table:table-cell table:number-columns-repeated="1012"/>
        </table:table-row>
        <table:table-row table:style-name="ro1">
          <table:table-cell office:value-type="string">
            <text:p>Golden Appl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8]" office:value-type="string" office:string-value="Golden Apple">
            <text:p>Golden Apple</text:p>
          </table:table-cell>
          <table:table-cell table:number-columns-repeated="1009"/>
        </table:table-row>
        <table:table-row table:style-name="ro1">
          <table:table-cell office:value-type="string">
            <text:p>Golden Appl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9]" office:value-type="string" office:string-value="Golden Apple">
            <text:p>Golden Apple</text:p>
          </table:table-cell>
          <table:table-cell table:number-columns-repeated="1009"/>
        </table:table-row>
        <table:table-row table:style-name="ro1">
          <table:table-cell office:value-type="string">
            <text:p>Raw Fis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formula="of:=[.A10]" office:value-type="string" office:string-value="Raw Fish">
            <text:p>Raw Fish</text:p>
          </table:table-cell>
          <table:table-cell table:number-columns-repeated="1019"/>
        </table:table-row>
        <table:table-row table:style-name="ro1">
          <table:table-cell office:value-type="string">
            <text:p>Raw Salm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formula="of:=[.A11]" office:value-type="string" office:string-value="Raw Salmon">
            <text:p>Raw Salmon</text:p>
          </table:table-cell>
          <table:table-cell table:number-columns-repeated="1019"/>
        </table:table-row>
        <table:table-row table:style-name="ro1">
          <table:table-cell office:value-type="string">
            <text:p>Clownfish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formula="of:=[.A12]" office:value-type="string" office:string-value="Clownfish">
            <text:p>Clownfish</text:p>
          </table:table-cell>
          <table:table-cell table:number-columns-repeated="1019"/>
        </table:table-row>
        <table:table-row table:style-name="ro1">
          <table:table-cell office:value-type="string">
            <text:p>Pufferfish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formula="of:=[.A13]" office:value-type="string" office:string-value="Pufferfish">
            <text:p>Pufferfish</text:p>
          </table:table-cell>
          <table:table-cell table:number-columns-repeated="1019"/>
        </table:table-row>
        <table:table-row table:style-name="ro1">
          <table:table-cell office:value-type="string">
            <text:p>Cooked Fish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MineCraft</text:p>
          </table:table-cell>
          <table:table-cell table:number-columns-repeated="8"/>
          <table:table-cell table:formula="of:=[.A14]" office:value-type="string" office:string-value="Cooked Fish">
            <text:p>Cooked Fish</text:p>
          </table:table-cell>
          <table:table-cell table:number-columns-repeated="1011"/>
        </table:table-row>
        <table:table-row table:style-name="ro1">
          <table:table-cell office:value-type="string">
            <text:p>Cooked Salmon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8"/>
          <table:table-cell table:formula="of:=[.A15]" office:value-type="string" office:string-value="Cooked Salmon">
            <text:p>Cooked Salmon</text:p>
          </table:table-cell>
          <table:table-cell table:number-columns-repeated="1011"/>
        </table:table-row>
        <table:table-row table:style-name="ro1">
          <table:table-cell office:value-type="string">
            <text:p>C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number-columns-repeated="5"/>
          <table:table-cell table:formula="of:=[.A16]" office:value-type="string" office:string-value="Cake">
            <text:p>Cake</text:p>
          </table:table-cell>
          <table:table-cell table:number-columns-repeated="1014"/>
        </table:table-row>
        <table:table-row table:style-name="ro1">
          <table:table-cell office:value-type="string">
            <text:p>Cooki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number-columns-repeated="6"/>
          <table:table-cell table:formula="of:=[.A17]" office:value-type="string" office:string-value="Cookie">
            <text:p>Cookie</text:p>
          </table:table-cell>
          <table:table-cell table:number-columns-repeated="1013"/>
        </table:table-row>
        <table:table-row table:style-name="ro1"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18]" office:value-type="string" office:string-value="Melon">
            <text:p>Melon</text:p>
          </table:table-cell>
          <table:table-cell table:number-columns-repeated="1019"/>
        </table:table-row>
        <table:table-row table:style-name="ro1">
          <table:table-cell office:value-type="string">
            <text:p>Raw Steak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19]" office:value-type="string" office:string-value="Raw Steak">
            <text:p>Raw Steak</text:p>
          </table:table-cell>
          <table:table-cell table:number-columns-repeated="1019"/>
        </table:table-row>
        <table:table-row table:style-name="ro1">
          <table:table-cell office:value-type="string">
            <text:p>Cooked Steak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20]" office:value-type="string" office:string-value="Cooked Steak">
            <text:p>Cooked Steak</text:p>
          </table:table-cell>
          <table:table-cell table:number-columns-repeated="1012"/>
        </table:table-row>
        <table:table-row table:style-name="ro1">
          <table:table-cell office:value-type="string">
            <text:p>Raw Chicke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21]" office:value-type="string" office:string-value="Raw Chicken">
            <text:p>Raw Chicken</text:p>
          </table:table-cell>
          <table:table-cell table:number-columns-repeated="1019"/>
        </table:table-row>
        <table:table-row table:style-name="ro1">
          <table:table-cell office:value-type="string">
            <text:p>Roast Chicken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22]" office:value-type="string" office:string-value="Roast Chicken">
            <text:p>Roast Chicken</text:p>
          </table:table-cell>
          <table:table-cell table:number-columns-repeated="1012"/>
        </table:table-row>
        <table:table-row table:style-name="ro1">
          <table:table-cell office:value-type="string">
            <text:p>Rotten Flesh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3]" office:value-type="string" office:string-value="Rotten Flesh">
            <text:p>Rotten Flesh</text:p>
          </table:table-cell>
          <table:table-cell table:number-columns-repeated="1009"/>
        </table:table-row>
        <table:table-row table:style-name="ro1">
          <table:table-cell office:value-type="string">
            <text:p>Spider Eye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4]" office:value-type="string" office:string-value="Spider Eye">
            <text:p>Spider Eye</text:p>
          </table:table-cell>
          <table:table-cell table:number-columns-repeated="1009"/>
        </table:table-row>
        <table:table-row table:style-name="ro1">
          <table:table-cell office:value-type="string">
            <text:p>Carro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MineCraft</text:p>
          </table:table-cell>
          <table:table-cell table:formula="of:=[.A25]" office:value-type="string" office:string-value="Carrot">
            <text:p>Carrot</text:p>
          </table:table-cell>
          <table:table-cell table:number-columns-repeated="1019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26]" office:value-type="string" office:string-value="Potato">
            <text:p>Potato</text:p>
          </table:table-cell>
          <table:table-cell table:number-columns-repeated="1019"/>
        </table:table-row>
        <table:table-row table:style-name="ro1">
          <table:table-cell office:value-type="string">
            <text:p>Baked Potato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 table:number-columns-repeated="9"/>
          <table:table-cell table:formula="of:=[.A27]" office:value-type="string" office:string-value="Baked Potato">
            <text:p>Baked Potato</text:p>
          </table:table-cell>
          <table:table-cell table:number-columns-repeated="1010"/>
        </table:table-row>
        <table:table-row table:style-name="ro1">
          <table:table-cell office:value-type="string">
            <text:p>Poisonous Potato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8]" office:value-type="string" office:string-value="Poisonous Potato">
            <text:p>Poisonous Potato</text:p>
          </table:table-cell>
          <table:table-cell table:number-columns-repeated="1009"/>
        </table:table-row>
        <table:table-row table:style-name="ro1">
          <table:table-cell office:value-type="string">
            <text:p>Golden Carro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9]" office:value-type="string" office:string-value="Golden Carrot">
            <text:p>Golden Carrot</text:p>
          </table:table-cell>
          <table:table-cell table:number-columns-repeated="1009"/>
        </table:table-row>
        <table:table-row table:style-name="ro1">
          <table:table-cell office:value-type="string">
            <text:p>Pumpkin Pie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string">
            <text:p>MineCraft</text:p>
          </table:table-cell>
          <table:table-cell table:number-columns-repeated="5"/>
          <table:table-cell table:formula="of:=[.A30]" office:value-type="string" office:string-value="Pumpkin Pie">
            <text:p>Pumpkin Pie</text:p>
          </table:table-cell>
          <table:table-cell table:number-columns-repeated="1014"/>
        </table:table-row>
        <table:table-row table:style-name="ro1">
          <table:table-cell office:value-type="string">
            <text:p>Mana Cook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tania</text:p>
          </table:table-cell>
          <table:table-cell table:number-columns-repeated="6"/>
          <table:table-cell table:formula="of:=[.A31]" office:value-type="string" office:string-value="Mana Cookie">
            <text:p>Mana Cookie</text:p>
          </table:table-cell>
          <table:table-cell table:number-columns-repeated="1013"/>
        </table:table-row>
        <table:table-row table:style-name="ro1">
          <table:table-cell office:value-type="string">
            <text:p>Crabapp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2]" office:value-type="string" office:string-value="Crabapple">
            <text:p>Crabapple</text:p>
          </table:table-cell>
          <table:table-cell table:number-columns-repeated="1019"/>
        </table:table-row>
        <table:table-row table:style-name="ro1"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33]" office:value-type="string" office:string-value="Orange">
            <text:p>Orange</text:p>
          </table:table-cell>
          <table:table-cell table:number-columns-repeated="1019"/>
        </table:table-row>
        <table:table-row table:style-name="ro1">
          <table:table-cell office:value-type="string">
            <text:p>Kumqua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4]" office:value-type="string" office:string-value="Kumquat">
            <text:p>Kumquat</text:p>
          </table:table-cell>
          <table:table-cell table:number-columns-repeated="1019"/>
        </table:table-row>
        <table:table-row table:style-name="ro1">
          <table:table-cell office:value-type="string">
            <text:p>Li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5]" office:value-type="string" office:string-value="Lime">
            <text:p>Lime</text:p>
          </table:table-cell>
          <table:table-cell table:number-columns-repeated="1019"/>
        </table:table-row>
        <table:table-row table:style-name="ro1">
          <table:table-cell office:value-type="string">
            <text:p>Wild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6]" office:value-type="string" office:string-value="Wild Cherry">
            <text:p>Wild Cherry</text:p>
          </table:table-cell>
          <table:table-cell table:number-columns-repeated="1019"/>
        </table:table-row>
        <table:table-row table:style-name="ro1">
          <table:table-cell office:value-type="string">
            <text:p>Sour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7]" office:value-type="string" office:string-value="Sour Cherry">
            <text:p>Sour Cherry</text:p>
          </table:table-cell>
          <table:table-cell table:number-columns-repeated="1019"/>
        </table:table-row>
        <table:table-row table:style-name="ro1">
          <table:table-cell office:value-type="string">
            <text:p>Black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8]" office:value-type="string" office:string-value="Black Cherry">
            <text:p>Black Cherry</text:p>
          </table:table-cell>
          <table:table-cell table:number-columns-repeated="1019"/>
        </table:table-row>
        <table:table-row table:style-name="ro1">
          <table:table-cell office:value-type="string">
            <text:p>Blackthor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39]" office:value-type="string" office:string-value="Blackthorn">
            <text:p>Blackthorn</text:p>
          </table:table-cell>
          <table:table-cell table:number-columns-repeated="1019"/>
        </table:table-row>
        <table:table-row table:style-name="ro1">
          <table:table-cell office:value-type="string">
            <text:p>Cherry Plum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0]" office:value-type="string" office:string-value="Cherry Plum">
            <text:p>Cherry Plum</text:p>
          </table:table-cell>
          <table:table-cell table:number-columns-repeated="1019"/>
        </table:table-row>
        <table:table-row table:style-name="ro1">
          <table:table-cell office:value-type="string">
            <text:p>Almond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41]" office:value-type="string" office:string-value="Almond">
            <text:p>Almond</text:p>
          </table:table-cell>
          <table:table-cell table:number-columns-repeated="1019"/>
        </table:table-row>
        <table:table-row table:style-name="ro1">
          <table:table-cell office:value-type="string">
            <text:p>Aprico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2]" office:value-type="string" office:string-value="Apricot">
            <text:p>Apricot</text:p>
          </table:table-cell>
          <table:table-cell table:number-columns-repeated="1019"/>
        </table:table-row>
        <table:table-row table:style-name="ro1">
          <table:table-cell office:value-type="string">
            <text:p>Grapefru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3]" office:value-type="string" office:string-value="Grapefruit">
            <text:p>Grapefruit</text:p>
          </table:table-cell>
          <table:table-cell table:number-columns-repeated="1019"/>
        </table:table-row>
        <table:table-row table:style-name="ro1">
          <table:table-cell office:value-type="string">
            <text:p>Peach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4]" office:value-type="string" office:string-value="Peach">
            <text:p>Peach</text:p>
          </table:table-cell>
          <table:table-cell table:number-columns-repeated="1019"/>
        </table:table-row>
        <table:table-row table:style-name="ro1">
          <table:table-cell office:value-type="string">
            <text:p>Satsuma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5]" office:value-type="string" office:string-value="Satsuma">
            <text:p>Satsuma</text:p>
          </table:table-cell>
          <table:table-cell table:number-columns-repeated="1019"/>
        </table:table-row>
        <table:table-row table:style-name="ro1">
          <table:table-cell office:value-type="string">
            <text:p>Buddhas Hand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6]" office:value-type="string" office:string-value="Buddhas Hand">
            <text:p>Buddhas Hand</text:p>
          </table:table-cell>
          <table:table-cell table:number-columns-repeated="1019"/>
        </table:table-row>
        <table:table-row table:style-name="ro1">
          <table:table-cell office:value-type="string">
            <text:p>Citro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7]" office:value-type="string" office:string-value="Citron">
            <text:p>Citron</text:p>
          </table:table-cell>
          <table:table-cell table:number-columns-repeated="1019"/>
        </table:table-row>
        <table:table-row table:style-name="ro1">
          <table:table-cell office:value-type="string">
            <text:p>Finger Lim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8]" office:value-type="string" office:string-value="Finger Lime">
            <text:p>Finger Lime</text:p>
          </table:table-cell>
          <table:table-cell table:number-columns-repeated="1019"/>
        </table:table-row>
        <table:table-row table:style-name="ro1">
          <table:table-cell office:value-type="string">
            <text:p>Key Li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49]" office:value-type="string" office:string-value="Key Lime">
            <text:p>Key Lime</text:p>
          </table:table-cell>
          <table:table-cell table:number-columns-repeated="1019"/>
        </table:table-row>
        <table:table-row table:style-name="ro1">
          <table:table-cell office:value-type="string">
            <text:p>Manderi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0]" office:value-type="string" office:string-value="Manderin">
            <text:p>Manderin</text:p>
          </table:table-cell>
          <table:table-cell table:number-columns-repeated="1019"/>
        </table:table-row>
        <table:table-row table:style-name="ro1">
          <table:table-cell office:value-type="string">
            <text:p>Nectarin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1]" office:value-type="string" office:string-value="Nectarine">
            <text:p>Nectarine</text:p>
          </table:table-cell>
          <table:table-cell table:number-columns-repeated="1019"/>
        </table:table-row>
        <table:table-row table:style-name="ro1">
          <table:table-cell office:value-type="string">
            <text:p>Pomelo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2]" office:value-type="string" office:string-value="Pomelo">
            <text:p>Pomelo</text:p>
          </table:table-cell>
          <table:table-cell table:number-columns-repeated="1019"/>
        </table:table-row>
        <table:table-row table:style-name="ro1">
          <table:table-cell office:value-type="string">
            <text:p>Tangerin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3]" office:value-type="string" office:string-value="Tangerine">
            <text:p>Tangerine</text:p>
          </table:table-cell>
          <table:table-cell table:number-columns-repeated="1019"/>
        </table:table-row>
        <table:table-row table:style-name="ro1">
          <table:table-cell office:value-type="string">
            <text:p>Pea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54]" office:value-type="string" office:string-value="Pear">
            <text:p>Pear</text:p>
          </table:table-cell>
          <table:table-cell table:number-columns-repeated="1019"/>
        </table:table-row>
        <table:table-row table:style-name="ro1">
          <table:table-cell office:value-type="string">
            <text:p>Sand P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55]" office:value-type="string" office:string-value="Sand Pear">
            <text:p>Sand Pear</text:p>
          </table:table-cell>
          <table:table-cell table:number-columns-repeated="1019"/>
        </table:table-row>
        <table:table-row table:style-name="ro1">
          <table:table-cell office:value-type="string">
            <text:p>Hazelnu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56]" office:value-type="string" office:string-value="Hazelnut">
            <text:p>Hazelnut</text:p>
          </table:table-cell>
          <table:table-cell table:number-columns-repeated="1019"/>
        </table:table-row>
        <table:table-row table:style-name="ro1">
          <table:table-cell office:value-type="string">
            <text:p>Butternut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57]" office:value-type="string" office:string-value="Butternut">
            <text:p>Butternut</text:p>
          </table:table-cell>
          <table:table-cell table:number-columns-repeated="1019"/>
        </table:table-row>
        <table:table-row table:style-name="ro1">
          <table:table-cell office:value-type="string">
            <text:p>Beech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58]" office:value-type="string" office:string-value="Beechnut">
            <text:p>Beechnut</text:p>
          </table:table-cell>
          <table:table-cell table:number-columns-repeated="1019"/>
        </table:table-row>
        <table:table-row table:style-name="ro1">
          <table:table-cell office:value-type="string">
            <text:p>Pecan 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59]" office:value-type="string" office:string-value="Pecan Nut">
            <text:p>Pecan Nut</text:p>
          </table:table-cell>
          <table:table-cell table:number-columns-repeated="1019"/>
        </table:table-row>
        <table:table-row table:style-name="ro1">
          <table:table-cell office:value-type="string">
            <text:p>Bana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60]" office:value-type="string" office:string-value="Banana">
            <text:p>Banana</text:p>
          </table:table-cell>
          <table:table-cell table:number-columns-repeated="1019"/>
        </table:table-row>
        <table:table-row table:style-name="ro1">
          <table:table-cell office:value-type="string">
            <text:p>Red Bana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61]" office:value-type="string" office:string-value="Red Banana">
            <text:p>Red Banana</text:p>
          </table:table-cell>
          <table:table-cell table:number-columns-repeated="1019"/>
        </table:table-row>
        <table:table-row table:style-name="ro1">
          <table:table-cell office:value-type="string">
            <text:p>Plantai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62]" office:value-type="string" office:string-value="Plantain">
            <text:p>Plantain</text:p>
          </table:table-cell>
          <table:table-cell table:number-columns-repeated="1019"/>
        </table:table-row>
        <table:table-row table:style-name="ro1">
          <table:table-cell office:value-type="string">
            <text:p>Brazil 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3]" office:value-type="string" office:string-value="Brazil Nut">
            <text:p>Brazil Nut</text:p>
          </table:table-cell>
          <table:table-cell table:number-columns-repeated="1019"/>
        </table:table-row>
        <table:table-row table:style-name="ro1">
          <table:table-cell office:value-type="string">
            <text:p>Fi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64]" office:value-type="string" office:string-value="Fig">
            <text:p>Fig</text:p>
          </table:table-cell>
          <table:table-cell table:number-columns-repeated="1019"/>
        </table:table-row>
        <table:table-row table:style-name="ro1">
          <table:table-cell office:value-type="string">
            <text:p>Acor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5]" office:value-type="string" office:string-value="Acorn">
            <text:p>Acorn</text:p>
          </table:table-cell>
          <table:table-cell table:number-columns-repeated="1019"/>
        </table:table-row>
        <table:table-row table:style-name="ro1">
          <table:table-cell office:value-type="string">
            <text:p>Elderberry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6]" office:value-type="string" office:string-value="Elderberry">
            <text:p>Elderberry</text:p>
          </table:table-cell>
          <table:table-cell table:number-columns-repeated="1019"/>
        </table:table-row>
        <table:table-row table:style-name="ro1">
          <table:table-cell office:value-type="string">
            <text:p>Oliv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7]" office:value-type="string" office:string-value="Olive">
            <text:p>Olive</text:p>
          </table:table-cell>
          <table:table-cell table:number-columns-repeated="1019"/>
        </table:table-row>
        <table:table-row table:style-name="ro1">
          <table:table-cell office:value-type="string">
            <text:p>Gingko Nut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8]" office:value-type="string" office:string-value="Gingko Nut">
            <text:p>Gingko Nut</text:p>
          </table:table-cell>
          <table:table-cell table:number-columns-repeated="1019"/>
        </table:table-row>
        <table:table-row table:style-name="ro1">
          <table:table-cell office:value-type="string">
            <text:p>Coff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9]" office:value-type="string" office:string-value="Coffee">
            <text:p>Coffee</text:p>
          </table:table-cell>
          <table:table-cell table:number-columns-repeated="1019"/>
        </table:table-row>
        <table:table-row table:style-name="ro1">
          <table:table-cell office:value-type="string">
            <text:p>Osange Orang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70]" office:value-type="string" office:string-value="Osange Orange">
            <text:p>Osange Orange</text:p>
          </table:table-cell>
          <table:table-cell table:number-columns-repeated="1019"/>
        </table:table-row>
        <table:table-row table:style-name="ro1">
          <table:table-cell office:value-type="string">
            <text:p>Cl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71]" office:value-type="string" office:string-value="Clove">
            <text:p>Clove</text:p>
          </table:table-cell>
          <table:table-cell table:number-columns-repeated="1019"/>
        </table:table-row>
        <table:table-row table:style-name="ro1">
          <table:table-cell office:value-type="string">
            <text:p>Papayima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72]" office:value-type="string" office:string-value="Papayimar">
            <text:p>Papayimar</text:p>
          </table:table-cell>
          <table:table-cell table:number-columns-repeated="1019"/>
        </table:table-row>
        <table:table-row table:style-name="ro1">
          <table:table-cell office:value-type="string">
            <text:p>Blackcurran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3]" office:value-type="string" office:string-value="Blackcurrant">
            <text:p>Blackcurrant</text:p>
          </table:table-cell>
          <table:table-cell table:number-columns-repeated="1019"/>
        </table:table-row>
        <table:table-row table:style-name="ro1">
          <table:table-cell office:value-type="string">
            <text:p>Redcurran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4]" office:value-type="string" office:string-value="Redcurrant">
            <text:p>Redcurrant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6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7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Cran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8]" office:value-type="string" office:string-value="Cranberry">
            <text:p>Cranberry</text:p>
          </table:table-cell>
          <table:table-cell table:number-columns-repeated="1019"/>
        </table:table-row>
        <table:table-row table:style-name="ro1">
          <table:table-cell office:value-type="string">
            <text:p>Junip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79]" office:value-type="string" office:string-value="Juniper">
            <text:p>Juniper</text:p>
          </table:table-cell>
          <table:table-cell table:number-columns-repeated="1019"/>
        </table:table-row>
        <table:table-row table:style-name="ro1">
          <table:table-cell office:value-type="string">
            <text:p>Goose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0]" office:value-type="string" office:string-value="Gooseberry">
            <text:p>Gooseberry</text:p>
          </table:table-cell>
          <table:table-cell table:number-columns-repeated="1019"/>
        </table:table-row>
        <table:table-row table:style-name="ro1">
          <table:table-cell office:value-type="string">
            <text:p>Golden Rasp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1]" office:value-type="string" office:string-value="Golden Raspberry">
            <text:p>Golden Raspberry</text:p>
          </table:table-cell>
          <table:table-cell table:number-columns-repeated="1019"/>
        </table:table-row>
        <table:table-row table:style-name="ro1">
          <table:table-cell office:value-type="string">
            <text:p>Coconu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2]" office:value-type="string" office:string-value="Coconut">
            <text:p>Coconut</text:p>
          </table:table-cell>
          <table:table-cell table:number-columns-repeated="1019"/>
        </table:table-row>
        <table:table-row table:style-name="ro1">
          <table:table-cell office:value-type="string">
            <text:p>Cashe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3]" office:value-type="string" office:string-value="Cashew">
            <text:p>Cashew</text:p>
          </table:table-cell>
          <table:table-cell table:number-columns-repeated="1019"/>
        </table:table-row>
        <table:table-row table:style-name="ro1">
          <table:table-cell office:value-type="string">
            <text:p>Avaca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4]" office:value-type="string" office:string-value="Avacado">
            <text:p>Avacado</text:p>
          </table:table-cell>
          <table:table-cell table:number-columns-repeated="1019"/>
        </table:table-row>
        <table:table-row table:style-name="ro1">
          <table:table-cell office:value-type="string">
            <text:p>Nutme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5]" office:value-type="string" office:string-value="Nutmeg">
            <text:p>Nutmeg</text:p>
          </table:table-cell>
          <table:table-cell table:number-columns-repeated="1019"/>
        </table:table-row>
        <table:table-row table:style-name="ro1">
          <table:table-cell office:value-type="string">
            <text:p>Allspi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6]" office:value-type="string" office:string-value="Allspice">
            <text:p>Allspice</text:p>
          </table:table-cell>
          <table:table-cell table:number-columns-repeated="1019"/>
        </table:table-row>
        <table:table-row table:style-name="ro1">
          <table:table-cell office:value-type="string">
            <text:p>Chill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7]" office:value-type="string" office:string-value="Chilli">
            <text:p>Chilli</text:p>
          </table:table-cell>
          <table:table-cell table:number-columns-repeated="1019"/>
        </table:table-row>
        <table:table-row table:style-name="ro1">
          <table:table-cell office:value-type="string">
            <text:p>Star Ani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8]" office:value-type="string" office:string-value="Star Anise">
            <text:p>Star Anise</text:p>
          </table:table-cell>
          <table:table-cell table:number-columns-repeated="1019"/>
        </table:table-row>
        <table:table-row table:style-name="ro1">
          <table:table-cell office:value-type="string">
            <text:p>Mang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89]" office:value-type="string" office:string-value="Mango">
            <text:p>Mango</text:p>
          </table:table-cell>
          <table:table-cell table:number-columns-repeated="1019"/>
        </table:table-row>
        <table:table-row table:style-name="ro1">
          <table:table-cell office:value-type="string">
            <text:p>Starfru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90]" office:value-type="string" office:string-value="Starfruit">
            <text:p>Starfruit</text:p>
          </table:table-cell>
          <table:table-cell table:number-columns-repeated="1019"/>
        </table:table-row>
        <table:table-row table:style-name="ro1">
          <table:table-cell office:value-type="string">
            <text:p>Candle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91]" office:value-type="string" office:string-value="Candlenut">
            <text:p>Candlenut</text:p>
          </table:table-cell>
          <table:table-cell table:number-columns-repeated="1019"/>
        </table:table-row>
        <table:table-row table:style-name="ro1">
          <table:table-cell office:value-type="string">
            <text:p>Glass of Red Wine</text:p>
          </table:table-cell>
          <table:table-cell table:number-columns-repeated="2" office:value-type="string">
            <text:p>oW</text:p>
          </table:table-cell>
          <table:table-cell office:value-type="string">
            <text:p>Extra Trees</text:p>
          </table:table-cell>
          <table:table-cell table:formula="of:=[.A92]" office:value-type="string" office:string-value="Glass of Red Wine">
            <text:p>Glass of Red Wine</text:p>
          </table:table-cell>
          <table:table-cell table:number-columns-repeated="1019"/>
        </table:table-row>
        <table:table-row table:style-name="ro1">
          <table:table-cell office:value-type="string">
            <text:p>Thaumic Cake</text:p>
          </table:table-cell>
          <table:table-cell table:number-columns-repeated="2" office:value-type="string">
            <text:p>oW</text:p>
          </table:table-cell>
          <table:table-cell office:value-type="string">
            <text:p>Forbidden Magic</text:p>
          </table:table-cell>
          <table:table-cell table:number-columns-repeated="5"/>
          <table:table-cell table:formula="of:=[.A93]" office:value-type="string" office:string-value="Thaumic Cake">
            <text:p>Thaumic Cake</text:p>
          </table:table-cell>
          <table:table-cell table:number-columns-repeated="1014"/>
        </table:table-row>
        <table:table-row table:style-name="ro1">
          <table:table-cell office:value-type="string">
            <text:p>Thaumic Cake</text:p>
          </table:table-cell>
          <table:table-cell table:number-columns-repeated="2" office:value-type="string">
            <text:p>oW</text:p>
          </table:table-cell>
          <table:table-cell office:value-type="string">
            <text:p>Forbidden Magic</text:p>
          </table:table-cell>
          <table:table-cell table:number-columns-repeated="5"/>
          <table:table-cell table:formula="of:=[.A94]" office:value-type="string" office:string-value="Thaumic Cake">
            <text:p>Thaumic Cake</text:p>
          </table:table-cell>
          <table:table-cell table:number-columns-repeated="1014"/>
        </table:table-row>
        <table:table-row table:style-name="ro1">
          <table:table-cell office:value-type="string">
            <text:p>Tainted Fru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orbidden Magic</text:p>
          </table:table-cell>
          <table:table-cell table:formula="of:=[.A95]" office:value-type="string" office:string-value="Tainted Fruit">
            <text:p>Tainted Fruit</text:p>
          </table:table-cell>
          <table:table-cell table:number-columns-repeated="1019"/>
        </table:table-row>
        <table:table-row table:style-name="ro1">
          <table:table-cell office:value-type="string">
            <text:p>Cherry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6]" office:value-type="string" office:string-value="Cherry">
            <text:p>Cherry</text:p>
          </table:table-cell>
          <table:table-cell table:number-columns-repeated="1019"/>
        </table:table-row>
        <table:table-row table:style-name="ro1">
          <table:table-cell office:value-type="string">
            <text:p>Walnut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7]" office:value-type="string" office:string-value="Walnut">
            <text:p>Walnut</text:p>
          </table:table-cell>
          <table:table-cell table:number-columns-repeated="1019"/>
        </table:table-row>
        <table:table-row table:style-name="ro1">
          <table:table-cell office:value-type="string">
            <text:p>Chestnut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8]" office:value-type="string" office:string-value="Chestnut">
            <text:p>Chestnut</text:p>
          </table:table-cell>
          <table:table-cell table:number-columns-repeated="1019"/>
        </table:table-row>
        <table:table-row table:style-name="ro1">
          <table:table-cell office:value-type="string">
            <text:p>Lemo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9]" office:value-type="string" office:string-value="Lemon">
            <text:p>Lemon</text:p>
          </table:table-cell>
          <table:table-cell table:number-columns-repeated="1019"/>
        </table:table-row>
        <table:table-row table:style-name="ro1">
          <table:table-cell office:value-type="string">
            <text:p>Plum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0]" office:value-type="string" office:string-value="Plum">
            <text:p>Plum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1]" office:value-type="string" office:string-value="Date">
            <text:p>Date</text:p>
          </table:table-cell>
          <table:table-cell table:number-columns-repeated="1019"/>
        </table:table-row>
        <table:table-row table:style-name="ro1">
          <table:table-cell office:value-type="string">
            <text:p>Papaya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2]" office:value-type="string" office:string-value="Papaya">
            <text:p>Papaya</text:p>
          </table:table-cell>
          <table:table-cell table:number-columns-repeated="1019"/>
        </table:table-row>
        <table:table-row table:style-name="ro1">
          <table:table-cell office:value-type="string">
            <text:p>Honeyed Slic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Forestry</text:p>
          </table:table-cell>
          <table:table-cell table:formula="of:=[.A103]" office:value-type="string" office:string-value="Honeyed Slice">
            <text:p>Honeyed Slice</text:p>
          </table:table-cell>
          <table:table-cell table:number-columns-repeated="1019"/>
        </table:table-row>
        <table:table-row table:style-name="ro1">
          <table:table-cell office:value-type="string">
            <text:p>Short Mea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4]" office:value-type="string" office:string-value="Short Mead">
            <text:p>Short Mead</text:p>
          </table:table-cell>
          <table:table-cell table:number-columns-repeated="1019"/>
        </table:table-row>
        <table:table-row table:style-name="ro1">
          <table:table-cell office:value-type="string">
            <text:p>Curative Mea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5]" office:value-type="string" office:string-value="Curative Mead">
            <text:p>Curative Mead</text:p>
          </table:table-cell>
          <table:table-cell table:number-columns-repeated="1019"/>
        </table:table-row>
        <table:table-row table:style-name="ro1">
          <table:table-cell office:value-type="string">
            <text:p>Ambrosia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Forestry</text:p>
          </table:table-cell>
          <table:table-cell table:number-columns-repeated="2"/>
          <table:table-cell table:formula="of:=[.A106]" office:value-type="string" office:string-value="Ambrosia">
            <text:p>Ambrosia</text:p>
          </table:table-cell>
          <table:table-cell table:number-columns-repeated="1017"/>
        </table:table-row>
        <table:table-row table:style-name="ro1">
          <table:table-cell office:value-type="string">
            <text:p>Honey Po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Forestry</text:p>
          </table:table-cell>
          <table:table-cell table:formula="of:=[.A107]" office:value-type="string" office:string-value="Honey Pot">
            <text:p>Honey Pot</text:p>
          </table:table-cell>
          <table:table-cell table:number-columns-repeated="1019"/>
        </table:table-row>
        <table:table-row table:style-name="ro1">
          <table:table-cell office:value-type="string">
            <text:p>Cactus Juic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atura</text:p>
          </table:table-cell>
          <table:table-cell table:number-columns-repeated="2"/>
          <table:table-cell table:formula="of:=[.A108]" office:value-type="string" office:string-value="Cactus Juice">
            <text:p>Cactus Juice</text:p>
          </table:table-cell>
          <table:table-cell table:number-columns-repeated="1017"/>
        </table:table-row>
        <table:table-row table:style-name="ro1">
          <table:table-cell office:value-type="string">
            <text:p>Blights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09]" office:value-type="string" office:string-value="Blightsberry">
            <text:p>Blightsberry</text:p>
          </table:table-cell>
          <table:table-cell table:number-columns-repeated="1019"/>
        </table:table-row>
        <table:table-row table:style-name="ro1">
          <table:table-cell office:value-type="string">
            <text:p>Dus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0]" office:value-type="string" office:string-value="Duskberry">
            <text:p>Duskberry</text:p>
          </table:table-cell>
          <table:table-cell table:number-columns-repeated="1019"/>
        </table:table-row>
        <table:table-row table:style-name="ro1">
          <table:table-cell office:value-type="string">
            <text:p>Sky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1]" office:value-type="string" office:string-value="Skyberry">
            <text:p>Skyberry</text:p>
          </table:table-cell>
          <table:table-cell table:number-columns-repeated="1019"/>
        </table:table-row>
        <table:table-row table:style-name="ro1">
          <table:table-cell office:value-type="string">
            <text:p>Sting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2]" office:value-type="string" office:string-value="Stingberry">
            <text:p>Sting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3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4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Malo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6]" office:value-type="string" office:string-value="Maloberry">
            <text:p>Maloberry</text:p>
          </table:table-cell>
          <table:table-cell table:number-columns-repeated="1019"/>
        </table:table-row>
        <table:table-row table:style-name="ro1">
          <table:table-cell office:value-type="string">
            <text:p>Saguaro Fruit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7]" office:value-type="string" office:string-value="Saguaro Fruit">
            <text:p>Saguaro Fruit</text:p>
          </table:table-cell>
          <table:table-cell table:number-columns-repeated="1019"/>
        </table:table-row>
        <table:table-row table:style-name="ro1">
          <table:table-cell office:value-type="string">
            <text:p>Potash Apple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Natura</text:p>
          </table:table-cell>
          <table:table-cell table:formula="of:=[.A118]" office:value-type="string" office:string-value="Potash Apple">
            <text:p>Potash Apple</text:p>
          </table:table-cell>
          <table:table-cell table:number-columns-repeated="1019"/>
        </table:table-row>
        <table:table-row table:style-name="ro1">
          <table:table-cell office:value-type="string">
            <text:p>Raw Imphide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9]" office:value-type="string" office:string-value="Raw Imphide">
            <text:p>Raw Imphide</text:p>
          </table:table-cell>
          <table:table-cell table:number-columns-repeated="1019"/>
        </table:table-row>
        <table:table-row table:style-name="ro1">
          <table:table-cell office:value-type="string">
            <text:p>Cooked Imphid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Natura</text:p>
          </table:table-cell>
          <table:table-cell table:number-columns-repeated="7"/>
          <table:table-cell table:formula="of:=[.A120]" office:value-type="string" office:string-value="Cooked Imphide">
            <text:p>Cooked Imphide</text:p>
          </table:table-cell>
          <table:table-cell table:number-columns-repeated="1012"/>
        </table:table-row>
        <table:table-row table:style-name="ro1">
          <table:table-cell office:value-type="string">
            <text:p>Glowshroom Stew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Natura</text:p>
          </table:table-cell>
          <table:table-cell table:number-columns-repeated="7"/>
          <table:table-cell table:formula="of:=[.A121]" office:value-type="string" office:string-value="Glowshroom Stew">
            <text:p>Glowshroom Stew</text:p>
          </table:table-cell>
          <table:table-cell table:number-columns-repeated="1012"/>
        </table:table-row>
        <table:table-row table:style-name="ro1">
          <table:table-cell office:value-type="string">
            <text:p>Tasty Clay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Open Blocks</text:p>
          </table:table-cell>
          <table:table-cell table:number-columns-repeated="10"/>
          <table:table-cell table:formula="of:=[.A122]" office:value-type="string" office:string-value="Tasty Clay">
            <text:p>Tasty Clay</text:p>
          </table:table-cell>
          <table:table-cell table:number-columns-repeated="1009"/>
        </table:table-row>
        <table:table-row table:style-name="ro1">
          <table:table-cell office:value-type="string">
            <text:p>Gelatinous Sl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3]" office:value-type="string" office:string-value="Gelatinous Slime">
            <text:p>Gelatinous Slime</text:p>
          </table:table-cell>
          <table:table-cell table:number-columns-repeated="1009"/>
        </table:table-row>
        <table:table-row table:style-name="ro1">
          <table:table-cell office:value-type="string">
            <text:p>Coagulated Bloo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4]" office:value-type="string" office:string-value="Coagulated Blood">
            <text:p>Coagulated Blood</text:p>
          </table:table-cell>
          <table:table-cell table:number-columns-repeated="1009"/>
        </table:table-row>
        <table:table-row table:style-name="ro1">
          <table:table-cell office:value-type="string">
            <text:p>Bacao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5]" office:value-type="string" office:string-value="Bacaon">
            <text:p>Bacaon</text:p>
          </table:table-cell>
          <table:table-cell table:number-columns-repeated="1009"/>
        </table:table-row>
        <table:table-row table:style-name="ro1">
          <table:table-cell office:value-type="string">
            <text:p>Jeweled Appl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6]" office:value-type="string" office:string-value="Jeweled Apple">
            <text:p>Jeweled Apple</text:p>
          </table:table-cell>
          <table:table-cell table:number-columns-repeated="1009"/>
        </table:table-row>
        <table:table-row table:style-name="ro1">
          <table:table-cell office:value-type="string">
            <text:p>Beef Jerky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7]" office:value-type="string" office:string-value="Beef Jerky">
            <text:p>Beef Jerky</text:p>
          </table:table-cell>
          <table:table-cell table:number-columns-repeated="1012"/>
        </table:table-row>
        <table:table-row table:style-name="ro1">
          <table:table-cell office:value-type="string">
            <text:p>Chicken Jerky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8]" office:value-type="string" office:string-value="Chicken Jerky">
            <text:p>Chicken Jerky</text:p>
          </table:table-cell>
          <table:table-cell table:number-columns-repeated="1012"/>
        </table:table-row>
        <table:table-row table:style-name="ro1">
          <table:table-cell office:value-type="string">
            <text:p>Bacon Jerky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9]" office:value-type="string" office:string-value="Bacon Jerky">
            <text:p>Bacon Jerky</text:p>
          </table:table-cell>
          <table:table-cell table:number-columns-repeated="1012"/>
        </table:table-row>
        <table:table-row table:style-name="ro1">
          <table:table-cell office:value-type="string">
            <text:p>Mutton Jerky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30]" office:value-type="string" office:string-value="Mutton Jerky">
            <text:p>Mutton Jerky</text:p>
          </table:table-cell>
          <table:table-cell table:number-columns-repeated="1012"/>
        </table:table-row>
        <table:table-row table:style-name="ro1">
          <table:table-cell office:value-type="string">
            <text:p>Fish Jerky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string">
            <text:p>Tinkers Construkt</text:p>
          </table:table-cell>
          <table:table-cell table:number-columns-repeated="8"/>
          <table:table-cell table:formula="of:=[.A131]" office:value-type="string" office:string-value="Fish Jerky">
            <text:p>Fish Jerky</text:p>
          </table:table-cell>
          <table:table-cell table:number-columns-repeated="1011"/>
        </table:table-row>
        <table:table-row table:style-name="ro1">
          <table:table-cell office:value-type="string">
            <text:p>Monster Jerky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32]" office:value-type="string" office:string-value="Monster Jerky">
            <text:p>Monster Jerky</text:p>
          </table:table-cell>
          <table:table-cell table:number-columns-repeated="1012"/>
        </table:table-row>
        <table:table-row table:style-name="ro1">
          <table:table-cell office:value-type="string">
            <text:p>Gelatinous Slime Drop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3]" office:value-type="string" office:string-value="Gelatinous Slime Drop">
            <text:p>Gelatinous Slime Drop</text:p>
          </table:table-cell>
          <table:table-cell table:number-columns-repeated="1009"/>
        </table:table-row>
        <table:table-row table:style-name="ro1">
          <table:table-cell office:value-type="string">
            <text:p>Coagulated Blood Drop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4]" office:value-type="string" office:string-value="Coagulated Blood Drop">
            <text:p>Coagulated Blood Drop</text:p>
          </table:table-cell>
          <table:table-cell table:number-columns-repeated="1009"/>
        </table:table-row>
        <table:table-row table:style-name="ro1">
          <table:table-cell office:value-type="string">
            <text:p>Miniature Red Heart</text:p>
          </table:table-cell>
          <table:table-cell office:value-type="float" office:value="10">
            <text:p>10</text:p>
          </table:table-cell>
          <table:table-cell office:value-type="string">
            <text:p>oW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5]" office:value-type="string" office:string-value="Miniature Red Heart">
            <text:p>Miniature Red Heart</text:p>
          </table:table-cell>
          <table:table-cell table:number-columns-repeated="1009"/>
        </table:table-row>
        <table:table-row table:style-name="ro1">
          <table:table-cell office:value-type="string">
            <text:p>Triple Meat Treat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haumcraft</text:p>
          </table:table-cell>
          <table:table-cell table:number-columns-repeated="7"/>
          <table:table-cell table:formula="of:=[.A136]" office:value-type="string" office:string-value="Triple Meat Treat">
            <text:p>Triple Meat Treat</text:p>
          </table:table-cell>
          <table:table-cell table:number-columns-repeated="1012"/>
        </table:table-row>
        <table:table-row table:style-name="ro1">
          <table:table-cell office:value-type="string">
            <text:p>Zombie Brain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Thaumcraft</text:p>
          </table:table-cell>
          <table:table-cell table:number-columns-repeated="10"/>
          <table:table-cell table:formula="of:=[.A137]" office:value-type="string" office:string-value="Zombie Brain">
            <text:p>Zombie Brain</text:p>
          </table:table-cell>
          <table:table-cell table:number-columns-repeated="1009"/>
        </table:table-row>
        <table:table-row table:style-name="ro1">
          <table:table-cell office:value-type="string">
            <text:p>Sweetwart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10"/>
          <table:table-cell table:formula="of:=[.A138]" office:value-type="string" office:string-value="Sweetwart">
            <text:p>Sweetwart</text:p>
          </table:table-cell>
          <table:table-cell table:number-columns-repeated="1009"/>
        </table:table-row>
        <table:table-row table:style-name="ro1">
          <table:table-cell office:value-type="string">
            <text:p>Nethercake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5"/>
          <table:table-cell table:formula="of:=[.A139]" office:value-type="string" office:string-value="Nethercake">
            <text:p>Nethercake</text:p>
          </table:table-cell>
          <table:table-cell table:number-columns-repeated="1014"/>
        </table:table-row>
        <table:table-row table:style-name="ro1">
          <table:table-cell office:value-type="string">
            <text:p>Brain Jerky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10"/>
          <table:table-cell table:formula="of:=[.A140]" office:value-type="string" office:string-value="Brain Jerky">
            <text:p>Brain Jerky</text:p>
          </table:table-cell>
          <table:table-cell table:number-columns-repeated="1009"/>
        </table:table-row>
        <table:table-row table:style-name="ro1">
          <table:table-cell office:value-type="string">
            <text:p>Raw Yeti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Arctic Mobs</text:p>
          </table:table-cell>
          <table:table-cell table:formula="of:=[.A141]" office:value-type="string" office:string-value="Raw Yeti Meat">
            <text:p>Raw Yeti Meat</text:p>
          </table:table-cell>
          <table:table-cell table:number-columns-repeated="1019"/>
        </table:table-row>
        <table:table-row table:style-name="ro1">
          <table:table-cell office:value-type="string">
            <text:p>Cooked Yeti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Arctic Mobs</text:p>
          </table:table-cell>
          <table:table-cell table:number-columns-repeated="7"/>
          <table:table-cell table:formula="of:=[.A142]" office:value-type="string" office:string-value="Cooked Yeti Meat">
            <text:p>Cooked Yeti Meat</text:p>
          </table:table-cell>
          <table:table-cell table:number-columns-repeated="1012"/>
        </table:table-row>
        <table:table-row table:style-name="ro1">
          <table:table-cell office:value-type="string">
            <text:p>Pale Sou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Arctic Mobs</text:p>
          </table:table-cell>
          <table:table-cell/>
          <table:table-cell table:formula="of:=[.A143]" office:value-type="string" office:string-value="Pale Soup">
            <text:p>Pale Soup</text:p>
          </table:table-cell>
          <table:table-cell table:number-columns-repeated="1018"/>
        </table:table-row>
        <table:table-row table:style-name="ro1">
          <table:table-cell office:value-type="string">
            <text:p>Mana Cake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string">
            <text:p>Ars Magica 2</text:p>
          </table:table-cell>
          <table:table-cell table:number-columns-repeated="5"/>
          <table:table-cell table:formula="of:=[.A144]" office:value-type="string" office:string-value="Mana Cake">
            <text:p>Mana Cake</text:p>
          </table:table-cell>
          <table:table-cell table:number-columns-repeated="1014"/>
        </table:table-row>
        <table:table-row table:style-name="ro1">
          <table:table-cell office:value-type="string">
            <text:p>Mana Martini</text:p>
          </table:table-cell>
          <table:table-cell office:value-type="string">
            <text:p>ow</text:p>
          </table:table-cell>
          <table:table-cell office:value-type="string">
            <text:p>oW</text:p>
          </table:table-cell>
          <table:table-cell office:value-type="string">
            <text:p>Ars Magica 2</text:p>
          </table:table-cell>
          <table:table-cell table:number-columns-repeated="2"/>
          <table:table-cell table:formula="of:=[.A145]" office:value-type="string" office:string-value="Mana Martini">
            <text:p>Mana Martini</text:p>
          </table:table-cell>
          <table:table-cell table:number-columns-repeated="1017"/>
        </table:table-row>
        <table:table-row table:style-name="ro1">
          <table:table-cell office:value-type="string">
            <text:p>Raw Pinky Me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ycanites Demon Mobs</text:p>
          </table:table-cell>
          <table:table-cell table:formula="of:=[.A146]" office:value-type="string" office:string-value="Raw Pinky Meat">
            <text:p>Raw Pinky Meat</text:p>
          </table:table-cell>
          <table:table-cell table:number-columns-repeated="1019"/>
        </table:table-row>
        <table:table-row table:style-name="ro1">
          <table:table-cell office:value-type="string">
            <text:p>Cooked Pinky Meat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Demon Mobs</text:p>
          </table:table-cell>
          <table:table-cell table:number-columns-repeated="7"/>
          <table:table-cell table:formula="of:=[.A147]" office:value-type="string" office:string-value="Cooked Pinky Meat">
            <text:p>Cooked Pinky Meat</text:p>
          </table:table-cell>
          <table:table-cell table:number-columns-repeated="1012"/>
        </table:table-row>
        <table:table-row table:style-name="ro1">
          <table:table-cell office:value-type="string">
            <text:p>Devil Lasagna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Demon Mobs</text:p>
          </table:table-cell>
          <table:table-cell table:number-columns-repeated="7"/>
          <table:table-cell table:formula="of:=[.A148]" office:value-type="string" office:string-value="Devil Lasagna">
            <text:p>Devil Lasagna</text:p>
          </table:table-cell>
          <table:table-cell table:number-columns-repeated="1012"/>
        </table:table-row>
        <table:table-row table:style-name="ro1">
          <table:table-cell office:value-type="string">
            <text:p>Raw Joust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Desert Mobs</text:p>
          </table:table-cell>
          <table:table-cell table:formula="of:=[.A149]" office:value-type="string" office:string-value="Raw Joust Meat">
            <text:p>Raw Joust Meat</text:p>
          </table:table-cell>
          <table:table-cell table:number-columns-repeated="1019"/>
        </table:table-row>
        <table:table-row table:style-name="ro1">
          <table:table-cell office:value-type="string">
            <text:p>Cooked Joust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Desert Mobs</text:p>
          </table:table-cell>
          <table:table-cell table:number-columns-repeated="7"/>
          <table:table-cell table:formula="of:=[.A150]" office:value-type="string" office:string-value="Cooked Joust Meat">
            <text:p>Cooked Joust Meat</text:p>
          </table:table-cell>
          <table:table-cell table:number-columns-repeated="1012"/>
        </table:table-row>
        <table:table-row table:style-name="ro1">
          <table:table-cell office:value-type="string">
            <text:p>Amber Cak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Desert Mobs</text:p>
          </table:table-cell>
          <table:table-cell table:number-columns-repeated="5"/>
          <table:table-cell table:formula="of:=[.A151]" office:value-type="string" office:string-value="Amber Cake">
            <text:p>Amber Cake</text:p>
          </table:table-cell>
          <table:table-cell table:number-columns-repeated="1014"/>
        </table:table-row>
        <table:table-row table:style-name="ro1">
          <table:table-cell office:value-type="string">
            <text:p>Cooked Silkwor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x Nihilo</text:p>
          </table:table-cell>
          <table:table-cell table:number-columns-repeated="8"/>
          <table:table-cell table:formula="of:=[.A152]" office:value-type="string" office:string-value="Cooked Silkworm">
            <text:p>Cooked Silkworm</text:p>
          </table:table-cell>
          <table:table-cell table:number-columns-repeated="1011"/>
        </table:table-row>
        <table:table-row table:style-name="ro1">
          <table:table-cell office:value-type="string">
            <text:p>Raw Arisaur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Forest Mobs</text:p>
          </table:table-cell>
          <table:table-cell table:formula="of:=[.A153]" office:value-type="string" office:string-value="Raw Arisaur Meat">
            <text:p>Raw Arisaur Meat</text:p>
          </table:table-cell>
          <table:table-cell table:number-columns-repeated="1019"/>
        </table:table-row>
        <table:table-row table:style-name="ro1">
          <table:table-cell office:value-type="string">
            <text:p>Cooked Arisaur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orest Mobs</text:p>
          </table:table-cell>
          <table:table-cell table:number-columns-repeated="8"/>
          <table:table-cell table:formula="of:=[.A154]" office:value-type="string" office:string-value="Cooked Arisaur Meat">
            <text:p>Cooked Arisaur Meat</text:p>
          </table:table-cell>
          <table:table-cell table:number-columns-repeated="1011"/>
        </table:table-row>
        <table:table-row table:style-name="ro1">
          <table:table-cell office:value-type="string">
            <text:p>Paleo Sala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orest Mobs</text:p>
          </table:table-cell>
          <table:table-cell table:number-columns-repeated="11"/>
          <table:table-cell table:formula="of:=[.A155]" office:value-type="string" office:string-value="Paleo Salad">
            <text:p>Paleo Salad</text:p>
          </table:table-cell>
          <table:table-cell table:number-columns-repeated="1008"/>
        </table:table-row>
        <table:table-row table:style-name="ro1">
          <table:table-cell office:value-type="string">
            <text:p>Raw Silex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Freshwater Mobs</text:p>
          </table:table-cell>
          <table:table-cell table:formula="of:=[.A156]" office:value-type="string" office:string-value="Raw Silex Meat">
            <text:p>Raw Silex Meat</text:p>
          </table:table-cell>
          <table:table-cell table:number-columns-repeated="1019"/>
        </table:table-row>
        <table:table-row table:style-name="ro1">
          <table:table-cell office:value-type="string">
            <text:p>Cooked Silex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reshwater Mobs</text:p>
          </table:table-cell>
          <table:table-cell table:number-columns-repeated="8"/>
          <table:table-cell table:formula="of:=[.A157]" office:value-type="string" office:string-value="Cooked Silex Meat">
            <text:p>Cooked Silex Meat</text:p>
          </table:table-cell>
          <table:table-cell table:number-columns-repeated="1011"/>
        </table:table-row>
        <table:table-row table:style-name="ro1">
          <table:table-cell office:value-type="string">
            <text:p>Lapis Fish and Chip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reshwater Mobs</text:p>
          </table:table-cell>
          <table:table-cell table:number-columns-repeated="8"/>
          <table:table-cell table:formula="of:=[.A158]" office:value-type="string" office:string-value="Lapis Fish and Chips">
            <text:p>Lapis Fish and Chips</text:p>
          </table:table-cell>
          <table:table-cell table:number-columns-repeated="1011"/>
        </table:table-row>
        <table:table-row table:style-name="ro1">
          <table:table-cell office:value-type="string">
            <text:p>Carrot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59]" office:value-type="string" office:string-value="Carrot Cake">
            <text:p>Carrot Cake</text:p>
          </table:table-cell>
          <table:table-cell table:number-columns-repeated="1014"/>
        </table:table-row>
        <table:table-row table:style-name="ro1">
          <table:table-cell office:value-type="string">
            <text:p>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0]" office:value-type="string" office:string-value="Cheese Cake">
            <text:p>Cheese Cake</text:p>
          </table:table-cell>
          <table:table-cell table:number-columns-repeated="1014"/>
        </table:table-row>
        <table:table-row table:style-name="ro1">
          <table:table-cell office:value-type="string">
            <text:p>Cherry 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1]" office:value-type="string" office:string-value="Cherry Cheese Cake">
            <text:p>Cherry Cheese Cake</text:p>
          </table:table-cell>
          <table:table-cell table:number-columns-repeated="1014"/>
        </table:table-row>
        <table:table-row table:style-name="ro1">
          <table:table-cell office:value-type="string">
            <text:p>Pineapple Upside Down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2]" office:value-type="string" office:string-value="Pineapple Upside Down Cake">
            <text:p>Pineapple Upside Down Cake</text:p>
          </table:table-cell>
          <table:table-cell table:number-columns-repeated="1014"/>
        </table:table-row>
        <table:table-row table:style-name="ro1">
          <table:table-cell office:value-type="string">
            <text:p>Chocolate Sprinkl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3]" office:value-type="string" office:string-value="Chocolate Sprinkle Cake">
            <text:p>Chocolate Sprinkle Cake</text:p>
          </table:table-cell>
          <table:table-cell table:number-columns-repeated="1014"/>
        </table:table-row>
        <table:table-row table:style-name="ro1">
          <table:table-cell office:value-type="string">
            <text:p>Red Velvet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4]" office:value-type="string" office:string-value="Red Velvet Cake">
            <text:p>Red Velvet Cake</text:p>
          </table:table-cell>
          <table:table-cell table:number-columns-repeated="1014"/>
        </table:table-row>
        <table:table-row table:style-name="ro1">
          <table:table-cell office:value-type="string">
            <text:p>Lamington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5]" office:value-type="string" office:string-value="Lamington">
            <text:p>Lamington</text:p>
          </table:table-cell>
          <table:table-cell table:number-columns-repeated="1014"/>
        </table:table-row>
        <table:table-row table:style-name="ro1">
          <table:table-cell office:value-type="string">
            <text:p>Pavlova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6]" office:value-type="string" office:string-value="Pavlova">
            <text:p>Pavlova</text:p>
          </table:table-cell>
          <table:table-cell table:number-columns-repeated="1014"/>
        </table:table-row>
        <table:table-row table:style-name="ro1">
          <table:table-cell office:value-type="string">
            <text:p>Holiday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7]" office:value-type="string" office:string-value="Holiday Cake">
            <text:p>Holiday Cake</text:p>
          </table:table-cell>
          <table:table-cell table:number-columns-repeated="1014"/>
        </table:table-row>
        <table:table-row table:style-name="ro1">
          <table:table-cell office:value-type="string">
            <text:p>Pumpkin 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8]" office:value-type="string" office:string-value="Pumpkin Cheese Cake">
            <text:p>Pumpkin Cheese Cake</text:p>
          </table:table-cell>
          <table:table-cell table:number-columns-repeated="1014"/>
        </table:table-row>
        <table:table-row table:style-name="ro1">
          <table:table-cell office:value-type="string">
            <text:p>Hone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formula="of:=[.A169]" office:value-type="string" office:string-value="Honey">
            <text:p>Honey</text:p>
          </table:table-cell>
          <table:table-cell table:number-columns-repeated="1019"/>
        </table:table-row>
        <table:table-row table:style-name="ro1">
          <table:table-cell office:value-type="string">
            <text:p>Raw Mutton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formula="of:=[.A170]" office:value-type="string" office:string-value="Raw Mutton">
            <text:p>Raw Mutton</text:p>
          </table:table-cell>
          <table:table-cell table:number-columns-repeated="1019"/>
        </table:table-row>
        <table:table-row table:style-name="ro1">
          <table:table-cell office:value-type="string">
            <text:p>Cooked Mutt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171]" office:value-type="string" office:string-value="Cooked Mutton">
            <text:p>Cooked Mutton</text:p>
          </table:table-cell>
          <table:table-cell table:number-columns-repeated="1012"/>
        </table:table-row>
        <table:table-row table:style-name="ro1">
          <table:table-cell office:value-type="string">
            <text:p>Raw Calamar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172]" office:value-type="string" office:string-value="Raw Calamari">
            <text:p>Raw Calamari</text:p>
          </table:table-cell>
          <table:table-cell table:number-columns-repeated="1019"/>
        </table:table-row>
        <table:table-row table:style-name="ro1">
          <table:table-cell office:value-type="string">
            <text:p>Cooked Calamarie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173]" office:value-type="string" office:string-value="Cooked Calamarie">
            <text:p>Cooked Calamarie</text:p>
          </table:table-cell>
          <table:table-cell table:number-columns-repeated="1012"/>
        </table:table-row>
        <table:table-row table:style-name="ro1">
          <table:table-cell office:value-type="string">
            <text:p>Sunflower Seed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4]" office:value-type="string" office:string-value="Sunflower Seeds">
            <text:p>Sunflower Seeds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6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Candl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7]" office:value-type="string" office:string-value="Candleberry">
            <text:p>Candle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8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Straw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9]" office:value-type="string" office:string-value="Strawberry">
            <text:p>Strawberry</text:p>
          </table:table-cell>
          <table:table-cell table:number-columns-repeated="1019"/>
        </table:table-row>
        <table:table-row table:style-name="ro1">
          <table:table-cell office:value-type="string">
            <text:p>Cactus 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0]" office:value-type="string" office:string-value="Cactus Fruit">
            <text:p>Cactus Fruit</text:p>
          </table:table-cell>
          <table:table-cell table:number-columns-repeated="1019"/>
        </table:table-row>
        <table:table-row table:style-name="ro1">
          <table:table-cell office:value-type="string">
            <text:p>Asparagu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1]" office:value-type="string" office:string-value="Asparagus">
            <text:p>Asparagus</text:p>
          </table:table-cell>
          <table:table-cell table:number-columns-repeated="1019"/>
        </table:table-row>
        <table:table-row table:style-name="ro1">
          <table:table-cell office:value-type="string">
            <text:p>Barle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2]" office:value-type="string" office:string-value="Barley">
            <text:p>Barley</text:p>
          </table:table-cell>
          <table:table-cell table:number-columns-repeated="1019"/>
        </table:table-row>
        <table:table-row table:style-name="ro1">
          <table:table-cell office:value-type="string">
            <text:p>Oat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3]" office:value-type="string" office:string-value="Oats">
            <text:p>Oats</text:p>
          </table:table-cell>
          <table:table-cell table:number-columns-repeated="1019"/>
        </table:table-row>
        <table:table-row table:style-name="ro1">
          <table:table-cell office:value-type="string">
            <text:p>Ry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4]" office:value-type="string" office:string-value="Rye">
            <text:p>Rye</text:p>
          </table:table-cell>
          <table:table-cell table:number-columns-repeated="1019"/>
        </table:table-row>
        <table:table-row table:style-name="ro1">
          <table:table-cell office:value-type="string">
            <text:p>Cor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5]" office:value-type="string" office:string-value="Corn">
            <text:p>Corn</text:p>
          </table:table-cell>
          <table:table-cell table:number-columns-repeated="1019"/>
        </table:table-row>
        <table:table-row table:style-name="ro1">
          <table:table-cell office:value-type="string">
            <text:p>Bamboo Sho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6]" office:value-type="string" office:string-value="Bamboo Shoot">
            <text:p>Bamboo Shoot</text:p>
          </table:table-cell>
          <table:table-cell table:number-columns-repeated="1019"/>
        </table:table-row>
        <table:table-row table:style-name="ro1">
          <table:table-cell office:value-type="string">
            <text:p>Cantaloup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7]" office:value-type="string" office:string-value="Cantaloupe">
            <text:p>Cantaloupe</text:p>
          </table:table-cell>
          <table:table-cell table:number-columns-repeated="1019"/>
        </table:table-row>
        <table:table-row table:style-name="ro1">
          <table:table-cell office:value-type="string">
            <text:p>Cucumb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8]" office:value-type="string" office:string-value="Cucumber">
            <text:p>Cucumber</text:p>
          </table:table-cell>
          <table:table-cell table:number-columns-repeated="1019"/>
        </table:table-row>
        <table:table-row table:style-name="ro1">
          <table:table-cell office:value-type="string">
            <text:p>Winter Squas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9]" office:value-type="string" office:string-value="Winter Squash">
            <text:p>Winter Squash</text:p>
          </table:table-cell>
          <table:table-cell table:number-columns-repeated="1019"/>
        </table:table-row>
        <table:table-row table:style-name="ro1">
          <table:table-cell office:value-type="string">
            <text:p>Zucchin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0]" office:value-type="string" office:string-value="Zucchini">
            <text:p>Zucchini</text:p>
          </table:table-cell>
          <table:table-cell table:number-columns-repeated="1019"/>
        </table:table-row>
        <table:table-row table:style-name="ro1">
          <table:table-cell office:value-type="string">
            <text:p>Bee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1]" office:value-type="string" office:string-value="Beet">
            <text:p>Beet</text:p>
          </table:table-cell>
          <table:table-cell table:number-columns-repeated="1019"/>
        </table:table-row>
        <table:table-row table:style-name="ro1">
          <table:table-cell office:value-type="string">
            <text:p>Oni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2]" office:value-type="string" office:string-value="Onion">
            <text:p>Onion</text:p>
          </table:table-cell>
          <table:table-cell table:number-columns-repeated="1019"/>
        </table:table-row>
        <table:table-row table:style-name="ro1">
          <table:table-cell office:value-type="string">
            <text:p>Parsni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3]" office:value-type="string" office:string-value="Parsnip">
            <text:p>Parsnip</text:p>
          </table:table-cell>
          <table:table-cell table:number-columns-repeated="1019"/>
        </table:table-row>
        <table:table-row table:style-name="ro1">
          <table:table-cell office:value-type="string">
            <text:p>Pea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4]" office:value-type="string" office:string-value="Peanut">
            <text:p>Peanut</text:p>
          </table:table-cell>
          <table:table-cell table:number-columns-repeated="1019"/>
        </table:table-row>
        <table:table-row table:style-name="ro1">
          <table:table-cell office:value-type="string">
            <text:p>Radis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5]" office:value-type="string" office:string-value="Radish">
            <text:p>Radish</text:p>
          </table:table-cell>
          <table:table-cell table:number-columns-repeated="1019"/>
        </table:table-row>
        <table:table-row table:style-name="ro1">
          <table:table-cell office:value-type="string">
            <text:p>Rutabag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6]" office:value-type="string" office:string-value="Rutabaga">
            <text:p>Rutabaga</text:p>
          </table:table-cell>
          <table:table-cell table:number-columns-repeated="1019"/>
        </table:table-row>
        <table:table-row table:style-name="ro1">
          <table:table-cell office:value-type="string">
            <text:p>Sweet Pot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7]" office:value-type="string" office:string-value="Sweet Potato">
            <text:p>Sweet Potato</text:p>
          </table:table-cell>
          <table:table-cell table:number-columns-repeated="1019"/>
        </table:table-row>
        <table:table-row table:style-name="ro1">
          <table:table-cell office:value-type="string">
            <text:p>Turni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8]" office:value-type="string" office:string-value="Turnip">
            <text:p>Turnip</text:p>
          </table:table-cell>
          <table:table-cell table:number-columns-repeated="1019"/>
        </table:table-row>
        <table:table-row table:style-name="ro1">
          <table:table-cell office:value-type="string">
            <text:p>Rhubarb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9]" office:value-type="string" office:string-value="Rhubarb">
            <text:p>Rhubarb</text:p>
          </table:table-cell>
          <table:table-cell table:number-columns-repeated="1019"/>
        </table:table-row>
        <table:table-row table:style-name="ro1">
          <table:table-cell office:value-type="string">
            <text:p>Cele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0]" office:value-type="string" office:string-value="Celery">
            <text:p>Celery</text:p>
          </table:table-cell>
          <table:table-cell table:number-columns-repeated="1019"/>
        </table:table-row>
        <table:table-row table:style-name="ro1">
          <table:table-cell office:value-type="string">
            <text:p>Garlic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1]" office:value-type="string" office:string-value="Garlic">
            <text:p>Garlic</text:p>
          </table:table-cell>
          <table:table-cell table:number-columns-repeated="1019"/>
        </table:table-row>
        <table:table-row table:style-name="ro1">
          <table:table-cell office:value-type="string">
            <text:p>Ging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2]" office:value-type="string" office:string-value="Ginger">
            <text:p>Ginger</text:p>
          </table:table-cell>
          <table:table-cell table:number-columns-repeated="1019"/>
        </table:table-row>
        <table:table-row table:style-name="ro1">
          <table:table-cell office:value-type="string">
            <text:p>Spice Leaf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3]" office:value-type="string" office:string-value="Spice Leaf">
            <text:p>Spice Leaf</text:p>
          </table:table-cell>
          <table:table-cell table:number-columns-repeated="1019"/>
        </table:table-row>
        <table:table-row table:style-name="ro1">
          <table:table-cell office:value-type="string">
            <text:p>Edible Ro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4]" office:value-type="string" office:string-value="Edible Root">
            <text:p>Edible Root</text:p>
          </table:table-cell>
          <table:table-cell table:number-columns-repeated="1019"/>
        </table:table-row>
        <table:table-row table:style-name="ro1">
          <table:table-cell office:value-type="string">
            <text:p>Rea Leaf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5]" office:value-type="string" office:string-value="Rea Leaf">
            <text:p>Rea Leaf</text:p>
          </table:table-cell>
          <table:table-cell table:number-columns-repeated="1019"/>
        </table:table-row>
        <table:table-row table:style-name="ro1">
          <table:table-cell office:value-type="string">
            <text:p>Coffee Bean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6]" office:value-type="string" office:string-value="Coffee Beans">
            <text:p>Coffee Beans</text:p>
          </table:table-cell>
          <table:table-cell table:number-columns-repeated="1019"/>
        </table:table-row>
        <table:table-row table:style-name="ro1">
          <table:table-cell office:value-type="string">
            <text:p>Mustard Seed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7]" office:value-type="string" office:string-value="Mustard Seeds">
            <text:p>Mustard Seeds</text:p>
          </table:table-cell>
          <table:table-cell table:number-columns-repeated="1019"/>
        </table:table-row>
        <table:table-row table:style-name="ro1">
          <table:table-cell office:value-type="string">
            <text:p>Broccol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8]" office:value-type="string" office:string-value="Broccoli">
            <text:p>Broccoli</text:p>
          </table:table-cell>
          <table:table-cell table:number-columns-repeated="1019"/>
        </table:table-row>
        <table:table-row table:style-name="ro1">
          <table:table-cell office:value-type="string">
            <text:p>Cauliflow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9]" office:value-type="string" office:string-value="Cauliflower">
            <text:p>Cauliflower</text:p>
          </table:table-cell>
          <table:table-cell table:number-columns-repeated="1019"/>
        </table:table-row>
        <table:table-row table:style-name="ro1">
          <table:table-cell office:value-type="string">
            <text:p>Leek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0]" office:value-type="string" office:string-value="Leek">
            <text:p>Leek</text:p>
          </table:table-cell>
          <table:table-cell table:number-columns-repeated="1019"/>
        </table:table-row>
        <table:table-row table:style-name="ro1">
          <table:table-cell office:value-type="string">
            <text:p>Lettuc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1]" office:value-type="string" office:string-value="Lettuce">
            <text:p>Lettuce</text:p>
          </table:table-cell>
          <table:table-cell table:number-columns-repeated="1019"/>
        </table:table-row>
        <table:table-row table:style-name="ro1">
          <table:table-cell office:value-type="string">
            <text:p>Sacalli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2]" office:value-type="string" office:string-value="Sacallion">
            <text:p>Sacallion</text:p>
          </table:table-cell>
          <table:table-cell table:number-columns-repeated="1019"/>
        </table:table-row>
        <table:table-row table:style-name="ro1">
          <table:table-cell office:value-type="string">
            <text:p>Artichok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3]" office:value-type="string" office:string-value="Artichoke">
            <text:p>Artichoke</text:p>
          </table:table-cell>
          <table:table-cell table:number-columns-repeated="1019"/>
        </table:table-row>
        <table:table-row table:style-name="ro1">
          <table:table-cell office:value-type="string">
            <text:p>Brussel Spro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4]" office:value-type="string" office:string-value="Brussel Sprout">
            <text:p>Brussel Sprout</text:p>
          </table:table-cell>
          <table:table-cell table:number-columns-repeated="1019"/>
        </table:table-row>
        <table:table-row table:style-name="ro1">
          <table:table-cell office:value-type="string">
            <text:p>Cabbag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5]" office:value-type="string" office:string-value="Cabbage">
            <text:p>Cabbage</text:p>
          </table:table-cell>
          <table:table-cell table:number-columns-repeated="1019"/>
        </table:table-row>
        <table:table-row table:style-name="ro1">
          <table:table-cell office:value-type="string">
            <text:p>Spinac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6]" office:value-type="string" office:string-value="Spinach">
            <text:p>Spinach</text:p>
          </table:table-cell>
          <table:table-cell table:number-columns-repeated="1019"/>
        </table:table-row>
        <table:table-row table:style-name="ro1">
          <table:table-cell office:value-type="string">
            <text:p>White Mushroom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7]" office:value-type="string" office:string-value="White Mushroom">
            <text:p>White Mushroom</text:p>
          </table:table-cell>
          <table:table-cell table:number-columns-repeated="1019"/>
        </table:table-row>
        <table:table-row table:style-name="ro1">
          <table:table-cell office:value-type="string">
            <text:p>Bean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8]" office:value-type="string" office:string-value="Beans">
            <text:p>Beans</text:p>
          </table:table-cell>
          <table:table-cell table:number-columns-repeated="1019"/>
        </table:table-row>
        <table:table-row table:style-name="ro1">
          <table:table-cell office:value-type="string">
            <text:p>Soybe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9]" office:value-type="string" office:string-value="Soybean">
            <text:p>Soybean</text:p>
          </table:table-cell>
          <table:table-cell table:number-columns-repeated="1019"/>
        </table:table-row>
        <table:table-row table:style-name="ro1">
          <table:table-cell office:value-type="string">
            <text:p>Bellpepp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0]" office:value-type="string" office:string-value="Bellpepper">
            <text:p>Bellpepper</text:p>
          </table:table-cell>
          <table:table-cell table:number-columns-repeated="1019"/>
        </table:table-row>
        <table:table-row table:style-name="ro1">
          <table:table-cell office:value-type="string">
            <text:p>Chili Pepp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1]" office:value-type="string" office:string-value="Chili Pepper">
            <text:p>Chili Pepper</text:p>
          </table:table-cell>
          <table:table-cell table:number-columns-repeated="1019"/>
        </table:table-row>
        <table:table-row table:style-name="ro1">
          <table:table-cell office:value-type="string">
            <text:p>Eggplan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2]" office:value-type="string" office:string-value="Eggplant">
            <text:p>Eggplant</text:p>
          </table:table-cell>
          <table:table-cell table:number-columns-repeated="1019"/>
        </table:table-row>
        <table:table-row table:style-name="ro1">
          <table:table-cell office:value-type="string">
            <text:p>Okr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3]" office:value-type="string" office:string-value="Okra">
            <text:p>Okra</text:p>
          </table:table-cell>
          <table:table-cell table:number-columns-repeated="1019"/>
        </table:table-row>
        <table:table-row table:style-name="ro1">
          <table:table-cell office:value-type="string">
            <text:p>Pea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4]" office:value-type="string" office:string-value="Peas">
            <text:p>Peas</text:p>
          </table:table-cell>
          <table:table-cell table:number-columns-repeated="1019"/>
        </table:table-row>
        <table:table-row table:style-name="ro1">
          <table:table-cell office:value-type="string">
            <text:p>Tom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5]" office:value-type="string" office:string-value="Tomato">
            <text:p>Tomato</text:p>
          </table:table-cell>
          <table:table-cell table:number-columns-repeated="1019"/>
        </table:table-row>
        <table:table-row table:style-name="ro1">
          <table:table-cell office:value-type="string">
            <text:p>Pineappl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6]" office:value-type="string" office:string-value="Pineapple">
            <text:p>Pineapple</text:p>
          </table:table-cell>
          <table:table-cell table:number-columns-repeated="1019"/>
        </table:table-row>
        <table:table-row table:style-name="ro1">
          <table:table-cell office:value-type="string">
            <text:p>Grap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7]" office:value-type="string" office:string-value="Grape">
            <text:p>Grape</text:p>
          </table:table-cell>
          <table:table-cell table:number-columns-repeated="1019"/>
        </table:table-row>
        <table:table-row table:style-name="ro1">
          <table:table-cell office:value-type="string">
            <text:p>Kiw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8]" office:value-type="string" office:string-value="Kiwi">
            <text:p>Kiwi</text:p>
          </table:table-cell>
          <table:table-cell table:number-columns-repeated="1019"/>
        </table:table-row>
        <table:table-row table:style-name="ro1">
          <table:table-cell office:value-type="string">
            <text:p>Cran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9]" office:value-type="string" office:string-value="Cranberry">
            <text:p>Cranberry</text:p>
          </table:table-cell>
          <table:table-cell table:number-columns-repeated="1019"/>
        </table:table-row>
        <table:table-row table:style-name="ro1">
          <table:table-cell office:value-type="string">
            <text:p>Seaweed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0]" office:value-type="string" office:string-value="Seaweed">
            <text:p>Seaweed</text:p>
          </table:table-cell>
          <table:table-cell table:number-columns-repeated="1019"/>
        </table:table-row>
        <table:table-row table:style-name="ro1">
          <table:table-cell office:value-type="string">
            <text:p>Almond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1]" office:value-type="string" office:string-value="Almond">
            <text:p>Almond</text:p>
          </table:table-cell>
          <table:table-cell table:number-columns-repeated="1019"/>
        </table:table-row>
        <table:table-row table:style-name="ro1">
          <table:table-cell office:value-type="string">
            <text:p>Apric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2]" office:value-type="string" office:string-value="Apricot">
            <text:p>Apricot</text:p>
          </table:table-cell>
          <table:table-cell table:number-columns-repeated="1019"/>
        </table:table-row>
        <table:table-row table:style-name="ro1">
          <table:table-cell office:value-type="string">
            <text:p>Avocad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3]" office:value-type="string" office:string-value="Avocado">
            <text:p>Avocado</text:p>
          </table:table-cell>
          <table:table-cell table:number-columns-repeated="1019"/>
        </table:table-row>
        <table:table-row table:style-name="ro1">
          <table:table-cell office:value-type="string">
            <text:p>Banan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4]" office:value-type="string" office:string-value="Banana">
            <text:p>Banana</text:p>
          </table:table-cell>
          <table:table-cell table:number-columns-repeated="1019"/>
        </table:table-row>
        <table:table-row table:style-name="ro1">
          <table:table-cell office:value-type="string">
            <text:p>Cashew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5]" office:value-type="string" office:string-value="Cashew">
            <text:p>Cashew</text:p>
          </table:table-cell>
          <table:table-cell table:number-columns-repeated="1019"/>
        </table:table-row>
        <table:table-row table:style-name="ro1">
          <table:table-cell office:value-type="string">
            <text:p>Ch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6]" office:value-type="string" office:string-value="Cherry">
            <text:p>Cherry</text:p>
          </table:table-cell>
          <table:table-cell table:number-columns-repeated="1019"/>
        </table:table-row>
        <table:table-row table:style-name="ro1">
          <table:table-cell office:value-type="string">
            <text:p>Chest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7]" office:value-type="string" office:string-value="Chestnut">
            <text:p>Chestnut</text:p>
          </table:table-cell>
          <table:table-cell table:number-columns-repeated="1019"/>
        </table:table-row>
        <table:table-row table:style-name="ro1">
          <table:table-cell office:value-type="string">
            <text:p>Cinna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8]" office:value-type="string" office:string-value="Cinnamon">
            <text:p>Cinnamon</text:p>
          </table:table-cell>
          <table:table-cell table:number-columns-repeated="1019"/>
        </table:table-row>
        <table:table-row table:style-name="ro1">
          <table:table-cell office:value-type="string">
            <text:p>Coco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9]" office:value-type="string" office:string-value="Coconut">
            <text:p>Coconut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0]" office:value-type="string" office:string-value="Date">
            <text:p>Date</text:p>
          </table:table-cell>
          <table:table-cell table:number-columns-repeated="1019"/>
        </table:table-row>
        <table:table-row table:style-name="ro1">
          <table:table-cell office:value-type="string">
            <text:p>Dragon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1]" office:value-type="string" office:string-value="Dragonfruit">
            <text:p>Dragonfruit</text:p>
          </table:table-cell>
          <table:table-cell table:number-columns-repeated="1019"/>
        </table:table-row>
        <table:table-row table:style-name="ro1">
          <table:table-cell office:value-type="string">
            <text:p>Duri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2]" office:value-type="string" office:string-value="Durian">
            <text:p>Durian</text:p>
          </table:table-cell>
          <table:table-cell table:number-columns-repeated="1019"/>
        </table:table-row>
        <table:table-row table:style-name="ro1">
          <table:table-cell office:value-type="string">
            <text:p>Fig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3]" office:value-type="string" office:string-value="Fig">
            <text:p>Fig</text:p>
          </table:table-cell>
          <table:table-cell table:number-columns-repeated="1019"/>
        </table:table-row>
        <table:table-row table:style-name="ro1">
          <table:table-cell office:value-type="string">
            <text:p>Grape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4]" office:value-type="string" office:string-value="Grapefruit">
            <text:p>Grapefruit</text:p>
          </table:table-cell>
          <table:table-cell table:number-columns-repeated="1019"/>
        </table:table-row>
        <table:table-row table:style-name="ro1">
          <table:table-cell office:value-type="string">
            <text:p>Le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5]" office:value-type="string" office:string-value="Lemon">
            <text:p>Lemon</text:p>
          </table:table-cell>
          <table:table-cell table:number-columns-repeated="1019"/>
        </table:table-row>
        <table:table-row table:style-name="ro1">
          <table:table-cell office:value-type="string">
            <text:p>Lim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6]" office:value-type="string" office:string-value="Lime">
            <text:p>Lime</text:p>
          </table:table-cell>
          <table:table-cell table:number-columns-repeated="1019"/>
        </table:table-row>
        <table:table-row table:style-name="ro1">
          <table:table-cell office:value-type="string">
            <text:p>Maple Syru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7]" office:value-type="string" office:string-value="Maple Syrup">
            <text:p>Maple Syrup</text:p>
          </table:table-cell>
          <table:table-cell table:number-columns-repeated="1019"/>
        </table:table-row>
        <table:table-row table:style-name="ro1">
          <table:table-cell office:value-type="string">
            <text:p>Mang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8]" office:value-type="string" office:string-value="Mango">
            <text:p>Mango</text:p>
          </table:table-cell>
          <table:table-cell table:number-columns-repeated="1019"/>
        </table:table-row>
        <table:table-row table:style-name="ro1">
          <table:table-cell office:value-type="string">
            <text:p>Nutmeg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9]" office:value-type="string" office:string-value="Nutmeg">
            <text:p>Nutmeg</text:p>
          </table:table-cell>
          <table:table-cell table:number-columns-repeated="1019"/>
        </table:table-row>
        <table:table-row table:style-name="ro1">
          <table:table-cell office:value-type="string">
            <text:p>Oliv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0]" office:value-type="string" office:string-value="Olive">
            <text:p>Olive</text:p>
          </table:table-cell>
          <table:table-cell table:number-columns-repeated="1019"/>
        </table:table-row>
        <table:table-row table:style-name="ro1">
          <table:table-cell office:value-type="string">
            <text:p>Orang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1]" office:value-type="string" office:string-value="Orange">
            <text:p>Orange</text:p>
          </table:table-cell>
          <table:table-cell table:number-columns-repeated="1019"/>
        </table:table-row>
        <table:table-row table:style-name="ro1">
          <table:table-cell office:value-type="string">
            <text:p>Papay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2]" office:value-type="string" office:string-value="Papaya">
            <text:p>Papaya</text:p>
          </table:table-cell>
          <table:table-cell table:number-columns-repeated="1019"/>
        </table:table-row>
        <table:table-row table:style-name="ro1">
          <table:table-cell office:value-type="string">
            <text:p>Peac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3]" office:value-type="string" office:string-value="Peach">
            <text:p>Peach</text:p>
          </table:table-cell>
          <table:table-cell table:number-columns-repeated="1019"/>
        </table:table-row>
        <table:table-row table:style-name="ro1">
          <table:table-cell office:value-type="string">
            <text:p>Pea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4]" office:value-type="string" office:string-value="Pear">
            <text:p>Pear</text:p>
          </table:table-cell>
          <table:table-cell table:number-columns-repeated="1019"/>
        </table:table-row>
        <table:table-row table:style-name="ro1">
          <table:table-cell office:value-type="string">
            <text:p>Pec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5]" office:value-type="string" office:string-value="Pecan">
            <text:p>Pecan</text:p>
          </table:table-cell>
          <table:table-cell table:number-columns-repeated="1019"/>
        </table:table-row>
        <table:table-row table:style-name="ro1">
          <table:table-cell office:value-type="string">
            <text:p>Peppercor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6]" office:value-type="string" office:string-value="Peppercorn">
            <text:p>Peppercorn</text:p>
          </table:table-cell>
          <table:table-cell table:number-columns-repeated="1019"/>
        </table:table-row>
        <table:table-row table:style-name="ro1">
          <table:table-cell office:value-type="string">
            <text:p>Persim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7]" office:value-type="string" office:string-value="Persimmon">
            <text:p>Persimmon</text:p>
          </table:table-cell>
          <table:table-cell table:number-columns-repeated="1019"/>
        </table:table-row>
        <table:table-row table:style-name="ro1">
          <table:table-cell office:value-type="string">
            <text:p>Pistachi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8]" office:value-type="string" office:string-value="Pistachio">
            <text:p>Pistachio</text:p>
          </table:table-cell>
          <table:table-cell table:number-columns-repeated="1019"/>
        </table:table-row>
        <table:table-row table:style-name="ro1">
          <table:table-cell office:value-type="string">
            <text:p>Plum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9]" office:value-type="string" office:string-value="Plum">
            <text:p>Plum</text:p>
          </table:table-cell>
          <table:table-cell table:number-columns-repeated="1019"/>
        </table:table-row>
        <table:table-row table:style-name="ro1">
          <table:table-cell office:value-type="string">
            <text:p>Pomegranat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0]" office:value-type="string" office:string-value="Pomegranate">
            <text:p>Pomegranate</text:p>
          </table:table-cell>
          <table:table-cell table:number-columns-repeated="1019"/>
        </table:table-row>
        <table:table-row table:style-name="ro1">
          <table:table-cell office:value-type="string">
            <text:p>Star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1]" office:value-type="string" office:string-value="Starfruit">
            <text:p>Starfruit</text:p>
          </table:table-cell>
          <table:table-cell table:number-columns-repeated="1019"/>
        </table:table-row>
        <table:table-row table:style-name="ro1">
          <table:table-cell office:value-type="string">
            <text:p>Vanilla Be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2]" office:value-type="string" office:string-value="Vanilla Bean">
            <text:p>Vanilla Bean</text:p>
          </table:table-cell>
          <table:table-cell table:number-columns-repeated="1019"/>
        </table:table-row>
        <table:table-row table:style-name="ro1">
          <table:table-cell office:value-type="string">
            <text:p>Wal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3]" office:value-type="string" office:string-value="Walnut">
            <text:p>Walnut</text:p>
          </table:table-cell>
          <table:table-cell table:number-columns-repeated="1019"/>
        </table:table-row>
        <table:table-row table:style-name="ro1">
          <table:table-cell office:value-type="string">
            <text:p>Grilled Asparagus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4]" office:value-type="string" office:string-value="Grilled Asparagus">
            <text:p>Grilled Asparagus</text:p>
          </table:table-cell>
          <table:table-cell table:number-columns-repeated="1010"/>
        </table:table-row>
        <table:table-row table:style-name="ro1">
          <table:table-cell office:value-type="string">
            <text:p>Baked Sweet Potato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5]" office:value-type="string" office:string-value="Baked Sweet Potato">
            <text:p>Baked Sweet Potato</text:p>
          </table:table-cell>
          <table:table-cell table:number-columns-repeated="1010"/>
        </table:table-row>
        <table:table-row table:style-name="ro1">
          <table:table-cell office:value-type="string">
            <text:p>Cup of Tea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66]" office:value-type="string" office:string-value="Cup of Tea">
            <text:p>Cup of Tea</text:p>
          </table:table-cell>
          <table:table-cell table:number-columns-repeated="1017"/>
        </table:table-row>
        <table:table-row table:style-name="ro1">
          <table:table-cell office:value-type="string">
            <text:p>Cup of Coffe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67]" office:value-type="string" office:string-value="Cup of Coffee">
            <text:p>Cup of Coffee</text:p>
          </table:table-cell>
          <table:table-cell table:number-columns-repeated="1017"/>
        </table:table-row>
        <table:table-row table:style-name="ro1">
          <table:table-cell office:value-type="string">
            <text:p>Popcor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68]" office:value-type="string" office:string-value="Popcorn">
            <text:p>Popcorn</text:p>
          </table:table-cell>
          <table:table-cell table:number-columns-repeated="1013"/>
        </table:table-row>
        <table:table-row table:style-name="ro1">
          <table:table-cell office:value-type="string">
            <text:p>Grilled Eggplant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9]" office:value-type="string" office:string-value="Grilled Eggplant">
            <text:p>Grilled Eggplant</text:p>
          </table:table-cell>
          <table:table-cell table:number-columns-repeated="1010"/>
        </table:table-row>
        <table:table-row table:style-name="ro1">
          <table:table-cell office:value-type="string">
            <text:p>Raisins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70]" office:value-type="string" office:string-value="Raisins">
            <text:p>Raisins</text:p>
          </table:table-cell>
          <table:table-cell table:number-columns-repeated="1013"/>
        </table:table-row>
        <table:table-row table:style-name="ro1">
          <table:table-cell office:value-type="string">
            <text:p>Rice Cak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271]" office:value-type="string" office:string-value="Rice Cake">
            <text:p>Rice Cake</text:p>
          </table:table-cell>
          <table:table-cell table:number-columns-repeated="1014"/>
        </table:table-row>
        <table:table-row table:style-name="ro1">
          <table:table-cell office:value-type="string">
            <text:p>Toasted Coconu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72]" office:value-type="string" office:string-value="Toasted Coconut">
            <text:p>Toasted Coconut</text:p>
          </table:table-cell>
          <table:table-cell table:number-columns-repeated="1010"/>
        </table:table-row>
        <table:table-row table:style-name="ro1">
          <table:table-cell office:value-type="string">
            <text:p>Toast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273]" office:value-type="string" office:string-value="Toast">
            <text:p>Toast</text:p>
          </table:table-cell>
          <table:table-cell table:number-columns-repeated="1015"/>
        </table:table-row>
        <table:table-row table:style-name="ro1">
          <table:table-cell office:value-type="string">
            <text:p>Cheese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4]" office:value-type="string" office:string-value="Cheese">
            <text:p>Cheese</text:p>
          </table:table-cell>
          <table:table-cell table:number-columns-repeated="1009"/>
        </table:table-row>
        <table:table-row table:style-name="ro1">
          <table:table-cell office:value-type="string">
            <text:p>Ice Cream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75]" office:value-type="string" office:string-value="Ice Cream">
            <text:p>Ice Cream</text:p>
          </table:table-cell>
          <table:table-cell table:number-columns-repeated="1013"/>
        </table:table-row>
        <table:table-row table:style-name="ro1">
          <table:table-cell office:value-type="string">
            <text:p>Grilled Cheese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6]" office:value-type="string" office:string-value="Grilled Cheese">
            <text:p>Grilled Cheese</text:p>
          </table:table-cell>
          <table:table-cell table:number-columns-repeated="1009"/>
        </table:table-row>
        <table:table-row table:style-name="ro1">
          <table:table-cell office:value-type="string">
            <text:p>Appl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77]" office:value-type="string" office:string-value="Apple Juice">
            <text:p>Apple Juice</text:p>
          </table:table-cell>
          <table:table-cell table:number-columns-repeated="1017"/>
        </table:table-row>
        <table:table-row table:style-name="ro1">
          <table:table-cell office:value-type="string">
            <text:p>Apple Sau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8]" office:value-type="string" office:string-value="Apple Sauce">
            <text:p>Apple Sauce</text:p>
          </table:table-cell>
          <table:table-cell table:number-columns-repeated="1009"/>
        </table:table-row>
        <table:table-row table:style-name="ro1">
          <table:table-cell office:value-type="string">
            <text:p>Apple Pi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279]" office:value-type="string" office:string-value="Apple Pie">
            <text:p>Apple Pie</text:p>
          </table:table-cell>
          <table:table-cell table:number-columns-repeated="1014"/>
        </table:table-row>
        <table:table-row table:style-name="ro1">
          <table:table-cell office:value-type="string">
            <text:p>Caramel Apple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80]" office:value-type="string" office:string-value="Caramel Apple">
            <text:p>Caramel Apple</text:p>
          </table:table-cell>
          <table:table-cell table:number-columns-repeated="1013"/>
        </table:table-row>
        <table:table-row table:style-name="ro1">
          <table:table-cell office:value-type="string">
            <text:p>Pumpkin 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281]" office:value-type="string" office:string-value="Pumpkin Bread">
            <text:p>Pumpkin Bread</text:p>
          </table:table-cell>
          <table:table-cell table:number-columns-repeated="1015"/>
        </table:table-row>
        <table:table-row table:style-name="ro1">
          <table:table-cell office:value-type="string">
            <text:p>Roasted Pumpkin Seeds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82]" office:value-type="string" office:string-value="Roasted Pumpkin Seeds">
            <text:p>Roasted Pumpkin Seeds</text:p>
          </table:table-cell>
          <table:table-cell table:number-columns-repeated="1010"/>
        </table:table-row>
        <table:table-row table:style-name="ro1">
          <table:table-cell office:value-type="string">
            <text:p>Pumpkin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83]" office:value-type="string" office:string-value="Pumpkin Soup">
            <text:p>Pumpkin Soup</text:p>
          </table:table-cell>
          <table:table-cell table:number-columns-repeated="1018"/>
        </table:table-row>
        <table:table-row table:style-name="ro1">
          <table:table-cell office:value-type="string">
            <text:p>Melon Juice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4]" office:value-type="string" office:string-value="Melon Juice">
            <text:p>Melon Juice</text:p>
          </table:table-cell>
          <table:table-cell table:number-columns-repeated="1017"/>
        </table:table-row>
        <table:table-row table:style-name="ro1">
          <table:table-cell office:value-type="string">
            <text:p>Melon Smoothi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5]" office:value-type="string" office:string-value="Melon Smoothie">
            <text:p>Melon Smoothie</text:p>
          </table:table-cell>
          <table:table-cell table:number-columns-repeated="1017"/>
        </table:table-row>
        <table:table-row table:style-name="ro1">
          <table:table-cell office:value-type="string">
            <text:p>Carro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6]" office:value-type="string" office:string-value="Carrot Juice">
            <text:p>Carrot Juice</text:p>
          </table:table-cell>
          <table:table-cell table:number-columns-repeated="1017"/>
        </table:table-row>
        <table:table-row table:style-name="ro1">
          <table:table-cell office:value-type="string">
            <text:p>Carrot Cak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287]" office:value-type="string" office:string-value="Carrot Cake">
            <text:p>Carrot Cake</text:p>
          </table:table-cell>
          <table:table-cell table:number-columns-repeated="1014"/>
        </table:table-row>
        <table:table-row table:style-name="ro1">
          <table:table-cell office:value-type="string">
            <text:p>Carrot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88]" office:value-type="string" office:string-value="Carrot Soup">
            <text:p>Carrot Soup</text:p>
          </table:table-cell>
          <table:table-cell table:number-columns-repeated="1018"/>
        </table:table-row>
        <table:table-row table:style-name="ro1">
          <table:table-cell office:value-type="string">
            <text:p>Glazed Carrot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89]" office:value-type="string" office:string-value="Glazed Carrots">
            <text:p>Glazed Carrots</text:p>
          </table:table-cell>
          <table:table-cell table:number-columns-repeated="1010"/>
        </table:table-row>
        <table:table-row table:style-name="ro1">
          <table:table-cell office:value-type="string">
            <text:p>Buttered Potato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0]" office:value-type="string" office:string-value="Buttered Potato">
            <text:p>Buttered Potato</text:p>
          </table:table-cell>
          <table:table-cell table:number-columns-repeated="1010"/>
        </table:table-row>
        <table:table-row table:style-name="ro1">
          <table:table-cell office:value-type="string">
            <text:p>Loaded Baked Potato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1]" office:value-type="string" office:string-value="Loaded Baked Potato">
            <text:p>Loaded Baked Potato</text:p>
          </table:table-cell>
          <table:table-cell table:number-columns-repeated="1010"/>
        </table:table-row>
        <table:table-row table:style-name="ro1">
          <table:table-cell office:value-type="string">
            <text:p>Mashed Potatoe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2]" office:value-type="string" office:string-value="Mashed Potatoes">
            <text:p>Mashed Potatoes</text:p>
          </table:table-cell>
          <table:table-cell table:number-columns-repeated="1010"/>
        </table:table-row>
        <table:table-row table:style-name="ro1">
          <table:table-cell office:value-type="string">
            <text:p>Potato Salad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293]" office:value-type="string" office:string-value="Potato Salad">
            <text:p>Potato Salad</text:p>
          </table:table-cell>
          <table:table-cell table:number-columns-repeated="1008"/>
        </table:table-row>
        <table:table-row table:style-name="ro1">
          <table:table-cell office:value-type="string">
            <text:p>Potato Soup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294]" office:value-type="string" office:string-value="Potato Soup">
            <text:p>Potato Soup</text:p>
          </table:table-cell>
          <table:table-cell table:number-columns-repeated="1018"/>
        </table:table-row>
        <table:table-row table:style-name="ro1">
          <table:table-cell office:value-type="string">
            <text:p>Fries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295]" office:value-type="string" office:string-value="Fries">
            <text:p>Fries</text:p>
          </table:table-cell>
          <table:table-cell table:number-columns-repeated="1007"/>
        </table:table-row>
        <table:table-row table:style-name="ro1">
          <table:table-cell office:value-type="string">
            <text:p>Grilled Mushroom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6]" office:value-type="string" office:string-value="Grilled Mushroom">
            <text:p>Grilled Mushroom</text:p>
          </table:table-cell>
          <table:table-cell table:number-columns-repeated="1010"/>
        </table:table-row>
        <table:table-row table:style-name="ro1">
          <table:table-cell office:value-type="string">
            <text:p>Stuffed Mushroom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7]" office:value-type="string" office:string-value="Stuffed Mushroom">
            <text:p>Stuffed Mushroom</text:p>
          </table:table-cell>
          <table:table-cell table:number-columns-repeated="1010"/>
        </table:table-row>
        <table:table-row table:style-name="ro1">
          <table:table-cell office:value-type="string">
            <text:p>Chicken Sandwich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298]" office:value-type="string" office:string-value="Chicken Sandwich">
            <text:p>Chicken Sandwich</text:p>
          </table:table-cell>
          <table:table-cell table:number-columns-repeated="1015"/>
        </table:table-row>
        <table:table-row table:style-name="ro1">
          <table:table-cell office:value-type="string">
            <text:p>Chicken Noodle Soup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99]" office:value-type="string" office:string-value="Chicken Noodle Soup">
            <text:p>Chicken Noodle Soup</text:p>
          </table:table-cell>
          <table:table-cell table:number-columns-repeated="1018"/>
        </table:table-row>
        <table:table-row table:style-name="ro1">
          <table:table-cell office:value-type="string">
            <text:p>Chicken Pot Pi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00]" office:value-type="string" office:string-value="Chicken Pot Pie">
            <text:p>Chicken Pot Pie</text:p>
          </table:table-cell>
          <table:table-cell table:number-columns-repeated="1012"/>
        </table:table-row>
        <table:table-row table:style-name="ro1">
          <table:table-cell office:value-type="string">
            <text:p>Breaded Porkchop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01]" office:value-type="string" office:string-value="Breaded Porkchop">
            <text:p>Breaded Porkchop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otdo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02]" office:value-type="string" office:string-value="Hotdog">
            <text:p>Hotdog</text:p>
          </table:table-cell>
          <table:table-cell table:number-columns-repeated="1007"/>
        </table:table-row>
        <table:table-row table:style-name="ro1">
          <table:table-cell office:value-type="string">
            <text:p>Baked H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03]" office:value-type="string" office:string-value="Baked Ham">
            <text:p>Baked Ham</text:p>
          </table:table-cell>
          <table:table-cell table:number-columns-repeated="1012"/>
        </table:table-row>
        <table:table-row table:style-name="ro1">
          <table:table-cell office:value-type="string">
            <text:p>Hamburg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4]" office:value-type="string" office:string-value="Hamburger">
            <text:p>Hamburger</text:p>
          </table:table-cell>
          <table:table-cell table:number-columns-repeated="1016"/>
        </table:table-row>
        <table:table-row table:style-name="ro1">
          <table:table-cell office:value-type="string">
            <text:p>Cheeseburger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5]" office:value-type="string" office:string-value="Cheeseburger">
            <text:p>Cheeseburger</text:p>
          </table:table-cell>
          <table:table-cell table:number-columns-repeated="1016"/>
        </table:table-row>
        <table:table-row table:style-name="ro1">
          <table:table-cell office:value-type="string">
            <text:p>Bacon Cheeseburg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6]" office:value-type="string" office:string-value="Bacon Cheeseburger">
            <text:p>Bacon Cheeseburg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t Roas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Fish Sandwich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08]" office:value-type="string" office:string-value="Fish Sandwich">
            <text:p>Fish Sandwich</text:p>
          </table:table-cell>
          <table:table-cell table:number-columns-repeated="1015"/>
        </table:table-row>
        <table:table-row table:style-name="ro1">
          <table:table-cell office:value-type="string">
            <text:p>Fish Sticks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09]" office:value-type="string" office:string-value="Fish Sticks">
            <text:p>Fish Sticks</text:p>
          </table:table-cell>
          <table:table-cell table:number-columns-repeated="1011"/>
        </table:table-row>
        <table:table-row table:style-name="ro1">
          <table:table-cell office:value-type="string">
            <text:p>Fish and Chip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10]" office:value-type="string" office:string-value="Fish and Chips">
            <text:p>Fish and Chips</text:p>
          </table:table-cell>
          <table:table-cell table:number-columns-repeated="1011"/>
        </table:table-row>
        <table:table-row table:style-name="ro1">
          <table:table-cell office:value-type="string">
            <text:p>Fried Egg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1]" office:value-type="string" office:string-value="Fried Egg">
            <text:p>Fried Egg</text:p>
          </table:table-cell>
          <table:table-cell table:number-columns-repeated="1010"/>
        </table:table-row>
        <table:table-row table:style-name="ro1">
          <table:table-cell office:value-type="string">
            <text:p>Scrambled Egg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2]" office:value-type="string" office:string-value="Scrambled Egg">
            <text:p>Scrambled Egg</text:p>
          </table:table-cell>
          <table:table-cell table:number-columns-repeated="1010"/>
        </table:table-row>
        <table:table-row table:style-name="ro1">
          <table:table-cell office:value-type="string">
            <text:p>Boiled Egg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3]" office:value-type="string" office:string-value="Boiled Egg">
            <text:p>Boiled Egg</text:p>
          </table:table-cell>
          <table:table-cell table:number-columns-repeated="1010"/>
        </table:table-row>
        <table:table-row table:style-name="ro1">
          <table:table-cell office:value-type="string">
            <text:p>Egg Salad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14]" office:value-type="string" office:string-value="Egg Salad">
            <text:p>Egg Salad</text:p>
          </table:table-cell>
          <table:table-cell table:number-columns-repeated="1008"/>
        </table:table-row>
        <table:table-row table:style-name="ro1">
          <table:table-cell office:value-type="string">
            <text:p>Caram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5]" office:value-type="string" office:string-value="Caramel">
            <text:p>Caramel</text:p>
          </table:table-cell>
          <table:table-cell table:number-columns-repeated="1013"/>
        </table:table-row>
        <table:table-row table:style-name="ro1">
          <table:table-cell office:value-type="string">
            <text:p>Taff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6]" office:value-type="string" office:string-value="Taffy">
            <text:p>Taffy</text:p>
          </table:table-cell>
          <table:table-cell table:number-columns-repeated="1013"/>
        </table:table-row>
        <table:table-row table:style-name="ro1">
          <table:table-cell office:value-type="string">
            <text:p>Spider Eye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17]" office:value-type="string" office:string-value="Spider Eye Soup">
            <text:p>Spider Eye Soup</text:p>
          </table:table-cell>
          <table:table-cell table:number-columns-repeated="1018"/>
        </table:table-row>
        <table:table-row table:style-name="ro1">
          <table:table-cell office:value-type="string">
            <text:p>Zombie Jerk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18]" office:value-type="string" office:string-value="Zombie Jerky">
            <text:p>Zombie Jerky</text:p>
          </table:table-cell>
          <table:table-cell table:number-columns-repeated="1009"/>
        </table:table-row>
        <table:table-row table:style-name="ro1">
          <table:table-cell office:value-type="string">
            <text:p>Chocolate Bar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9]" office:value-type="string" office:string-value="Chocolate Bar">
            <text:p>Chocolate Bar</text:p>
          </table:table-cell>
          <table:table-cell table:number-columns-repeated="1013"/>
        </table:table-row>
        <table:table-row table:style-name="ro1">
          <table:table-cell office:value-type="string">
            <text:p>Hot Chocolat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20]" office:value-type="string" office:string-value="Hot Chocolate">
            <text:p>Hot Chocolate</text:p>
          </table:table-cell>
          <table:table-cell table:number-columns-repeated="1017"/>
        </table:table-row>
        <table:table-row table:style-name="ro1">
          <table:table-cell office:value-type="string">
            <text:p>Chocolate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21]" office:value-type="string" office:string-value="Chocolate Ice Cream">
            <text:p>Chocolate Ice Cream</text:p>
          </table:table-cell>
          <table:table-cell table:number-columns-repeated="1013"/>
        </table:table-row>
        <table:table-row table:style-name="ro1">
          <table:table-cell office:value-type="string">
            <text:p>Vegetable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22]" office:value-type="string" office:string-value="Vegetable Soup">
            <text:p>Vegetable S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tock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/>
          <table:table-cell table:formula="of:=[.A323]" office:value-type="string" office:string-value="Stock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Fruit Salad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324]" office:value-type="string" office:string-value="Fruit Salad">
            <text:p>Fruit Salad</text:p>
          </table:table-cell>
          <table:table-cell table:number-columns-repeated="1018"/>
        </table:table-row>
        <table:table-row table:style-name="ro1">
          <table:table-cell office:value-type="string">
            <text:p>Spagetti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25]" office:value-type="string" office:string-value="Spagetti">
            <text:p>Spagetti</text:p>
          </table:table-cell>
          <table:table-cell table:number-columns-repeated="1010"/>
        </table:table-row>
        <table:table-row table:style-name="ro1">
          <table:table-cell office:value-type="string">
            <text:p>Spagetti and Meatball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26]" office:value-type="string" office:string-value="Spagetti and Meatballs">
            <text:p>Spagetti and Meatballs</text:p>
          </table:table-cell>
          <table:table-cell table:number-columns-repeated="1012"/>
        </table:table-row>
        <table:table-row table:style-name="ro1">
          <table:table-cell office:value-type="string">
            <text:p>Tomato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327]" office:value-type="string" office:string-value="Tomato Soup">
            <text:p>Tomato Soup</text:p>
          </table:table-cell>
          <table:table-cell table:number-columns-repeated="1018"/>
        </table:table-row>
        <table:table-row table:style-name="ro1">
          <table:table-cell office:value-type="string">
            <text:p>Chicken Parmasa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28]" office:value-type="string" office:string-value="Chicken Parmasan">
            <text:p>Chicken Parmasan</text:p>
          </table:table-cell>
          <table:table-cell table:number-columns-repeated="1012"/>
        </table:table-row>
        <table:table-row table:style-name="ro1">
          <table:table-cell office:value-type="string">
            <text:p>Pizz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29]" office:value-type="string" office:string-value="Pizza">
            <text:p>Pizza</text:p>
          </table:table-cell>
          <table:table-cell table:number-columns-repeated="1007"/>
        </table:table-row>
        <table:table-row table:style-name="ro1">
          <table:table-cell office:value-type="string">
            <text:p>Spring Sal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30]" office:value-type="string" office:string-value="Spring Salad">
            <text:p>Spring Salad</text:p>
          </table:table-cell>
          <table:table-cell table:number-columns-repeated="1008"/>
        </table:table-row>
        <table:table-row table:style-name="ro1">
          <table:table-cell office:value-type="string">
            <text:p>Pork Lettuce Wra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31]" office:value-type="string" office:string-value="Pork Lettuce Wrap">
            <text:p>Pork Lettuce Wrap</text:p>
          </table:table-cell>
          <table:table-cell table:number-columns-repeated="1007"/>
        </table:table-row>
        <table:table-row table:style-name="ro1">
          <table:table-cell office:value-type="string">
            <text:p>Fish Lettuce Wrap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32]" office:value-type="string" office:string-value="Fish Lettuce Wrap">
            <text:p>Fish Lettuce Wrap</text:p>
          </table:table-cell>
          <table:table-cell table:number-columns-repeated="1007"/>
        </table:table-row>
        <table:table-row table:style-name="ro1">
          <table:table-cell office:value-type="string">
            <text:p>BL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33]" office:value-type="string" office:string-value="BLT">
            <text:p>BLT</text:p>
          </table:table-cell>
          <table:table-cell table:number-columns-repeated="1016"/>
        </table:table-row>
        <table:table-row table:style-name="ro1">
          <table:table-cell office:value-type="string">
            <text:p>Leafy Chicken Sandwich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34]" office:value-type="string" office:string-value="Leafy Chicken Sandwich">
            <text:p>Leafy Chicken Sandwich</text:p>
          </table:table-cell>
          <table:table-cell table:number-columns-repeated="1015"/>
        </table:table-row>
        <table:table-row table:style-name="ro1">
          <table:table-cell office:value-type="string">
            <text:p>Leafy Fish Sandwich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35]" office:value-type="string" office:string-value="Leafy Fish Sandwich">
            <text:p>Leafy Fish Sandwich</text:p>
          </table:table-cell>
          <table:table-cell table:number-columns-repeated="1015"/>
        </table:table-row>
        <table:table-row table:style-name="ro1">
          <table:table-cell office:value-type="string">
            <text:p>Deluxe Cheeseburg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36]" office:value-type="string" office:string-value="Deluxe Cheeseburger">
            <text:p>Deluxe Cheeseburger</text:p>
          </table:table-cell>
          <table:table-cell table:number-columns-repeated="1016"/>
        </table:table-row>
        <table:table-row table:style-name="ro1">
          <table:table-cell office:value-type="string">
            <text:p>Delighted Mea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37]" office:value-type="string" office:string-value="Delighted Meal">
            <text:p>Delighted Meal</text:p>
          </table:table-cell>
          <table:table-cell table:number-columns-repeated="1012"/>
        </table:table-row>
        <table:table-row table:style-name="ro1">
          <table:table-cell office:value-type="string">
            <text:p>Onion Soup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38]" office:value-type="string" office:string-value="Onion Soup">
            <text:p>Onion Soup</text:p>
          </table:table-cell>
          <table:table-cell table:number-columns-repeated="1018"/>
        </table:table-row>
        <table:table-row table:style-name="ro1">
          <table:table-cell office:value-type="string">
            <text:p>Potato Cakes</text:p>
          </table:table-cell>
          <table:table-cell office:value-type="float" office:value="3.5">
            <text:p>3,5</text:p>
          </table:table-cell>
          <table:table-cell office:value-type="float" office:value="8.8">
            <text:p>8,8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39]" office:value-type="string" office:string-value="Potato Cakes">
            <text:p>Potato Cake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Hash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Braised Onion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1]" office:value-type="string" office:string-value="Braised Onions">
            <text:p>Braised Onions</text:p>
          </table:table-cell>
          <table:table-cell table:number-columns-repeated="1010"/>
        </table:table-row>
        <table:table-row table:style-name="ro1">
          <table:table-cell office:value-type="string">
            <text:p>Hearty Breakfas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2]" office:value-type="string" office:string-value="Hearty Breakfast">
            <text:p>Hearty Breakfast</text:p>
          </table:table-cell>
          <table:table-cell table:number-columns-repeated="1010"/>
        </table:table-row>
        <table:table-row table:style-name="ro1">
          <table:table-cell office:value-type="string">
            <text:p>Corn on the Cob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3]" office:value-type="string" office:string-value="Corn on the Cob">
            <text:p>Corn on the Cob</text:p>
          </table:table-cell>
          <table:table-cell table:number-columns-repeated="1010"/>
        </table:table-row>
        <table:table-row table:style-name="ro1">
          <table:table-cell office:value-type="string">
            <text:p>Corn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44]" office:value-type="string" office:string-value="Cornbread">
            <text:p>Cornbread</text:p>
          </table:table-cell>
          <table:table-cell table:number-columns-repeated="1014"/>
        </table:table-row>
        <table:table-row table:style-name="ro1">
          <table:table-cell office:value-type="string">
            <text:p>Tortill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45]" office:value-type="string" office:string-value="Tortillia">
            <text:p>Tortillia</text:p>
          </table:table-cell>
          <table:table-cell table:number-columns-repeated="1009"/>
        </table:table-row>
        <table:table-row table:style-name="ro1">
          <table:table-cell office:value-type="string">
            <text:p>Nacho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46]" office:value-type="string" office:string-value="Nachoes">
            <text:p>Nachoes</text:p>
          </table:table-cell>
          <table:table-cell table:number-columns-repeated="1013"/>
        </table:table-row>
        <table:table-row table:style-name="ro1">
          <table:table-cell office:value-type="string">
            <text:p>Taco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47]" office:value-type="string" office:string-value="Taco">
            <text:p>Taco</text:p>
          </table:table-cell>
          <table:table-cell table:number-columns-repeated="1007"/>
        </table:table-row>
        <table:table-row table:style-name="ro1">
          <table:table-cell office:value-type="string">
            <text:p>Fish Taco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48]" office:value-type="string" office:string-value="Fish Taco">
            <text:p>Fish Taco</text:p>
          </table:table-cell>
          <table:table-cell table:number-columns-repeated="1011"/>
        </table:table-row>
        <table:table-row table:style-name="ro1">
          <table:table-cell office:value-type="string">
            <text:p>Creamed Cor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9]" office:value-type="string" office:string-value="Creamed Corn">
            <text:p>Creamed Corn</text:p>
          </table:table-cell>
          <table:table-cell table:number-columns-repeated="1010"/>
        </table:table-row>
        <table:table-row table:style-name="ro1">
          <table:table-cell office:value-type="string">
            <text:p>Straw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0]" office:value-type="string" office:string-value="Strawberry Smoothie">
            <text:p>Strawberry Smoothie</text:p>
          </table:table-cell>
          <table:table-cell table:number-columns-repeated="1017"/>
        </table:table-row>
        <table:table-row table:style-name="ro1">
          <table:table-cell office:value-type="string">
            <text:p>Straw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51]" office:value-type="string" office:string-value="Strawberry Pie">
            <text:p>Strawberry Pie</text:p>
          </table:table-cell>
          <table:table-cell table:number-columns-repeated="1014"/>
        </table:table-row>
        <table:table-row table:style-name="ro1">
          <table:table-cell office:value-type="string">
            <text:p>Strawberry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52]" office:value-type="string" office:string-value="Strawberry Salad">
            <text:p>Strawberry Salad</text:p>
          </table:table-cell>
          <table:table-cell table:number-columns-repeated="1008"/>
        </table:table-row>
        <table:table-row table:style-name="ro1">
          <table:table-cell office:value-type="string">
            <text:p>Straw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3]" office:value-type="string" office:string-value="Strawberry Juice">
            <text:p>Strawberry Juice</text:p>
          </table:table-cell>
          <table:table-cell table:number-columns-repeated="1017"/>
        </table:table-row>
        <table:table-row table:style-name="ro1">
          <table:table-cell office:value-type="string">
            <text:p>Chocolate Strawberr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4]" office:value-type="string" office:string-value="Chocolate Strawberry">
            <text:p>Chocolate Strawberry</text:p>
          </table:table-cell>
          <table:table-cell table:number-columns-repeated="1013"/>
        </table:table-row>
        <table:table-row table:style-name="ro1">
          <table:table-cell office:value-type="string">
            <text:p>Peanut Butter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55]" office:value-type="string" office:string-value="Peanut Butter">
            <text:p>Peanut Butter</text:p>
          </table:table-cell>
          <table:table-cell table:number-columns-repeated="1009"/>
        </table:table-row>
        <table:table-row table:style-name="ro1">
          <table:table-cell office:value-type="string">
            <text:p>Trail Mix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6]" office:value-type="string" office:string-value="Trail Mix">
            <text:p>Trail Mix</text:p>
          </table:table-cell>
          <table:table-cell table:number-columns-repeated="1013"/>
        </table:table-row>
        <table:table-row table:style-name="ro1">
          <table:table-cell office:value-type="string">
            <text:p>PB&amp;J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57]" office:value-type="string" office:string-value="PB&amp;J">
            <text:p>PB&amp;J</text:p>
          </table:table-cell>
          <table:table-cell table:number-columns-repeated="1015"/>
        </table:table-row>
        <table:table-row table:style-name="ro1">
          <table:table-cell office:value-type="string">
            <text:p>Peanut Butter Cookies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8]" office:value-type="string" office:string-value="Peanut Butter Cookies">
            <text:p>Peanut Butter Cookies</text:p>
          </table:table-cell>
          <table:table-cell table:number-columns-repeated="1013"/>
        </table:table-row>
        <table:table-row table:style-name="ro1">
          <table:table-cell office:value-type="string">
            <text:p>Grap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9]" office:value-type="string" office:string-value="Grape Juice">
            <text:p>Grape Juice</text:p>
          </table:table-cell>
          <table:table-cell table:number-columns-repeated="1017"/>
        </table:table-row>
        <table:table-row table:style-name="ro1">
          <table:table-cell office:value-type="string">
            <text:p>Grap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360]" office:value-type="string" office:string-value="Grape Jelly">
            <text:p>Grape Jelly</text:p>
          </table:table-cell>
          <table:table-cell table:number-columns-repeated="1006"/>
        </table:table-row>
        <table:table-row table:style-name="ro1">
          <table:table-cell office:value-type="string">
            <text:p>Grape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61]" office:value-type="string" office:string-value="Grape Salad">
            <text:p>Grape Salad</text:p>
          </table:table-cell>
          <table:table-cell table:number-columns-repeated="1008"/>
        </table:table-row>
        <table:table-row table:style-name="ro1">
          <table:table-cell office:value-type="string">
            <text:p>Raisin Cookies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62]" office:value-type="string" office:string-value="Raisin Cookies">
            <text:p>Raisin Cookies</text:p>
          </table:table-cell>
          <table:table-cell table:number-columns-repeated="1013"/>
        </table:table-row>
        <table:table-row table:style-name="ro1">
          <table:table-cell office:value-type="string">
            <text:p>Pickl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3]" office:value-type="string" office:string-value="Pickles">
            <text:p>Pickles</text:p>
          </table:table-cell>
          <table:table-cell table:number-columns-repeated="1010"/>
        </table:table-row>
        <table:table-row table:style-name="ro1">
          <table:table-cell office:value-type="string">
            <text:p>Cucumber Salad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64]" office:value-type="string" office:string-value="Cucumber Salad">
            <text:p>Cucumber Salad</text:p>
          </table:table-cell>
          <table:table-cell table:number-columns-repeated="1008"/>
        </table:table-row>
        <table:table-row table:style-name="ro1">
          <table:table-cell office:value-type="string">
            <text:p>Cucumber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365]" office:value-type="string" office:string-value="Cucumber Soup">
            <text:p>Cucumber Soup</text:p>
          </table:table-cell>
          <table:table-cell table:number-columns-repeated="1018"/>
        </table:table-row>
        <table:table-row table:style-name="ro1">
          <table:table-cell office:value-type="string">
            <text:p>Vegetarian Lettuce Wra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66]" office:value-type="string" office:string-value="Vegetarian Lettuce Wrap">
            <text:p>Vegetarian Lettuce Wrap</text:p>
          </table:table-cell>
          <table:table-cell table:number-columns-repeated="1007"/>
        </table:table-row>
        <table:table-row table:style-name="ro1">
          <table:table-cell office:value-type="string">
            <text:p>Marinated Cucumber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7]" office:value-type="string" office:string-value="Marinated Cucumbers">
            <text:p>Marinated Cucumbers</text:p>
          </table:table-cell>
          <table:table-cell table:number-columns-repeated="1010"/>
        </table:table-row>
        <table:table-row table:style-name="ro1">
          <table:table-cell office:value-type="string">
            <text:p>Rice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368]" office:value-type="string" office:string-value="Rice Soup">
            <text:p>Rice Soup</text:p>
          </table:table-cell>
          <table:table-cell table:number-columns-repeated="1018"/>
        </table:table-row>
        <table:table-row table:style-name="ro1">
          <table:table-cell office:value-type="string">
            <text:p>Fried Ri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9]" office:value-type="string" office:string-value="Fried Rice">
            <text:p>Fried Rice</text:p>
          </table:table-cell>
          <table:table-cell table:number-columns-repeated="1010"/>
        </table:table-row>
        <table:table-row table:style-name="ro1">
          <table:table-cell office:value-type="string">
            <text:p>Mushroom Risott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0]" office:value-type="string" office:string-value="Mushroom Risotto">
            <text:p>Mushroom Risotto</text:p>
          </table:table-cell>
          <table:table-cell table:number-columns-repeated="1010"/>
        </table:table-row>
        <table:table-row table:style-name="ro1">
          <table:table-cell office:value-type="string">
            <text:p>Curry Ri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1]" office:value-type="string" office:string-value="Curry Rice">
            <text:p>Curry Rice</text:p>
          </table:table-cell>
          <table:table-cell table:number-columns-repeated="1010"/>
        </table:table-row>
        <table:table-row table:style-name="ro1">
          <table:table-cell office:value-type="string">
            <text:p>Rainbow Curry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2]" office:value-type="string" office:string-value="Rainbow Curry">
            <text:p>Rainbow Curry</text:p>
          </table:table-cell>
          <table:table-cell table:number-columns-repeated="1010"/>
        </table:table-row>
        <table:table-row table:style-name="ro1">
          <table:table-cell office:value-type="string">
            <text:p>Refried Bean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3]" office:value-type="string" office:string-value="Refried Beans">
            <text:p>Refried Beans</text:p>
          </table:table-cell>
          <table:table-cell table:number-columns-repeated="1010"/>
        </table:table-row>
        <table:table-row table:style-name="ro1">
          <table:table-cell office:value-type="string">
            <text:p>Baked Bean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4]" office:value-type="string" office:string-value="Baked Beans">
            <text:p>Baked Beans</text:p>
          </table:table-cell>
          <table:table-cell table:number-columns-repeated="1010"/>
        </table:table-row>
        <table:table-row table:style-name="ro1">
          <table:table-cell office:value-type="string">
            <text:p>Beans and Ri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5]" office:value-type="string" office:string-value="Beans and Rice">
            <text:p>Beans and Rice</text:p>
          </table:table-cell>
          <table:table-cell table:number-columns-repeated="1010"/>
        </table:table-row>
        <table:table-row table:style-name="ro1">
          <table:table-cell office:value-type="string">
            <text:p>Chili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6]" office:value-type="string" office:string-value="Chili">
            <text:p>Chili</text:p>
          </table:table-cell>
          <table:table-cell table:number-columns-repeated="1010"/>
        </table:table-row>
        <table:table-row table:style-name="ro1">
          <table:table-cell office:value-type="string">
            <text:p>Bean Burrito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77]" office:value-type="string" office:string-value="Bean Burrito">
            <text:p>Bean Burrito</text:p>
          </table:table-cell>
          <table:table-cell table:number-columns-repeated="1007"/>
        </table:table-row>
        <table:table-row table:style-name="ro1">
          <table:table-cell office:value-type="string">
            <text:p>Stuffed Pepper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8]" office:value-type="string" office:string-value="Stuffed Pepper">
            <text:p>Stuffed Pepper</text:p>
          </table:table-cell>
          <table:table-cell table:number-columns-repeated="1010"/>
        </table:table-row>
        <table:table-row table:style-name="ro1">
          <table:table-cell office:value-type="string">
            <text:p>Veggie Stirfry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9]" office:value-type="string" office:string-value="Veggie Stirfry">
            <text:p>Veggie Stirfry</text:p>
          </table:table-cell>
          <table:table-cell table:number-columns-repeated="1010"/>
        </table:table-row>
        <table:table-row table:style-name="ro1">
          <table:table-cell office:value-type="string">
            <text:p>Grilled Skew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0]" office:value-type="string" office:string-value="Grilled Skewer">
            <text:p>Grilled Skewer</text:p>
          </table:table-cell>
          <table:table-cell table:number-columns-repeated="1012"/>
        </table:table-row>
        <table:table-row table:style-name="ro1">
          <table:table-cell office:value-type="string">
            <text:p>Supreme Pizza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81]" office:value-type="string" office:string-value="Supreme Pizza">
            <text:p>Supreme Pizza</text:p>
          </table:table-cell>
          <table:table-cell table:number-columns-repeated="1007"/>
        </table:table-row>
        <table:table-row table:style-name="ro1">
          <table:table-cell office:value-type="string">
            <text:p>Omelet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82]" office:value-type="string" office:string-value="Omelet">
            <text:p>Omelet</text:p>
          </table:table-cell>
          <table:table-cell table:number-columns-repeated="1010"/>
        </table:table-row>
        <table:table-row table:style-name="ro1">
          <table:table-cell office:value-type="string">
            <text:p>Hot Wing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3]" office:value-type="string" office:string-value="Hot Wings">
            <text:p>Hot Wings</text:p>
          </table:table-cell>
          <table:table-cell table:number-columns-repeated="1012"/>
        </table:table-row>
        <table:table-row table:style-name="ro1">
          <table:table-cell office:value-type="string">
            <text:p>Chili Popper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4]" office:value-type="string" office:string-value="Chili Poppers">
            <text:p>Chili Poppers</text:p>
          </table:table-cell>
          <table:table-cell table:number-columns-repeated="1013"/>
        </table:table-row>
        <table:table-row table:style-name="ro1">
          <table:table-cell office:value-type="string">
            <text:p>Extreme Chili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5]" office:value-type="string" office:string-value="Extreme Chili">
            <text:p>Extreme Chili</text:p>
          </table:table-cell>
          <table:table-cell table:number-columns-repeated="1012"/>
        </table:table-row>
        <table:table-row table:style-name="ro1">
          <table:table-cell office:value-type="string">
            <text:p>Chili Chocolat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6]" office:value-type="string" office:string-value="Chili Chocolate">
            <text:p>Chili Chocolate</text:p>
          </table:table-cell>
          <table:table-cell table:number-columns-repeated="1013"/>
        </table:table-row>
        <table:table-row table:style-name="ro1">
          <table:table-cell office:value-type="string">
            <text:p>Lemonad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87]" office:value-type="string" office:string-value="Lemonade">
            <text:p>Lemonade</text:p>
          </table:table-cell>
          <table:table-cell table:number-columns-repeated="1017"/>
        </table:table-row>
        <table:table-row table:style-name="ro1">
          <table:table-cell office:value-type="string">
            <text:p>Leom Ba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8]" office:value-type="string" office:string-value="Leom Bar">
            <text:p>Leom Bar</text:p>
          </table:table-cell>
          <table:table-cell table:number-columns-repeated="1013"/>
        </table:table-row>
        <table:table-row table:style-name="ro1">
          <table:table-cell office:value-type="string">
            <text:p>Fish Dinne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89]" office:value-type="string" office:string-value="Fish Dinner">
            <text:p>Fish Dinner</text:p>
          </table:table-cell>
          <table:table-cell table:number-columns-repeated="1011"/>
        </table:table-row>
        <table:table-row table:style-name="ro1">
          <table:table-cell office:value-type="string">
            <text:p>Lemon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0]" office:value-type="string" office:string-value="Lemon Smoothie">
            <text:p>Lemon Smoothie</text:p>
          </table:table-cell>
          <table:table-cell table:number-columns-repeated="1017"/>
        </table:table-row>
        <table:table-row table:style-name="ro1">
          <table:table-cell office:value-type="string">
            <text:p>Lemon Meringu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1]" office:value-type="string" office:string-value="Lemon Meringue">
            <text:p>Lemon Meringue</text:p>
          </table:table-cell>
          <table:table-cell table:number-columns-repeated="1014"/>
        </table:table-row>
        <table:table-row table:style-name="ro1">
          <table:table-cell office:value-type="string">
            <text:p>Candied Lemo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2]" office:value-type="string" office:string-value="Candied Lemon">
            <text:p>Candied Lemon</text:p>
          </table:table-cell>
          <table:table-cell table:number-columns-repeated="1013"/>
        </table:table-row>
        <table:table-row table:style-name="ro1">
          <table:table-cell office:value-type="string">
            <text:p>Lemon Chicken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93]" office:value-type="string" office:string-value="Lemon Chicken">
            <text:p>Lemon Chicken</text:p>
          </table:table-cell>
          <table:table-cell table:number-columns-repeated="1012"/>
        </table:table-row>
        <table:table-row table:style-name="ro1">
          <table:table-cell office:value-type="string">
            <text:p>Blue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4]" office:value-type="string" office:string-value="Blueberry Smoothie">
            <text:p>Blueberry Smoothie</text:p>
          </table:table-cell>
          <table:table-cell table:number-columns-repeated="1017"/>
        </table:table-row>
        <table:table-row table:style-name="ro1">
          <table:table-cell office:value-type="string">
            <text:p>Blue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5]" office:value-type="string" office:string-value="Blueberry Pie">
            <text:p>Blueberry Pie</text:p>
          </table:table-cell>
          <table:table-cell table:number-columns-repeated="1014"/>
        </table:table-row>
        <table:table-row table:style-name="ro1">
          <table:table-cell office:value-type="string">
            <text:p>Blueberry Muffi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6]" office:value-type="string" office:string-value="Blueberry Muffin">
            <text:p>Blueberry Muffin</text:p>
          </table:table-cell>
          <table:table-cell table:number-columns-repeated="1014"/>
        </table:table-row>
        <table:table-row table:style-name="ro1">
          <table:table-cell office:value-type="string">
            <text:p>Blue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7]" office:value-type="string" office:string-value="Blueberry Juice">
            <text:p>Blueberry Juice</text:p>
          </table:table-cell>
          <table:table-cell table:number-columns-repeated="1017"/>
        </table:table-row>
        <table:table-row table:style-name="ro1">
          <table:table-cell office:value-type="string">
            <text:p>Pancak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8]" office:value-type="string" office:string-value="Pancakes">
            <text:p>Pancakes</text:p>
          </table:table-cell>
          <table:table-cell table:number-columns-repeated="1013"/>
        </table:table-row>
        <table:table-row table:style-name="ro1">
          <table:table-cell office:value-type="string">
            <text:p>Blueberry Pancak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9]" office:value-type="string" office:string-value="Blueberry Pancakes">
            <text:p>Blueberry Pancakes</text:p>
          </table:table-cell>
          <table:table-cell table:number-columns-repeated="1013"/>
        </table:table-row>
        <table:table-row table:style-name="ro1">
          <table:table-cell office:value-type="string">
            <text:p>Ch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0]" office:value-type="string" office:string-value="Cherry Juice">
            <text:p>Cherry Juice</text:p>
          </table:table-cell>
          <table:table-cell table:number-columns-repeated="1017"/>
        </table:table-row>
        <table:table-row table:style-name="ro1">
          <table:table-cell office:value-type="string">
            <text:p>Ch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1]" office:value-type="string" office:string-value="Cherry Pie">
            <text:p>Cherry Pie</text:p>
          </table:table-cell>
          <table:table-cell table:number-columns-repeated="1014"/>
        </table:table-row>
        <table:table-row table:style-name="ro1">
          <table:table-cell office:value-type="string">
            <text:p>Chocolate Cherry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02]" office:value-type="string" office:string-value="Chocolate Cherry">
            <text:p>Chocolate Cherry</text:p>
          </table:table-cell>
          <table:table-cell table:number-columns-repeated="1013"/>
        </table:table-row>
        <table:table-row table:style-name="ro1">
          <table:table-cell office:value-type="string">
            <text:p>Ch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3]" office:value-type="string" office:string-value="Cherry Smoothie">
            <text:p>Cherry Smoothie</text:p>
          </table:table-cell>
          <table:table-cell table:number-columns-repeated="1017"/>
        </table:table-row>
        <table:table-row table:style-name="ro1">
          <table:table-cell office:value-type="string">
            <text:p>Cheesecak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4]" office:value-type="string" office:string-value="Cheesecake">
            <text:p>Cheesecake</text:p>
          </table:table-cell>
          <table:table-cell table:number-columns-repeated="1014"/>
        </table:table-row>
        <table:table-row table:style-name="ro1">
          <table:table-cell office:value-type="string">
            <text:p>Cherry Cheeseca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5]" office:value-type="string" office:string-value="Cherry Cheesecake">
            <text:p>Cherry Cheesecake</text:p>
          </table:table-cell>
          <table:table-cell table:number-columns-repeated="1014"/>
        </table:table-row>
        <table:table-row table:style-name="ro1">
          <table:table-cell office:value-type="string">
            <text:p>Stuffed Eggplan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06]" office:value-type="string" office:string-value="Stuffed Eggplant">
            <text:p>Stuffed Eggplant</text:p>
          </table:table-cell>
          <table:table-cell table:number-columns-repeated="1010"/>
        </table:table-row>
        <table:table-row table:style-name="ro1">
          <table:table-cell office:value-type="string">
            <text:p>Eggplant Par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07]" office:value-type="string" office:string-value="Eggplant Parm">
            <text:p>Eggplant Parm</text:p>
          </table:table-cell>
          <table:table-cell table:number-columns-repeated="1010"/>
        </table:table-row>
        <table:table-row table:style-name="ro1">
          <table:table-cell office:value-type="string">
            <text:p>Raspberry Iced Tea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8]" office:value-type="string" office:string-value="Raspberry Iced Tea">
            <text:p>Raspberry Iced Tea</text:p>
          </table:table-cell>
          <table:table-cell table:number-columns-repeated="1017"/>
        </table:table-row>
        <table:table-row table:style-name="ro1">
          <table:table-cell office:value-type="string">
            <text:p>Chai Tea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9]" office:value-type="string" office:string-value="Chai Tea">
            <text:p>Chai Tea</text:p>
          </table:table-cell>
          <table:table-cell table:number-columns-repeated="1017"/>
        </table:table-row>
        <table:table-row table:style-name="ro1">
          <table:table-cell office:value-type="string">
            <text:p>Espresso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0]" office:value-type="string" office:string-value="Espresso">
            <text:p>Espresso</text:p>
          </table:table-cell>
          <table:table-cell table:number-columns-repeated="1017"/>
        </table:table-row>
        <table:table-row table:style-name="ro1">
          <table:table-cell office:value-type="string">
            <text:p>Coffee con Le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1]" office:value-type="string" office:string-value="Coffee con Leche">
            <text:p>Coffee con Leche</text:p>
          </table:table-cell>
          <table:table-cell table:number-columns-repeated="1017"/>
        </table:table-row>
        <table:table-row table:style-name="ro1">
          <table:table-cell office:value-type="string">
            <text:p>Mocha Ice Crea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2]" office:value-type="string" office:string-value="Mocha Ice Cream">
            <text:p>Mocha Ice Cream</text:p>
          </table:table-cell>
          <table:table-cell table:number-columns-repeated="1017"/>
        </table:table-row>
        <table:table-row table:style-name="ro1">
          <table:table-cell office:value-type="string">
            <text:p>Pickled Beet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3]" office:value-type="string" office:string-value="Pickled Beets">
            <text:p>Pickled Beets</text:p>
          </table:table-cell>
          <table:table-cell table:number-columns-repeated="1010"/>
        </table:table-row>
        <table:table-row table:style-name="ro1">
          <table:table-cell office:value-type="string">
            <text:p>Beet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414]" office:value-type="string" office:string-value="Beet Salad">
            <text:p>Beet Salad</text:p>
          </table:table-cell>
          <table:table-cell table:number-columns-repeated="1008"/>
        </table:table-row>
        <table:table-row table:style-name="ro1">
          <table:table-cell office:value-type="string">
            <text:p>Beet Soup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15]" office:value-type="string" office:string-value="Beet Soup">
            <text:p>Beet Soup</text:p>
          </table:table-cell>
          <table:table-cell table:number-columns-repeated="1018"/>
        </table:table-row>
        <table:table-row table:style-name="ro1">
          <table:table-cell office:value-type="string">
            <text:p>Baked Beet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6]" office:value-type="string" office:string-value="Baked Beets">
            <text:p>Baked Beets</text:p>
          </table:table-cell>
          <table:table-cell table:number-columns-repeated="1010"/>
        </table:table-row>
        <table:table-row table:style-name="ro1">
          <table:table-cell office:value-type="string">
            <text:p>Broccoli Mac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7]" office:value-type="string" office:string-value="Broccoli Mac">
            <text:p>Broccoli Mac</text:p>
          </table:table-cell>
          <table:table-cell table:number-columns-repeated="1010"/>
        </table:table-row>
        <table:table-row table:style-name="ro1">
          <table:table-cell office:value-type="string">
            <text:p>Broccoli n Di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8]" office:value-type="string" office:string-value="Broccoli n Dip">
            <text:p>Broccoli n Dip</text:p>
          </table:table-cell>
          <table:table-cell table:number-columns-repeated="1010"/>
        </table:table-row>
        <table:table-row table:style-name="ro1">
          <table:table-cell office:value-type="string">
            <text:p>Creamed Broccoli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19]" office:value-type="string" office:string-value="Creamed Broccoli Soup">
            <text:p>Creamed Broccoli Soup</text:p>
          </table:table-cell>
          <table:table-cell table:number-columns-repeated="1018"/>
        </table:table-row>
        <table:table-row table:style-name="ro1">
          <table:table-cell office:value-type="string">
            <text:p>Sweet Potato Pi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20]" office:value-type="string" office:string-value="Sweet Potato Pie">
            <text:p>Sweet Potato Pie</text:p>
          </table:table-cell>
          <table:table-cell table:number-columns-repeated="1014"/>
        </table:table-row>
        <table:table-row table:style-name="ro1">
          <table:table-cell office:value-type="string">
            <text:p>Candied Sweet Potatoes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1]" office:value-type="string" office:string-value="Candied Sweet Potatoes">
            <text:p>Candied Sweet Potatoes</text:p>
          </table:table-cell>
          <table:table-cell table:number-columns-repeated="1010"/>
        </table:table-row>
        <table:table-row table:style-name="ro1">
          <table:table-cell office:value-type="string">
            <text:p>Mashed Sweet Potato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2]" office:value-type="string" office:string-value="Mashed Sweet Potatoes">
            <text:p>Mashed Sweet Potatoes</text:p>
          </table:table-cell>
          <table:table-cell table:number-columns-repeated="1010"/>
        </table:table-row>
        <table:table-row table:style-name="ro1">
          <table:table-cell office:value-type="string">
            <text:p>Steamed Pea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3]" office:value-type="string" office:string-value="Steamed Peas">
            <text:p>Steamed Peas</text:p>
          </table:table-cell>
          <table:table-cell table:number-columns-repeated="1010"/>
        </table:table-row>
        <table:table-row table:style-name="ro1">
          <table:table-cell office:value-type="string">
            <text:p>Split Pea Soup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24]" office:value-type="string" office:string-value="Split Pea Soup">
            <text:p>Split Pea Soup</text:p>
          </table:table-cell>
          <table:table-cell table:number-columns-repeated="1018"/>
        </table:table-row>
        <table:table-row table:style-name="ro1">
          <table:table-cell office:value-type="string">
            <text:p>Pineapple Upsidedown Cak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25]" office:value-type="string" office:string-value="Pineapple Upsidedown Cake">
            <text:p>Pineapple Upsidedown Cake</text:p>
          </table:table-cell>
          <table:table-cell table:number-columns-repeated="1014"/>
        </table:table-row>
        <table:table-row table:style-name="ro1">
          <table:table-cell office:value-type="string">
            <text:p>Pineapple Ha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26]" office:value-type="string" office:string-value="Pineapple Ham">
            <text:p>Pineapple Ham</text:p>
          </table:table-cell>
          <table:table-cell table:number-columns-repeated="1012"/>
        </table:table-row>
        <table:table-row table:style-name="ro1">
          <table:table-cell office:value-type="string">
            <text:p>Pinneappl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27]" office:value-type="string" office:string-value="Pinneapple Yogurt">
            <text:p>Pinneapple Yogurt</text:p>
          </table:table-cell>
          <table:table-cell table:number-columns-repeated="1013"/>
        </table:table-row>
        <table:table-row table:style-name="ro1">
          <table:table-cell office:value-type="string">
            <text:p>Turnip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28]" office:value-type="string" office:string-value="Turnip Soup">
            <text:p>Turnip Soup</text:p>
          </table:table-cell>
          <table:table-cell table:number-columns-repeated="1018"/>
        </table:table-row>
        <table:table-row table:style-name="ro1">
          <table:table-cell office:value-type="string">
            <text:p>Roasted Root Veggie Medle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9]" office:value-type="string" office:string-value="Roasted Root Veggie Medley">
            <text:p>Roasted Root Veggie Medley</text:p>
          </table:table-cell>
          <table:table-cell table:number-columns-repeated="1010"/>
        </table:table-row>
        <table:table-row table:style-name="ro1">
          <table:table-cell office:value-type="string">
            <text:p>Baked Turnip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0]" office:value-type="string" office:string-value="Baked Turnips">
            <text:p>Baked Turnips</text:p>
          </table:table-cell>
          <table:table-cell table:number-columns-repeated="1010"/>
        </table:table-row>
        <table:table-row table:style-name="ro1">
          <table:table-cell office:value-type="string">
            <text:p>Ginger Bre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31]" office:value-type="string" office:string-value="Ginger Bread">
            <text:p>Ginger Bread</text:p>
          </table:table-cell>
          <table:table-cell table:number-columns-repeated="1015"/>
        </table:table-row>
        <table:table-row table:style-name="ro1">
          <table:table-cell office:value-type="string">
            <text:p>Ginger Snaps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32]" office:value-type="string" office:string-value="Ginger Snaps">
            <text:p>Ginger Snaps</text:p>
          </table:table-cell>
          <table:table-cell table:number-columns-repeated="1017"/>
        </table:table-row>
        <table:table-row table:style-name="ro1">
          <table:table-cell office:value-type="string">
            <text:p>Candied Ginger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33]" office:value-type="string" office:string-value="Candied Ginger">
            <text:p>Candied Ginger</text:p>
          </table:table-cell>
          <table:table-cell table:number-columns-repeated="1013"/>
        </table:table-row>
        <table:table-row table:style-name="ro1">
          <table:table-cell office:value-type="string">
            <text:p>Soft Pretzel and Mustar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34]" office:value-type="string" office:string-value="Soft Pretzel and Mustard">
            <text:p>Soft Pretzel and Mustard</text:p>
          </table:table-cell>
          <table:table-cell table:number-columns-repeated="1013"/>
        </table:table-row>
        <table:table-row table:style-name="ro1">
          <table:table-cell office:value-type="string">
            <text:p>Spicy Mustard Por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35]" office:value-type="string" office:string-value="Spicy Mustard Pork">
            <text:p>Spicy Mustard Pork</text:p>
          </table:table-cell>
          <table:table-cell table:number-columns-repeated="1012"/>
        </table:table-row>
        <table:table-row table:style-name="ro1">
          <table:table-cell office:value-type="string">
            <text:p>Spicy Green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6]" office:value-type="string" office:string-value="Spicy Greens">
            <text:p>Spicy Greens</text:p>
          </table:table-cell>
          <table:table-cell table:number-columns-repeated="1010"/>
        </table:table-row>
        <table:table-row table:style-name="ro1">
          <table:table-cell office:value-type="string">
            <text:p>Garlic Bre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37]" office:value-type="string" office:string-value="Garlic Bread">
            <text:p>Garlic Bread</text:p>
          </table:table-cell>
          <table:table-cell table:number-columns-repeated="1015"/>
        </table:table-row>
        <table:table-row table:style-name="ro1">
          <table:table-cell office:value-type="string">
            <text:p>Garlic Mashed Potatoe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8]" office:value-type="string" office:string-value="Garlic Mashed Potatoes">
            <text:p>Garlic Mashed Potatoes</text:p>
          </table:table-cell>
          <table:table-cell table:number-columns-repeated="1010"/>
        </table:table-row>
        <table:table-row table:style-name="ro1">
          <table:table-cell office:value-type="string">
            <text:p>Garlic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39]" office:value-type="string" office:string-value="Garlic Chicken">
            <text:p>Garlic Chicken</text:p>
          </table:table-cell>
          <table:table-cell table:number-columns-repeated="1012"/>
        </table:table-row>
        <table:table-row table:style-name="ro1">
          <table:table-cell office:value-type="string">
            <text:p>Summer Radish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440]" office:value-type="string" office:string-value="Summer Radish Salad">
            <text:p>Summer Radish Salad</text:p>
          </table:table-cell>
          <table:table-cell table:number-columns-repeated="1008"/>
        </table:table-row>
        <table:table-row table:style-name="ro1">
          <table:table-cell office:value-type="string">
            <text:p>Summer Squash with Radis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1]" office:value-type="string" office:string-value="Summer Squash with Radish">
            <text:p>Summer Squash with Radish</text:p>
          </table:table-cell>
          <table:table-cell table:number-columns-repeated="1010"/>
        </table:table-row>
        <table:table-row table:style-name="ro1">
          <table:table-cell office:value-type="string">
            <text:p>Celery and Peanut Butt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2]" office:value-type="string" office:string-value="Celery and Peanut Butter">
            <text:p>Celery and Peanut Butter</text:p>
          </table:table-cell>
          <table:table-cell table:number-columns-repeated="1010"/>
        </table:table-row>
        <table:table-row table:style-name="ro1">
          <table:table-cell office:value-type="string">
            <text:p>Chicken Celery Cassero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43]" office:value-type="string" office:string-value="Chicken Celery Casserole">
            <text:p>Chicken Celery Casserole</text:p>
          </table:table-cell>
          <table:table-cell table:number-columns-repeated="1012"/>
        </table:table-row>
        <table:table-row table:style-name="ro1">
          <table:table-cell office:value-type="string">
            <text:p>Peas and Celery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4]" office:value-type="string" office:string-value="Peas and Celery">
            <text:p>Peas and Celery</text:p>
          </table:table-cell>
          <table:table-cell table:number-columns-repeated="1010"/>
        </table:table-row>
        <table:table-row table:style-name="ro1">
          <table:table-cell office:value-type="string">
            <text:p>Celery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45]" office:value-type="string" office:string-value="Celery Soup">
            <text:p>Celery Soup</text:p>
          </table:table-cell>
          <table:table-cell table:number-columns-repeated="1018"/>
        </table:table-row>
        <table:table-row table:style-name="ro1">
          <table:table-cell office:value-type="string">
            <text:p>Zuchini 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46]" office:value-type="string" office:string-value="Zuchini Bread">
            <text:p>Zuchini Bread</text:p>
          </table:table-cell>
          <table:table-cell table:number-columns-repeated="1015"/>
        </table:table-row>
        <table:table-row table:style-name="ro1">
          <table:table-cell office:value-type="string">
            <text:p>Zuchini Fri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447]" office:value-type="string" office:string-value="Zuchini Fries">
            <text:p>Zuchini Fries</text:p>
          </table:table-cell>
          <table:table-cell table:number-columns-repeated="1007"/>
        </table:table-row>
        <table:table-row table:style-name="ro1">
          <table:table-cell office:value-type="string">
            <text:p>Zesty Zuchin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8]" office:value-type="string" office:string-value="Zesty Zuchini">
            <text:p>Zesty Zuchini</text:p>
          </table:table-cell>
          <table:table-cell table:number-columns-repeated="1010"/>
        </table:table-row>
        <table:table-row table:style-name="ro1">
          <table:table-cell office:value-type="string">
            <text:p>Zuchini Bak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9]" office:value-type="string" office:string-value="Zuchini Bake">
            <text:p>Zuchini Bake</text:p>
          </table:table-cell>
          <table:table-cell table:number-columns-repeated="1010"/>
        </table:table-row>
        <table:table-row table:style-name="ro1">
          <table:table-cell office:value-type="string">
            <text:p>Asparagus Quich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50]" office:value-type="string" office:string-value="Asparagus Quiche">
            <text:p>Asparagus Quiche</text:p>
          </table:table-cell>
          <table:table-cell table:number-columns-repeated="1014"/>
        </table:table-row>
        <table:table-row table:style-name="ro1">
          <table:table-cell office:value-type="string">
            <text:p>Asparagus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51]" office:value-type="string" office:string-value="Asparagus Soup">
            <text:p>Asparagus Soup</text:p>
          </table:table-cell>
          <table:table-cell table:number-columns-repeated="1018"/>
        </table:table-row>
        <table:table-row table:style-name="ro1">
          <table:table-cell office:value-type="string">
            <text:p>Walnut Raisin Bre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52]" office:value-type="string" office:string-value="Walnut Raisin Bread">
            <text:p>Walnut Raisin Bread</text:p>
          </table:table-cell>
          <table:table-cell table:number-columns-repeated="1015"/>
        </table:table-row>
        <table:table-row table:style-name="ro1">
          <table:table-cell office:value-type="string">
            <text:p>Candied Walnut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53]" office:value-type="string" office:string-value="Candied Walnuts">
            <text:p>Candied Walnuts</text:p>
          </table:table-cell>
          <table:table-cell table:number-columns-repeated="1013"/>
        </table:table-row>
        <table:table-row table:style-name="ro1">
          <table:table-cell office:value-type="string">
            <text:p>Browni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54]" office:value-type="string" office:string-value="Brownie">
            <text:p>Brownie</text:p>
          </table:table-cell>
          <table:table-cell table:number-columns-repeated="1014"/>
        </table:table-row>
        <table:table-row table:style-name="ro1">
          <table:table-cell office:value-type="string">
            <text:p>Papaya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5]" office:value-type="string" office:string-value="Papaya Juice">
            <text:p>Papaya Juice</text:p>
          </table:table-cell>
          <table:table-cell table:number-columns-repeated="1017"/>
        </table:table-row>
        <table:table-row table:style-name="ro1">
          <table:table-cell office:value-type="string">
            <text:p>Papaya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6]" office:value-type="string" office:string-value="Papaya Smoothie">
            <text:p>Papaya Smoothie</text:p>
          </table:table-cell>
          <table:table-cell table:number-columns-repeated="1017"/>
        </table:table-row>
        <table:table-row table:style-name="ro1">
          <table:table-cell office:value-type="string">
            <text:p>Papay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57]" office:value-type="string" office:string-value="Papaya Yogurt">
            <text:p>Papaya Yogurt</text:p>
          </table:table-cell>
          <table:table-cell table:number-columns-repeated="1013"/>
        </table:table-row>
        <table:table-row table:style-name="ro1">
          <table:table-cell office:value-type="string">
            <text:p>Star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8]" office:value-type="string" office:string-value="Starfruit Juice">
            <text:p>Starfruit Juice</text:p>
          </table:table-cell>
          <table:table-cell table:number-columns-repeated="1017"/>
        </table:table-row>
        <table:table-row table:style-name="ro1">
          <table:table-cell office:value-type="string">
            <text:p>Starfrui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9]" office:value-type="string" office:string-value="Starfruit Smoothie">
            <text:p>Starfruit Smoothie</text:p>
          </table:table-cell>
          <table:table-cell table:number-columns-repeated="1017"/>
        </table:table-row>
        <table:table-row table:style-name="ro1">
          <table:table-cell office:value-type="string">
            <text:p>Starfrui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0]" office:value-type="string" office:string-value="Starfruit Yogurt">
            <text:p>Starfruit Yogurt</text:p>
          </table:table-cell>
          <table:table-cell table:number-columns-repeated="1013"/>
        </table:table-row>
        <table:table-row table:style-name="ro1">
          <table:table-cell office:value-type="string">
            <text:p>Guacamol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61]" office:value-type="string" office:string-value="Guacamole">
            <text:p>Guacamole</text:p>
          </table:table-cell>
          <table:table-cell table:number-columns-repeated="1018"/>
        </table:table-row>
        <table:table-row table:style-name="ro1">
          <table:table-cell office:value-type="string">
            <text:p>Cream of Avocado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62]" office:value-type="string" office:string-value="Cream of Avocado Soup">
            <text:p>Cream of Avocado Soup</text:p>
          </table:table-cell>
          <table:table-cell table:number-columns-repeated="1018"/>
        </table:table-row>
        <table:table-row table:style-name="ro1">
          <table:table-cell office:value-type="string">
            <text:p>Avocado Burrito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63]" office:value-type="string" office:string-value="Avocado Burrito">
            <text:p>Avocado Burrito</text:p>
          </table:table-cell>
          <table:table-cell table:number-columns-repeated="1010"/>
        </table:table-row>
        <table:table-row table:style-name="ro1">
          <table:table-cell office:value-type="string">
            <text:p>Poeched Pear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64]" office:value-type="string" office:string-value="Poeched Pear">
            <text:p>Poeched Pear</text:p>
          </table:table-cell>
          <table:table-cell table:number-columns-repeated="1010"/>
        </table:table-row>
        <table:table-row table:style-name="ro1">
          <table:table-cell office:value-type="string">
            <text:p>Fruit Crumbl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65]" office:value-type="string" office:string-value="Fruit Crumble">
            <text:p>Fruit Crumble</text:p>
          </table:table-cell>
          <table:table-cell table:number-columns-repeated="1014"/>
        </table:table-row>
        <table:table-row table:style-name="ro1">
          <table:table-cell office:value-type="string">
            <text:p>Pear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6]" office:value-type="string" office:string-value="Pear Yogurt">
            <text:p>Pear Yogurt</text:p>
          </table:table-cell>
          <table:table-cell table:number-columns-repeated="1013"/>
        </table:table-row>
        <table:table-row table:style-name="ro1">
          <table:table-cell office:value-type="string">
            <text:p>Plum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7]" office:value-type="string" office:string-value="Plum Yogurt">
            <text:p>Plum Yogurt</text:p>
          </table:table-cell>
          <table:table-cell table:number-columns-repeated="1013"/>
        </table:table-row>
        <table:table-row table:style-name="ro1">
          <table:table-cell office:value-type="string">
            <text:p>Banana Spl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8]" office:value-type="string" office:string-value="Banana Split">
            <text:p>Banana Split</text:p>
          </table:table-cell>
          <table:table-cell table:number-columns-repeated="1013"/>
        </table:table-row>
        <table:table-row table:style-name="ro1">
          <table:table-cell office:value-type="string">
            <text:p>Banana Nut Bre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69]" office:value-type="string" office:string-value="Banana Nut Bread">
            <text:p>Banana Nut Bread</text:p>
          </table:table-cell>
          <table:table-cell table:number-columns-repeated="1015"/>
        </table:table-row>
        <table:table-row table:style-name="ro1">
          <table:table-cell office:value-type="string">
            <text:p>Banana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0]" office:value-type="string" office:string-value="Banana Smoothie">
            <text:p>Banana Smoothie</text:p>
          </table:table-cell>
          <table:table-cell table:number-columns-repeated="1017"/>
        </table:table-row>
        <table:table-row table:style-name="ro1">
          <table:table-cell office:value-type="string">
            <text:p>Banan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1]" office:value-type="string" office:string-value="Banana Yogurt">
            <text:p>Banana Yogurt</text:p>
          </table:table-cell>
          <table:table-cell table:number-columns-repeated="1017"/>
        </table:table-row>
        <table:table-row table:style-name="ro1">
          <table:table-cell office:value-type="string">
            <text:p>Coconut Milk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2]" office:value-type="string" office:string-value="Coconut Milk">
            <text:p>Coconut Milk</text:p>
          </table:table-cell>
          <table:table-cell table:number-columns-repeated="1017"/>
        </table:table-row>
        <table:table-row table:style-name="ro1">
          <table:table-cell office:value-type="string">
            <text:p>Chicken Curry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73]" office:value-type="string" office:string-value="Chicken Curry">
            <text:p>Chicken Curry</text:p>
          </table:table-cell>
          <table:table-cell table:number-columns-repeated="1012"/>
        </table:table-row>
        <table:table-row table:style-name="ro1">
          <table:table-cell office:value-type="string">
            <text:p>Coconut Shrim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474]" office:value-type="string" office:string-value="Coconut Shrimp">
            <text:p>Coconut Shrimp</text:p>
          </table:table-cell>
          <table:table-cell table:number-columns-repeated="1011"/>
        </table:table-row>
        <table:table-row table:style-name="ro1">
          <table:table-cell office:value-type="string">
            <text:p>Coconu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75]" office:value-type="string" office:string-value="Coconut Yogurt">
            <text:p>Coconut Yogurt</text:p>
          </table:table-cell>
          <table:table-cell table:number-columns-repeated="1013"/>
        </table:table-row>
        <table:table-row table:style-name="ro1">
          <table:table-cell office:value-type="string">
            <text:p>Orang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6]" office:value-type="string" office:string-value="Orange Juice">
            <text:p>Orange Juice</text:p>
          </table:table-cell>
          <table:table-cell table:number-columns-repeated="1017"/>
        </table:table-row>
        <table:table-row table:style-name="ro1">
          <table:table-cell office:value-type="string">
            <text:p>Orange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77]" office:value-type="string" office:string-value="Orange Chicken">
            <text:p>Orange Chicken</text:p>
          </table:table-cell>
          <table:table-cell table:number-columns-repeated="1012"/>
        </table:table-row>
        <table:table-row table:style-name="ro1">
          <table:table-cell office:value-type="string">
            <text:p>Orange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8]" office:value-type="string" office:string-value="Orange Smoothie">
            <text:p>Orange Smoothie</text:p>
          </table:table-cell>
          <table:table-cell table:number-columns-repeated="1017"/>
        </table:table-row>
        <table:table-row table:style-name="ro1">
          <table:table-cell office:value-type="string">
            <text:p>Orang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79]" office:value-type="string" office:string-value="Orange Yogurt">
            <text:p>Orange Yogurt</text:p>
          </table:table-cell>
          <table:table-cell table:number-columns-repeated="1013"/>
        </table:table-row>
        <table:table-row table:style-name="ro1">
          <table:table-cell office:value-type="string">
            <text:p>Peach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0]" office:value-type="string" office:string-value="Peach Juice">
            <text:p>Peach Juice</text:p>
          </table:table-cell>
          <table:table-cell table:number-columns-repeated="1017"/>
        </table:table-row>
        <table:table-row table:style-name="ro1">
          <table:table-cell office:value-type="string">
            <text:p>Peach Cobbl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1]" office:value-type="string" office:string-value="Peach Cobbler">
            <text:p>Peach Cobbler</text:p>
          </table:table-cell>
          <table:table-cell table:number-columns-repeated="1013"/>
        </table:table-row>
        <table:table-row table:style-name="ro1">
          <table:table-cell office:value-type="string">
            <text:p>Peach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2]" office:value-type="string" office:string-value="Peach Smoothie">
            <text:p>Peach Smoothie</text:p>
          </table:table-cell>
          <table:table-cell table:number-columns-repeated="1017"/>
        </table:table-row>
        <table:table-row table:style-name="ro1">
          <table:table-cell office:value-type="string">
            <text:p>Peach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3]" office:value-type="string" office:string-value="Peach Yogurt">
            <text:p>Peach Yogurt</text:p>
          </table:table-cell>
          <table:table-cell table:number-columns-repeated="1013"/>
        </table:table-row>
        <table:table-row table:style-name="ro1">
          <table:table-cell office:value-type="string">
            <text:p>Lim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4]" office:value-type="string" office:string-value="Lime Juice">
            <text:p>Lime Juice</text:p>
          </table:table-cell>
          <table:table-cell table:number-columns-repeated="1017"/>
        </table:table-row>
        <table:table-row table:style-name="ro1">
          <table:table-cell office:value-type="string">
            <text:p>Keylime P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85]" office:value-type="string" office:string-value="Keylime Pie">
            <text:p>Keylime Pie</text:p>
          </table:table-cell>
          <table:table-cell table:number-columns-repeated="1014"/>
        </table:table-row>
        <table:table-row table:style-name="ro1">
          <table:table-cell office:value-type="string">
            <text:p>Lime Smoothie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6]" office:value-type="string" office:string-value="Lime Smoothie">
            <text:p>Lime Smoothie</text:p>
          </table:table-cell>
          <table:table-cell table:number-columns-repeated="1017"/>
        </table:table-row>
        <table:table-row table:style-name="ro1">
          <table:table-cell office:value-type="string">
            <text:p>Lim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7]" office:value-type="string" office:string-value="Lime Yogurt">
            <text:p>Lime Yogurt</text:p>
          </table:table-cell>
          <table:table-cell table:number-columns-repeated="1013"/>
        </table:table-row>
        <table:table-row table:style-name="ro1">
          <table:table-cell office:value-type="string">
            <text:p>Mango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8]" office:value-type="string" office:string-value="Mango Juice">
            <text:p>Mango Juice</text:p>
          </table:table-cell>
          <table:table-cell table:number-columns-repeated="1017"/>
        </table:table-row>
        <table:table-row table:style-name="ro1">
          <table:table-cell office:value-type="string">
            <text:p>Mango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9]" office:value-type="string" office:string-value="Mango Smoothie">
            <text:p>Mango Smoothie</text:p>
          </table:table-cell>
          <table:table-cell table:number-columns-repeated="1017"/>
        </table:table-row>
        <table:table-row table:style-name="ro1">
          <table:table-cell office:value-type="string">
            <text:p>Mango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0]" office:value-type="string" office:string-value="Mango Yogurt">
            <text:p>Mango Yogurt</text:p>
          </table:table-cell>
          <table:table-cell table:number-columns-repeated="1013"/>
        </table:table-row>
        <table:table-row table:style-name="ro1">
          <table:table-cell office:value-type="string">
            <text:p>Pomegranat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91]" office:value-type="string" office:string-value="Pomegranate Juice">
            <text:p>Pomegranate Juice</text:p>
          </table:table-cell>
          <table:table-cell table:number-columns-repeated="1017"/>
        </table:table-row>
        <table:table-row table:style-name="ro1">
          <table:table-cell office:value-type="string">
            <text:p>Pomegranate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92]" office:value-type="string" office:string-value="Pomegranate Smoothie">
            <text:p>Pomegranate Smoothie</text:p>
          </table:table-cell>
          <table:table-cell table:number-columns-repeated="1017"/>
        </table:table-row>
        <table:table-row table:style-name="ro1">
          <table:table-cell office:value-type="string">
            <text:p>Pomegranat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3]" office:value-type="string" office:string-value="Pomegranate Yogurt">
            <text:p>Pomegranate Yogurt</text:p>
          </table:table-cell>
          <table:table-cell table:number-columns-repeated="1013"/>
        </table:table-row>
        <table:table-row table:style-name="ro1">
          <table:table-cell office:value-type="string">
            <text:p>Vanill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4]" office:value-type="string" office:string-value="Vanilla Yogurt">
            <text:p>Vanilla Yogurt</text:p>
          </table:table-cell>
          <table:table-cell table:number-columns-repeated="1013"/>
        </table:table-row>
        <table:table-row table:style-name="ro1">
          <table:table-cell office:value-type="string">
            <text:p>Cinnamon Roll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5]" office:value-type="string" office:string-value="Cinnamon Roll">
            <text:p>Cinnamon Roll</text:p>
          </table:table-cell>
          <table:table-cell table:number-columns-repeated="1013"/>
        </table:table-row>
        <table:table-row table:style-name="ro1">
          <table:table-cell office:value-type="string">
            <text:p>French Toas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96]" office:value-type="string" office:string-value="French Toast">
            <text:p>French Toast</text:p>
          </table:table-cell>
          <table:table-cell table:number-columns-repeated="1015"/>
        </table:table-row>
        <table:table-row table:style-name="ro1">
          <table:table-cell office:value-type="string">
            <text:p>Masrshmellow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7]" office:value-type="string" office:string-value="Masrshmellows">
            <text:p>Masrshmellows</text:p>
          </table:table-cell>
          <table:table-cell table:number-columns-repeated="1013"/>
        </table:table-row>
        <table:table-row table:style-name="ro1">
          <table:table-cell office:value-type="string">
            <text:p>Donat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8]" office:value-type="string" office:string-value="Donat">
            <text:p>Donat</text:p>
          </table:table-cell>
          <table:table-cell table:number-columns-repeated="1013"/>
        </table:table-row>
        <table:table-row table:style-name="ro1">
          <table:table-cell office:value-type="string">
            <text:p>Chocolate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9]" office:value-type="string" office:string-value="Chocolate Donut">
            <text:p>Chocolate Donut</text:p>
          </table:table-cell>
          <table:table-cell table:number-columns-repeated="1013"/>
        </table:table-row>
        <table:table-row table:style-name="ro1">
          <table:table-cell office:value-type="string">
            <text:p>Powdered Donut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0]" office:value-type="string" office:string-value="Powdered Donut">
            <text:p>Powdered Donut</text:p>
          </table:table-cell>
          <table:table-cell table:number-columns-repeated="1013"/>
        </table:table-row>
        <table:table-row table:style-name="ro1">
          <table:table-cell office:value-type="string">
            <text:p>Jelly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1]" office:value-type="string" office:string-value="Jelly Donut">
            <text:p>Jelly Donut</text:p>
          </table:table-cell>
          <table:table-cell table:number-columns-repeated="1013"/>
        </table:table-row>
        <table:table-row table:style-name="ro1">
          <table:table-cell office:value-type="string">
            <text:p>Frosted Donut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2]" office:value-type="string" office:string-value="Frosted Donut">
            <text:p>Frosted Donut</text:p>
          </table:table-cell>
          <table:table-cell table:number-columns-repeated="1013"/>
        </table:table-row>
        <table:table-row table:style-name="ro1">
          <table:table-cell office:value-type="string">
            <text:p>Cactus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503]" office:value-type="string" office:string-value="Cactus Soup">
            <text:p>Cactus Soup</text:p>
          </table:table-cell>
          <table:table-cell table:number-columns-repeated="1018"/>
        </table:table-row>
        <table:table-row table:style-name="ro1">
          <table:table-cell office:value-type="string">
            <text:p>Waffle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4]" office:value-type="string" office:string-value="Waffles">
            <text:p>Waffles</text:p>
          </table:table-cell>
          <table:table-cell table:number-columns-repeated="1013"/>
        </table:table-row>
        <table:table-row table:style-name="ro1">
          <table:table-cell office:value-type="string">
            <text:p>Seed Soup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/>
          <table:table-cell table:formula="of:=[.A505]" office:value-type="string" office:string-value="Seed Soup">
            <text:p>Seed Soup</text:p>
          </table:table-cell>
          <table:table-cell table:number-columns-repeated="1018"/>
        </table:table-row>
        <table:table-row table:style-name="ro1">
          <table:table-cell office:value-type="string">
            <text:p>Soft Pretzel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6]" office:value-type="string" office:string-value="Soft Pretzel">
            <text:p>Soft Pretzel</text:p>
          </table:table-cell>
          <table:table-cell table:number-columns-repeated="1013"/>
        </table:table-row>
        <table:table-row table:style-name="ro1">
          <table:table-cell office:value-type="string">
            <text:p>Jellybean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7]" office:value-type="string" office:string-value="Jellybeans">
            <text:p>Jellybeans</text:p>
          </table:table-cell>
          <table:table-cell table:number-columns-repeated="1013"/>
        </table:table-row>
        <table:table-row table:style-name="ro1">
          <table:table-cell office:value-type="string">
            <text:p>Biscui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8]" office:value-type="string" office:string-value="Biscuit">
            <text:p>Biscuit</text:p>
          </table:table-cell>
          <table:table-cell table:number-columns-repeated="1013"/>
        </table:table-row>
        <table:table-row table:style-name="ro1">
          <table:table-cell office:value-type="string">
            <text:p>Cream Cookie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9]" office:value-type="string" office:string-value="Cream Cookie">
            <text:p>Cream Cookie</text:p>
          </table:table-cell>
          <table:table-cell table:number-columns-repeated="1013"/>
        </table:table-row>
        <table:table-row table:style-name="ro1">
          <table:table-cell office:value-type="string">
            <text:p>Jaffa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0]" office:value-type="string" office:string-value="Jaffa">
            <text:p>Jaffa</text:p>
          </table:table-cell>
          <table:table-cell table:number-columns-repeated="1013"/>
        </table:table-row>
        <table:table-row table:style-name="ro1">
          <table:table-cell office:value-type="string">
            <text:p>Fried Chicken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11]" office:value-type="string" office:string-value="Fried Chicken">
            <text:p>Fried Chicken</text:p>
          </table:table-cell>
          <table:table-cell table:number-columns-repeated="1012"/>
        </table:table-row>
        <table:table-row table:style-name="ro1">
          <table:table-cell office:value-type="string">
            <text:p>Chocolate Spinkles Cak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12]" office:value-type="string" office:string-value="Chocolate Spinkles Cake">
            <text:p>Chocolate Spinkles Cake</text:p>
          </table:table-cell>
          <table:table-cell table:number-columns-repeated="1014"/>
        </table:table-row>
        <table:table-row table:style-name="ro1">
          <table:table-cell office:value-type="string">
            <text:p>Red Velvet Cak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13]" office:value-type="string" office:string-value="Red Velvet Cake">
            <text:p>Red Velvet Cake</text:p>
          </table:table-cell>
          <table:table-cell table:number-columns-repeated="1014"/>
        </table:table-row>
        <table:table-row table:style-name="ro1">
          <table:table-cell office:value-type="string">
            <text:p>Footlong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14]" office:value-type="string" office:string-value="Footlong">
            <text:p>Footlong</text:p>
          </table:table-cell>
          <table:table-cell table:number-columns-repeated="1015"/>
        </table:table-row>
        <table:table-row table:style-name="ro1">
          <table:table-cell office:value-type="string">
            <text:p>Blue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5]" office:value-type="string" office:string-value="Blueberry Yogurt">
            <text:p>Blueberry Yogurt</text:p>
          </table:table-cell>
          <table:table-cell table:number-columns-repeated="1013"/>
        </table:table-row>
        <table:table-row table:style-name="ro1">
          <table:table-cell office:value-type="string">
            <text:p>Lemo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6]" office:value-type="string" office:string-value="Lemon Yogurt">
            <text:p>Lemon Yogurt</text:p>
          </table:table-cell>
          <table:table-cell table:number-columns-repeated="1013"/>
        </table:table-row>
        <table:table-row table:style-name="ro1">
          <table:table-cell office:value-type="string">
            <text:p>Ch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7]" office:value-type="string" office:string-value="Cherry Yogurt">
            <text:p>Cherry Yogurt</text:p>
          </table:table-cell>
          <table:table-cell table:number-columns-repeated="1013"/>
        </table:table-row>
        <table:table-row table:style-name="ro1">
          <table:table-cell office:value-type="string">
            <text:p>Straw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8]" office:value-type="string" office:string-value="Strawberry Yogurt">
            <text:p>Strawberry Yogurt</text:p>
          </table:table-cell>
          <table:table-cell table:number-columns-repeated="1013"/>
        </table:table-row>
        <table:table-row table:style-name="ro1">
          <table:table-cell office:value-type="string">
            <text:p>Grap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9]" office:value-type="string" office:string-value="Grape Yogurt">
            <text:p>Grape Yogurt</text:p>
          </table:table-cell>
          <table:table-cell table:number-columns-repeated="1013"/>
        </table:table-row>
        <table:table-row table:style-name="ro1">
          <table:table-cell office:value-type="string">
            <text:p>Chocolat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0]" office:value-type="string" office:string-value="Chocolate Yogurt">
            <text:p>Chocolate Yogurt</text:p>
          </table:table-cell>
          <table:table-cell table:number-columns-repeated="1013"/>
        </table:table-row>
        <table:table-row table:style-name="ro1">
          <table:table-cell office:value-type="string">
            <text:p>Black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1]" office:value-type="string" office:string-value="Blackberry Juice">
            <text:p>Blackberry Juice</text:p>
          </table:table-cell>
          <table:table-cell table:number-columns-repeated="1017"/>
        </table:table-row>
        <table:table-row table:style-name="ro1">
          <table:table-cell office:value-type="string">
            <text:p>Blackberry Cobbl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22]" office:value-type="string" office:string-value="Blackberry Cobbler">
            <text:p>Blackberry Cobbler</text:p>
          </table:table-cell>
          <table:table-cell table:number-columns-repeated="1014"/>
        </table:table-row>
        <table:table-row table:style-name="ro1">
          <table:table-cell office:value-type="string">
            <text:p>Black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3]" office:value-type="string" office:string-value="Blackberry Smoothie">
            <text:p>Blackberry Smoothie</text:p>
          </table:table-cell>
          <table:table-cell table:number-columns-repeated="1017"/>
        </table:table-row>
        <table:table-row table:style-name="ro1">
          <table:table-cell office:value-type="string">
            <text:p>Black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4]" office:value-type="string" office:string-value="Blackberry Yogurt">
            <text:p>Blackberry Yogurt</text:p>
          </table:table-cell>
          <table:table-cell table:number-columns-repeated="1013"/>
        </table:table-row>
        <table:table-row table:style-name="ro1"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5]" office:value-type="string" office:string-value="Chocolate Milk">
            <text:p>Chocolate Milk</text:p>
          </table:table-cell>
          <table:table-cell table:number-columns-repeated="1017"/>
        </table:table-row>
        <table:table-row table:style-name="ro1">
          <table:table-cell office:value-type="string">
            <text:p>Pumpki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6]" office:value-type="string" office:string-value="Pumpkin Yogurt">
            <text:p>Pumpkin Yogurt</text:p>
          </table:table-cell>
          <table:table-cell table:number-columns-repeated="1013"/>
        </table:table-row>
        <table:table-row table:style-name="ro1">
          <table:table-cell office:value-type="string">
            <text:p>Rasp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7]" office:value-type="string" office:string-value="Raspberry Juice">
            <text:p>Raspberry Juice</text:p>
          </table:table-cell>
          <table:table-cell table:number-columns-repeated="1017"/>
        </table:table-row>
        <table:table-row table:style-name="ro1">
          <table:table-cell office:value-type="string">
            <text:p>Rasp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28]" office:value-type="string" office:string-value="Raspberry Pie">
            <text:p>Raspberry Pie</text:p>
          </table:table-cell>
          <table:table-cell table:number-columns-repeated="1014"/>
        </table:table-row>
        <table:table-row table:style-name="ro1">
          <table:table-cell office:value-type="string">
            <text:p>Rasp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9]" office:value-type="string" office:string-value="Raspberry Smoothie">
            <text:p>Raspberry Smoothie</text:p>
          </table:table-cell>
          <table:table-cell table:number-columns-repeated="1017"/>
        </table:table-row>
        <table:table-row table:style-name="ro1">
          <table:table-cell office:value-type="string">
            <text:p>Rasp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0]" office:value-type="string" office:string-value="Raspberry Yogurt">
            <text:p>Raspberry Yogurt</text:p>
          </table:table-cell>
          <table:table-cell table:number-columns-repeated="1013"/>
        </table:table-row>
        <table:table-row table:style-name="ro1">
          <table:table-cell office:value-type="string">
            <text:p>Cinnamon Sugar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1]" office:value-type="string" office:string-value="Cinnamon Sugar Donut">
            <text:p>Cinnamon Sugar Donut</text:p>
          </table:table-cell>
          <table:table-cell table:number-columns-repeated="1013"/>
        </table:table-row>
        <table:table-row table:style-name="ro1">
          <table:table-cell office:value-type="string">
            <text:p>Melon Yogur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2]" office:value-type="string" office:string-value="Melon Yogurt">
            <text:p>Melon Yogurt</text:p>
          </table:table-cell>
          <table:table-cell table:number-columns-repeated="1013"/>
        </table:table-row>
        <table:table-row table:style-name="ro1">
          <table:table-cell office:value-type="string">
            <text:p>Kiwi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33]" office:value-type="string" office:string-value="Kiwi Juice">
            <text:p>Kiwi Juice</text:p>
          </table:table-cell>
          <table:table-cell table:number-columns-repeated="1017"/>
        </table:table-row>
        <table:table-row table:style-name="ro1">
          <table:table-cell office:value-type="string">
            <text:p>Kiwi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34]" office:value-type="string" office:string-value="Kiwi Smoothie">
            <text:p>Kiwi Smoothie</text:p>
          </table:table-cell>
          <table:table-cell table:number-columns-repeated="1017"/>
        </table:table-row>
        <table:table-row table:style-name="ro1">
          <table:table-cell office:value-type="string">
            <text:p>Kiwi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5]" office:value-type="string" office:string-value="Kiwi Yogurt">
            <text:p>Kiwi Yogurt</text:p>
          </table:table-cell>
          <table:table-cell table:number-columns-repeated="1013"/>
        </table:table-row>
        <table:table-row table:style-name="ro1">
          <table:table-cell office:value-type="string">
            <text:p>Plain Yogurt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6]" office:value-type="string" office:string-value="Plain Yogurt">
            <text:p>Plain Yogurt</text:p>
          </table:table-cell>
          <table:table-cell table:number-columns-repeated="1013"/>
        </table:table-row>
        <table:table-row table:style-name="ro1">
          <table:table-cell office:value-type="string">
            <text:p>Appl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7]" office:value-type="string" office:string-value="Apple Yogurt">
            <text:p>Apple Yogurt</text:p>
          </table:table-cell>
          <table:table-cell table:number-columns-repeated="1013"/>
        </table:table-row>
        <table:table-row table:style-name="ro1">
          <table:table-cell office:value-type="string">
            <text:p>Salted Sunflower Seed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8]" office:value-type="string" office:string-value="Salted Sunflower Seeds">
            <text:p>Salted Sunflower Seeds</text:p>
          </table:table-cell>
          <table:table-cell table:number-columns-repeated="1013"/>
        </table:table-row>
        <table:table-row table:style-name="ro1">
          <table:table-cell office:value-type="string">
            <text:p>Sunflower Wheat Roll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9]" office:value-type="string" office:string-value="Sunflower Wheat Rolls">
            <text:p>Sunflower Wheat Rolls</text:p>
          </table:table-cell>
          <table:table-cell table:number-columns-repeated="1013"/>
        </table:table-row>
        <table:table-row table:style-name="ro1">
          <table:table-cell office:value-type="string">
            <text:p>Sunflower Broccoli Salad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40]" office:value-type="string" office:string-value="Sunflower Broccoli Salad">
            <text:p>Sunflower Broccoli Salad</text:p>
          </table:table-cell>
          <table:table-cell table:number-columns-repeated="1008"/>
        </table:table-row>
        <table:table-row table:style-name="ro1">
          <table:table-cell office:value-type="string">
            <text:p>Cran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1]" office:value-type="string" office:string-value="Cranberry Juice">
            <text:p>Cranberry Juice</text:p>
          </table:table-cell>
          <table:table-cell table:number-columns-repeated="1017"/>
        </table:table-row>
        <table:table-row table:style-name="ro1">
          <table:table-cell office:value-type="string">
            <text:p>Cranberry Sau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542]" office:value-type="string" office:string-value="Cranberry Sauce">
            <text:p>Cranberry Sauce</text:p>
          </table:table-cell>
          <table:table-cell table:number-columns-repeated="1009"/>
        </table:table-row>
        <table:table-row table:style-name="ro1">
          <table:table-cell office:value-type="string">
            <text:p>Cranberry Ba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3]" office:value-type="string" office:string-value="Cranberry Bar">
            <text:p>Cranberry Bar</text:p>
          </table:table-cell>
          <table:table-cell table:number-columns-repeated="1013"/>
        </table:table-row>
        <table:table-row table:style-name="ro1">
          <table:table-cell office:value-type="string">
            <text:p>Peppermint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4]" office:value-type="string" office:string-value="Peppermint">
            <text:p>Peppermint</text:p>
          </table:table-cell>
          <table:table-cell table:number-columns-repeated="1013"/>
        </table:table-row>
        <table:table-row table:style-name="ro1">
          <table:table-cell office:value-type="string">
            <text:p>Cactus 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5]" office:value-type="string" office:string-value="Cactus Fruit Juice">
            <text:p>Cactus Fruit Juice</text:p>
          </table:table-cell>
          <table:table-cell table:number-columns-repeated="1017"/>
        </table:table-row>
        <table:table-row table:style-name="ro1">
          <table:table-cell office:value-type="string">
            <text:p>Baklav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6]" office:value-type="string" office:string-value="Baklava">
            <text:p>Baklava</text:p>
          </table:table-cell>
          <table:table-cell table:number-columns-repeated="1013"/>
        </table:table-row>
        <table:table-row table:style-name="ro1">
          <table:table-cell office:value-type="string">
            <text:p>Gummy Bear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7]" office:value-type="string" office:string-value="Gummy Bears">
            <text:p>Gummy Bears</text:p>
          </table:table-cell>
          <table:table-cell table:number-columns-repeated="1013"/>
        </table:table-row>
        <table:table-row table:style-name="ro1">
          <table:table-cell office:value-type="string">
            <text:p>Bacon Mushroom Burger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548]" office:value-type="string" office:string-value="Bacon Mushroom Burger">
            <text:p>Bacon Mushroom Burger</text:p>
          </table:table-cell>
          <table:table-cell table:number-columns-repeated="1016"/>
        </table:table-row>
        <table:table-row table:style-name="ro1">
          <table:table-cell office:value-type="string">
            <text:p>Fruit Punch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9]" office:value-type="string" office:string-value="Fruit Punch">
            <text:p>Fruit Punch</text:p>
          </table:table-cell>
          <table:table-cell table:number-columns-repeated="1017"/>
        </table:table-row>
        <table:table-row table:style-name="ro1">
          <table:table-cell office:value-type="string">
            <text:p>Meaty Stew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50]" office:value-type="string" office:string-value="Meaty Stew">
            <text:p>Meaty Stew</text:p>
          </table:table-cell>
          <table:table-cell table:number-columns-repeated="1012"/>
        </table:table-row>
        <table:table-row table:style-name="ro1">
          <table:table-cell office:value-type="string">
            <text:p>Mixed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51]" office:value-type="string" office:string-value="Mixed Salad">
            <text:p>Mixed Salad</text:p>
          </table:table-cell>
          <table:table-cell table:number-columns-repeated="1008"/>
        </table:table-row>
        <table:table-row table:style-name="ro1">
          <table:table-cell office:value-type="string">
            <text:p>Pinacola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52]" office:value-type="string" office:string-value="Pinacolada">
            <text:p>Pinacolada</text:p>
          </table:table-cell>
          <table:table-cell table:number-columns-repeated="1017"/>
        </table:table-row>
        <table:table-row table:style-name="ro1">
          <table:table-cell office:value-type="string">
            <text:p>Shepherd's Pi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53]" office:value-type="string" office:string-value="Shepherd's Pie">
            <text:p>Shepherd's Pie</text:p>
          </table:table-cell>
          <table:table-cell table:number-columns-repeated="1012"/>
        </table:table-row>
        <table:table-row table:style-name="ro1">
          <table:table-cell office:value-type="string">
            <text:p>Egg Nog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554]" office:value-type="string" office:string-value="Egg Nog">
            <text:p>Egg Nog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Custar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555]" office:value-type="string" office:string-value="Custard">
            <text:p>Custard</text:p>
          </table:table-cell>
          <table:table-cell table:number-columns-repeated="1009"/>
        </table:table-row>
        <table:table-row table:style-name="ro1">
          <table:table-cell office:value-type="string">
            <text:p>Sushi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556]" office:value-type="string" office:string-value="Sushi">
            <text:p>Sushi</text:p>
          </table:table-cell>
          <table:table-cell table:number-columns-repeated="1011"/>
        </table:table-row>
        <table:table-row table:style-name="ro1">
          <table:table-cell office:value-type="string">
            <text:p>Garden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57]" office:value-type="string" office:string-value="Garden Soup">
            <text:p>Garden Soup</text:p>
          </table:table-cell>
          <table:table-cell table:number-columns-repeated="1008"/>
        </table:table-row>
        <table:table-row table:style-name="ro1">
          <table:table-cell office:value-type="string">
            <text:p>Appl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58]" office:value-type="string" office:string-value="Apple Jelly">
            <text:p>Apple Jelly</text:p>
          </table:table-cell>
          <table:table-cell table:number-columns-repeated="1006"/>
        </table:table-row>
        <table:table-row table:style-name="ro1">
          <table:table-cell office:value-type="string">
            <text:p>Appl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59]" office:value-type="string" office:string-value="Apple Jelly Sandwich">
            <text:p>Apple Jelly Sandwich</text:p>
          </table:table-cell>
          <table:table-cell table:number-columns-repeated="1015"/>
        </table:table-row>
        <table:table-row table:style-name="ro1">
          <table:table-cell office:value-type="string">
            <text:p>Black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0]" office:value-type="string" office:string-value="Blackberry Jelly">
            <text:p>Blackberry Jelly</text:p>
          </table:table-cell>
          <table:table-cell table:number-columns-repeated="1006"/>
        </table:table-row>
        <table:table-row table:style-name="ro1">
          <table:table-cell office:value-type="string">
            <text:p>Black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1]" office:value-type="string" office:string-value="Blackberry Jelly Sandwich">
            <text:p>Blackberry Jelly Sandwich</text:p>
          </table:table-cell>
          <table:table-cell table:number-columns-repeated="1015"/>
        </table:table-row>
        <table:table-row table:style-name="ro1">
          <table:table-cell office:value-type="string">
            <text:p>Blue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2]" office:value-type="string" office:string-value="Blueberry Jelly">
            <text:p>Blueberry Jelly</text:p>
          </table:table-cell>
          <table:table-cell table:number-columns-repeated="1006"/>
        </table:table-row>
        <table:table-row table:style-name="ro1">
          <table:table-cell office:value-type="string">
            <text:p>Blue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3]" office:value-type="string" office:string-value="Blueberry Jelly Sandwich">
            <text:p>Blueberry Jelly Sandwich</text:p>
          </table:table-cell>
          <table:table-cell table:number-columns-repeated="1015"/>
        </table:table-row>
        <table:table-row table:style-name="ro1">
          <table:table-cell office:value-type="string">
            <text:p>Ch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4]" office:value-type="string" office:string-value="Cherry Jelly">
            <text:p>Cherry Jelly</text:p>
          </table:table-cell>
          <table:table-cell table:number-columns-repeated="1006"/>
        </table:table-row>
        <table:table-row table:style-name="ro1">
          <table:table-cell office:value-type="string">
            <text:p>Ch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5]" office:value-type="string" office:string-value="Cherry Jelly Sandwich">
            <text:p>Cherry Jelly Sandwich</text:p>
          </table:table-cell>
          <table:table-cell table:number-columns-repeated="1015"/>
        </table:table-row>
        <table:table-row table:style-name="ro1">
          <table:table-cell office:value-type="string">
            <text:p>Cran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6]" office:value-type="string" office:string-value="Cranberry Jelly">
            <text:p>Cranberry Jelly</text:p>
          </table:table-cell>
          <table:table-cell table:number-columns-repeated="1006"/>
        </table:table-row>
        <table:table-row table:style-name="ro1">
          <table:table-cell office:value-type="string">
            <text:p>Cran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7]" office:value-type="string" office:string-value="Cranberry Jelly Sandwich">
            <text:p>Cranberry Jelly Sandwich</text:p>
          </table:table-cell>
          <table:table-cell table:number-columns-repeated="1015"/>
        </table:table-row>
        <table:table-row table:style-name="ro1">
          <table:table-cell office:value-type="string">
            <text:p>Kiwi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8]" office:value-type="string" office:string-value="Kiwi Jelly">
            <text:p>Kiwi Jelly</text:p>
          </table:table-cell>
          <table:table-cell table:number-columns-repeated="1006"/>
        </table:table-row>
        <table:table-row table:style-name="ro1">
          <table:table-cell office:value-type="string">
            <text:p>Kiwi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9]" office:value-type="string" office:string-value="Kiwi Jelly Sandwich">
            <text:p>Kiwi Jelly Sandwich</text:p>
          </table:table-cell>
          <table:table-cell table:number-columns-repeated="1015"/>
        </table:table-row>
        <table:table-row table:style-name="ro1">
          <table:table-cell office:value-type="string">
            <text:p>Lem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0]" office:value-type="string" office:string-value="Lemon Jelly">
            <text:p>Lemon Jelly</text:p>
          </table:table-cell>
          <table:table-cell table:number-columns-repeated="1006"/>
        </table:table-row>
        <table:table-row table:style-name="ro1">
          <table:table-cell office:value-type="string">
            <text:p>Lem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1]" office:value-type="string" office:string-value="Lemon Jelly Sandwich">
            <text:p>Lemon Jelly Sandwich</text:p>
          </table:table-cell>
          <table:table-cell table:number-columns-repeated="1015"/>
        </table:table-row>
        <table:table-row table:style-name="ro1">
          <table:table-cell office:value-type="string">
            <text:p>Lim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2]" office:value-type="string" office:string-value="Lime Jelly">
            <text:p>Lime Jelly</text:p>
          </table:table-cell>
          <table:table-cell table:number-columns-repeated="1006"/>
        </table:table-row>
        <table:table-row table:style-name="ro1">
          <table:table-cell office:value-type="string">
            <text:p>Lim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3]" office:value-type="string" office:string-value="Lime Jelly Sandwich">
            <text:p>Lime Jelly Sandwich</text:p>
          </table:table-cell>
          <table:table-cell table:number-columns-repeated="1015"/>
        </table:table-row>
        <table:table-row table:style-name="ro1">
          <table:table-cell office:value-type="string">
            <text:p>Mango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4]" office:value-type="string" office:string-value="Mango Jelly">
            <text:p>Mango Jelly</text:p>
          </table:table-cell>
          <table:table-cell table:number-columns-repeated="1006"/>
        </table:table-row>
        <table:table-row table:style-name="ro1">
          <table:table-cell office:value-type="string">
            <text:p>Mango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5]" office:value-type="string" office:string-value="Mango Sandwich">
            <text:p>Mango Sandwich</text:p>
          </table:table-cell>
          <table:table-cell table:number-columns-repeated="1015"/>
        </table:table-row>
        <table:table-row table:style-name="ro1">
          <table:table-cell office:value-type="string">
            <text:p>Orang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6]" office:value-type="string" office:string-value="Orange Jelly">
            <text:p>Orange Jelly</text:p>
          </table:table-cell>
          <table:table-cell table:number-columns-repeated="1006"/>
        </table:table-row>
        <table:table-row table:style-name="ro1">
          <table:table-cell office:value-type="string">
            <text:p>Orang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7]" office:value-type="string" office:string-value="Orange Jelly Sandwich">
            <text:p>Orange Jelly Sandwich</text:p>
          </table:table-cell>
          <table:table-cell table:number-columns-repeated="1015"/>
        </table:table-row>
        <table:table-row table:style-name="ro1">
          <table:table-cell office:value-type="string">
            <text:p>Papaya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8]" office:value-type="string" office:string-value="Papaya Jelly">
            <text:p>Papaya Jelly</text:p>
          </table:table-cell>
          <table:table-cell table:number-columns-repeated="1006"/>
        </table:table-row>
        <table:table-row table:style-name="ro1">
          <table:table-cell office:value-type="string">
            <text:p>Papaya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9]" office:value-type="string" office:string-value="Papaya Jelly Sandwich">
            <text:p>Papaya Jelly Sandwich</text:p>
          </table:table-cell>
          <table:table-cell table:number-columns-repeated="1015"/>
        </table:table-row>
        <table:table-row table:style-name="ro1">
          <table:table-cell office:value-type="string">
            <text:p>Peach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0]" office:value-type="string" office:string-value="Peach Jelly">
            <text:p>Peach Jelly</text:p>
          </table:table-cell>
          <table:table-cell table:number-columns-repeated="1006"/>
        </table:table-row>
        <table:table-row table:style-name="ro1">
          <table:table-cell office:value-type="string">
            <text:p>Peach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1]" office:value-type="string" office:string-value="Peach Jelly Sandwich">
            <text:p>Peach Jelly Sandwich</text:p>
          </table:table-cell>
          <table:table-cell table:number-columns-repeated="1015"/>
        </table:table-row>
        <table:table-row table:style-name="ro1">
          <table:table-cell office:value-type="string">
            <text:p>Pomegranat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2]" office:value-type="string" office:string-value="Pomegranate Jelly">
            <text:p>Pomegranate Jelly</text:p>
          </table:table-cell>
          <table:table-cell table:number-columns-repeated="1006"/>
        </table:table-row>
        <table:table-row table:style-name="ro1">
          <table:table-cell office:value-type="string">
            <text:p>Pomegranat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3]" office:value-type="string" office:string-value="Pomegranate Jelly Sandwich">
            <text:p>Pomegranate Jelly Sandwich</text:p>
          </table:table-cell>
          <table:table-cell table:number-columns-repeated="1015"/>
        </table:table-row>
        <table:table-row table:style-name="ro1">
          <table:table-cell office:value-type="string">
            <text:p>Rasp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4]" office:value-type="string" office:string-value="Raspberry Jelly">
            <text:p>Raspberry Jelly</text:p>
          </table:table-cell>
          <table:table-cell table:number-columns-repeated="1006"/>
        </table:table-row>
        <table:table-row table:style-name="ro1">
          <table:table-cell office:value-type="string">
            <text:p>Rasp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5]" office:value-type="string" office:string-value="Raspberry Jelly Sandwich">
            <text:p>Raspberry Jelly Sandwich</text:p>
          </table:table-cell>
          <table:table-cell table:number-columns-repeated="1015"/>
        </table:table-row>
        <table:table-row table:style-name="ro1">
          <table:table-cell office:value-type="string">
            <text:p>Starfrui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6]" office:value-type="string" office:string-value="Starfruit Jelly">
            <text:p>Starfruit Jelly</text:p>
          </table:table-cell>
          <table:table-cell table:number-columns-repeated="1006"/>
        </table:table-row>
        <table:table-row table:style-name="ro1">
          <table:table-cell office:value-type="string">
            <text:p>Starfrui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7]" office:value-type="string" office:string-value="Starfruit Jelly Sandwich">
            <text:p>Starfruit Jelly Sandwich</text:p>
          </table:table-cell>
          <table:table-cell table:number-columns-repeated="1015"/>
        </table:table-row>
        <table:table-row table:style-name="ro1">
          <table:table-cell office:value-type="string">
            <text:p>Straw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8]" office:value-type="string" office:string-value="Strawberry Jelly">
            <text:p>Strawberry Jelly</text:p>
          </table:table-cell>
          <table:table-cell table:number-columns-repeated="1006"/>
        </table:table-row>
        <table:table-row table:style-name="ro1">
          <table:table-cell office:value-type="string">
            <text:p>Straw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9]" office:value-type="string" office:string-value="Strawberry Jelly Sandwich">
            <text:p>Strawberry Jelly Sandwich</text:p>
          </table:table-cell>
          <table:table-cell table:number-columns-repeated="1015"/>
        </table:table-row>
        <table:table-row table:style-name="ro1">
          <table:table-cell office:value-type="string">
            <text:p>Watermel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90]" office:value-type="string" office:string-value="Watermelon Jelly">
            <text:p>Watermelon Jelly</text:p>
          </table:table-cell>
          <table:table-cell table:number-columns-repeated="1006"/>
        </table:table-row>
        <table:table-row table:style-name="ro1">
          <table:table-cell office:value-type="string">
            <text:p>Watermel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91]" office:value-type="string" office:string-value="Watermelon Jelly Sandwich">
            <text:p>Watermelon Jelly Sandwich</text:p>
          </table:table-cell>
          <table:table-cell table:number-columns-repeated="1015"/>
        </table:table-row>
        <table:table-row table:style-name="ro1">
          <table:table-cell office:value-type="string">
            <text:p>Cherry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2]" office:value-type="string" office:string-value="Cherry Soda">
            <text:p>Cherry Soda</text:p>
          </table:table-cell>
          <table:table-cell table:number-columns-repeated="1017"/>
        </table:table-row>
        <table:table-row table:style-name="ro1">
          <table:table-cell office:value-type="string">
            <text:p>Cola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3]" office:value-type="string" office:string-value="Cola Soda">
            <text:p>Cola Soda</text:p>
          </table:table-cell>
          <table:table-cell table:number-columns-repeated="1017"/>
        </table:table-row>
        <table:table-row table:style-name="ro1">
          <table:table-cell office:value-type="string">
            <text:p>Ginger A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4]" office:value-type="string" office:string-value="Ginger Ale">
            <text:p>Ginger Ale</text:p>
          </table:table-cell>
          <table:table-cell table:number-columns-repeated="1017"/>
        </table:table-row>
        <table:table-row table:style-name="ro1">
          <table:table-cell office:value-type="string">
            <text:p>Grape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5]" office:value-type="string" office:string-value="Grape Soda">
            <text:p>Grape Soda</text:p>
          </table:table-cell>
          <table:table-cell table:number-columns-repeated="1017"/>
        </table:table-row>
        <table:table-row table:style-name="ro1">
          <table:table-cell office:value-type="string">
            <text:p>Lemon-Lime Soda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6]" office:value-type="string" office:string-value="Lemon-Lime Soda">
            <text:p>Lemon-Lime Soda</text:p>
          </table:table-cell>
          <table:table-cell table:number-columns-repeated="1017"/>
        </table:table-row>
        <table:table-row table:style-name="ro1">
          <table:table-cell office:value-type="string">
            <text:p>Orange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7]" office:value-type="string" office:string-value="Orange Soda">
            <text:p>Orange Soda</text:p>
          </table:table-cell>
          <table:table-cell table:number-columns-repeated="1017"/>
        </table:table-row>
        <table:table-row table:style-name="ro1">
          <table:table-cell office:value-type="string">
            <text:p>Root Be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8]" office:value-type="string" office:string-value="Root Beer">
            <text:p>Root Beer</text:p>
          </table:table-cell>
          <table:table-cell table:number-columns-repeated="1017"/>
        </table:table-row>
        <table:table-row table:style-name="ro1">
          <table:table-cell office:value-type="string">
            <text:p>Strawberry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9]" office:value-type="string" office:string-value="Strawberry Soda">
            <text:p>Strawberry Soda</text:p>
          </table:table-cell>
          <table:table-cell table:number-columns-repeated="1017"/>
        </table:table-row>
        <table:table-row table:style-name="ro1">
          <table:table-cell office:value-type="string">
            <text:p>Caramel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0]" office:value-type="string" office:string-value="Caramel Ice Cream">
            <text:p>Caramel Ice Cream</text:p>
          </table:table-cell>
          <table:table-cell table:number-columns-repeated="1013"/>
        </table:table-row>
        <table:table-row table:style-name="ro1">
          <table:table-cell office:value-type="string">
            <text:p>Mint Chocolate Chip Ice Crea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1]" office:value-type="string" office:string-value="Mint Chocolate Chip Ice Cream">
            <text:p>Mint Chocolate Chip Ice Cream</text:p>
          </table:table-cell>
          <table:table-cell table:number-columns-repeated="1013"/>
        </table:table-row>
        <table:table-row table:style-name="ro1">
          <table:table-cell office:value-type="string">
            <text:p>Strawberry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2]" office:value-type="string" office:string-value="Strawberry Ice Cream">
            <text:p>Strawberry Ice Cream</text:p>
          </table:table-cell>
          <table:table-cell table:number-columns-repeated="1013"/>
        </table:table-row>
        <table:table-row table:style-name="ro1">
          <table:table-cell office:value-type="string">
            <text:p>Vanilla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3]" office:value-type="string" office:string-value="Vanilla Ice Cream">
            <text:p>Vanilla Ice Cream</text:p>
          </table:table-cell>
          <table:table-cell table:number-columns-repeated="1013"/>
        </table:table-row>
        <table:table-row table:style-name="ro1">
          <table:table-cell office:value-type="string">
            <text:p>Ginger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04]" office:value-type="string" office:string-value="Ginger Chicken">
            <text:p>Ginger Chicken</text:p>
          </table:table-cell>
          <table:table-cell table:number-columns-repeated="1012"/>
        </table:table-row>
        <table:table-row table:style-name="ro1">
          <table:table-cell office:value-type="string">
            <text:p>Old World Veggie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605]" office:value-type="string" office:string-value="Old World Veggie Soup">
            <text:p>Old World Veggie Soup</text:p>
          </table:table-cell>
          <table:table-cell table:number-columns-repeated="1018"/>
        </table:table-row>
        <table:table-row table:style-name="ro1">
          <table:table-cell office:value-type="string">
            <text:p>Spice Bun (Früchtekuchen)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06]" office:value-type="string" office:string-value="Spice Bun (Früchtekuchen)">
            <text:p>Spice Bun (Früchtekuchen)</text:p>
          </table:table-cell>
          <table:table-cell table:number-columns-repeated="1014"/>
        </table:table-row>
        <table:table-row table:style-name="ro1">
          <table:table-cell office:value-type="string">
            <text:p>Gingered Rhubarb Ta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07]" office:value-type="string" office:string-value="Gingered Rhubarb Tart">
            <text:p>Gingered Rhubarb Tart</text:p>
          </table:table-cell>
          <table:table-cell table:number-columns-repeated="1014"/>
        </table:table-row>
        <table:table-row table:style-name="ro1">
          <table:table-cell office:value-type="string">
            <text:p>Lamb Barley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608]" office:value-type="string" office:string-value="Lamb Barley Soup">
            <text:p>Lamb Barley Soup</text:p>
          </table:table-cell>
          <table:table-cell table:number-columns-repeated="1018"/>
        </table:table-row>
        <table:table-row table:style-name="ro1">
          <table:table-cell office:value-type="string">
            <text:p>Honey Lemon Lam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09]" office:value-type="string" office:string-value="Honey Lemon Lamp">
            <text:p>Honey Lemon Lamp</text:p>
          </table:table-cell>
          <table:table-cell table:number-columns-repeated="1012"/>
        </table:table-row>
        <table:table-row table:style-name="ro1">
          <table:table-cell office:value-type="string">
            <text:p>Pumpkin Oat Scon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10]" office:value-type="string" office:string-value="Pumpkin Oat Scones">
            <text:p>Pumpkin Oat Scones</text:p>
          </table:table-cell>
          <table:table-cell table:number-columns-repeated="1013"/>
        </table:table-row>
        <table:table-row table:style-name="ro1">
          <table:table-cell office:value-type="string">
            <text:p>Beef Jerky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11]" office:value-type="string" office:string-value="Beef Jerky">
            <text:p>Beef Jerky</text:p>
          </table:table-cell>
          <table:table-cell table:number-columns-repeated="1012"/>
        </table:table-row>
        <table:table-row table:style-name="ro1">
          <table:table-cell office:value-type="string">
            <text:p>Plim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2]" office:value-type="string" office:string-value="Plim Juice">
            <text:p>Plim Juice</text:p>
          </table:table-cell>
          <table:table-cell table:number-columns-repeated="1017"/>
        </table:table-row>
        <table:table-row table:style-name="ro1">
          <table:table-cell office:value-type="string">
            <text:p>Pear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3]" office:value-type="string" office:string-value="Pear Juice">
            <text:p>Pear Juice</text:p>
          </table:table-cell>
          <table:table-cell table:number-columns-repeated="1017"/>
        </table:table-row>
        <table:table-row table:style-name="ro1">
          <table:table-cell office:value-type="string">
            <text:p>Oven Roasted Cauliflow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4]" office:value-type="string" office:string-value="Oven Roasted Cauliflower">
            <text:p>Oven Roasted Cauliflower</text:p>
          </table:table-cell>
          <table:table-cell table:number-columns-repeated="1010"/>
        </table:table-row>
        <table:table-row table:style-name="ro1">
          <table:table-cell office:value-type="string">
            <text:p>Leek Bacon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615]" office:value-type="string" office:string-value="Leek Bacon Soup">
            <text:p>Leek Bacon Soup</text:p>
          </table:table-cell>
          <table:table-cell table:number-columns-repeated="1018"/>
        </table:table-row>
        <table:table-row table:style-name="ro1">
          <table:table-cell office:value-type="string">
            <text:p>Herb Butter Parsnip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6]" office:value-type="string" office:string-value="Herb Butter Parsnips">
            <text:p>Herb Butter Parsnips</text:p>
          </table:table-cell>
          <table:table-cell table:number-columns-repeated="1010"/>
        </table:table-row>
        <table:table-row table:style-name="ro1">
          <table:table-cell office:value-type="string">
            <text:p>Scallion Baked Potato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7]" office:value-type="string" office:string-value="Scallion Baked Potato">
            <text:p>Scallion Baked Potato</text:p>
          </table:table-cell>
          <table:table-cell table:number-columns-repeated="1010"/>
        </table:table-row>
        <table:table-row table:style-name="ro1">
          <table:table-cell office:value-type="string">
            <text:p>Soy Milk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8]" office:value-type="string" office:string-value="Soy Milk">
            <text:p>Soy Milk</text:p>
          </table:table-cell>
          <table:table-cell table:number-columns-repeated="1017"/>
        </table:table-row>
        <table:table-row table:style-name="ro1">
          <table:table-cell office:value-type="string">
            <text:p>Firm Tofu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19]" office:value-type="string" office:string-value="Firm Tofu">
            <text:p>Firm Tofu</text:p>
          </table:table-cell>
          <table:table-cell table:number-columns-repeated="1009"/>
        </table:table-row>
        <table:table-row table:style-name="ro1">
          <table:table-cell office:value-type="string">
            <text:p>Silken Tofu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20]" office:value-type="string" office:string-value="Silken Tofu">
            <text:p>Silken Tofu</text:p>
          </table:table-cell>
          <table:table-cell table:number-columns-repeated="1009"/>
        </table:table-row>
        <table:table-row table:style-name="ro1">
          <table:table-cell office:value-type="string">
            <text:p>Bamboo Steamed Ri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21]" office:value-type="string" office:string-value="Bamboo Steamed Rice">
            <text:p>Bamboo Steamed Rice</text:p>
          </table:table-cell>
          <table:table-cell table:number-columns-repeated="1010"/>
        </table:table-row>
        <table:table-row table:style-name="ro1">
          <table:table-cell office:value-type="string">
            <text:p>Roasted Chestnu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22]" office:value-type="string" office:string-value="Roasted Chestnut">
            <text:p>Roasted Chestnut</text:p>
          </table:table-cell>
          <table:table-cell table:number-columns-repeated="1013"/>
        </table:table-row>
        <table:table-row table:style-name="ro1">
          <table:table-cell office:value-type="string">
            <text:p>Sweet Potato Souffl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23]" office:value-type="string" office:string-value="Sweet Potato Souffle">
            <text:p>Sweet Potato Souffle</text:p>
          </table:table-cell>
          <table:table-cell table:number-columns-repeated="1010"/>
        </table:table-row>
        <table:table-row table:style-name="ro1">
          <table:table-cell office:value-type="string">
            <text:p>Cashew Chick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24]" office:value-type="string" office:string-value="Cashew Chicken">
            <text:p>Cashew Chicken</text:p>
          </table:table-cell>
          <table:table-cell table:number-columns-repeated="1012"/>
        </table:table-row>
        <table:table-row table:style-name="ro1">
          <table:table-cell office:value-type="string">
            <text:p>Aprico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25]" office:value-type="string" office:string-value="Apricot Juice">
            <text:p>Apricot Juice</text:p>
          </table:table-cell>
          <table:table-cell table:number-columns-repeated="1017"/>
        </table:table-row>
        <table:table-row table:style-name="ro1">
          <table:table-cell office:value-type="string">
            <text:p>Apricot Yogur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26]" office:value-type="string" office:string-value="Apricot Yogurt">
            <text:p>Apricot Yogurt</text:p>
          </table:table-cell>
          <table:table-cell table:number-columns-repeated="1013"/>
        </table:table-row>
        <table:table-row table:style-name="ro1">
          <table:table-cell office:value-type="string">
            <text:p>Apricot Glazed Pork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27]" office:value-type="string" office:string-value="Apricot Glazed Pork">
            <text:p>Apricot Glazed Pork</text:p>
          </table:table-cell>
          <table:table-cell table:number-columns-repeated="1012"/>
        </table:table-row>
        <table:table-row table:style-name="ro1">
          <table:table-cell office:value-type="string">
            <text:p>Aprico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28]" office:value-type="string" office:string-value="Apricot Jelly">
            <text:p>Apricot Jelly</text:p>
          </table:table-cell>
          <table:table-cell table:number-columns-repeated="1006"/>
        </table:table-row>
        <table:table-row table:style-name="ro1">
          <table:table-cell office:value-type="string">
            <text:p>Aprico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29]" office:value-type="string" office:string-value="Apricot Jelly Sandwich">
            <text:p>Apricot Jelly Sandwich</text:p>
          </table:table-cell>
          <table:table-cell table:number-columns-repeated="1015"/>
        </table:table-row>
        <table:table-row table:style-name="ro1">
          <table:table-cell office:value-type="string">
            <text:p>Aprico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0]" office:value-type="string" office:string-value="Apricot Smoothie">
            <text:p>Apricot Smoothie</text:p>
          </table:table-cell>
          <table:table-cell table:number-columns-repeated="1017"/>
        </table:table-row>
        <table:table-row table:style-name="ro1">
          <table:table-cell office:value-type="string">
            <text:p>Fig Ba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31]" office:value-type="string" office:string-value="Fig Bar">
            <text:p>Fig Bar</text:p>
          </table:table-cell>
          <table:table-cell table:number-columns-repeated="1013"/>
        </table:table-row>
        <table:table-row table:style-name="ro1">
          <table:table-cell office:value-type="string">
            <text:p>Fig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32]" office:value-type="string" office:string-value="Fig Jelly">
            <text:p>Fig Jelly</text:p>
          </table:table-cell>
          <table:table-cell table:number-columns-repeated="1006"/>
        </table:table-row>
        <table:table-row table:style-name="ro1">
          <table:table-cell office:value-type="string">
            <text:p>Fig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33]" office:value-type="string" office:string-value="Fig Jelly Sandwich">
            <text:p>Fig Jelly Sandwich</text:p>
          </table:table-cell>
          <table:table-cell table:number-columns-repeated="1015"/>
        </table:table-row>
        <table:table-row table:style-name="ro1">
          <table:table-cell office:value-type="string">
            <text:p>Fig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4]" office:value-type="string" office:string-value="Fig Smoothie">
            <text:p>Fig Smoothie</text:p>
          </table:table-cell>
          <table:table-cell table:number-columns-repeated="1017"/>
        </table:table-row>
        <table:table-row table:style-name="ro1">
          <table:table-cell office:value-type="string">
            <text:p>Fig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35]" office:value-type="string" office:string-value="Fig Yogurt">
            <text:p>Fig Yogurt</text:p>
          </table:table-cell>
          <table:table-cell table:number-columns-repeated="1013"/>
        </table:table-row>
        <table:table-row table:style-name="ro1">
          <table:table-cell office:value-type="string">
            <text:p>Fig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6]" office:value-type="string" office:string-value="Fig Juice">
            <text:p>Fig Juice</text:p>
          </table:table-cell>
          <table:table-cell table:number-columns-repeated="1017"/>
        </table:table-row>
        <table:table-row table:style-name="ro1">
          <table:table-cell office:value-type="string">
            <text:p>Grape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7]" office:value-type="string" office:string-value="Grapefruit Juice">
            <text:p>Grapefruit Juice</text:p>
          </table:table-cell>
          <table:table-cell table:number-columns-repeated="1017"/>
        </table:table-row>
        <table:table-row table:style-name="ro1">
          <table:table-cell office:value-type="string">
            <text:p>Grapefrui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38]" office:value-type="string" office:string-value="Grapefruit Jelly">
            <text:p>Grapefruit Jelly</text:p>
          </table:table-cell>
          <table:table-cell table:number-columns-repeated="1006"/>
        </table:table-row>
        <table:table-row table:style-name="ro1">
          <table:table-cell office:value-type="string">
            <text:p>Grapefrui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39]" office:value-type="string" office:string-value="Grapefruit Jelly Sandwich">
            <text:p>Grapefruit Jelly Sandwich</text:p>
          </table:table-cell>
          <table:table-cell table:number-columns-repeated="1015"/>
        </table:table-row>
        <table:table-row table:style-name="ro1">
          <table:table-cell office:value-type="string">
            <text:p>Grapefrui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0]" office:value-type="string" office:string-value="Grapefruit Smoothie">
            <text:p>Grapefruit Smoothie</text:p>
          </table:table-cell>
          <table:table-cell table:number-columns-repeated="1017"/>
        </table:table-row>
        <table:table-row table:style-name="ro1">
          <table:table-cell office:value-type="string">
            <text:p>Grapefrui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1]" office:value-type="string" office:string-value="Grapefruit Yogurt">
            <text:p>Grapefruit Yogurt</text:p>
          </table:table-cell>
          <table:table-cell table:number-columns-repeated="1013"/>
        </table:table-row>
        <table:table-row table:style-name="ro1">
          <table:table-cell office:value-type="string">
            <text:p>Grapefruit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2]" office:value-type="string" office:string-value="Grapefruit Soda">
            <text:p>Grapefruit Soda</text:p>
          </table:table-cell>
          <table:table-cell table:number-columns-repeated="1017"/>
        </table:table-row>
        <table:table-row table:style-name="ro1">
          <table:table-cell office:value-type="string">
            <text:p>Citrus Sala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643]" office:value-type="string" office:string-value="Citrus Salad">
            <text:p>Citrus Salad</text:p>
          </table:table-cell>
          <table:table-cell table:number-columns-repeated="1008"/>
        </table:table-row>
        <table:table-row table:style-name="ro1">
          <table:table-cell office:value-type="string">
            <text:p>Pecan P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44]" office:value-type="string" office:string-value="Pecan Pie">
            <text:p>Pecan Pie</text:p>
          </table:table-cell>
          <table:table-cell table:number-columns-repeated="1014"/>
        </table:table-row>
        <table:table-row table:style-name="ro1">
          <table:table-cell office:value-type="string">
            <text:p>Pralines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5]" office:value-type="string" office:string-value="Pralines">
            <text:p>Pralines</text:p>
          </table:table-cell>
          <table:table-cell table:number-columns-repeated="1013"/>
        </table:table-row>
        <table:table-row table:style-name="ro1">
          <table:table-cell office:value-type="string">
            <text:p>Persimmon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6]" office:value-type="string" office:string-value="Persimmon Juice">
            <text:p>Persimmon Juice</text:p>
          </table:table-cell>
          <table:table-cell table:number-columns-repeated="1017"/>
        </table:table-row>
        <table:table-row table:style-name="ro1">
          <table:table-cell office:value-type="string">
            <text:p>Persimmo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7]" office:value-type="string" office:string-value="Persimmon Yogurt">
            <text:p>Persimmon Yogurt</text:p>
          </table:table-cell>
          <table:table-cell table:number-columns-repeated="1013"/>
        </table:table-row>
        <table:table-row table:style-name="ro1">
          <table:table-cell office:value-type="string">
            <text:p>Persimmon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8]" office:value-type="string" office:string-value="Persimmon Smoothie">
            <text:p>Persimmon Smoothie</text:p>
          </table:table-cell>
          <table:table-cell table:number-columns-repeated="1017"/>
        </table:table-row>
        <table:table-row table:style-name="ro1">
          <table:table-cell office:value-type="string">
            <text:p>Persimm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49]" office:value-type="string" office:string-value="Persimmon Jelly">
            <text:p>Persimmon Jelly</text:p>
          </table:table-cell>
          <table:table-cell table:number-columns-repeated="1006"/>
        </table:table-row>
        <table:table-row table:style-name="ro1">
          <table:table-cell office:value-type="string">
            <text:p>Persimm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50]" office:value-type="string" office:string-value="Persimmon Jelly Sandwich">
            <text:p>Persimmon Jelly Sandwich</text:p>
          </table:table-cell>
          <table:table-cell table:number-columns-repeated="1015"/>
        </table:table-row>
        <table:table-row table:style-name="ro1">
          <table:table-cell office:value-type="string">
            <text:p>Pistachio Baked Salm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51]" office:value-type="string" office:string-value="Pistachio Baked Salmon">
            <text:p>Pistachio Baked Salmon</text:p>
          </table:table-cell>
          <table:table-cell table:number-columns-repeated="1011"/>
        </table:table-row>
        <table:table-row table:style-name="ro1">
          <table:table-cell office:value-type="string">
            <text:p>Bacon Wrapped Dat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52]" office:value-type="string" office:string-value="Bacon Wrapped Dates">
            <text:p>Bacon Wrapped Dates</text:p>
          </table:table-cell>
          <table:table-cell table:number-columns-repeated="1012"/>
        </table:table-row>
        <table:table-row table:style-name="ro1">
          <table:table-cell office:value-type="string">
            <text:p>Date Nut Bread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53]" office:value-type="string" office:string-value="Date Nut Bread">
            <text:p>Date Nut Bread</text:p>
          </table:table-cell>
          <table:table-cell table:number-columns-repeated="1015"/>
        </table:table-row>
        <table:table-row table:style-name="ro1">
          <table:table-cell office:value-type="string">
            <text:p>Maple Syrup Pancak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54]" office:value-type="string" office:string-value="Maple Syrup Pancakes">
            <text:p>Maple Syrup Pancakes</text:p>
          </table:table-cell>
          <table:table-cell table:number-columns-repeated="1013"/>
        </table:table-row>
        <table:table-row table:style-name="ro1">
          <table:table-cell office:value-type="string">
            <text:p>Maple Syrup Waffl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55]" office:value-type="string" office:string-value="Maple Syrup Waffles">
            <text:p>Maple Syrup Waffles</text:p>
          </table:table-cell>
          <table:table-cell table:number-columns-repeated="1013"/>
        </table:table-row>
        <table:table-row table:style-name="ro1">
          <table:table-cell office:value-type="string">
            <text:p>Maple Sausage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56]" office:value-type="string" office:string-value="Maple Sausage">
            <text:p>Maple Sausage</text:p>
          </table:table-cell>
          <table:table-cell table:number-columns-repeated="1009"/>
        </table:table-row>
        <table:table-row table:style-name="ro1">
          <table:table-cell office:value-type="string">
            <text:p>Maple Oatmeal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7]" office:value-type="string" office:string-value="Maple Oatmeal">
            <text:p>Maple Oatmeal</text:p>
          </table:table-cell>
          <table:table-cell table:number-columns-repeated="1010"/>
        </table:table-row>
        <table:table-row table:style-name="ro1">
          <table:table-cell office:value-type="string">
            <text:p>Peaches and Cream Oatmeal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8]" office:value-type="string" office:string-value="Peaches and Cream Oatmeal">
            <text:p>Peaches and Cream Oatmeal</text:p>
          </table:table-cell>
          <table:table-cell table:number-columns-repeated="1010"/>
        </table:table-row>
        <table:table-row table:style-name="ro1">
          <table:table-cell office:value-type="string">
            <text:p>Cinnamon Apple Oatmeal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9]" office:value-type="string" office:string-value="Cinnamon Apple Oatmeal">
            <text:p>Cinnamon Apple Oatmeal</text:p>
          </table:table-cell>
          <table:table-cell table:number-columns-repeated="1010"/>
        </table:table-row>
        <table:table-row table:style-name="ro1">
          <table:table-cell office:value-type="string">
            <text:p>Maple Candied Bacon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50]" office:value-type="string" office:string-value="Persimmon Jelly Sandwich">
            <text:p>Persimmon Jelly Sandwich</text:p>
          </table:table-cell>
          <table:table-cell table:number-columns-repeated="1015"/>
        </table:table-row>
        <table:table-row table:style-name="ro1">
          <table:table-cell office:value-type="string">
            <text:p>Toast Sandwich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61]" office:value-type="string" office:string-value="Toast Sandwich">
            <text:p>Toast Sandwich</text:p>
          </table:table-cell>
          <table:table-cell table:number-columns-repeated="1015"/>
        </table:table-row>
        <table:table-row table:style-name="ro1">
          <table:table-cell office:value-type="string">
            <text:p>Potato and Cheese Pirog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62]" office:value-type="string" office:string-value="Potato and Cheese Pirogi">
            <text:p>Potato and Cheese Pirogi</text:p>
          </table:table-cell>
          <table:table-cell table:number-columns-repeated="1010"/>
        </table:table-row>
        <table:table-row table:style-name="ro1">
          <table:table-cell office:value-type="string">
            <text:p>Zeppole (Windbeutel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3]" office:value-type="string" office:string-value="Zeppole (Windbeutel)">
            <text:p>Zeppole (Windbeutel)</text:p>
          </table:table-cell>
          <table:table-cell table:number-columns-repeated="1013"/>
        </table:table-row>
        <table:table-row table:style-name="ro1">
          <table:table-cell office:value-type="string">
            <text:p>Sausage in Brea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664]" office:value-type="string" office:string-value="Sausage in Bread">
            <text:p>Sausage in Bread</text:p>
          </table:table-cell>
          <table:table-cell table:number-columns-repeated="1007"/>
        </table:table-row>
        <table:table-row table:style-name="ro1">
          <table:table-cell office:value-type="string">
            <text:p>Chocolate Caramel Fudg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5]" office:value-type="string" office:string-value="Chocolate Caramel Fudge">
            <text:p>Chocolate Caramel Fudge</text:p>
          </table:table-cell>
          <table:table-cell table:number-columns-repeated="1013"/>
        </table:table-row>
        <table:table-row table:style-name="ro1">
          <table:table-cell office:value-type="string">
            <text:p>Lavender Shortbread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66]" office:value-type="string" office:string-value="Lavender Shortbread">
            <text:p>Lavender Shortbread</text:p>
          </table:table-cell>
          <table:table-cell table:number-columns-repeated="1015"/>
        </table:table-row>
        <table:table-row table:style-name="ro1">
          <table:table-cell office:value-type="string">
            <text:p>Beef Wellingt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67]" office:value-type="string" office:string-value="Beef Wellington">
            <text:p>Beef Wellington</text:p>
          </table:table-cell>
          <table:table-cell table:number-columns-repeated="1012"/>
        </table:table-row>
        <table:table-row table:style-name="ro1">
          <table:table-cell office:value-type="string">
            <text:p>Epic Bac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68]" office:value-type="string" office:string-value="Epic Bacon">
            <text:p>Epic Bacon</text:p>
          </table:table-cell>
          <table:table-cell table:number-columns-repeated="1012"/>
        </table:table-row>
        <table:table-row table:style-name="ro1">
          <table:table-cell office:value-type="string">
            <text:p>Manjuu (süße Dampfnudeln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9]" office:value-type="string" office:string-value="Manjuu (süße Dampfnudeln)">
            <text:p>Manjuu (süße Dampfnudeln)</text:p>
          </table:table-cell>
          <table:table-cell table:number-columns-repeated="1013"/>
        </table:table-row>
        <table:table-row table:style-name="ro1">
          <table:table-cell office:value-type="string">
            <text:p>Chicken Gumb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0]" office:value-type="string" office:string-value="Chicken Gumbo">
            <text:p>Chicken Gumbo</text:p>
          </table:table-cell>
          <table:table-cell table:number-columns-repeated="1012"/>
        </table:table-row>
        <table:table-row table:style-name="ro1">
          <table:table-cell office:value-type="string">
            <text:p>General Tso's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1]" office:value-type="string" office:string-value="General Tso's Chicken">
            <text:p>General Tso's Chicken</text:p>
          </table:table-cell>
          <table:table-cell table:number-columns-repeated="1012"/>
        </table:table-row>
        <table:table-row table:style-name="ro1">
          <table:table-cell office:value-type="string">
            <text:p>California Roll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72]" office:value-type="string" office:string-value="California Roll">
            <text:p>California Roll</text:p>
          </table:table-cell>
          <table:table-cell table:number-columns-repeated="1011"/>
        </table:table-row>
        <table:table-row table:style-name="ro1">
          <table:table-cell office:value-type="string">
            <text:p>Futo Maki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73]" office:value-type="string" office:string-value="Futo Maki">
            <text:p>Futo Maki</text:p>
          </table:table-cell>
          <table:table-cell table:number-columns-repeated="1011"/>
        </table:table-row>
        <table:table-row table:style-name="ro1">
          <table:table-cell office:value-type="string">
            <text:p>Beans on Toas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4]" office:value-type="string" office:string-value="Beans on Toast">
            <text:p>Beans on Toast</text:p>
          </table:table-cell>
          <table:table-cell table:number-columns-repeated="1012"/>
        </table:table-row>
        <table:table-row table:style-name="ro1">
          <table:table-cell office:value-type="string">
            <text:p>Vegemite (maggie)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75]" office:value-type="string" office:string-value="Vegemite (maggie)">
            <text:p>Vegemite (maggie)</text:p>
          </table:table-cell>
          <table:table-cell table:number-columns-repeated="1009"/>
        </table:table-row>
        <table:table-row table:style-name="ro1">
          <table:table-cell office:value-type="string">
            <text:p>Honeycomb Chocolate Bar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76]" office:value-type="string" office:string-value="Honeycomb Chocolate Bar">
            <text:p>Honeycomb Chocolate Bar</text:p>
          </table:table-cell>
          <table:table-cell table:number-columns-repeated="1013"/>
        </table:table-row>
        <table:table-row table:style-name="ro1">
          <table:table-cell office:value-type="string">
            <text:p>Cherry Coconut Chocolate B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77]" office:value-type="string" office:string-value="Cherry Coconut Chocolate Bar">
            <text:p>Cherry Coconut Chocolate Bar</text:p>
          </table:table-cell>
          <table:table-cell table:number-columns-repeated="1013"/>
        </table:table-row>
        <table:table-row table:style-name="ro1">
          <table:table-cell office:value-type="string">
            <text:p>Fairy Bread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78]" office:value-type="string" office:string-value="Fairy Bread">
            <text:p>Fairy Bread</text:p>
          </table:table-cell>
          <table:table-cell table:number-columns-repeated="1015"/>
        </table:table-row>
        <table:table-row table:style-name="ro1">
          <table:table-cell office:value-type="string">
            <text:p>Lamingt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79]" office:value-type="string" office:string-value="Lamington">
            <text:p>Lamington</text:p>
          </table:table-cell>
          <table:table-cell table:number-columns-repeated="1014"/>
        </table:table-row>
        <table:table-row table:style-name="ro1">
          <table:table-cell office:value-type="string">
            <text:p>Tim Tam (schokoriegel)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80]" office:value-type="string" office:string-value="Tim Tam (schokoriegel)">
            <text:p>Tim Tam (schokoriegel)</text:p>
          </table:table-cell>
          <table:table-cell table:number-columns-repeated="1013"/>
        </table:table-row>
        <table:table-row table:style-name="ro1">
          <table:table-cell office:value-type="string">
            <text:p>Meat Pi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81]" office:value-type="string" office:string-value="Meat Pie">
            <text:p>Meat Pie</text:p>
          </table:table-cell>
          <table:table-cell table:number-columns-repeated="1012"/>
        </table:table-row>
        <table:table-row table:style-name="ro1">
          <table:table-cell office:value-type="string">
            <text:p>Chiko Rol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82]" office:value-type="string" office:string-value="Chiko Roll">
            <text:p>Chiko Roll</text:p>
          </table:table-cell>
          <table:table-cell table:number-columns-repeated="1010"/>
        </table:table-row>
        <table:table-row table:style-name="ro1">
          <table:table-cell office:value-type="string">
            <text:p>Damper (Urbrot)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83]" office:value-type="string" office:string-value="Damper (Urbrot)">
            <text:p>Damper (Urbrot)</text:p>
          </table:table-cell>
          <table:table-cell table:number-columns-repeated="1015"/>
        </table:table-row>
        <table:table-row table:style-name="ro1">
          <table:table-cell office:value-type="string">
            <text:p>Beet Burge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684]" office:value-type="string" office:string-value="Beet Burger">
            <text:p>Beet Burger</text:p>
          </table:table-cell>
          <table:table-cell table:number-columns-repeated="1016"/>
        </table:table-row>
        <table:table-row table:style-name="ro1">
          <table:table-cell office:value-type="string">
            <text:p>Pavlova (Baiserkuchen)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85]" office:value-type="string" office:string-value="Pavlova (Baiserkuchen)">
            <text:p>Pavlova (Baiserkuchen)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herki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McPam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687]" office:value-type="string" office:string-value="McPam">
            <text:p>McPam</text:p>
          </table:table-cell>
          <table:table-cell table:number-columns-repeated="1016"/>
        </table:table-row>
        <table:table-row table:style-name="ro1">
          <table:table-cell office:value-type="string">
            <text:p>Ceasar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688]" office:value-type="string" office:string-value="Ceasar Salad">
            <text:p>Ceasar Salad</text:p>
          </table:table-cell>
          <table:table-cell table:number-columns-repeated="1008"/>
        </table:table-row>
        <table:table-row table:style-name="ro1">
          <table:table-cell office:value-type="string">
            <text:p>Chaos Cooki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89]" office:value-type="string" office:string-value="Chaos Cookie">
            <text:p>Chaos Cookie</text:p>
          </table:table-cell>
          <table:table-cell table:number-columns-repeated="1013"/>
        </table:table-row>
        <table:table-row table:style-name="ro1">
          <table:table-cell office:value-type="string">
            <text:p>Chocolate Bac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0]" office:value-type="string" office:string-value="Chocolate Bacon">
            <text:p>Chocolate Bacon</text:p>
          </table:table-cell>
          <table:table-cell table:number-columns-repeated="1013"/>
        </table:table-row>
        <table:table-row table:style-name="ro1">
          <table:table-cell office:value-type="string">
            <text:p>Lamb Keba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91]" office:value-type="string" office:string-value="Lamb Kebak">
            <text:p>Lamb Kebak</text:p>
          </table:table-cell>
          <table:table-cell table:number-columns-repeated="1012"/>
        </table:table-row>
        <table:table-row table:style-name="ro1">
          <table:table-cell office:value-type="string">
            <text:p>Nutella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2]" office:value-type="string" office:string-value="Nutella">
            <text:p>Nutella</text:p>
          </table:table-cell>
          <table:table-cell table:number-columns-repeated="1013"/>
        </table:table-row>
        <table:table-row table:style-name="ro1">
          <table:table-cell office:value-type="string">
            <text:p>Snickers Bar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3]" office:value-type="string" office:string-value="Snickers Bar">
            <text:p>Snickers Bar</text:p>
          </table:table-cell>
          <table:table-cell table:number-columns-repeated="1013"/>
        </table:table-row>
        <table:table-row table:style-name="ro1">
          <table:table-cell office:value-type="string">
            <text:p>Spinach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94]" office:value-type="string" office:string-value="Spinach Pie">
            <text:p>Spinach Pie</text:p>
          </table:table-cell>
          <table:table-cell table:number-columns-repeated="1015"/>
        </table:table-row>
        <table:table-row table:style-name="ro1">
          <table:table-cell office:value-type="string">
            <text:p>Steamed Spinach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95]" office:value-type="string" office:string-value="Steamed Spinach">
            <text:p>Steamed Spinach</text:p>
          </table:table-cell>
          <table:table-cell table:number-columns-repeated="1010"/>
        </table:table-row>
        <table:table-row table:style-name="ro1">
          <table:table-cell office:value-type="string">
            <text:p>Vegemite on Toast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96]" office:value-type="string" office:string-value="Vegemite on Toast">
            <text:p>Vegemite on Toast</text:p>
          </table:table-cell>
          <table:table-cell table:number-columns-repeated="1015"/>
        </table:table-row>
        <table:table-row table:style-name="ro1">
          <table:table-cell office:value-type="string">
            <text:p>Raw Anchov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7]" office:value-type="string" office:string-value="Raw Anchovy">
            <text:p>Raw Anchovy</text:p>
          </table:table-cell>
          <table:table-cell table:number-columns-repeated="1019"/>
        </table:table-row>
        <table:table-row table:style-name="ro1">
          <table:table-cell office:value-type="string">
            <text:p>Raw Bas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8]" office:value-type="string" office:string-value="Raw Bass">
            <text:p>Raw Bass</text:p>
          </table:table-cell>
          <table:table-cell table:number-columns-repeated="1019"/>
        </table:table-row>
        <table:table-row table:style-name="ro1">
          <table:table-cell office:value-type="string">
            <text:p>Raw Car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9]" office:value-type="string" office:string-value="Raw Carp">
            <text:p>Raw Carp</text:p>
          </table:table-cell>
          <table:table-cell table:number-columns-repeated="1019"/>
        </table:table-row>
        <table:table-row table:style-name="ro1">
          <table:table-cell office:value-type="string">
            <text:p>Raw Cat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0]" office:value-type="string" office:string-value="Raw Catfish">
            <text:p>Raw Catfish</text:p>
          </table:table-cell>
          <table:table-cell table:number-columns-repeated="1019"/>
        </table:table-row>
        <table:table-row table:style-name="ro1">
          <table:table-cell office:value-type="string">
            <text:p>Raw Char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1]" office:value-type="string" office:string-value="Raw Charr">
            <text:p>Raw Charr</text:p>
          </table:table-cell>
          <table:table-cell table:number-columns-repeated="1019"/>
        </table:table-row>
        <table:table-row table:style-name="ro1">
          <table:table-cell office:value-type="string">
            <text:p>Raw Cl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2]" office:value-type="string" office:string-value="Raw Clam">
            <text:p>Raw Clam</text:p>
          </table:table-cell>
          <table:table-cell table:number-columns-repeated="1019"/>
        </table:table-row>
        <table:table-row table:style-name="ro1">
          <table:table-cell office:value-type="string">
            <text:p>Raw Cra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3]" office:value-type="string" office:string-value="Raw Crab">
            <text:p>Raw Crab</text:p>
          </table:table-cell>
          <table:table-cell table:number-columns-repeated="1019"/>
        </table:table-row>
        <table:table-row table:style-name="ro1">
          <table:table-cell office:value-type="string">
            <text:p>Raw Cra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4]" office:value-type="string" office:string-value="Raw Crayfish">
            <text:p>Raw Crayfish</text:p>
          </table:table-cell>
          <table:table-cell table:number-columns-repeated="1019"/>
        </table:table-row>
        <table:table-row table:style-name="ro1">
          <table:table-cell office:value-type="string">
            <text:p>Raw E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5]" office:value-type="string" office:string-value="Raw Eel">
            <text:p>Raw Eel</text:p>
          </table:table-cell>
          <table:table-cell table:number-columns-repeated="1019"/>
        </table:table-row>
        <table:table-row table:style-name="ro1">
          <table:table-cell office:value-type="string">
            <text:p>Raw Fro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6]" office:value-type="string" office:string-value="Raw Frog">
            <text:p>Raw Frog</text:p>
          </table:table-cell>
          <table:table-cell table:number-columns-repeated="1019"/>
        </table:table-row>
        <table:table-row table:style-name="ro1">
          <table:table-cell office:value-type="string">
            <text:p>Raw Grou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7]" office:value-type="string" office:string-value="Raw Grouper">
            <text:p>Raw Grouper</text:p>
          </table:table-cell>
          <table:table-cell table:number-columns-repeated="1019"/>
        </table:table-row>
        <table:table-row table:style-name="ro1">
          <table:table-cell office:value-type="string">
            <text:p>Raw Her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8]" office:value-type="string" office:string-value="Raw Herring">
            <text:p>Raw Herring</text:p>
          </table:table-cell>
          <table:table-cell table:number-columns-repeated="1019"/>
        </table:table-row>
        <table:table-row table:style-name="ro1">
          <table:table-cell office:value-type="string">
            <text:p>Raw Jell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9]" office:value-type="string" office:string-value="Raw Jellyfish">
            <text:p>Raw Jellyfish</text:p>
          </table:table-cell>
          <table:table-cell table:number-columns-repeated="1019"/>
        </table:table-row>
        <table:table-row table:style-name="ro1">
          <table:table-cell office:value-type="string">
            <text:p>Raw Mud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0]" office:value-type="string" office:string-value="Raw Mudfish">
            <text:p>Raw Mudfish</text:p>
          </table:table-cell>
          <table:table-cell table:number-columns-repeated="1019"/>
        </table:table-row>
        <table:table-row table:style-name="ro1">
          <table:table-cell office:value-type="string">
            <text:p>Raw Octop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1]" office:value-type="string" office:string-value="Raw Octopus">
            <text:p>Raw Octopus</text:p>
          </table:table-cell>
          <table:table-cell table:number-columns-repeated="1019"/>
        </table:table-row>
        <table:table-row table:style-name="ro1">
          <table:table-cell office:value-type="string">
            <text:p>Raw Per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2]" office:value-type="string" office:string-value="Raw Perch">
            <text:p>Raw Perch</text:p>
          </table:table-cell>
          <table:table-cell table:number-columns-repeated="1019"/>
        </table:table-row>
        <table:table-row table:style-name="ro1">
          <table:table-cell office:value-type="string">
            <text:p>Raw Scall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3]" office:value-type="string" office:string-value="Raw Scallop">
            <text:p>Raw Scallop</text:p>
          </table:table-cell>
          <table:table-cell table:number-columns-repeated="1019"/>
        </table:table-row>
        <table:table-row table:style-name="ro1">
          <table:table-cell office:value-type="string">
            <text:p>Raw Shrim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4]" office:value-type="string" office:string-value="Raw Shrimp">
            <text:p>Raw Shrimp</text:p>
          </table:table-cell>
          <table:table-cell table:number-columns-repeated="1019"/>
        </table:table-row>
        <table:table-row table:style-name="ro1">
          <table:table-cell office:value-type="string">
            <text:p>Raw Snai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5]" office:value-type="string" office:string-value="Raw Snail">
            <text:p>Raw Snail</text:p>
          </table:table-cell>
          <table:table-cell table:number-columns-repeated="1019"/>
        </table:table-row>
        <table:table-row table:style-name="ro1">
          <table:table-cell office:value-type="string">
            <text:p>Raw Snap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6]" office:value-type="string" office:string-value="Raw Snapper">
            <text:p>Raw Snapper</text:p>
          </table:table-cell>
          <table:table-cell table:number-columns-repeated="1019"/>
        </table:table-row>
        <table:table-row table:style-name="ro1">
          <table:table-cell office:value-type="string">
            <text:p>Raw Tilap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7]" office:value-type="string" office:string-value="Raw Tilapia">
            <text:p>Raw Tilapia</text:p>
          </table:table-cell>
          <table:table-cell table:number-columns-repeated="1019"/>
        </table:table-row>
        <table:table-row table:style-name="ro1">
          <table:table-cell office:value-type="string">
            <text:p>Raw Trou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8]" office:value-type="string" office:string-value="Raw Trout">
            <text:p>Raw Trout</text:p>
          </table:table-cell>
          <table:table-cell table:number-columns-repeated="1019"/>
        </table:table-row>
        <table:table-row table:style-name="ro1">
          <table:table-cell office:value-type="string">
            <text:p>Raw Tu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9]" office:value-type="string" office:string-value="Raw Tuna">
            <text:p>Raw Tuna</text:p>
          </table:table-cell>
          <table:table-cell table:number-columns-repeated="1019"/>
        </table:table-row>
        <table:table-row table:style-name="ro1">
          <table:table-cell office:value-type="string">
            <text:p>Raw Tur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20]" office:value-type="string" office:string-value="Raw Turtle">
            <text:p>Raw Turtle</text:p>
          </table:table-cell>
          <table:table-cell table:number-columns-repeated="1019"/>
        </table:table-row>
        <table:table-row table:style-name="ro1">
          <table:table-cell office:value-type="string">
            <text:p>Raw Walley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21]" office:value-type="string" office:string-value="Raw Walleye">
            <text:p>Raw Walleye</text:p>
          </table:table-cell>
          <table:table-cell table:number-columns-repeated="1019"/>
        </table:table-row>
        <table:table-row table:style-name="ro1">
          <table:table-cell office:value-type="string">
            <text:p>Holiday Cak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22]" office:value-type="string" office:string-value="Holiday Cake">
            <text:p>Holiday Cake</text:p>
          </table:table-cell>
          <table:table-cell table:number-columns-repeated="1014"/>
        </table:table-row>
        <table:table-row table:style-name="ro1">
          <table:table-cell office:value-type="string">
            <text:p>Cooked Cl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3]" office:value-type="string" office:string-value="Cooked Clam">
            <text:p>Cooked Clam</text:p>
          </table:table-cell>
          <table:table-cell table:number-columns-repeated="1011"/>
        </table:table-row>
        <table:table-row table:style-name="ro1">
          <table:table-cell office:value-type="string">
            <text:p>Cooked Cra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4]" office:value-type="string" office:string-value="Cooked Crab">
            <text:p>Cooked Crab</text:p>
          </table:table-cell>
          <table:table-cell table:number-columns-repeated="1011"/>
        </table:table-row>
        <table:table-row table:style-name="ro1">
          <table:table-cell office:value-type="string">
            <text:p>Cooked Cra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5]" office:value-type="string" office:string-value="Cooked Crayfish">
            <text:p>Cooked Crayfish</text:p>
          </table:table-cell>
          <table:table-cell table:number-columns-repeated="1011"/>
        </table:table-row>
        <table:table-row table:style-name="ro1">
          <table:table-cell office:value-type="string">
            <text:p>Cooked Frog Leg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6]" office:value-type="string" office:string-value="Cooked Frog Legs">
            <text:p>Cooked Frog Legs</text:p>
          </table:table-cell>
          <table:table-cell table:number-columns-repeated="1011"/>
        </table:table-row>
        <table:table-row table:style-name="ro1">
          <table:table-cell office:value-type="string">
            <text:p>Cooked Octop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7]" office:value-type="string" office:string-value="Cooked Octopus">
            <text:p>Cooked Octopus</text:p>
          </table:table-cell>
          <table:table-cell table:number-columns-repeated="1011"/>
        </table:table-row>
        <table:table-row table:style-name="ro1">
          <table:table-cell office:value-type="string">
            <text:p>Cooked Scall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8]" office:value-type="string" office:string-value="Cooked Scallop">
            <text:p>Cooked Scallop</text:p>
          </table:table-cell>
          <table:table-cell table:number-columns-repeated="1011"/>
        </table:table-row>
        <table:table-row table:style-name="ro1">
          <table:table-cell office:value-type="string">
            <text:p>Cooked Shrim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9]" office:value-type="string" office:string-value="Cooked Shrimp">
            <text:p>Cooked Shrimp</text:p>
          </table:table-cell>
          <table:table-cell table:number-columns-repeated="1011"/>
        </table:table-row>
        <table:table-row table:style-name="ro1">
          <table:table-cell office:value-type="string">
            <text:p>Cooked Snai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30]" office:value-type="string" office:string-value="Cooked Snail">
            <text:p>Cooked Snail</text:p>
          </table:table-cell>
          <table:table-cell table:number-columns-repeated="1011"/>
        </table:table-row>
        <table:table-row table:style-name="ro1">
          <table:table-cell office:value-type="string">
            <text:p>Cooked Tur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31]" office:value-type="string" office:string-value="Cooked Turtle">
            <text:p>Cooked Turtle</text:p>
          </table:table-cell>
          <table:table-cell table:number-columns-repeated="1011"/>
        </table:table-row>
        <table:table-row table:style-name="ro1">
          <table:table-cell office:value-type="string">
            <text:p>Apple Cid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32]" office:value-type="string" office:string-value="Apple Cider">
            <text:p>Apple Cider</text:p>
          </table:table-cell>
          <table:table-cell table:number-columns-repeated="1017"/>
        </table:table-row>
        <table:table-row table:style-name="ro1">
          <table:table-cell office:value-type="string">
            <text:p>Bangers and Mas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3]" office:value-type="string" office:string-value="Bangers and Mash">
            <text:p>Bangers and Mash</text:p>
          </table:table-cell>
          <table:table-cell table:number-columns-repeated="1012"/>
        </table:table-row>
        <table:table-row table:style-name="ro1">
          <table:table-cell office:value-type="string">
            <text:p>Battered Susag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4]" office:value-type="string" office:string-value="Battered Susage">
            <text:p>Battered Susage</text:p>
          </table:table-cell>
          <table:table-cell table:number-columns-repeated="1012"/>
        </table:table-row>
        <table:table-row table:style-name="ro1">
          <table:table-cell office:value-type="string">
            <text:p>Choriz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5]" office:value-type="string" office:string-value="Chorizo">
            <text:p>Chorizo</text:p>
          </table:table-cell>
          <table:table-cell table:number-columns-repeated="1012"/>
        </table:table-row>
        <table:table-row table:style-name="ro1">
          <table:table-cell office:value-type="string">
            <text:p>Coleslaw (krautsalat)</text:p>
          </table:table-cell>
          <table:table-cell office:value-type="float" office:value="3.5">
            <text:p>3,5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736]" office:value-type="string" office:string-value="Coleslaw (krautsalat)">
            <text:p>Coleslaw (krautsalat)</text:p>
          </table:table-cell>
          <table:table-cell table:number-columns-repeated="1008"/>
        </table:table-row>
        <table:table-row table:style-name="ro1">
          <table:table-cell office:value-type="string">
            <text:p>Energy Drin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37]" office:value-type="string" office:string-value="Energy Drink">
            <text:p>Energy Drink</text:p>
          </table:table-cell>
          <table:table-cell table:number-columns-repeated="1017"/>
        </table:table-row>
        <table:table-row table:style-name="ro1">
          <table:table-cell office:value-type="string">
            <text:p>Fried Onions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38]" office:value-type="string" office:string-value="Fried Onions">
            <text:p>Fried Onions</text:p>
          </table:table-cell>
          <table:table-cell table:number-columns-repeated="1007"/>
        </table:table-row>
        <table:table-row table:style-name="ro1">
          <table:table-cell office:value-type="string">
            <text:p>Meat Feast Pizz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39]" office:value-type="string" office:string-value="Meat Feast Pizza">
            <text:p>Meat Feast Pizza</text:p>
          </table:table-cell>
          <table:table-cell table:number-columns-repeated="1007"/>
        </table:table-row>
        <table:table-row table:style-name="ro1">
          <table:table-cell office:value-type="string">
            <text:p>Mince Pi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0]" office:value-type="string" office:string-value="Mince Pie">
            <text:p>Mince Pie</text:p>
          </table:table-cell>
          <table:table-cell table:number-columns-repeated="1014"/>
        </table:table-row>
        <table:table-row table:style-name="ro1">
          <table:table-cell office:value-type="string">
            <text:p>Onion Hamburg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741]" office:value-type="string" office:string-value="Onion Hamburger">
            <text:p>Onion Hamburger</text:p>
          </table:table-cell>
          <table:table-cell table:number-columns-repeated="1016"/>
        </table:table-row>
        <table:table-row table:style-name="ro1">
          <table:table-cell office:value-type="string">
            <text:p>Pepperoni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formula="of:=[.A742]" office:value-type="string" office:string-value="Pepperoni">
            <text:p>Pepperoni</text:p>
          </table:table-cell>
          <table:table-cell table:number-columns-repeated="1019"/>
        </table:table-row>
        <table:table-row table:style-name="ro1">
          <table:table-cell office:value-type="string">
            <text:p>Pickled Onions</text:p>
          </table:table-cell>
          <table:table-cell office:value-type="float" office:value="3.5">
            <text:p>3,5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43]" office:value-type="string" office:string-value="Pickled Onions">
            <text:p>Pickled Onions</text:p>
          </table:table-cell>
          <table:table-cell table:number-columns-repeated="1010"/>
        </table:table-row>
        <table:table-row table:style-name="ro1">
          <table:table-cell office:value-type="string">
            <text:p>Pork Sausag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744]" office:value-type="string" office:string-value="Pork Sausage">
            <text:p>Pork Sausage</text:p>
          </table:table-cell>
          <table:table-cell table:number-columns-repeated="1009"/>
        </table:table-row>
        <table:table-row table:style-name="ro1">
          <table:table-cell office:value-type="string">
            <text:p>Raspberry Trifl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5]" office:value-type="string" office:string-value="Raspberry Trifle">
            <text:p>Raspberry Trifle</text:p>
          </table:table-cell>
          <table:table-cell table:number-columns-repeated="1014"/>
        </table:table-row>
        <table:table-row table:style-name="ro1">
          <table:table-cell office:value-type="string">
            <text:p>Pumpkin Cheeseca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6]" office:value-type="string" office:string-value="Pumpkin Cheesecake">
            <text:p>Pumpkin Cheesecake</text:p>
          </table:table-cell>
          <table:table-cell table:number-columns-repeated="1014"/>
        </table:table-row>
        <table:table-row table:style-name="ro1">
          <table:table-cell office:value-type="string">
            <text:p>Pumpkin Muffi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7]" office:value-type="string" office:string-value="Pumpkin Muffin">
            <text:p>Pumpkin Muffin</text:p>
          </table:table-cell>
          <table:table-cell table:number-columns-repeated="1014"/>
        </table:table-row>
        <table:table-row table:style-name="ro1">
          <table:table-cell office:value-type="string">
            <text:p>Suader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48]" office:value-type="string" office:string-value="Suadero">
            <text:p>Suadero</text:p>
          </table:table-cell>
          <table:table-cell table:number-columns-repeated="1012"/>
        </table:table-row>
        <table:table-row table:style-name="ro1">
          <table:table-cell office:value-type="string">
            <text:p>Random Taco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49]" office:value-type="string" office:string-value="Random Taco">
            <text:p>Random Taco</text:p>
          </table:table-cell>
          <table:table-cell table:number-columns-repeated="1007"/>
        </table:table-row>
        <table:table-row table:style-name="ro1">
          <table:table-cell office:value-type="string">
            <text:p>Raw Turk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750]" office:value-type="string" office:string-value="Raw Turkey">
            <text:p>Raw Turkey</text:p>
          </table:table-cell>
          <table:table-cell table:number-columns-repeated="1019"/>
        </table:table-row>
        <table:table-row table:style-name="ro1">
          <table:table-cell office:value-type="string">
            <text:p>Cooked Turkey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1]" office:value-type="string" office:string-value="Cooked Turkey">
            <text:p>Cooked Turkey</text:p>
          </table:table-cell>
          <table:table-cell table:number-columns-repeated="1012"/>
        </table:table-row>
        <table:table-row table:style-name="ro1">
          <table:table-cell office:value-type="string">
            <text:p>Raw Rab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752]" office:value-type="string" office:string-value="Raw Rabbit">
            <text:p>Raw Rabbit</text:p>
          </table:table-cell>
          <table:table-cell table:number-columns-repeated="1019"/>
        </table:table-row>
        <table:table-row table:style-name="ro1">
          <table:table-cell office:value-type="string">
            <text:p>Cooked Rabbit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3]" office:value-type="string" office:string-value="Cooked Rabbit">
            <text:p>Cooked Rabbit</text:p>
          </table:table-cell>
          <table:table-cell table:number-columns-repeated="1012"/>
        </table:table-row>
        <table:table-row table:style-name="ro1">
          <table:table-cell office:value-type="string">
            <text:p>Raw Venison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formula="of:=[.A754]" office:value-type="string" office:string-value="Raw Venison">
            <text:p>Raw Venison</text:p>
          </table:table-cell>
          <table:table-cell table:number-columns-repeated="1019"/>
        </table:table-row>
        <table:table-row table:style-name="ro1">
          <table:table-cell office:value-type="string">
            <text:p>Cooked Venis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5]" office:value-type="string" office:string-value="Cooked Venison">
            <text:p>Cooked Venison</text:p>
          </table:table-cell>
          <table:table-cell table:number-columns-repeated="1012"/>
        </table:table-row>
        <table:table-row table:style-name="ro1">
          <table:table-cell office:value-type="string">
            <text:p>Strawberry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6]" office:value-type="string" office:string-value="Strawberry Milkshake">
            <text:p>Strawberry Milkshake</text:p>
          </table:table-cell>
          <table:table-cell table:number-columns-repeated="1017"/>
        </table:table-row>
        <table:table-row table:style-name="ro1">
          <table:table-cell office:value-type="string">
            <text:p>Chocolate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7]" office:value-type="string" office:string-value="Chocolate Milkshake">
            <text:p>Chocolate Milkshake</text:p>
          </table:table-cell>
          <table:table-cell table:number-columns-repeated="1017"/>
        </table:table-row>
        <table:table-row table:style-name="ro1">
          <table:table-cell office:value-type="string">
            <text:p>Banana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8]" office:value-type="string" office:string-value="Banana Milkshake">
            <text:p>Banana Milkshake</text:p>
          </table:table-cell>
          <table:table-cell table:number-columns-repeated="1017"/>
        </table:table-row>
        <table:table-row table:style-name="ro1">
          <table:table-cell office:value-type="string">
            <text:p>Cornflak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59]" office:value-type="string" office:string-value="Cornflakes">
            <text:p>Cornflakes</text:p>
          </table:table-cell>
          <table:table-cell table:number-columns-repeated="1013"/>
        </table:table-row>
        <table:table-row table:style-name="ro1">
          <table:table-cell office:value-type="string">
            <text:p>Coleslaw Burg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760]" office:value-type="string" office:string-value="Coleslaw Burger">
            <text:p>Coleslaw Burger</text:p>
          </table:table-cell>
          <table:table-cell table:number-columns-repeated="1016"/>
        </table:table-row>
        <table:table-row table:style-name="ro1">
          <table:table-cell office:value-type="string">
            <text:p>Roast Chicken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61]" office:value-type="string" office:string-value="Roast Chicken">
            <text:p>Roast Chicken</text:p>
          </table:table-cell>
          <table:table-cell table:number-columns-repeated="1012"/>
        </table:table-row>
        <table:table-row table:style-name="ro1">
          <table:table-cell office:value-type="string">
            <text:p>Roast Potato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62]" office:value-type="string" office:string-value="Roast Potatoes">
            <text:p>Roast Potatoes</text:p>
          </table:table-cell>
          <table:table-cell table:number-columns-repeated="1010"/>
        </table:table-row>
        <table:table-row table:style-name="ro1">
          <table:table-cell office:value-type="string">
            <text:p>Sunday Roas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63]" office:value-type="string" office:string-value="Sunday Roast">
            <text:p>Sunday Roast</text:p>
          </table:table-cell>
          <table:table-cell table:number-columns-repeated="1010"/>
        </table:table-row>
        <table:table-row table:style-name="ro1">
          <table:table-cell office:value-type="string">
            <text:p>BBQ Pulled Pork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764]" office:value-type="string" office:string-value="BBQ Pulled Pork">
            <text:p>BBQ Pulled Pork</text:p>
          </table:table-cell>
          <table:table-cell table:number-columns-repeated="1015"/>
        </table:table-row>
        <table:table-row table:style-name="ro1">
          <table:table-cell office:value-type="string">
            <text:p>Lamb with Mint Sau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65]" office:value-type="string" office:string-value="Lamb with Mint Sauce">
            <text:p>Lamb with Mint Sauce</text:p>
          </table:table-cell>
          <table:table-cell table:number-columns-repeated="1012"/>
        </table:table-row>
        <table:table-row table:style-name="ro1">
          <table:table-cell office:value-type="string">
            <text:p>Steak and Chip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66]" office:value-type="string" office:string-value="Steak and Chips">
            <text:p>Steak and Chips</text:p>
          </table:table-cell>
          <table:table-cell table:number-columns-repeated="1007"/>
        </table:table-row>
        <table:table-row table:style-name="ro1">
          <table:table-cell office:value-type="string">
            <text:p>Cherry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7]" office:value-type="string" office:string-value="Cherry Ice Cream">
            <text:p>Cherry Ice Cream</text:p>
          </table:table-cell>
          <table:table-cell table:number-columns-repeated="1013"/>
        </table:table-row>
        <table:table-row table:style-name="ro1">
          <table:table-cell office:value-type="string">
            <text:p>Pistachio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8]" office:value-type="string" office:string-value="Pistachio Ice Cream">
            <text:p>Pistachio Ice Cream</text:p>
          </table:table-cell>
          <table:table-cell table:number-columns-repeated="1013"/>
        </table:table-row>
        <table:table-row table:style-name="ro1">
          <table:table-cell office:value-type="string">
            <text:p>Neapolitan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9]" office:value-type="string" office:string-value="Neapolitan Ice Cream">
            <text:p>Neapolitan Ice Cream</text:p>
          </table:table-cell>
          <table:table-cell table:number-columns-repeated="1013"/>
        </table:table-row>
        <table:table-row table:style-name="ro1">
          <table:table-cell office:value-type="string">
            <text:p>Spumoni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70]" office:value-type="string" office:string-value="Spumoni Ice Cream">
            <text:p>Spumoni Ice Cream</text:p>
          </table:table-cell>
          <table:table-cell table:number-columns-repeated="1013"/>
        </table:table-row>
        <table:table-row table:style-name="ro1">
          <table:table-cell office:value-type="string">
            <text:p>Cooked Cephignis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Inferno Mobs</text:p>
          </table:table-cell>
          <table:table-cell table:number-columns-repeated="7"/>
          <table:table-cell table:formula="of:=[.A771]" office:value-type="string" office:string-value="Cooked Cephignis Meat">
            <text:p>Cooked Cephignis Meat</text:p>
          </table:table-cell>
          <table:table-cell table:number-columns-repeated="1012"/>
        </table:table-row>
        <table:table-row table:style-name="ro1">
          <table:table-cell office:value-type="string">
            <text:p>Searing Tac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Inferno Mobs</text:p>
          </table:table-cell>
          <table:table-cell table:number-columns-repeated="12"/>
          <table:table-cell table:formula="of:=[.A772]" office:value-type="string" office:string-value="Searing Taco">
            <text:p>Searing Taco</text:p>
          </table:table-cell>
          <table:table-cell table:number-columns-repeated="1007"/>
        </table:table-row>
        <table:table-row table:style-name="ro1">
          <table:table-cell office:value-type="string">
            <text:p>Raw Concapede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Jungle Mobs</text:p>
          </table:table-cell>
          <table:table-cell table:formula="of:=[.A773]" office:value-type="string" office:string-value="Raw Concapede Meat">
            <text:p>Raw Concapede Meat</text:p>
          </table:table-cell>
          <table:table-cell table:number-columns-repeated="1019"/>
        </table:table-row>
        <table:table-row table:style-name="ro1">
          <table:table-cell office:value-type="string">
            <text:p>Cooked Concapede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Jungle Mobs</text:p>
          </table:table-cell>
          <table:table-cell table:number-columns-repeated="7"/>
          <table:table-cell table:formula="of:=[.A774]" office:value-type="string" office:string-value="Cooked Concapede Meat">
            <text:p>Cooked Concapede Meat</text:p>
          </table:table-cell>
          <table:table-cell table:number-columns-repeated="1012"/>
        </table:table-row>
        <table:table-row table:style-name="ro1">
          <table:table-cell office:value-type="string">
            <text:p>Tropical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Jungle Mobs</text:p>
          </table:table-cell>
          <table:table-cell table:number-columns-repeated="7"/>
          <table:table-cell table:formula="of:=[.A775]" office:value-type="string" office:string-value="Tropical Curry">
            <text:p>Tropical Curry</text:p>
          </table:table-cell>
          <table:table-cell table:number-columns-repeated="1012"/>
        </table:table-row>
        <table:table-row table:style-name="ro1">
          <table:table-cell office:value-type="string">
            <text:p>Battle Burrit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bs</text:p>
          </table:table-cell>
          <table:table-cell table:number-columns-repeated="12"/>
          <table:table-cell table:formula="of:=[.A776]" office:value-type="string" office:string-value="Battle Burrito">
            <text:p>Battle Burrito</text:p>
          </table:table-cell>
          <table:table-cell table:number-columns-repeated="1007"/>
        </table:table-row>
        <table:table-row table:style-name="ro1">
          <table:table-cell office:value-type="string">
            <text:p>Explorers Risott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bs</text:p>
          </table:table-cell>
          <table:table-cell table:number-columns-repeated="7"/>
          <table:table-cell table:formula="of:=[.A777]" office:value-type="string" office:string-value="Explorers Risotto">
            <text:p>Explorers Risotto</text:p>
          </table:table-cell>
          <table:table-cell table:number-columns-repeated="1012"/>
        </table:table-row>
        <table:table-row table:style-name="ro1">
          <table:table-cell office:value-type="string">
            <text:p>Raw Yale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Mountain Mobs</text:p>
          </table:table-cell>
          <table:table-cell table:formula="of:=[.A778]" office:value-type="string" office:string-value="Raw Yale Meat">
            <text:p>Raw Yale Meat</text:p>
          </table:table-cell>
          <table:table-cell table:number-columns-repeated="1019"/>
        </table:table-row>
        <table:table-row table:style-name="ro1">
          <table:table-cell office:value-type="string">
            <text:p>Cooked Yale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untain Mobs</text:p>
          </table:table-cell>
          <table:table-cell table:number-columns-repeated="7"/>
          <table:table-cell table:formula="of:=[.A779]" office:value-type="string" office:string-value="Cooked Yale Meat">
            <text:p>Cooked Yale Meat</text:p>
          </table:table-cell>
          <table:table-cell table:number-columns-repeated="1012"/>
        </table:table-row>
        <table:table-row table:style-name="ro1">
          <table:table-cell office:value-type="string">
            <text:p>Peaks Keba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untain Mobs</text:p>
          </table:table-cell>
          <table:table-cell table:number-columns-repeated="7"/>
          <table:table-cell table:formula="of:=[.A780]" office:value-type="string" office:string-value="Peaks Kebab">
            <text:p>Peaks Kebab</text:p>
          </table:table-cell>
          <table:table-cell table:number-columns-repeated="1012"/>
        </table:table-row>
        <table:table-row table:style-name="ro1">
          <table:table-cell office:value-type="string">
            <text:p>Raw Maka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Plains Mobs</text:p>
          </table:table-cell>
          <table:table-cell table:formula="of:=[.A781]" office:value-type="string" office:string-value="Raw Maka Meat">
            <text:p>Raw Maka Meat</text:p>
          </table:table-cell>
          <table:table-cell table:number-columns-repeated="1019"/>
        </table:table-row>
        <table:table-row table:style-name="ro1">
          <table:table-cell office:value-type="string">
            <text:p>Cooked Maka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Plains Mobs</text:p>
          </table:table-cell>
          <table:table-cell table:number-columns-repeated="7"/>
          <table:table-cell table:formula="of:=[.A782]" office:value-type="string" office:string-value="Cooked Maka Meat">
            <text:p>Cooked Maka Meat</text:p>
          </table:table-cell>
          <table:table-cell table:number-columns-repeated="1012"/>
        </table:table-row>
        <table:table-row table:style-name="ro1">
          <table:table-cell office:value-type="string">
            <text:p>Bulwark Burg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Plains Mobs</text:p>
          </table:table-cell>
          <table:table-cell table:number-columns-repeated="1020"/>
        </table:table-row>
        <table:table-row table:style-name="ro1">
          <table:table-cell office:value-type="string">
            <text:p>Raw Chupacabra Me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ycanites Shadow Mobs</text:p>
          </table:table-cell>
          <table:table-cell table:formula="of:=[.A784]" office:value-type="string" office:string-value="Raw Chupacabra Meat">
            <text:p>Raw Chupacabra Meat</text:p>
          </table:table-cell>
          <table:table-cell table:number-columns-repeated="2"/>
          <table:table-cell table:formula="of:=[.A783]" office:value-type="string" office:string-value="Bulwark Burger">
            <text:p>Bulwark Burger</text:p>
          </table:table-cell>
          <table:table-cell table:number-columns-repeated="1016"/>
        </table:table-row>
        <table:table-row table:style-name="ro1">
          <table:table-cell office:value-type="string">
            <text:p>Cooked Chupacabra Meat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Shadow Mobs</text:p>
          </table:table-cell>
          <table:table-cell table:number-columns-repeated="7"/>
          <table:table-cell table:formula="of:=[.A785]" office:value-type="string" office:string-value="Cooked Chupacabra Meat">
            <text:p>Cooked Chupacabra Meat</text:p>
          </table:table-cell>
          <table:table-cell table:number-columns-repeated="1012"/>
        </table:table-row>
        <table:table-row table:style-name="ro1">
          <table:table-cell office:value-type="string">
            <text:p>Blood Chili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Shadow Mobs</text:p>
          </table:table-cell>
          <table:table-cell table:number-columns-repeated="7"/>
          <table:table-cell table:formula="of:=[.A786]" office:value-type="string" office:string-value="Blood Chili">
            <text:p>Blood Chili</text:p>
          </table:table-cell>
          <table:table-cell table:number-columns-repeated="1012"/>
        </table:table-row>
        <table:table-row table:style-name="ro1">
          <table:table-cell office:value-type="string">
            <text:p>Raw Aspid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Swamp Mobs</text:p>
          </table:table-cell>
          <table:table-cell table:formula="of:=[.A787]" office:value-type="string" office:string-value="Raw Aspid Meat">
            <text:p>Raw Aspid Meat</text:p>
          </table:table-cell>
          <table:table-cell table:number-columns-repeated="1019"/>
        </table:table-row>
        <table:table-row table:style-name="ro1">
          <table:table-cell office:value-type="string">
            <text:p>Cooked Aspid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Swamp Mobs</text:p>
          </table:table-cell>
          <table:table-cell table:number-columns-repeated="7"/>
          <table:table-cell table:formula="of:=[.A788]" office:value-type="string" office:string-value="Cooked Aspid Meat">
            <text:p>Cooked Aspid Meat</text:p>
          </table:table-cell>
          <table:table-cell table:number-columns-repeated="1012"/>
        </table:table-row>
        <table:table-row table:style-name="ro1">
          <table:table-cell office:value-type="string">
            <text:p>Moss Pi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Swamp Mobs</text:p>
          </table:table-cell>
          <table:table-cell table:number-columns-repeated="7"/>
          <table:table-cell table:formula="of:=[.A789]" office:value-type="string" office:string-value="Moss Pie">
            <text:p>Moss Pie</text:p>
          </table:table-cell>
          <table:table-cell table:number-columns-repeated="1012"/>
        </table:table-row>
        <table:table-row table:style-name="ro1">
          <table:table-cell office:value-type="string">
            <text:p>Berry Medley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string">
            <text:p>Natura</text:p>
          </table:table-cell>
          <table:table-cell table:formula="of:=[.A790]" office:value-type="string" office:string-value="Berry Medley">
            <text:p>Berry Medley</text:p>
          </table:table-cell>
          <table:table-cell table:number-columns-repeated="1019"/>
        </table:table-row>
      </table:table>
      <table:table table:name="Rohkost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/>
          <table:table-cell table:style-name="ce1" office:value-type="string">
            <text:p>Obst</text:p>
          </table:table-cell>
          <table:table-cell table:style-name="ce1" office:value-type="string">
            <text:p>Gemüse</text:p>
          </table:table-cell>
          <table:table-cell table:style-name="ce1" office:value-type="string">
            <text:p>Fisch</text:p>
          </table:table-cell>
          <table:table-cell table:style-name="ce1" office:value-type="string">
            <text:p>Fleisch</text:p>
          </table:table-cell>
          <table:table-cell table:style-name="ce1" office:value-type="string">
            <text:p>Sonstiges</text:p>
          </table:table-cell>
        </table:table-row>
        <table:table-row table:style-name="ro1">
          <table:table-cell/>
          <table:table-cell table:formula="of:=[Tabelle1.E33]" office:value-type="string" office:string-value="Orange">
            <text:p>Orange</text:p>
          </table:table-cell>
          <table:table-cell table:formula="of:=[Tabelle1.E187]" office:value-type="string" office:string-value="Cantaloupe">
            <text:p>Cantaloupe</text:p>
          </table:table-cell>
          <table:table-cell table:formula="of:=[Tabelle1.E699]" office:value-type="string" office:string-value="Raw Carp">
            <text:p>Raw Carp</text:p>
          </table:table-cell>
          <table:table-cell table:formula="of:=[Tabelle1.E21]" office:value-type="string" office:string-value="Raw Chicken">
            <text:p>Raw Chicken</text:p>
          </table:table-cell>
          <table:table-cell/>
        </table:table-row>
        <table:table-row table:style-name="ro1">
          <table:table-cell table:number-columns-repeated="2"/>
          <table:table-cell table:formula="of:=[Tabelle1.E26]" office:value-type="string" office:string-value="Potato">
            <text:p>Potato</text:p>
          </table:table-cell>
          <table:table-cell/>
          <table:table-cell table:formula="of:=[Tabelle1.E6]" office:value-type="string" office:string-value="Raw Prok Chap">
            <text:p>Raw Prok Chap</text:p>
          </table:table-cell>
          <table:table-cell table:formula="of:=[Tabelle1.E206]" office:value-type="string" office:string-value="Coffee Beans">
            <text:p>Coffee Beans</text:p>
          </table:table-cell>
        </table:table-row>
        <table:table-row table:style-name="ro1">
          <table:table-cell/>
          <table:table-cell table:formula="of:=[Tabelle1.E32]" office:value-type="string" office:string-value="Crabapple">
            <text:p>Crabapple</text:p>
          </table:table-cell>
          <table:table-cell table:formula="of:=[Tabelle1.E186]" office:value-type="string" office:string-value="Bamboo Shoot">
            <text:p>Bamboo Shoot</text:p>
          </table:table-cell>
          <table:table-cell table:formula="of:=[Tabelle1.E698]" office:value-type="string" office:string-value="Raw Bass">
            <text:p>Raw Bass</text:p>
          </table:table-cell>
          <table:table-cell table:formula="of:=[Tabelle1.E19]" office:value-type="string" office:string-value="Raw Steak">
            <text:p>Raw Steak</text:p>
          </table:table-cell>
          <table:table-cell/>
        </table:table-row>
        <table:table-row table:style-name="ro1">
          <table:table-cell/>
          <table:table-cell table:formula="of:=[Tabelle1.E78]" office:value-type="string" office:string-value="Cranberry">
            <text:p>Cranberry</text:p>
          </table:table-cell>
          <table:table-cell table:formula="of:=[Tabelle1.E25]" office:value-type="string" office:string-value="Carrot">
            <text:p>Carrot</text:p>
          </table:table-cell>
          <table:table-cell/>
          <table:table-cell table:formula="of:=[Tabelle1.E119]" office:value-type="string" office:string-value="Raw Imphide">
            <text:p>Raw Imphide</text:p>
          </table:table-cell>
          <table:table-cell table:formula="of:=[Tabelle1.E69]" office:value-type="string" office:string-value="Coffee">
            <text:p>Coffee</text:p>
          </table:table-cell>
        </table:table-row>
        <table:table-row table:style-name="ro1">
          <table:table-cell/>
          <table:table-cell table:formula="of:=[Tabelle1.E235]" office:value-type="string" office:string-value="Cashew">
            <text:p>Cashew</text:p>
          </table:table-cell>
          <table:table-cell table:formula="of:=[Tabelle1.E181]" office:value-type="string" office:string-value="Asparagus">
            <text:p>Asparagus</text:p>
          </table:table-cell>
          <table:table-cell table:formula="of:=[Tabelle1.E10]" office:value-type="string" office:string-value="Raw Fish">
            <text:p>Raw Fish</text:p>
          </table:table-cell>
          <table:table-cell table:formula="of:=[Tabelle1.E141]" office:value-type="string" office:string-value="Raw Yeti Meat">
            <text:p>Raw Yeti Meat</text:p>
          </table:table-cell>
          <table:table-cell table:formula="of:=[Tabelle1.E169]" office:value-type="string" office:string-value="Honey">
            <text:p>Honey</text:p>
          </table:table-cell>
        </table:table-row>
        <table:table-row table:style-name="ro1">
          <table:table-cell/>
          <table:table-cell table:formula="of:=[Tabelle1.E115]" office:value-type="string" office:string-value="Blackberry">
            <text:p>Blackberry</text:p>
          </table:table-cell>
          <table:table-cell table:formula="of:=[Tabelle1.E182]" office:value-type="string" office:string-value="Barley">
            <text:p>Barley</text:p>
          </table:table-cell>
          <table:table-cell table:formula="of:=[Tabelle1.E11]" office:value-type="string" office:string-value="Raw Salmon">
            <text:p>Raw Salmon</text:p>
          </table:table-cell>
          <table:table-cell table:formula="of:=[Tabelle1.E146]" office:value-type="string" office:string-value="Raw Pinky Meat">
            <text:p>Raw Pinky Meat</text:p>
          </table:table-cell>
          <table:table-cell table:formula="of:=[Tabelle1.E103]" office:value-type="string" office:string-value="Honeyed Slice">
            <text:p>Honeyed Slice</text:p>
          </table:table-cell>
        </table:table-row>
        <table:table-row table:style-name="ro1">
          <table:table-cell/>
          <table:table-cell table:formula="of:=[Tabelle1.E238]" office:value-type="string" office:string-value="Cinnamon">
            <text:p>Cinnamon</text:p>
          </table:table-cell>
          <table:table-cell table:formula="of:=[Tabelle1.E183]" office:value-type="string" office:string-value="Oats">
            <text:p>Oats</text:p>
          </table:table-cell>
          <table:table-cell table:formula="of:=[Tabelle1.E12]" office:value-type="string" office:string-value="Clownfish">
            <text:p>Clownfish</text:p>
          </table:table-cell>
          <table:table-cell table:formula="of:=[Tabelle1.E149]" office:value-type="string" office:string-value="Raw Joust Meat">
            <text:p>Raw Joust Meat</text:p>
          </table:table-cell>
          <table:table-cell table:formula="of:=[Tabelle1.E174]" office:value-type="string" office:string-value="Sunflower Seeds">
            <text:p>Sunflower Seeds</text:p>
          </table:table-cell>
        </table:table-row>
        <table:table-row table:style-name="ro1">
          <table:table-cell/>
          <table:table-cell table:formula="of:=[Tabelle1.E3]" office:value-type="string" office:string-value="Apple">
            <text:p>Apple</text:p>
          </table:table-cell>
          <table:table-cell table:formula="of:=[Tabelle1.E184]" office:value-type="string" office:string-value="Rye">
            <text:p>Rye</text:p>
          </table:table-cell>
          <table:table-cell table:formula="of:=[Tabelle1.E13]" office:value-type="string" office:string-value="Pufferfish">
            <text:p>Pufferfish</text:p>
          </table:table-cell>
          <table:table-cell table:formula="of:=[Tabelle1.E153]" office:value-type="string" office:string-value="Raw Arisaur Meat">
            <text:p>Raw Arisaur Meat</text:p>
          </table:table-cell>
          <table:table-cell/>
        </table:table-row>
        <table:table-row table:style-name="ro1">
          <table:table-cell/>
          <table:table-cell table:formula="of:=[Tabelle1.E18]" office:value-type="string" office:string-value="Melon">
            <text:p>Melon</text:p>
          </table:table-cell>
          <table:table-cell table:formula="of:=[Tabelle1.E185]" office:value-type="string" office:string-value="Corn">
            <text:p>Corn</text:p>
          </table:table-cell>
          <table:table-cell table:formula="of:=[Tabelle1.E697]" office:value-type="string" office:string-value="Raw Anchovy">
            <text:p>Raw Anchovy</text:p>
          </table:table-cell>
          <table:table-cell table:number-columns-repeated="2"/>
        </table:table-row>
        <table:table-row table:style-name="ro1">
          <table:table-cell/>
          <table:table-cell table:formula="of:=[Tabelle1.E34]" office:value-type="string" office:string-value="Kumquat">
            <text:p>Kumquat</text:p>
          </table:table-cell>
          <table:table-cell table:formula="of:=[Tabelle1.E188]" office:value-type="string" office:string-value="Cucumber">
            <text:p>Cucumber</text:p>
          </table:table-cell>
          <table:table-cell table:formula="of:=[Tabelle1.E700]" office:value-type="string" office:string-value="Raw Catfish">
            <text:p>Raw Catfish</text:p>
          </table:table-cell>
          <table:table-cell table:formula="of:=[Tabelle1.E170]" office:value-type="string" office:string-value="Raw Mutton">
            <text:p>Raw Mutton</text:p>
          </table:table-cell>
          <table:table-cell/>
        </table:table-row>
        <table:table-row table:style-name="ro1">
          <table:table-cell/>
          <table:table-cell table:formula="of:=[Tabelle1.E35]" office:value-type="string" office:string-value="Lime">
            <text:p>Lime</text:p>
          </table:table-cell>
          <table:table-cell table:formula="of:=[Tabelle1.E189]" office:value-type="string" office:string-value="Winter Squash">
            <text:p>Winter Squash</text:p>
          </table:table-cell>
          <table:table-cell table:formula="of:=[Tabelle1.E701]" office:value-type="string" office:string-value="Raw Charr">
            <text:p>Raw Charr</text:p>
          </table:table-cell>
          <table:table-cell table:formula="of:=[Tabelle1.E172]" office:value-type="string" office:string-value="Raw Calamari">
            <text:p>Raw Calamari</text:p>
          </table:table-cell>
          <table:table-cell/>
        </table:table-row>
        <table:table-row table:style-name="ro1">
          <table:table-cell/>
          <table:table-cell table:formula="of:=[Tabelle1.E36]" office:value-type="string" office:string-value="Wild Cherry">
            <text:p>Wild Cherry</text:p>
          </table:table-cell>
          <table:table-cell table:formula="of:=[Tabelle1.E190]" office:value-type="string" office:string-value="Zucchini">
            <text:p>Zucchini</text:p>
          </table:table-cell>
          <table:table-cell table:formula="of:=[Tabelle1.E702]" office:value-type="string" office:string-value="Raw Clam">
            <text:p>Raw Clam</text:p>
          </table:table-cell>
          <table:table-cell table:formula="of:=[Tabelle1.E784]" office:value-type="string" office:string-value="Raw Chupacabra Meat">
            <text:p>Raw Chupacabra Meat</text:p>
          </table:table-cell>
          <table:table-cell/>
        </table:table-row>
        <table:table-row table:style-name="ro1">
          <table:table-cell/>
          <table:table-cell table:formula="of:=[Tabelle1.E37]" office:value-type="string" office:string-value="Sour Cherry">
            <text:p>Sour Cherry</text:p>
          </table:table-cell>
          <table:table-cell table:formula="of:=[Tabelle1.E191]" office:value-type="string" office:string-value="Beet">
            <text:p>Beet</text:p>
          </table:table-cell>
          <table:table-cell table:formula="of:=[Tabelle1.E703]" office:value-type="string" office:string-value="Raw Crab">
            <text:p>Raw Crab</text:p>
          </table:table-cell>
          <table:table-cell table:formula="of:=[Tabelle1.E773]" office:value-type="string" office:string-value="Raw Concapede Meat">
            <text:p>Raw Concapede Meat</text:p>
          </table:table-cell>
          <table:table-cell/>
        </table:table-row>
        <table:table-row table:style-name="ro1">
          <table:table-cell/>
          <table:table-cell table:formula="of:=[Tabelle1.E38]" office:value-type="string" office:string-value="Black Cherry">
            <text:p>Black Cherry</text:p>
          </table:table-cell>
          <table:table-cell table:formula="of:=[Tabelle1.E192]" office:value-type="string" office:string-value="Onion">
            <text:p>Onion</text:p>
          </table:table-cell>
          <table:table-cell table:formula="of:=[Tabelle1.E704]" office:value-type="string" office:string-value="Raw Crayfish">
            <text:p>Raw Crayfish</text:p>
          </table:table-cell>
          <table:table-cell table:formula="of:=[Tabelle1.E781]" office:value-type="string" office:string-value="Raw Maka Meat">
            <text:p>Raw Maka Meat</text:p>
          </table:table-cell>
          <table:table-cell/>
        </table:table-row>
        <table:table-row table:style-name="ro1">
          <table:table-cell/>
          <table:table-cell table:formula="of:=[Tabelle1.E39]" office:value-type="string" office:string-value="Blackthorn">
            <text:p>Blackthorn</text:p>
          </table:table-cell>
          <table:table-cell table:formula="of:=[Tabelle1.E193]" office:value-type="string" office:string-value="Parsnip">
            <text:p>Parsnip</text:p>
          </table:table-cell>
          <table:table-cell table:formula="of:=[Tabelle1.E705]" office:value-type="string" office:string-value="Raw Eel">
            <text:p>Raw Eel</text:p>
          </table:table-cell>
          <table:table-cell table:formula="of:=[Tabelle1.E752]" office:value-type="string" office:string-value="Raw Rabbit">
            <text:p>Raw Rabbit</text:p>
          </table:table-cell>
          <table:table-cell/>
        </table:table-row>
        <table:table-row table:style-name="ro1">
          <table:table-cell/>
          <table:table-cell table:formula="of:=[Tabelle1.E40]" office:value-type="string" office:string-value="Cherry Plum">
            <text:p>Cherry Plum</text:p>
          </table:table-cell>
          <table:table-cell table:formula="of:=[Tabelle1.E194]" office:value-type="string" office:string-value="Peanut">
            <text:p>Peanut</text:p>
          </table:table-cell>
          <table:table-cell table:formula="of:=[Tabelle1.E706]" office:value-type="string" office:string-value="Raw Frog">
            <text:p>Raw Frog</text:p>
          </table:table-cell>
          <table:table-cell table:formula="of:=[Tabelle1.E750]" office:value-type="string" office:string-value="Raw Turkey">
            <text:p>Raw Turkey</text:p>
          </table:table-cell>
          <table:table-cell/>
        </table:table-row>
        <table:table-row table:style-name="ro1">
          <table:table-cell/>
          <table:table-cell table:formula="of:=[Tabelle1.E41]" office:value-type="string" office:string-value="Almond">
            <text:p>Almond</text:p>
          </table:table-cell>
          <table:table-cell table:formula="of:=[Tabelle1.E195]" office:value-type="string" office:string-value="Radish">
            <text:p>Radish</text:p>
          </table:table-cell>
          <table:table-cell table:formula="of:=[Tabelle1.E707]" office:value-type="string" office:string-value="Raw Grouper">
            <text:p>Raw Grouper</text:p>
          </table:table-cell>
          <table:table-cell table:formula="of:=[Tabelle1.E754]" office:value-type="string" office:string-value="Raw Venison">
            <text:p>Raw Venison</text:p>
          </table:table-cell>
          <table:table-cell/>
        </table:table-row>
        <table:table-row table:style-name="ro1">
          <table:table-cell/>
          <table:table-cell table:formula="of:=[Tabelle1.E42]" office:value-type="string" office:string-value="Apricot">
            <text:p>Apricot</text:p>
          </table:table-cell>
          <table:table-cell table:formula="of:=[Tabelle1.E196]" office:value-type="string" office:string-value="Rutabaga">
            <text:p>Rutabaga</text:p>
          </table:table-cell>
          <table:table-cell table:formula="of:=[Tabelle1.E708]" office:value-type="string" office:string-value="Raw Herring">
            <text:p>Raw Herring</text:p>
          </table:table-cell>
          <table:table-cell table:formula="of:=[Tabelle1.E778]" office:value-type="string" office:string-value="Raw Yale Meat">
            <text:p>Raw Yale Meat</text:p>
          </table:table-cell>
          <table:table-cell/>
        </table:table-row>
        <table:table-row table:style-name="ro1">
          <table:table-cell/>
          <table:table-cell table:formula="of:=[Tabelle1.E43]" office:value-type="string" office:string-value="Grapefruit">
            <text:p>Grapefruit</text:p>
          </table:table-cell>
          <table:table-cell table:formula="of:=[Tabelle1.E197]" office:value-type="string" office:string-value="Sweet Potato">
            <text:p>Sweet Potato</text:p>
          </table:table-cell>
          <table:table-cell table:formula="of:=[Tabelle1.E709]" office:value-type="string" office:string-value="Raw Jellyfish">
            <text:p>Raw Jellyfish</text:p>
          </table:table-cell>
          <table:table-cell table:formula="of:=[Tabelle1.E787]" office:value-type="string" office:string-value="Raw Aspid Meat">
            <text:p>Raw Aspid Meat</text:p>
          </table:table-cell>
          <table:table-cell/>
        </table:table-row>
        <table:table-row table:style-name="ro1">
          <table:table-cell/>
          <table:table-cell table:formula="of:=[Tabelle1.E44]" office:value-type="string" office:string-value="Peach">
            <text:p>Peach</text:p>
          </table:table-cell>
          <table:table-cell table:formula="of:=[Tabelle1.E198]" office:value-type="string" office:string-value="Turnip">
            <text:p>Turnip</text:p>
          </table:table-cell>
          <table:table-cell table:formula="of:=[Tabelle1.E710]" office:value-type="string" office:string-value="Raw Mudfish">
            <text:p>Raw Mudfish</text:p>
          </table:table-cell>
          <table:table-cell table:number-columns-repeated="2"/>
        </table:table-row>
        <table:table-row table:style-name="ro1">
          <table:table-cell/>
          <table:table-cell table:formula="of:=[Tabelle1.E45]" office:value-type="string" office:string-value="Satsuma">
            <text:p>Satsuma</text:p>
          </table:table-cell>
          <table:table-cell table:formula="of:=[Tabelle1.E199]" office:value-type="string" office:string-value="Rhubarb">
            <text:p>Rhubarb</text:p>
          </table:table-cell>
          <table:table-cell table:formula="of:=[Tabelle1.E711]" office:value-type="string" office:string-value="Raw Octopus">
            <text:p>Raw Octopus</text:p>
          </table:table-cell>
          <table:table-cell table:number-columns-repeated="2"/>
        </table:table-row>
        <table:table-row table:style-name="ro1">
          <table:table-cell/>
          <table:table-cell table:formula="of:=[Tabelle1.E46]" office:value-type="string" office:string-value="Buddhas Hand">
            <text:p>Buddhas Hand</text:p>
          </table:table-cell>
          <table:table-cell table:formula="of:=[Tabelle1.E200]" office:value-type="string" office:string-value="Celery">
            <text:p>Celery</text:p>
          </table:table-cell>
          <table:table-cell table:formula="of:=[Tabelle1.E712]" office:value-type="string" office:string-value="Raw Perch">
            <text:p>Raw Perch</text:p>
          </table:table-cell>
          <table:table-cell table:number-columns-repeated="2"/>
        </table:table-row>
        <table:table-row table:style-name="ro1">
          <table:table-cell/>
          <table:table-cell table:formula="of:=[Tabelle1.E47]" office:value-type="string" office:string-value="Citron">
            <text:p>Citron</text:p>
          </table:table-cell>
          <table:table-cell table:formula="of:=[Tabelle1.E201]" office:value-type="string" office:string-value="Garlic">
            <text:p>Garlic</text:p>
          </table:table-cell>
          <table:table-cell table:formula="of:=[Tabelle1.E713]" office:value-type="string" office:string-value="Raw Scallop">
            <text:p>Raw Scallop</text:p>
          </table:table-cell>
          <table:table-cell table:number-columns-repeated="2"/>
        </table:table-row>
        <table:table-row table:style-name="ro1">
          <table:table-cell/>
          <table:table-cell table:formula="of:=[Tabelle1.E48]" office:value-type="string" office:string-value="Finger Lime">
            <text:p>Finger Lime</text:p>
          </table:table-cell>
          <table:table-cell table:formula="of:=[Tabelle1.E202]" office:value-type="string" office:string-value="Ginger">
            <text:p>Ginger</text:p>
          </table:table-cell>
          <table:table-cell table:formula="of:=[Tabelle1.E714]" office:value-type="string" office:string-value="Raw Shrimp">
            <text:p>Raw Shrimp</text:p>
          </table:table-cell>
          <table:table-cell table:number-columns-repeated="2"/>
        </table:table-row>
        <table:table-row table:style-name="ro1">
          <table:table-cell/>
          <table:table-cell table:formula="of:=[Tabelle1.E49]" office:value-type="string" office:string-value="Key Lime">
            <text:p>Key Lime</text:p>
          </table:table-cell>
          <table:table-cell table:formula="of:=[Tabelle1.E203]" office:value-type="string" office:string-value="Spice Leaf">
            <text:p>Spice Leaf</text:p>
          </table:table-cell>
          <table:table-cell table:formula="of:=[Tabelle1.E715]" office:value-type="string" office:string-value="Raw Snail">
            <text:p>Raw Snail</text:p>
          </table:table-cell>
          <table:table-cell table:number-columns-repeated="2"/>
        </table:table-row>
        <table:table-row table:style-name="ro1">
          <table:table-cell/>
          <table:table-cell table:formula="of:=[Tabelle1.E50]" office:value-type="string" office:string-value="Manderin">
            <text:p>Manderin</text:p>
          </table:table-cell>
          <table:table-cell table:formula="of:=[Tabelle1.E204]" office:value-type="string" office:string-value="Edible Root">
            <text:p>Edible Root</text:p>
          </table:table-cell>
          <table:table-cell table:formula="of:=[Tabelle1.E716]" office:value-type="string" office:string-value="Raw Snapper">
            <text:p>Raw Snapper</text:p>
          </table:table-cell>
          <table:table-cell table:number-columns-repeated="2"/>
        </table:table-row>
        <table:table-row table:style-name="ro1">
          <table:table-cell/>
          <table:table-cell table:formula="of:=[Tabelle1.E51]" office:value-type="string" office:string-value="Nectarine">
            <text:p>Nectarine</text:p>
          </table:table-cell>
          <table:table-cell table:formula="of:=[Tabelle1.E205]" office:value-type="string" office:string-value="Rea Leaf">
            <text:p>Rea Leaf</text:p>
          </table:table-cell>
          <table:table-cell table:formula="of:=[Tabelle1.E717]" office:value-type="string" office:string-value="Raw Tilapia">
            <text:p>Raw Tilapia</text:p>
          </table:table-cell>
          <table:table-cell table:number-columns-repeated="2"/>
        </table:table-row>
        <table:table-row table:style-name="ro1">
          <table:table-cell/>
          <table:table-cell table:formula="of:=[Tabelle1.E52]" office:value-type="string" office:string-value="Pomelo">
            <text:p>Pomelo</text:p>
          </table:table-cell>
          <table:table-cell table:formula="of:=[Tabelle1.E207]" office:value-type="string" office:string-value="Mustard Seeds">
            <text:p>Mustard Seeds</text:p>
          </table:table-cell>
          <table:table-cell table:formula="of:=[Tabelle1.E718]" office:value-type="string" office:string-value="Raw Trout">
            <text:p>Raw Trout</text:p>
          </table:table-cell>
          <table:table-cell table:number-columns-repeated="2"/>
        </table:table-row>
        <table:table-row table:style-name="ro1">
          <table:table-cell/>
          <table:table-cell table:formula="of:=[Tabelle1.E53]" office:value-type="string" office:string-value="Tangerine">
            <text:p>Tangerine</text:p>
          </table:table-cell>
          <table:table-cell table:formula="of:=[Tabelle1.E208]" office:value-type="string" office:string-value="Broccoli">
            <text:p>Broccoli</text:p>
          </table:table-cell>
          <table:table-cell table:formula="of:=[Tabelle1.E719]" office:value-type="string" office:string-value="Raw Tuna">
            <text:p>Raw Tuna</text:p>
          </table:table-cell>
          <table:table-cell table:number-columns-repeated="2"/>
        </table:table-row>
        <table:table-row table:style-name="ro1">
          <table:table-cell/>
          <table:table-cell table:formula="of:=[Tabelle1.E54]" office:value-type="string" office:string-value="Pear">
            <text:p>Pear</text:p>
          </table:table-cell>
          <table:table-cell table:formula="of:=[Tabelle1.E209]" office:value-type="string" office:string-value="Cauliflower">
            <text:p>Cauliflower</text:p>
          </table:table-cell>
          <table:table-cell table:formula="of:=[Tabelle1.E720]" office:value-type="string" office:string-value="Raw Turtle">
            <text:p>Raw Turtle</text:p>
          </table:table-cell>
          <table:table-cell table:number-columns-repeated="2"/>
        </table:table-row>
        <table:table-row table:style-name="ro1">
          <table:table-cell/>
          <table:table-cell table:formula="of:=[Tabelle1.E55]" office:value-type="string" office:string-value="Sand Pear">
            <text:p>Sand Pear</text:p>
          </table:table-cell>
          <table:table-cell table:formula="of:=[Tabelle1.E210]" office:value-type="string" office:string-value="Leek">
            <text:p>Leek</text:p>
          </table:table-cell>
          <table:table-cell table:formula="of:=[Tabelle1.E721]" office:value-type="string" office:string-value="Raw Walleye">
            <text:p>Raw Walleye</text:p>
          </table:table-cell>
          <table:table-cell table:number-columns-repeated="2"/>
        </table:table-row>
        <table:table-row table:style-name="ro1">
          <table:table-cell/>
          <table:table-cell table:formula="of:=[Tabelle1.E56]" office:value-type="string" office:string-value="Hazelnut">
            <text:p>Hazelnut</text:p>
          </table:table-cell>
          <table:table-cell table:formula="of:=[Tabelle1.E211]" office:value-type="string" office:string-value="Lettuce">
            <text:p>Lettuce</text:p>
          </table:table-cell>
          <table:table-cell table:formula="of:=[Tabelle1.E156]" office:value-type="string" office:string-value="Raw Silex Meat">
            <text:p>Raw Silex Meat</text:p>
          </table:table-cell>
          <table:table-cell table:number-columns-repeated="2"/>
        </table:table-row>
        <table:table-row table:style-name="ro1">
          <table:table-cell/>
          <table:table-cell table:formula="of:=[Tabelle1.E57]" office:value-type="string" office:string-value="Butternut">
            <text:p>Butternut</text:p>
          </table:table-cell>
          <table:table-cell table:formula="of:=[Tabelle1.E212]" office:value-type="string" office:string-value="Sacallion">
            <text:p>Sacallion</text:p>
          </table:table-cell>
          <table:table-cell table:number-columns-repeated="3"/>
        </table:table-row>
        <table:table-row table:style-name="ro1">
          <table:table-cell/>
          <table:table-cell table:formula="of:=[Tabelle1.E58]" office:value-type="string" office:string-value="Beechnut">
            <text:p>Beechnut</text:p>
          </table:table-cell>
          <table:table-cell table:formula="of:=[Tabelle1.E213]" office:value-type="string" office:string-value="Artichoke">
            <text:p>Artichoke</text:p>
          </table:table-cell>
          <table:table-cell table:number-columns-repeated="3"/>
        </table:table-row>
        <table:table-row table:style-name="ro1">
          <table:table-cell/>
          <table:table-cell table:formula="of:=[Tabelle1.E59]" office:value-type="string" office:string-value="Pecan Nut">
            <text:p>Pecan Nut</text:p>
          </table:table-cell>
          <table:table-cell table:formula="of:=[Tabelle1.E214]" office:value-type="string" office:string-value="Brussel Sprout">
            <text:p>Brussel Sprout</text:p>
          </table:table-cell>
          <table:table-cell table:number-columns-repeated="3"/>
        </table:table-row>
        <table:table-row table:style-name="ro1">
          <table:table-cell/>
          <table:table-cell table:formula="of:=[Tabelle1.E60]" office:value-type="string" office:string-value="Banana">
            <text:p>Banana</text:p>
          </table:table-cell>
          <table:table-cell table:formula="of:=[Tabelle1.E215]" office:value-type="string" office:string-value="Cabbage">
            <text:p>Cabbage</text:p>
          </table:table-cell>
          <table:table-cell table:number-columns-repeated="3"/>
        </table:table-row>
        <table:table-row table:style-name="ro1">
          <table:table-cell/>
          <table:table-cell table:formula="of:=[Tabelle1.E61]" office:value-type="string" office:string-value="Red Banana">
            <text:p>Red Banana</text:p>
          </table:table-cell>
          <table:table-cell table:formula="of:=[Tabelle1.E216]" office:value-type="string" office:string-value="Spinach">
            <text:p>Spinach</text:p>
          </table:table-cell>
          <table:table-cell table:number-columns-repeated="3"/>
        </table:table-row>
        <table:table-row table:style-name="ro1">
          <table:table-cell/>
          <table:table-cell table:formula="of:=[Tabelle1.E62]" office:value-type="string" office:string-value="Plantain">
            <text:p>Plantain</text:p>
          </table:table-cell>
          <table:table-cell table:formula="of:=[Tabelle1.E217]" office:value-type="string" office:string-value="White Mushroom">
            <text:p>White Mushroom</text:p>
          </table:table-cell>
          <table:table-cell table:number-columns-repeated="3"/>
        </table:table-row>
        <table:table-row table:style-name="ro1">
          <table:table-cell/>
          <table:table-cell table:formula="of:=[Tabelle1.E63]" office:value-type="string" office:string-value="Brazil Nut">
            <text:p>Brazil Nut</text:p>
          </table:table-cell>
          <table:table-cell table:formula="of:=[Tabelle1.E218]" office:value-type="string" office:string-value="Beans">
            <text:p>Beans</text:p>
          </table:table-cell>
          <table:table-cell table:number-columns-repeated="3"/>
        </table:table-row>
        <table:table-row table:style-name="ro1">
          <table:table-cell/>
          <table:table-cell table:formula="of:=[Tabelle1.E64]" office:value-type="string" office:string-value="Fig">
            <text:p>Fig</text:p>
          </table:table-cell>
          <table:table-cell table:formula="of:=[Tabelle1.E219]" office:value-type="string" office:string-value="Soybean">
            <text:p>Soybean</text:p>
          </table:table-cell>
          <table:table-cell table:number-columns-repeated="3"/>
        </table:table-row>
        <table:table-row table:style-name="ro1">
          <table:table-cell/>
          <table:table-cell table:formula="of:=[Tabelle1.E65]" office:value-type="string" office:string-value="Acorn">
            <text:p>Acorn</text:p>
          </table:table-cell>
          <table:table-cell table:formula="of:=[Tabelle1.E220]" office:value-type="string" office:string-value="Bellpepper">
            <text:p>Bellpepper</text:p>
          </table:table-cell>
          <table:table-cell table:number-columns-repeated="3"/>
        </table:table-row>
        <table:table-row table:style-name="ro1">
          <table:table-cell/>
          <table:table-cell table:formula="of:=[Tabelle1.E66]" office:value-type="string" office:string-value="Elderberry">
            <text:p>Elderberry</text:p>
          </table:table-cell>
          <table:table-cell table:formula="of:=[Tabelle1.E221]" office:value-type="string" office:string-value="Chili Pepper">
            <text:p>Chili Pepper</text:p>
          </table:table-cell>
          <table:table-cell table:number-columns-repeated="3"/>
        </table:table-row>
        <table:table-row table:style-name="ro1">
          <table:table-cell/>
          <table:table-cell table:formula="of:=[Tabelle1.E67]" office:value-type="string" office:string-value="Olive">
            <text:p>Olive</text:p>
          </table:table-cell>
          <table:table-cell table:formula="of:=[Tabelle1.E222]" office:value-type="string" office:string-value="Eggplant">
            <text:p>Eggplant</text:p>
          </table:table-cell>
          <table:table-cell table:number-columns-repeated="3"/>
        </table:table-row>
        <table:table-row table:style-name="ro1">
          <table:table-cell/>
          <table:table-cell table:formula="of:=[Tabelle1.E68]" office:value-type="string" office:string-value="Gingko Nut">
            <text:p>Gingko Nut</text:p>
          </table:table-cell>
          <table:table-cell table:formula="of:=[Tabelle1.E223]" office:value-type="string" office:string-value="Okra">
            <text:p>Ok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Tabelle1.E224]" office:value-type="string" office:string-value="Peas">
            <text:p>Peas</text:p>
          </table:table-cell>
          <table:table-cell table:number-columns-repeated="3"/>
        </table:table-row>
        <table:table-row table:style-name="ro1">
          <table:table-cell/>
          <table:table-cell table:formula="of:=[Tabelle1.E70]" office:value-type="string" office:string-value="Osange Orange">
            <text:p>Osange Orange</text:p>
          </table:table-cell>
          <table:table-cell table:formula="of:=[Tabelle1.E225]" office:value-type="string" office:string-value="Tomato">
            <text:p>Tomato</text:p>
          </table:table-cell>
          <table:table-cell table:number-columns-repeated="3"/>
        </table:table-row>
        <table:table-row table:style-name="ro1">
          <table:table-cell/>
          <table:table-cell table:formula="of:=[Tabelle1.E71]" office:value-type="string" office:string-value="Clove">
            <text:p>Clove</text:p>
          </table:table-cell>
          <table:table-cell table:formula="of:=[Tabelle1.E742]" office:value-type="string" office:string-value="Pepperoni">
            <text:p>Pepperoni</text:p>
          </table:table-cell>
          <table:table-cell table:number-columns-repeated="3"/>
        </table:table-row>
        <table:table-row table:style-name="ro1">
          <table:table-cell/>
          <table:table-cell table:formula="of:=[Tabelle1.E72]" office:value-type="string" office:string-value="Papayimar">
            <text:p>Papayimar</text:p>
          </table:table-cell>
          <table:table-cell table:number-columns-repeated="4"/>
        </table:table-row>
        <table:table-row table:style-name="ro1">
          <table:table-cell/>
          <table:table-cell table:formula="of:=[Tabelle1.E73]" office:value-type="string" office:string-value="Blackcurrant">
            <text:p>Blackcurrant</text:p>
          </table:table-cell>
          <table:table-cell table:number-columns-repeated="4"/>
        </table:table-row>
        <table:table-row table:style-name="ro1">
          <table:table-cell/>
          <table:table-cell table:formula="of:=[Tabelle1.E74]" office:value-type="string" office:string-value="Redcurrant">
            <text:p>Redcurrant</text:p>
          </table:table-cell>
          <table:table-cell table:number-columns-repeated="4"/>
        </table:table-row>
        <table:table-row table:style-name="ro1">
          <table:table-cell/>
          <table:table-cell table:formula="of:=[Tabelle1.E75]" office:value-type="string" office:string-value="Blackberry">
            <text:p>Blackberry</text:p>
          </table:table-cell>
          <table:table-cell table:number-columns-repeated="4"/>
        </table:table-row>
        <table:table-row table:style-name="ro1">
          <table:table-cell/>
          <table:table-cell table:formula="of:=[Tabelle1.E76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77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79]" office:value-type="string" office:string-value="Juniper">
            <text:p>Juniper</text:p>
          </table:table-cell>
          <table:table-cell table:number-columns-repeated="4"/>
        </table:table-row>
        <table:table-row table:style-name="ro1">
          <table:table-cell/>
          <table:table-cell table:formula="of:=[Tabelle1.E80]" office:value-type="string" office:string-value="Gooseberry">
            <text:p>Gooseberry</text:p>
          </table:table-cell>
          <table:table-cell table:number-columns-repeated="4"/>
        </table:table-row>
        <table:table-row table:style-name="ro1">
          <table:table-cell/>
          <table:table-cell table:formula="of:=[Tabelle1.E81]" office:value-type="string" office:string-value="Golden Raspberry">
            <text:p>Golden Raspberry</text:p>
          </table:table-cell>
          <table:table-cell table:number-columns-repeated="4"/>
        </table:table-row>
        <table:table-row table:style-name="ro1">
          <table:table-cell/>
          <table:table-cell table:formula="of:=[Tabelle1.E82]" office:value-type="string" office:string-value="Coconut">
            <text:p>Coconut</text:p>
          </table:table-cell>
          <table:table-cell table:number-columns-repeated="4"/>
        </table:table-row>
        <table:table-row table:style-name="ro1">
          <table:table-cell/>
          <table:table-cell table:formula="of:=[Tabelle1.E83]" office:value-type="string" office:string-value="Cashew">
            <text:p>Cashew</text:p>
          </table:table-cell>
          <table:table-cell table:number-columns-repeated="4"/>
        </table:table-row>
        <table:table-row table:style-name="ro1">
          <table:table-cell/>
          <table:table-cell table:formula="of:=[Tabelle1.E84]" office:value-type="string" office:string-value="Avacado">
            <text:p>Avacado</text:p>
          </table:table-cell>
          <table:table-cell table:number-columns-repeated="4"/>
        </table:table-row>
        <table:table-row table:style-name="ro1">
          <table:table-cell/>
          <table:table-cell table:formula="of:=[Tabelle1.E85]" office:value-type="string" office:string-value="Nutmeg">
            <text:p>Nutmeg</text:p>
          </table:table-cell>
          <table:table-cell table:number-columns-repeated="4"/>
        </table:table-row>
        <table:table-row table:style-name="ro1">
          <table:table-cell/>
          <table:table-cell table:formula="of:=[Tabelle1.E86]" office:value-type="string" office:string-value="Allspice">
            <text:p>Allspice</text:p>
          </table:table-cell>
          <table:table-cell table:number-columns-repeated="4"/>
        </table:table-row>
        <table:table-row table:style-name="ro1">
          <table:table-cell/>
          <table:table-cell table:formula="of:=[Tabelle1.E87]" office:value-type="string" office:string-value="Chilli">
            <text:p>Chilli</text:p>
          </table:table-cell>
          <table:table-cell table:number-columns-repeated="4"/>
        </table:table-row>
        <table:table-row table:style-name="ro1">
          <table:table-cell/>
          <table:table-cell table:formula="of:=[Tabelle1.E88]" office:value-type="string" office:string-value="Star Anise">
            <text:p>Star Anise</text:p>
          </table:table-cell>
          <table:table-cell table:number-columns-repeated="4"/>
        </table:table-row>
        <table:table-row table:style-name="ro1">
          <table:table-cell/>
          <table:table-cell table:formula="of:=[Tabelle1.E89]" office:value-type="string" office:string-value="Mango">
            <text:p>Mango</text:p>
          </table:table-cell>
          <table:table-cell table:number-columns-repeated="4"/>
        </table:table-row>
        <table:table-row table:style-name="ro1">
          <table:table-cell/>
          <table:table-cell table:formula="of:=[Tabelle1.E90]" office:value-type="string" office:string-value="Starfruit">
            <text:p>Starfruit</text:p>
          </table:table-cell>
          <table:table-cell table:number-columns-repeated="4"/>
        </table:table-row>
        <table:table-row table:style-name="ro1">
          <table:table-cell/>
          <table:table-cell table:formula="of:=[Tabelle1.E91]" office:value-type="string" office:string-value="Candlenut">
            <text:p>Candlenut</text:p>
          </table:table-cell>
          <table:table-cell table:number-columns-repeated="4"/>
        </table:table-row>
        <table:table-row table:style-name="ro1">
          <table:table-cell/>
          <table:table-cell table:formula="of:=[Tabelle1.E95]" office:value-type="string" office:string-value="Tainted Fruit">
            <text:p>Tainted Fruit</text:p>
          </table:table-cell>
          <table:table-cell table:number-columns-repeated="4"/>
        </table:table-row>
        <table:table-row table:style-name="ro1">
          <table:table-cell/>
          <table:table-cell table:formula="of:=[Tabelle1.E96]" office:value-type="string" office:string-value="Cherry">
            <text:p>Cherry</text:p>
          </table:table-cell>
          <table:table-cell table:number-columns-repeated="4"/>
        </table:table-row>
        <table:table-row table:style-name="ro1">
          <table:table-cell/>
          <table:table-cell table:formula="of:=[Tabelle1.E97]" office:value-type="string" office:string-value="Walnut">
            <text:p>Walnut</text:p>
          </table:table-cell>
          <table:table-cell table:number-columns-repeated="4"/>
        </table:table-row>
        <table:table-row table:style-name="ro1">
          <table:table-cell/>
          <table:table-cell table:formula="of:=[Tabelle1.E98]" office:value-type="string" office:string-value="Chestnut">
            <text:p>Chestnut</text:p>
          </table:table-cell>
          <table:table-cell table:number-columns-repeated="4"/>
        </table:table-row>
        <table:table-row table:style-name="ro1">
          <table:table-cell/>
          <table:table-cell table:formula="of:=[Tabelle1.E99]" office:value-type="string" office:string-value="Lemon">
            <text:p>Lemon</text:p>
          </table:table-cell>
          <table:table-cell table:number-columns-repeated="4"/>
        </table:table-row>
        <table:table-row table:style-name="ro1">
          <table:table-cell/>
          <table:table-cell table:formula="of:=[Tabelle1.E100]" office:value-type="string" office:string-value="Plum">
            <text:p>Plum</text:p>
          </table:table-cell>
          <table:table-cell table:number-columns-repeated="4"/>
        </table:table-row>
        <table:table-row table:style-name="ro1">
          <table:table-cell/>
          <table:table-cell table:formula="of:=[Tabelle1.E101]" office:value-type="string" office:string-value="Date">
            <text:p>Date</text:p>
          </table:table-cell>
          <table:table-cell table:number-columns-repeated="4"/>
        </table:table-row>
        <table:table-row table:style-name="ro1">
          <table:table-cell/>
          <table:table-cell table:formula="of:=[Tabelle1.E102]" office:value-type="string" office:string-value="Papaya">
            <text:p>Papay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Tabelle1.E104]" office:value-type="string" office:string-value="Short Mead">
            <text:p>Short Mead</text:p>
          </table:table-cell>
          <table:table-cell table:number-columns-repeated="4"/>
        </table:table-row>
        <table:table-row table:style-name="ro1">
          <table:table-cell/>
          <table:table-cell table:formula="of:=[Tabelle1.E105]" office:value-type="string" office:string-value="Curative Mead">
            <text:p>Curative Mead</text:p>
          </table:table-cell>
          <table:table-cell table:number-columns-repeated="4"/>
        </table:table-row>
        <table:table-row table:style-name="ro1">
          <table:table-cell/>
          <table:table-cell table:formula="of:=[Tabelle1.E109]" office:value-type="string" office:string-value="Blightsberry">
            <text:p>Blightsberry</text:p>
          </table:table-cell>
          <table:table-cell table:number-columns-repeated="4"/>
        </table:table-row>
        <table:table-row table:style-name="ro1">
          <table:table-cell/>
          <table:table-cell table:formula="of:=[Tabelle1.E110]" office:value-type="string" office:string-value="Duskberry">
            <text:p>Duskberry</text:p>
          </table:table-cell>
          <table:table-cell table:number-columns-repeated="4"/>
        </table:table-row>
        <table:table-row table:style-name="ro1">
          <table:table-cell/>
          <table:table-cell table:formula="of:=[Tabelle1.E111]" office:value-type="string" office:string-value="Skyberry">
            <text:p>Skyberry</text:p>
          </table:table-cell>
          <table:table-cell table:number-columns-repeated="4"/>
        </table:table-row>
        <table:table-row table:style-name="ro1">
          <table:table-cell/>
          <table:table-cell table:formula="of:=[Tabelle1.E112]" office:value-type="string" office:string-value="Stingberry">
            <text:p>Stingberry</text:p>
          </table:table-cell>
          <table:table-cell table:number-columns-repeated="4"/>
        </table:table-row>
        <table:table-row table:style-name="ro1">
          <table:table-cell/>
          <table:table-cell table:formula="of:=[Tabelle1.E113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114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116]" office:value-type="string" office:string-value="Maloberry">
            <text:p>Maloberry</text:p>
          </table:table-cell>
          <table:table-cell table:number-columns-repeated="4"/>
        </table:table-row>
        <table:table-row table:style-name="ro1">
          <table:table-cell/>
          <table:table-cell table:formula="of:=[Tabelle1.E117]" office:value-type="string" office:string-value="Saguaro Fruit">
            <text:p>Saguaro Fruit</text:p>
          </table:table-cell>
          <table:table-cell table:number-columns-repeated="4"/>
        </table:table-row>
        <table:table-row table:style-name="ro1">
          <table:table-cell/>
          <table:table-cell table:formula="of:=[Tabelle1.E118]" office:value-type="string" office:string-value="Potash Apple">
            <text:p>Potash Apple</text:p>
          </table:table-cell>
          <table:table-cell table:number-columns-repeated="4"/>
        </table:table-row>
        <table:table-row table:style-name="ro1">
          <table:table-cell/>
          <table:table-cell table:formula="of:=[Tabelle1.E175]" office:value-type="string" office:string-value="Blackberry">
            <text:p>Blackberry</text:p>
          </table:table-cell>
          <table:table-cell table:number-columns-repeated="4"/>
        </table:table-row>
        <table:table-row table:style-name="ro1">
          <table:table-cell/>
          <table:table-cell table:formula="of:=[Tabelle1.E176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177]" office:value-type="string" office:string-value="Candleberry">
            <text:p>Candleberry</text:p>
          </table:table-cell>
          <table:table-cell table:number-columns-repeated="4"/>
        </table:table-row>
        <table:table-row table:style-name="ro1">
          <table:table-cell/>
          <table:table-cell table:formula="of:=[Tabelle1.E178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179]" office:value-type="string" office:string-value="Strawberry">
            <text:p>Strawberry</text:p>
          </table:table-cell>
          <table:table-cell table:number-columns-repeated="4"/>
        </table:table-row>
        <table:table-row table:style-name="ro1">
          <table:table-cell/>
          <table:table-cell table:formula="of:=[Tabelle1.E180]" office:value-type="string" office:string-value="Cactus Fruit">
            <text:p>Cactus Fruit</text:p>
          </table:table-cell>
          <table:table-cell table:number-columns-repeated="4"/>
        </table:table-row>
        <table:table-row table:style-name="ro1">
          <table:table-cell/>
          <table:table-cell table:formula="of:=[Tabelle1.E226]" office:value-type="string" office:string-value="Pineapple">
            <text:p>Pineapple</text:p>
          </table:table-cell>
          <table:table-cell table:number-columns-repeated="4"/>
        </table:table-row>
        <table:table-row table:style-name="ro1">
          <table:table-cell/>
          <table:table-cell table:formula="of:=[Tabelle1.E227]" office:value-type="string" office:string-value="Grape">
            <text:p>Grape</text:p>
          </table:table-cell>
          <table:table-cell table:number-columns-repeated="4"/>
        </table:table-row>
        <table:table-row table:style-name="ro1">
          <table:table-cell/>
          <table:table-cell table:formula="of:=[Tabelle1.E228]" office:value-type="string" office:string-value="Kiwi">
            <text:p>Kiwi</text:p>
          </table:table-cell>
          <table:table-cell table:number-columns-repeated="4"/>
        </table:table-row>
        <table:table-row table:style-name="ro1">
          <table:table-cell/>
          <table:table-cell table:formula="of:=[Tabelle1.E229]" office:value-type="string" office:string-value="Cranberry">
            <text:p>Cranberry</text:p>
          </table:table-cell>
          <table:table-cell table:number-columns-repeated="4"/>
        </table:table-row>
        <table:table-row table:style-name="ro1">
          <table:table-cell/>
          <table:table-cell table:formula="of:=[Tabelle1.E230]" office:value-type="string" office:string-value="Seaweed">
            <text:p>Seaweed</text:p>
          </table:table-cell>
          <table:table-cell table:number-columns-repeated="4"/>
        </table:table-row>
        <table:table-row table:style-name="ro1">
          <table:table-cell/>
          <table:table-cell table:formula="of:=[Tabelle1.E231]" office:value-type="string" office:string-value="Almond">
            <text:p>Almond</text:p>
          </table:table-cell>
          <table:table-cell table:number-columns-repeated="4"/>
        </table:table-row>
        <table:table-row table:style-name="ro1">
          <table:table-cell/>
          <table:table-cell table:formula="of:=[Tabelle1.E232]" office:value-type="string" office:string-value="Apricot">
            <text:p>Apricot</text:p>
          </table:table-cell>
          <table:table-cell table:number-columns-repeated="4"/>
        </table:table-row>
        <table:table-row table:style-name="ro1">
          <table:table-cell/>
          <table:table-cell table:formula="of:=[Tabelle1.E233]" office:value-type="string" office:string-value="Avocado">
            <text:p>Avocado</text:p>
          </table:table-cell>
          <table:table-cell table:number-columns-repeated="4"/>
        </table:table-row>
        <table:table-row table:style-name="ro1">
          <table:table-cell/>
          <table:table-cell table:formula="of:=[Tabelle1.E234]" office:value-type="string" office:string-value="Banana">
            <text:p>Banana</text:p>
          </table:table-cell>
          <table:table-cell table:number-columns-repeated="4"/>
        </table:table-row>
        <table:table-row table:style-name="ro1">
          <table:table-cell/>
          <table:table-cell table:formula="of:=[Tabelle1.E236]" office:value-type="string" office:string-value="Cherry">
            <text:p>Cherry</text:p>
          </table:table-cell>
          <table:table-cell table:number-columns-repeated="4"/>
        </table:table-row>
        <table:table-row table:style-name="ro1">
          <table:table-cell/>
          <table:table-cell table:formula="of:=[Tabelle1.E237]" office:value-type="string" office:string-value="Chestnut">
            <text:p>Chestnut</text:p>
          </table:table-cell>
          <table:table-cell table:number-columns-repeated="4"/>
        </table:table-row>
        <table:table-row table:style-name="ro1">
          <table:table-cell/>
          <table:table-cell table:formula="of:=[Tabelle1.E239]" office:value-type="string" office:string-value="Coconut">
            <text:p>Coconut</text:p>
          </table:table-cell>
          <table:table-cell table:number-columns-repeated="4"/>
        </table:table-row>
        <table:table-row table:style-name="ro1">
          <table:table-cell/>
          <table:table-cell table:formula="of:=[Tabelle1.E240]" office:value-type="string" office:string-value="Date">
            <text:p>Date</text:p>
          </table:table-cell>
          <table:table-cell table:number-columns-repeated="4"/>
        </table:table-row>
        <table:table-row table:style-name="ro1">
          <table:table-cell/>
          <table:table-cell table:formula="of:=[Tabelle1.E241]" office:value-type="string" office:string-value="Dragonfruit">
            <text:p>Dragonfruit</text:p>
          </table:table-cell>
          <table:table-cell table:number-columns-repeated="4"/>
        </table:table-row>
        <table:table-row table:style-name="ro1">
          <table:table-cell/>
          <table:table-cell table:formula="of:=[Tabelle1.E242]" office:value-type="string" office:string-value="Durian">
            <text:p>Durian</text:p>
          </table:table-cell>
          <table:table-cell table:number-columns-repeated="4"/>
        </table:table-row>
        <table:table-row table:style-name="ro1">
          <table:table-cell/>
          <table:table-cell table:formula="of:=[Tabelle1.E243]" office:value-type="string" office:string-value="Fig">
            <text:p>Fig</text:p>
          </table:table-cell>
          <table:table-cell table:number-columns-repeated="4"/>
        </table:table-row>
        <table:table-row table:style-name="ro1">
          <table:table-cell/>
          <table:table-cell table:formula="of:=[Tabelle1.E244]" office:value-type="string" office:string-value="Grapefruit">
            <text:p>Grapefruit</text:p>
          </table:table-cell>
          <table:table-cell table:number-columns-repeated="4"/>
        </table:table-row>
        <table:table-row table:style-name="ro1">
          <table:table-cell/>
          <table:table-cell table:formula="of:=[Tabelle1.E245]" office:value-type="string" office:string-value="Lemon">
            <text:p>Lemon</text:p>
          </table:table-cell>
          <table:table-cell table:number-columns-repeated="4"/>
        </table:table-row>
        <table:table-row table:style-name="ro1">
          <table:table-cell/>
          <table:table-cell table:formula="of:=[Tabelle1.E246]" office:value-type="string" office:string-value="Lime">
            <text:p>Lime</text:p>
          </table:table-cell>
          <table:table-cell table:number-columns-repeated="4"/>
        </table:table-row>
        <table:table-row table:style-name="ro1">
          <table:table-cell/>
          <table:table-cell table:formula="of:=[Tabelle1.E247]" office:value-type="string" office:string-value="Maple Syrup">
            <text:p>Maple Syrup</text:p>
          </table:table-cell>
          <table:table-cell table:number-columns-repeated="4"/>
        </table:table-row>
        <table:table-row table:style-name="ro1">
          <table:table-cell/>
          <table:table-cell table:formula="of:=[Tabelle1.E248]" office:value-type="string" office:string-value="Mango">
            <text:p>Mango</text:p>
          </table:table-cell>
          <table:table-cell table:number-columns-repeated="4"/>
        </table:table-row>
        <table:table-row table:style-name="ro1">
          <table:table-cell/>
          <table:table-cell table:formula="of:=[Tabelle1.E249]" office:value-type="string" office:string-value="Nutmeg">
            <text:p>Nutmeg</text:p>
          </table:table-cell>
          <table:table-cell table:number-columns-repeated="4"/>
        </table:table-row>
        <table:table-row table:style-name="ro1">
          <table:table-cell/>
          <table:table-cell table:formula="of:=[Tabelle1.E250]" office:value-type="string" office:string-value="Olive">
            <text:p>Olive</text:p>
          </table:table-cell>
          <table:table-cell table:number-columns-repeated="4"/>
        </table:table-row>
        <table:table-row table:style-name="ro1">
          <table:table-cell/>
          <table:table-cell table:formula="of:=[Tabelle1.E251]" office:value-type="string" office:string-value="Orange">
            <text:p>Orange</text:p>
          </table:table-cell>
          <table:table-cell table:number-columns-repeated="4"/>
        </table:table-row>
        <table:table-row table:style-name="ro1">
          <table:table-cell/>
          <table:table-cell table:formula="of:=[Tabelle1.E252]" office:value-type="string" office:string-value="Papaya">
            <text:p>Papaya</text:p>
          </table:table-cell>
          <table:table-cell table:number-columns-repeated="4"/>
        </table:table-row>
        <table:table-row table:style-name="ro1">
          <table:table-cell/>
          <table:table-cell table:formula="of:=[Tabelle1.E253]" office:value-type="string" office:string-value="Peach">
            <text:p>Peach</text:p>
          </table:table-cell>
          <table:table-cell table:number-columns-repeated="4"/>
        </table:table-row>
        <table:table-row table:style-name="ro1">
          <table:table-cell/>
          <table:table-cell table:formula="of:=[Tabelle1.E254]" office:value-type="string" office:string-value="Pear">
            <text:p>Pear</text:p>
          </table:table-cell>
          <table:table-cell table:number-columns-repeated="4"/>
        </table:table-row>
        <table:table-row table:style-name="ro1">
          <table:table-cell/>
          <table:table-cell table:formula="of:=[Tabelle1.E255]" office:value-type="string" office:string-value="Pecan">
            <text:p>Pecan</text:p>
          </table:table-cell>
          <table:table-cell table:number-columns-repeated="4"/>
        </table:table-row>
        <table:table-row table:style-name="ro1">
          <table:table-cell/>
          <table:table-cell table:formula="of:=[Tabelle1.E256]" office:value-type="string" office:string-value="Peppercorn">
            <text:p>Peppercorn</text:p>
          </table:table-cell>
          <table:table-cell table:number-columns-repeated="4"/>
        </table:table-row>
        <table:table-row table:style-name="ro1">
          <table:table-cell/>
          <table:table-cell table:formula="of:=[Tabelle1.E257]" office:value-type="string" office:string-value="Persimmon">
            <text:p>Persimmon</text:p>
          </table:table-cell>
          <table:table-cell table:number-columns-repeated="4"/>
        </table:table-row>
        <table:table-row table:style-name="ro1">
          <table:table-cell/>
          <table:table-cell table:formula="of:=[Tabelle1.E258]" office:value-type="string" office:string-value="Pistachio">
            <text:p>Pistachio</text:p>
          </table:table-cell>
          <table:table-cell table:number-columns-repeated="4"/>
        </table:table-row>
        <table:table-row table:style-name="ro1">
          <table:table-cell/>
          <table:table-cell table:formula="of:=[Tabelle1.E259]" office:value-type="string" office:string-value="Plum">
            <text:p>Plum</text:p>
          </table:table-cell>
          <table:table-cell table:number-columns-repeated="4"/>
        </table:table-row>
        <table:table-row table:style-name="ro1">
          <table:table-cell/>
          <table:table-cell table:formula="of:=[Tabelle1.E260]" office:value-type="string" office:string-value="Pomegranate">
            <text:p>Pomegranate</text:p>
          </table:table-cell>
          <table:table-cell table:number-columns-repeated="4"/>
        </table:table-row>
        <table:table-row table:style-name="ro1">
          <table:table-cell/>
          <table:table-cell table:formula="of:=[Tabelle1.E261]" office:value-type="string" office:string-value="Starfruit">
            <text:p>Starfruit</text:p>
          </table:table-cell>
          <table:table-cell table:number-columns-repeated="4"/>
        </table:table-row>
        <table:table-row table:style-name="ro1">
          <table:table-cell/>
          <table:table-cell table:formula="of:=[Tabelle1.E262]" office:value-type="string" office:string-value="Vanilla Bean">
            <text:p>Vanilla Bean</text:p>
          </table:table-cell>
          <table:table-cell table:number-columns-repeated="4"/>
        </table:table-row>
        <table:table-row table:style-name="ro1">
          <table:table-cell/>
          <table:table-cell table:formula="of:=[Tabelle1.E263]" office:value-type="string" office:string-value="Walnut">
            <text:p>Walnut</text:p>
          </table:table-cell>
          <table:table-cell table:number-columns-repeated="4"/>
        </table:table-row>
        <table:table-row table:style-name="ro1">
          <table:table-cell/>
          <table:table-cell table:formula="of:=[Tabelle1.E790]" office:value-type="string" office:string-value="Berry Medley">
            <text:p>Berry Medley</text:p>
          </table:table-cell>
          <table:table-cell table:number-columns-repeated="4"/>
        </table:table-row>
      </table:table>
      <table:table table:name="Suppen" table:style-name="ta1" table:print="false">
        <office:forms form:automatic-focus="false" form:apply-design-mode="false"/>
        <table:table-column table:style-name="co20" table:default-cell-style-name="Default"/>
        <table:table-row table:style-name="ro1">
          <table:table-cell table:formula="of:=[Tabelle1.F451]" office:value-type="string" office:string-value="Asparagus Soup">
            <text:p>Asparagus Soup</text:p>
          </table:table-cell>
        </table:table-row>
        <table:table-row table:style-name="ro1">
          <table:table-cell table:formula="of:=[Tabelle1.F415]" office:value-type="string" office:string-value="Beet Soup">
            <text:p>Beet Soup</text:p>
          </table:table-cell>
        </table:table-row>
        <table:table-row table:style-name="ro1">
          <table:table-cell table:formula="of:=[Tabelle1.F503]" office:value-type="string" office:string-value="Cactus Soup">
            <text:p>Cactus Soup</text:p>
          </table:table-cell>
        </table:table-row>
        <table:table-row table:style-name="ro1">
          <table:table-cell table:formula="of:=[Tabelle1.F288]" office:value-type="string" office:string-value="Carrot Soup">
            <text:p>Carrot Soup</text:p>
          </table:table-cell>
        </table:table-row>
        <table:table-row table:style-name="ro1">
          <table:table-cell table:formula="of:=[Tabelle1.F445]" office:value-type="string" office:string-value="Celery Soup">
            <text:p>Celery Soup</text:p>
          </table:table-cell>
        </table:table-row>
        <table:table-row table:style-name="ro1">
          <table:table-cell table:formula="of:=[Tabelle1.F299]" office:value-type="string" office:string-value="Chicken Noodle Soup">
            <text:p>Chicken Noodle Soup</text:p>
          </table:table-cell>
        </table:table-row>
        <table:table-row table:style-name="ro1">
          <table:table-cell table:formula="of:=[Tabelle1.F462]" office:value-type="string" office:string-value="Cream of Avocado Soup">
            <text:p>Cream of Avocado Soup</text:p>
          </table:table-cell>
        </table:table-row>
        <table:table-row table:style-name="ro1">
          <table:table-cell table:formula="of:=[Tabelle1.F419]" office:value-type="string" office:string-value="Creamed Broccoli Soup">
            <text:p>Creamed Broccoli Soup</text:p>
          </table:table-cell>
        </table:table-row>
        <table:table-row table:style-name="ro1">
          <table:table-cell table:formula="of:=[Tabelle1.F365]" office:value-type="string" office:string-value="Cucumber Soup">
            <text:p>Cucumber Soup</text:p>
          </table:table-cell>
        </table:table-row>
        <table:table-row table:style-name="ro1">
          <table:table-cell table:formula="of:=[Tabelle1.F461]" office:value-type="string" office:string-value="Guacamole">
            <text:p>Guacamole</text:p>
          </table:table-cell>
        </table:table-row>
        <table:table-row table:style-name="ro1">
          <table:table-cell table:formula="of:=[Tabelle1.F608]" office:value-type="string" office:string-value="Lamb Barley Soup">
            <text:p>Lamb Barley Soup</text:p>
          </table:table-cell>
        </table:table-row>
        <table:table-row table:style-name="ro1">
          <table:table-cell table:formula="of:=[Tabelle1.F615]" office:value-type="string" office:string-value="Leek Bacon Soup">
            <text:p>Leek Bacon Soup</text:p>
          </table:table-cell>
        </table:table-row>
        <table:table-row table:style-name="ro1">
          <table:table-cell table:formula="of:=[Tabelle1.F4]" office:value-type="string" office:string-value="Mushroom Soup">
            <text:p>Mushroom Soup</text:p>
          </table:table-cell>
        </table:table-row>
        <table:table-row table:style-name="ro1">
          <table:table-cell table:formula="of:=[Tabelle1.F605]" office:value-type="string" office:string-value="Old World Veggie Soup">
            <text:p>Old World Veggie Soup</text:p>
          </table:table-cell>
        </table:table-row>
        <table:table-row table:style-name="ro1">
          <table:table-cell table:formula="of:=[Tabelle1.F338]" office:value-type="string" office:string-value="Onion Soup">
            <text:p>Onion Soup</text:p>
          </table:table-cell>
        </table:table-row>
        <table:table-row table:style-name="ro1">
          <table:table-cell table:formula="of:=[Tabelle1.F143]" office:value-type="string" office:string-value="Pale Soup">
            <text:p>Pale Soup</text:p>
          </table:table-cell>
        </table:table-row>
        <table:table-row table:style-name="ro1">
          <table:table-cell table:formula="of:=[Tabelle1.F294]" office:value-type="string" office:string-value="Potato Soup">
            <text:p>Potato Soup</text:p>
          </table:table-cell>
        </table:table-row>
        <table:table-row table:style-name="ro1">
          <table:table-cell table:formula="of:=[Tabelle1.F283]" office:value-type="string" office:string-value="Pumpkin Soup">
            <text:p>Pumpkin Soup</text:p>
          </table:table-cell>
        </table:table-row>
        <table:table-row table:style-name="ro1">
          <table:table-cell table:formula="of:=[Tabelle1.F368]" office:value-type="string" office:string-value="Rice Soup">
            <text:p>Rice Soup</text:p>
          </table:table-cell>
        </table:table-row>
        <table:table-row table:style-name="ro1">
          <table:table-cell table:formula="of:=[Tabelle1.F505]" office:value-type="string" office:string-value="Seed Soup">
            <text:p>Seed Soup</text:p>
          </table:table-cell>
        </table:table-row>
        <table:table-row table:style-name="ro1">
          <table:table-cell table:formula="of:=[Tabelle1.F317]" office:value-type="string" office:string-value="Spider Eye Soup">
            <text:p>Spider Eye Soup</text:p>
          </table:table-cell>
        </table:table-row>
        <table:table-row table:style-name="ro1">
          <table:table-cell table:formula="of:=[Tabelle1.F424]" office:value-type="string" office:string-value="Split Pea Soup">
            <text:p>Split Pea Soup</text:p>
          </table:table-cell>
        </table:table-row>
        <table:table-row table:style-name="ro1">
          <table:table-cell table:formula="of:=[Tabelle1.F323]" office:value-type="string" office:string-value="Stock">
            <text:p>Stock</text:p>
          </table:table-cell>
        </table:table-row>
        <table:table-row table:style-name="ro1">
          <table:table-cell table:formula="of:=[Tabelle1.F327]" office:value-type="string" office:string-value="Tomato Soup">
            <text:p>Tomato Soup</text:p>
          </table:table-cell>
        </table:table-row>
        <table:table-row table:style-name="ro1">
          <table:table-cell table:formula="of:=[Tabelle1.F428]" office:value-type="string" office:string-value="Turnip Soup">
            <text:p>Turnip Soup</text:p>
          </table:table-cell>
        </table:table-row>
        <table:table-row table:style-name="ro1">
          <table:table-cell table:formula="of:=[Tabelle1.F322]" office:value-type="string" office:string-value="Vegetable Soup">
            <text:p>Vegetable Soup</text:p>
          </table:table-cell>
        </table:table-row>
      </table:table>
      <table:table table:name="Tabelle2" table:style-name="ta2" table:print="false">
        <table:table-column table:style-name="co8" table:default-cell-style-name="Default"/>
        <table:table-row table:style-name="ro2">
          <table:table-cell/>
        </table:table-row>
      </table:table>
      <table:table table:name="Gtränke" table:style-name="ta1" table:print="false">
        <office:forms form:automatic-focus="false" form:apply-design-mode="false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1019" table:default-cell-style-name="Default"/>
        <table:table-row table:style-name="ro1">
          <table:table-cell table:style-name="ce1" office:value-type="string">
            <text:p>Sonstiges</text:p>
          </table:table-cell>
          <table:table-cell table:style-name="ce1" office:value-type="string">
            <text:p>Smoothie</text:p>
          </table:table-cell>
          <table:table-cell table:style-name="ce1" office:value-type="string">
            <text:p>Juice</text:p>
          </table:table-cell>
          <table:table-cell table:style-name="ce1" office:value-type="string">
            <text:p>Milshake</text:p>
          </table:table-cell>
          <table:table-cell table:style-name="ce1" office:value-type="string">
            <text:p>Heiß</text:p>
          </table:table-cell>
          <table:table-cell table:style-name="ce1" office:value-type="string">
            <text:p>Alkohol</text:p>
          </table:table-cell>
          <table:table-cell table:style-name="ce1" table:number-columns-repeated="1018"/>
        </table:table-row>
        <table:table-row table:style-name="ro1">
          <table:table-cell table:formula="of:=[Tabelle1.G106]" office:value-type="string" office:string-value="Ambrosia">
            <text:p>Ambrosia</text:p>
          </table:table-cell>
          <table:table-cell table:formula="of:=[Tabelle1.G630]" office:value-type="string" office:string-value="Apricot Smoothie">
            <text:p>Apricot Smoothie</text:p>
          </table:table-cell>
          <table:table-cell table:formula="of:=[Tabelle1.G277]" office:value-type="string" office:string-value="Apple Juice">
            <text:p>Apple Juice</text:p>
          </table:table-cell>
          <table:table-cell table:formula="of:=[Tabelle1.G758]" office:value-type="string" office:string-value="Banana Milkshake">
            <text:p>Banana Milkshake</text:p>
          </table:table-cell>
          <table:table-cell table:formula="of:=[Tabelle1.G409]" office:value-type="string" office:string-value="Chai Tea">
            <text:p>Chai Tea</text:p>
          </table:table-cell>
          <table:table-cell table:formula="of:=[Tabelle1.G549]" office:value-type="string" office:string-value="Fruit Punch">
            <text:p>Fruit Punch</text:p>
          </table:table-cell>
          <table:table-cell table:number-columns-repeated="1018"/>
        </table:table-row>
        <table:table-row table:style-name="ro1">
          <table:table-cell table:formula="of:=[Tabelle1.G592]" office:value-type="string" office:string-value="Cherry Soda">
            <text:p>Cherry Soda</text:p>
          </table:table-cell>
          <table:table-cell table:formula="of:=[Tabelle1.G470]" office:value-type="string" office:string-value="Banana Smoothie">
            <text:p>Banana Smoothie</text:p>
          </table:table-cell>
          <table:table-cell table:formula="of:=[Tabelle1.G625]" office:value-type="string" office:string-value="Apricot Juice">
            <text:p>Apricot Juice</text:p>
          </table:table-cell>
          <table:table-cell table:formula="of:=[Tabelle1.G525]" office:value-type="string" office:string-value="Chocolate Milk">
            <text:p>Chocolate Milk</text:p>
          </table:table-cell>
          <table:table-cell table:formula="of:=[Tabelle1.G411]" office:value-type="string" office:string-value="Coffee con Leche">
            <text:p>Coffee con Leche</text:p>
          </table:table-cell>
          <table:table-cell table:formula="of:=[Tabelle1.G598]" office:value-type="string" office:string-value="Root Beer">
            <text:p>Root Beer</text:p>
          </table:table-cell>
          <table:table-cell table:number-columns-repeated="1018"/>
        </table:table-row>
        <table:table-row table:style-name="ro1">
          <table:table-cell table:formula="of:=[Tabelle1.G593]" office:value-type="string" office:string-value="Cola Soda">
            <text:p>Cola Soda</text:p>
          </table:table-cell>
          <table:table-cell table:formula="of:=[Tabelle1.G523]" office:value-type="string" office:string-value="Blackberry Smoothie">
            <text:p>Blackberry Smoothie</text:p>
          </table:table-cell>
          <table:table-cell table:formula="of:=[Tabelle1.G521]" office:value-type="string" office:string-value="Blackberry Juice">
            <text:p>Blackberry Juice</text:p>
          </table:table-cell>
          <table:table-cell table:formula="of:=[Tabelle1.G757]" office:value-type="string" office:string-value="Chocolate Milkshake">
            <text:p>Chocolate Milkshake</text:p>
          </table:table-cell>
          <table:table-cell table:formula="of:=[Tabelle1.G267]" office:value-type="string" office:string-value="Cup of Coffee">
            <text:p>Cup of Coffee</text:p>
          </table:table-cell>
          <table:table-cell table:formula="of:=[Tabelle1.G732]" office:value-type="string" office:string-value="Apple Cider">
            <text:p>Apple Cider</text:p>
          </table:table-cell>
          <table:table-cell table:number-columns-repeated="1018"/>
        </table:table-row>
        <table:table-row table:style-name="ro1">
          <table:table-cell table:formula="of:=[Tabelle1.G737]" office:value-type="string" office:string-value="Energy Drink">
            <text:p>Energy Drink</text:p>
          </table:table-cell>
          <table:table-cell table:formula="of:=[Tabelle1.G394]" office:value-type="string" office:string-value="Blueberry Smoothie">
            <text:p>Blueberry Smoothie</text:p>
          </table:table-cell>
          <table:table-cell table:formula="of:=[Tabelle1.G397]" office:value-type="string" office:string-value="Blueberry Juice">
            <text:p>Blueberry Juice</text:p>
          </table:table-cell>
          <table:table-cell table:formula="of:=[Tabelle1.G472]" office:value-type="string" office:string-value="Coconut Milk">
            <text:p>Coconut Milk</text:p>
          </table:table-cell>
          <table:table-cell table:formula="of:=[Tabelle1.G266]" office:value-type="string" office:string-value="Cup of Tea">
            <text:p>Cup of Tea</text:p>
          </table:table-cell>
          <table:table-cell table:formula="of:=[Tabelle1.G594]" office:value-type="string" office:string-value="Ginger Ale">
            <text:p>Ginger Ale</text:p>
          </table:table-cell>
          <table:table-cell table:number-columns-repeated="1018"/>
        </table:table-row>
        <table:table-row table:style-name="ro1">
          <table:table-cell table:formula="of:=[Tabelle1.G595]" office:value-type="string" office:string-value="Grape Soda">
            <text:p>Grape Soda</text:p>
          </table:table-cell>
          <table:table-cell table:formula="of:=[Tabelle1.G403]" office:value-type="string" office:string-value="Cherry Smoothie">
            <text:p>Cherry Smoothie</text:p>
          </table:table-cell>
          <table:table-cell table:formula="of:=[Tabelle1.G545]" office:value-type="string" office:string-value="Cactus Fruit Juice">
            <text:p>Cactus Fruit Juice</text:p>
          </table:table-cell>
          <table:table-cell table:formula="of:=[Tabelle1.G756]" office:value-type="string" office:string-value="Strawberry Milkshake">
            <text:p>Strawberry Milkshake</text:p>
          </table:table-cell>
          <table:table-cell table:formula="of:=[Tabelle1.G410]" office:value-type="string" office:string-value="Espresso">
            <text:p>Espresso</text:p>
          </table:table-cell>
          <table:table-cell table:formula="of:=[Tabelle1.G432]" office:value-type="string" office:string-value="Ginger Snaps">
            <text:p>Ginger Snaps</text:p>
          </table:table-cell>
          <table:table-cell table:number-columns-repeated="1018"/>
        </table:table-row>
        <table:table-row table:style-name="ro1">
          <table:table-cell table:formula="of:=[Tabelle1.G642]" office:value-type="string" office:string-value="Grapefruit Soda">
            <text:p>Grapefruit Soda</text:p>
          </table:table-cell>
          <table:table-cell table:formula="of:=[Tabelle1.G634]" office:value-type="string" office:string-value="Fig Smoothie">
            <text:p>Fig Smoothie</text:p>
          </table:table-cell>
          <table:table-cell table:formula="of:=[Tabelle1.G108]" office:value-type="string" office:string-value="Cactus Juice">
            <text:p>Cactus Juice</text:p>
          </table:table-cell>
          <table:table-cell/>
          <table:table-cell table:formula="of:=[Tabelle1.G320]" office:value-type="string" office:string-value="Hot Chocolate">
            <text:p>Hot Chocolate</text:p>
          </table:table-cell>
          <table:table-cell table:formula="of:=[Tabelle1.G145]" office:value-type="string" office:string-value="Mana Martini">
            <text:p>Mana Martini</text:p>
          </table:table-cell>
          <table:table-cell table:number-columns-repeated="1018"/>
        </table:table-row>
        <table:table-row table:style-name="ro1">
          <table:table-cell table:formula="of:=[Tabelle1.G596]" office:value-type="string" office:string-value="Lemon-Lime Soda">
            <text:p>Lemon-Lime Soda</text:p>
          </table:table-cell>
          <table:table-cell table:formula="of:=[Tabelle1.G640]" office:value-type="string" office:string-value="Grapefruit Smoothie">
            <text:p>Grapefruit Smoothie</text:p>
          </table:table-cell>
          <table:table-cell table:formula="of:=[Tabelle1.G286]" office:value-type="string" office:string-value="Carrot Juice">
            <text:p>Carrot Juice</text:p>
          </table:table-cell>
          <table:table-cell table:number-columns-repeated="2"/>
          <table:table-cell table:formula="of:=[Tabelle1.G552]" office:value-type="string" office:string-value="Pinacolada">
            <text:p>Pinacolada</text:p>
          </table:table-cell>
          <table:table-cell table:number-columns-repeated="1018"/>
        </table:table-row>
        <table:table-row table:style-name="ro1">
          <table:table-cell table:formula="of:=[Tabelle1.G387]" office:value-type="string" office:string-value="Lemonade">
            <text:p>Lemonade</text:p>
          </table:table-cell>
          <table:table-cell table:formula="of:=[Tabelle1.G534]" office:value-type="string" office:string-value="Kiwi Smoothie">
            <text:p>Kiwi Smoothie</text:p>
          </table:table-cell>
          <table:table-cell table:formula="of:=[Tabelle1.G400]" office:value-type="string" office:string-value="Cherry Juice">
            <text:p>Cherry Juice</text:p>
          </table:table-cell>
          <table:table-cell table:number-columns-repeated="1021"/>
        </table:table-row>
        <table:table-row table:style-name="ro1">
          <table:table-cell table:formula="of:=[Tabelle1.G597]" office:value-type="string" office:string-value="Orange Soda">
            <text:p>Orange Soda</text:p>
          </table:table-cell>
          <table:table-cell table:formula="of:=[Tabelle1.G390]" office:value-type="string" office:string-value="Lemon Smoothie">
            <text:p>Lemon Smoothie</text:p>
          </table:table-cell>
          <table:table-cell table:formula="of:=[Tabelle1.G541]" office:value-type="string" office:string-value="Cranberry Juice">
            <text:p>Cranberry Juice</text:p>
          </table:table-cell>
          <table:table-cell table:number-columns-repeated="1021"/>
        </table:table-row>
        <table:table-row table:style-name="ro1">
          <table:table-cell table:formula="of:=[Tabelle1.G408]" office:value-type="string" office:string-value="Raspberry Iced Tea">
            <text:p>Raspberry Iced Tea</text:p>
          </table:table-cell>
          <table:table-cell table:formula="of:=[Tabelle1.G486]" office:value-type="string" office:string-value="Lime Smoothie">
            <text:p>Lime Smoothie</text:p>
          </table:table-cell>
          <table:table-cell table:formula="of:=[Tabelle1.G359]" office:value-type="string" office:string-value="Grape Juice">
            <text:p>Grape Juice</text:p>
          </table:table-cell>
          <table:table-cell table:number-columns-repeated="1021"/>
        </table:table-row>
        <table:table-row table:style-name="ro1">
          <table:table-cell table:formula="of:=[Tabelle1.G618]" office:value-type="string" office:string-value="Soy Milk">
            <text:p>Soy Milk</text:p>
          </table:table-cell>
          <table:table-cell table:formula="of:=[Tabelle1.G489]" office:value-type="string" office:string-value="Mango Smoothie">
            <text:p>Mango Smoothie</text:p>
          </table:table-cell>
          <table:table-cell table:formula="of:=[Tabelle1.G637]" office:value-type="string" office:string-value="Grapefruit Juice">
            <text:p>Grapefruit Juice</text:p>
          </table:table-cell>
          <table:table-cell table:number-columns-repeated="1021"/>
        </table:table-row>
        <table:table-row table:style-name="ro1">
          <table:table-cell table:formula="of:=[Tabelle1.G599]" office:value-type="string" office:string-value="Strawberry Soda">
            <text:p>Strawberry Soda</text:p>
          </table:table-cell>
          <table:table-cell table:formula="of:=[Tabelle1.G285]" office:value-type="string" office:string-value="Melon Smoothie">
            <text:p>Melon Smoothie</text:p>
          </table:table-cell>
          <table:table-cell table:formula="of:=[Tabelle1.G533]" office:value-type="string" office:string-value="Kiwi Juice">
            <text:p>Kiwi Juice</text:p>
          </table:table-cell>
          <table:table-cell table:number-columns-repeated="1021"/>
        </table:table-row>
        <table:table-row table:style-name="ro1">
          <table:table-cell/>
          <table:table-cell table:formula="of:=[Tabelle1.G478]" office:value-type="string" office:string-value="Orange Smoothie">
            <text:p>Orange Smoothie</text:p>
          </table:table-cell>
          <table:table-cell table:formula="of:=[Tabelle1.G484]" office:value-type="string" office:string-value="Lime Juice">
            <text:p>Lime Juice</text:p>
          </table:table-cell>
          <table:table-cell table:number-columns-repeated="1021"/>
        </table:table-row>
        <table:table-row table:style-name="ro1">
          <table:table-cell/>
          <table:table-cell table:formula="of:=[Tabelle1.G456]" office:value-type="string" office:string-value="Papaya Smoothie">
            <text:p>Papaya Smoothie</text:p>
          </table:table-cell>
          <table:table-cell table:formula="of:=[Tabelle1.G488]" office:value-type="string" office:string-value="Mango Juice">
            <text:p>Mango Juice</text:p>
          </table:table-cell>
          <table:table-cell table:number-columns-repeated="1021"/>
        </table:table-row>
        <table:table-row table:style-name="ro1">
          <table:table-cell/>
          <table:table-cell table:formula="of:=[Tabelle1.G482]" office:value-type="string" office:string-value="Peach Smoothie">
            <text:p>Peach Smoothie</text:p>
          </table:table-cell>
          <table:table-cell table:formula="of:=[Tabelle1.G284]" office:value-type="string" office:string-value="Melon Juice">
            <text:p>Melon Juice</text:p>
          </table:table-cell>
          <table:table-cell table:number-columns-repeated="1021"/>
        </table:table-row>
        <table:table-row table:style-name="ro1">
          <table:table-cell/>
          <table:table-cell table:formula="of:=[Tabelle1.G648]" office:value-type="string" office:string-value="Persimmon Smoothie">
            <text:p>Persimmon Smoothie</text:p>
          </table:table-cell>
          <table:table-cell table:formula="of:=[Tabelle1.G476]" office:value-type="string" office:string-value="Orange Juice">
            <text:p>Orange Juice</text:p>
          </table:table-cell>
          <table:table-cell table:number-columns-repeated="1021"/>
        </table:table-row>
        <table:table-row table:style-name="ro1">
          <table:table-cell/>
          <table:table-cell table:formula="of:=[Tabelle1.G492]" office:value-type="string" office:string-value="Pomegranate Smoothie">
            <text:p>Pomegranate Smoothie</text:p>
          </table:table-cell>
          <table:table-cell table:formula="of:=[Tabelle1.G455]" office:value-type="string" office:string-value="Papaya Juice">
            <text:p>Papaya Juice</text:p>
          </table:table-cell>
          <table:table-cell table:number-columns-repeated="1021"/>
        </table:table-row>
        <table:table-row table:style-name="ro1">
          <table:table-cell/>
          <table:table-cell table:formula="of:=[Tabelle1.G529]" office:value-type="string" office:string-value="Raspberry Smoothie">
            <text:p>Raspberry Smoothie</text:p>
          </table:table-cell>
          <table:table-cell table:formula="of:=[Tabelle1.G480]" office:value-type="string" office:string-value="Peach Juice">
            <text:p>Peach Juice</text:p>
          </table:table-cell>
          <table:table-cell table:number-columns-repeated="1021"/>
        </table:table-row>
        <table:table-row table:style-name="ro1">
          <table:table-cell/>
          <table:table-cell table:formula="of:=[Tabelle1.G459]" office:value-type="string" office:string-value="Starfruit Smoothie">
            <text:p>Starfruit Smoothie</text:p>
          </table:table-cell>
          <table:table-cell table:formula="of:=[Tabelle1.G613]" office:value-type="string" office:string-value="Pear Juice">
            <text:p>Pear Juice</text:p>
          </table:table-cell>
          <table:table-cell table:number-columns-repeated="1021"/>
        </table:table-row>
        <table:table-row table:style-name="ro1">
          <table:table-cell/>
          <table:table-cell table:formula="of:=[Tabelle1.G350]" office:value-type="string" office:string-value="Strawberry Smoothie">
            <text:p>Strawberry Smoothie</text:p>
          </table:table-cell>
          <table:table-cell table:formula="of:=[Tabelle1.G646]" office:value-type="string" office:string-value="Persimmon Juice">
            <text:p>Persimmon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612]" office:value-type="string" office:string-value="Plim Juice">
            <text:p>Plim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491]" office:value-type="string" office:string-value="Pomegranate Juice">
            <text:p>Pomegranate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527]" office:value-type="string" office:string-value="Raspberry Juice">
            <text:p>Raspberry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458]" office:value-type="string" office:string-value="Starfruit Juice">
            <text:p>Starfruit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353]" office:value-type="string" office:string-value="Strawberry Juice">
            <text:p>Strawberry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636]" office:value-type="string" office:string-value="Fig Juice">
            <text:p>Fig Juice</text:p>
          </table:table-cell>
          <table:table-cell table:number-columns-repeated="1021"/>
        </table:table-row>
      </table:table>
      <table:table table:name="Burger" table:style-name="ta1" table:print="false">
        <office:forms form:automatic-focus="false" form:apply-design-mode="false"/>
        <table:table-column table:style-name="co25" table:default-cell-style-name="Default"/>
        <table:table-row table:style-name="ro1">
          <table:table-cell table:formula="of:=[Tabelle1.H306]" office:value-type="string" office:string-value="Bacon Cheeseburger">
            <text:p>Bacon Cheeseburger</text:p>
          </table:table-cell>
        </table:table-row>
        <table:table-row table:style-name="ro1">
          <table:table-cell table:formula="of:=[Tabelle1.H548]" office:value-type="string" office:string-value="Bacon Mushroom Burger">
            <text:p>Bacon Mushroom Burger</text:p>
          </table:table-cell>
        </table:table-row>
        <table:table-row table:style-name="ro1">
          <table:table-cell table:formula="of:=[Tabelle1.H684]" office:value-type="string" office:string-value="Beet Burger">
            <text:p>Beet Burger</text:p>
          </table:table-cell>
        </table:table-row>
        <table:table-row table:style-name="ro1">
          <table:table-cell table:formula="of:=[Tabelle1.H333]" office:value-type="string" office:string-value="BLT">
            <text:p>BLT</text:p>
          </table:table-cell>
        </table:table-row>
        <table:table-row table:style-name="ro1">
          <table:table-cell table:formula="of:=[Tabelle1.H305]" office:value-type="string" office:string-value="Cheeseburger">
            <text:p>Cheeseburger</text:p>
          </table:table-cell>
        </table:table-row>
        <table:table-row table:style-name="ro1">
          <table:table-cell table:formula="of:=[Tabelle1.H760]" office:value-type="string" office:string-value="Coleslaw Burger">
            <text:p>Coleslaw Burger</text:p>
          </table:table-cell>
        </table:table-row>
        <table:table-row table:style-name="ro1">
          <table:table-cell table:formula="of:=[Tabelle1.H336]" office:value-type="string" office:string-value="Deluxe Cheeseburger">
            <text:p>Deluxe Cheeseburger</text:p>
          </table:table-cell>
        </table:table-row>
        <table:table-row table:style-name="ro1">
          <table:table-cell table:formula="of:=[Tabelle1.H304]" office:value-type="string" office:string-value="Hamburger">
            <text:p>Hamburger</text:p>
          </table:table-cell>
        </table:table-row>
        <table:table-row table:style-name="ro1">
          <table:table-cell table:formula="of:=[Tabelle1.H687]" office:value-type="string" office:string-value="McPam">
            <text:p>McPam</text:p>
          </table:table-cell>
        </table:table-row>
        <table:table-row table:style-name="ro1">
          <table:table-cell table:formula="of:=[Tabelle1.H741]" office:value-type="string" office:string-value="Onion Hamburger">
            <text:p>Onion Hamburger</text:p>
          </table:table-cell>
        </table:table-row>
        <table:table-row table:style-name="ro1">
          <table:table-cell table:formula="of:=[Tabelle1.H784]" office:value-type="string" office:string-value="Bulwark Burger">
            <text:p>Bulwark Burger</text:p>
          </table:table-cell>
        </table:table-row>
      </table:table>
      <table:table table:name="Sandwich" table:style-name="ta1" table:print="false">
        <office:forms form:automatic-focus="false" form:apply-design-mode="false"/>
        <table:table-column table:style-name="co26" table:default-cell-style-name="Default"/>
        <table:table-column table:style-name="co9" table:default-cell-style-name="Default"/>
        <table:table-column table:style-name="co26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Belegtes Toast</text:p>
          </table:table-cell>
          <table:table-cell table:style-name="ce1" office:value-type="string">
            <text:p>Sandwich</text:p>
          </table:table-cell>
          <table:table-cell table:style-name="ce1" office:value-type="string">
            <text:p>Brot</text:p>
          </table:table-cell>
          <table:table-cell table:style-name="ce1" table:number-columns-repeated="1021"/>
        </table:table-row>
        <table:table-row table:style-name="ro1">
          <table:table-cell table:formula="of:=[Tabelle1.I764]" office:value-type="string" office:string-value="BBQ Pulled Pork">
            <text:p>BBQ Pulled Pork</text:p>
          </table:table-cell>
          <table:table-cell table:formula="of:=[Tabelle1.I559]" office:value-type="string" office:string-value="Apple Jelly Sandwich">
            <text:p>Apple Jelly Sandwich</text:p>
          </table:table-cell>
          <table:table-cell table:formula="of:=[Tabelle1.I469]" office:value-type="string" office:string-value="Banana Nut Bread">
            <text:p>Banana Nut Bread</text:p>
          </table:table-cell>
          <table:table-cell table:number-columns-repeated="1021"/>
        </table:table-row>
        <table:table-row table:style-name="ro1">
          <table:table-cell table:formula="of:=[Tabelle1.I301]" office:value-type="string" office:string-value="Breaded Porkchop">
            <text:p>Breaded Porkchop</text:p>
          </table:table-cell>
          <table:table-cell table:formula="of:=[Tabelle1.I629]" office:value-type="string" office:string-value="Apricot Jelly Sandwich">
            <text:p>Apricot Jelly Sandwich</text:p>
          </table:table-cell>
          <table:table-cell table:formula="of:=[Tabelle1.I683]" office:value-type="string" office:string-value="Damper (Urbrot)">
            <text:p>Damper (Urbrot)</text:p>
          </table:table-cell>
          <table:table-cell table:number-columns-repeated="1021"/>
        </table:table-row>
        <table:table-row table:style-name="ro1">
          <table:table-cell table:formula="of:=[Tabelle1.I514]" office:value-type="string" office:string-value="Footlong">
            <text:p>Footlong</text:p>
          </table:table-cell>
          <table:table-cell table:formula="of:=[Tabelle1.I561]" office:value-type="string" office:string-value="Blackberry Jelly Sandwich">
            <text:p>Blackberry Jelly Sandwich</text:p>
          </table:table-cell>
          <table:table-cell table:formula="of:=[Tabelle1.I653]" office:value-type="string" office:string-value="Date Nut Bread">
            <text:p>Date Nut Bread</text:p>
          </table:table-cell>
          <table:table-cell table:number-columns-repeated="1021"/>
        </table:table-row>
        <table:table-row table:style-name="ro1">
          <table:table-cell table:formula="of:=[Tabelle1.I496]" office:value-type="string" office:string-value="French Toast">
            <text:p>French Toast</text:p>
          </table:table-cell>
          <table:table-cell table:formula="of:=[Tabelle1.I563]" office:value-type="string" office:string-value="Blueberry Jelly Sandwich">
            <text:p>Blueberry Jelly Sandwich</text:p>
          </table:table-cell>
          <table:table-cell table:formula="of:=[Tabelle1.I678]" office:value-type="string" office:string-value="Fairy Bread">
            <text:p>Fairy Bread</text:p>
          </table:table-cell>
          <table:table-cell table:number-columns-repeated="1021"/>
        </table:table-row>
        <table:table-row table:style-name="ro1">
          <table:table-cell table:formula="of:=[Tabelle1.I357]" office:value-type="string" office:string-value="PB&amp;J">
            <text:p>PB&amp;J</text:p>
          </table:table-cell>
          <table:table-cell table:formula="of:=[Tabelle1.I565]" office:value-type="string" office:string-value="Cherry Jelly Sandwich">
            <text:p>Cherry Jelly Sandwich</text:p>
          </table:table-cell>
          <table:table-cell table:formula="of:=[Tabelle1.I437]" office:value-type="string" office:string-value="Garlic Bread">
            <text:p>Garlic Bread</text:p>
          </table:table-cell>
          <table:table-cell table:number-columns-repeated="1021"/>
        </table:table-row>
        <table:table-row table:style-name="ro1">
          <table:table-cell table:formula="of:=[Tabelle1.I696]" office:value-type="string" office:string-value="Vegemite on Toast">
            <text:p>Vegemite on Toast</text:p>
          </table:table-cell>
          <table:table-cell table:formula="of:=[Tabelle1.I298]" office:value-type="string" office:string-value="Chicken Sandwich">
            <text:p>Chicken Sandwich</text:p>
          </table:table-cell>
          <table:table-cell table:formula="of:=[Tabelle1.I431]" office:value-type="string" office:string-value="Ginger Bread">
            <text:p>Ginger Bread</text:p>
          </table:table-cell>
          <table:table-cell table:number-columns-repeated="1021"/>
        </table:table-row>
        <table:table-row table:style-name="ro1">
          <table:table-cell/>
          <table:table-cell table:formula="of:=[Tabelle1.I567]" office:value-type="string" office:string-value="Cranberry Jelly Sandwich">
            <text:p>Cranberry Jelly Sandwich</text:p>
          </table:table-cell>
          <table:table-cell table:formula="of:=[Tabelle1.I666]" office:value-type="string" office:string-value="Lavender Shortbread">
            <text:p>Lavender Shortbread</text:p>
          </table:table-cell>
          <table:table-cell table:number-columns-repeated="1021"/>
        </table:table-row>
        <table:table-row table:style-name="ro1">
          <table:table-cell/>
          <table:table-cell table:formula="of:=[Tabelle1.I633]" office:value-type="string" office:string-value="Fig Jelly Sandwich">
            <text:p>Fig Jelly Sandwich</text:p>
          </table:table-cell>
          <table:table-cell table:formula="of:=[Tabelle1.I281]" office:value-type="string" office:string-value="Pumpkin Bread">
            <text:p>Pumpkin Bread</text:p>
          </table:table-cell>
          <table:table-cell table:number-columns-repeated="1021"/>
        </table:table-row>
        <table:table-row table:style-name="ro1">
          <table:table-cell/>
          <table:table-cell table:formula="of:=[Tabelle1.I308]" office:value-type="string" office:string-value="Fish Sandwich">
            <text:p>Fish Sandwich</text:p>
          </table:table-cell>
          <table:table-cell table:formula="of:=[Tabelle1.I452]" office:value-type="string" office:string-value="Walnut Raisin Bread">
            <text:p>Walnut Raisin Bread</text:p>
          </table:table-cell>
          <table:table-cell table:number-columns-repeated="1021"/>
        </table:table-row>
        <table:table-row table:style-name="ro1">
          <table:table-cell/>
          <table:table-cell table:formula="of:=[Tabelle1.I639]" office:value-type="string" office:string-value="Grapefruit Jelly Sandwich">
            <text:p>Grapefruit Jelly Sandwich</text:p>
          </table:table-cell>
          <table:table-cell table:formula="of:=[Tabelle1.I446]" office:value-type="string" office:string-value="Zuchini Bread">
            <text:p>Zuchini Bread</text:p>
          </table:table-cell>
          <table:table-cell table:number-columns-repeated="1021"/>
        </table:table-row>
        <table:table-row table:style-name="ro1">
          <table:table-cell/>
          <table:table-cell table:formula="of:=[Tabelle1.I569]" office:value-type="string" office:string-value="Kiwi Jelly Sandwich">
            <text:p>Kiwi Jelly Sandwich</text:p>
          </table:table-cell>
          <table:table-cell table:formula="of:=[Tabelle1.I273]" office:value-type="string" office:string-value="Toast">
            <text:p>Toast</text:p>
          </table:table-cell>
          <table:table-cell table:number-columns-repeated="1021"/>
        </table:table-row>
        <table:table-row table:style-name="ro1">
          <table:table-cell/>
          <table:table-cell table:formula="of:=[Tabelle1.I334]" office:value-type="string" office:string-value="Leafy Chicken Sandwich">
            <text:p>Leafy Chicken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335]" office:value-type="string" office:string-value="Leafy Fish Sandwich">
            <text:p>Leafy Fish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71]" office:value-type="string" office:string-value="Lemon Jelly Sandwich">
            <text:p>Lemon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73]" office:value-type="string" office:string-value="Lime Jelly Sandwich">
            <text:p>Lime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75]" office:value-type="string" office:string-value="Mango Sandwich">
            <text:p>Mango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77]" office:value-type="string" office:string-value="Orange Jelly Sandwich">
            <text:p>Orange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79]" office:value-type="string" office:string-value="Papaya Jelly Sandwich">
            <text:p>Papaya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81]" office:value-type="string" office:string-value="Peach Jelly Sandwich">
            <text:p>Peach Jelly Sandwi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Tabelle1.I660]" office:value-type="string" office:string-value="Persimmon Jelly Sandwich">
            <text:p>Persimmon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83]" office:value-type="string" office:string-value="Pomegranate Jelly Sandwich">
            <text:p>Pomegranate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85]" office:value-type="string" office:string-value="Raspberry Jelly Sandwich">
            <text:p>Raspberry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87]" office:value-type="string" office:string-value="Starfruit Jelly Sandwich">
            <text:p>Starfruit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89]" office:value-type="string" office:string-value="Strawberry Jelly Sandwich">
            <text:p>Strawberry Jelly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661]" office:value-type="string" office:string-value="Toast Sandwich">
            <text:p>Toast Sandwich</text:p>
          </table:table-cell>
          <table:table-cell table:number-columns-repeated="1022"/>
        </table:table-row>
        <table:table-row table:style-name="ro1">
          <table:table-cell/>
          <table:table-cell table:formula="of:=[Tabelle1.I591]" office:value-type="string" office:string-value="Watermelon Jelly Sandwich">
            <text:p>Watermelon Jelly Sandwich</text:p>
          </table:table-cell>
          <table:table-cell table:number-columns-repeated="1022"/>
        </table:table-row>
      </table:table>
      <table:table table:name="Gebacken" table:style-name="ta1" table:print="false">
        <office:forms form:automatic-focus="false" form:apply-design-mode="false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Kuchen</text:p>
          </table:table-cell>
          <table:table-cell table:style-name="ce1" office:value-type="string">
            <text:p>Herzhafte Pie</text:p>
          </table:table-cell>
          <table:table-cell table:style-name="ce1" office:value-type="string">
            <text:p>Gebäck</text:p>
          </table:table-cell>
          <table:table-cell table:style-name="ce1" table:number-columns-repeated="1021"/>
        </table:table-row>
        <table:table-row table:style-name="ro1">
          <table:table-cell table:formula="of:=[Tabelle1.J279]" office:value-type="string" office:string-value="Apple Pie">
            <text:p>Apple Pie</text:p>
          </table:table-cell>
          <table:table-cell table:formula="of:=[Tabelle1.J420]" office:value-type="string" office:string-value="Sweet Potato Pie">
            <text:p>Sweet Potato Pie</text:p>
          </table:table-cell>
          <table:table-cell table:formula="of:=[Tabelle1.J396]" office:value-type="string" office:string-value="Blueberry Muffin">
            <text:p>Blueberry Muffin</text:p>
          </table:table-cell>
          <table:table-cell table:number-columns-repeated="1021"/>
        </table:table-row>
        <table:table-row table:style-name="ro1">
          <table:table-cell table:formula="of:=[Tabelle1.J395]" office:value-type="string" office:string-value="Blueberry Pie">
            <text:p>Blueberry Pie</text:p>
          </table:table-cell>
          <table:table-cell table:formula="of:=[Tabelle1.J450]" office:value-type="string" office:string-value="Asparagus Quiche">
            <text:p>Asparagus Quiche</text:p>
          </table:table-cell>
          <table:table-cell table:formula="of:=[Tabelle1.J522]" office:value-type="string" office:string-value="Blackberry Cobbler">
            <text:p>Blackberry Cobbler</text:p>
          </table:table-cell>
          <table:table-cell table:number-columns-repeated="1021"/>
        </table:table-row>
        <table:table-row table:style-name="ro1">
          <table:table-cell table:formula="of:=[Tabelle1.J16]" office:value-type="string" office:string-value="Cake">
            <text:p>Cake</text:p>
          </table:table-cell>
          <table:table-cell table:formula="of:=[Tabelle1.J151]" office:value-type="string" office:string-value="Amber Cake">
            <text:p>Amber Cake</text:p>
          </table:table-cell>
          <table:table-cell table:formula="of:=[Tabelle1.J465]" office:value-type="string" office:string-value="Fruit Crumble">
            <text:p>Fruit Crumble</text:p>
          </table:table-cell>
          <table:table-cell table:number-columns-repeated="1021"/>
        </table:table-row>
        <table:table-row table:style-name="ro1">
          <table:table-cell/>
          <table:table-cell table:formula="of:=[Tabelle1.J644]" office:value-type="string" office:string-value="Pecan Pie">
            <text:p>Pecan Pie</text:p>
          </table:table-cell>
          <table:table-cell table:formula="of:=[Tabelle1.J454]" office:value-type="string" office:string-value="Brownie">
            <text:p>Brownie</text:p>
          </table:table-cell>
          <table:table-cell table:number-columns-repeated="1021"/>
        </table:table-row>
        <table:table-row table:style-name="ro1">
          <table:table-cell table:formula="of:=[Tabelle1.J160]" office:value-type="string" office:string-value="Cheese Cake">
            <text:p>Cheese Cake</text:p>
          </table:table-cell>
          <table:table-cell table:formula="of:=[Tabelle1.J30]" office:value-type="string" office:string-value="Pumpkin Pie">
            <text:p>Pumpkin Pie</text:p>
          </table:table-cell>
          <table:table-cell table:formula="of:=[Tabelle1.J679]" office:value-type="string" office:string-value="Lamington">
            <text:p>Lamington</text:p>
          </table:table-cell>
          <table:table-cell table:number-columns-repeated="1021"/>
        </table:table-row>
        <table:table-row table:style-name="ro1">
          <table:table-cell table:formula="of:=[Tabelle1.J161]" office:value-type="string" office:string-value="Cherry Cheese Cake">
            <text:p>Cherry Cheese Cake</text:p>
          </table:table-cell>
          <table:table-cell table:formula="of:=[Tabelle1.J159]" office:value-type="string" office:string-value="Carrot Cake">
            <text:p>Carrot Cake</text:p>
          </table:table-cell>
          <table:table-cell table:formula="of:=[Tabelle1.J745]" office:value-type="string" office:string-value="Raspberry Trifle">
            <text:p>Raspberry Trifle</text:p>
          </table:table-cell>
          <table:table-cell table:number-columns-repeated="1021"/>
        </table:table-row>
        <table:table-row table:style-name="ro1">
          <table:table-cell table:formula="of:=[Tabelle1.J401]" office:value-type="string" office:string-value="Cherry Pie">
            <text:p>Cherry Pie</text:p>
          </table:table-cell>
          <table:table-cell/>
          <table:table-cell table:formula="of:=[Tabelle1.J747]" office:value-type="string" office:string-value="Pumpkin Muffin">
            <text:p>Pumpkin Muffin</text:p>
          </table:table-cell>
          <table:table-cell table:number-columns-repeated="1021"/>
        </table:table-row>
        <table:table-row table:style-name="ro1">
          <table:table-cell table:formula="of:=[Tabelle1.J512]" office:value-type="string" office:string-value="Chocolate Spinkles Cake">
            <text:p>Chocolate Spinkles Cake</text:p>
          </table:table-cell>
          <table:table-cell/>
          <table:table-cell table:formula="of:=[Tabelle1.J5]" office:value-type="string" office:string-value="Bread">
            <text:p>Bread</text:p>
          </table:table-cell>
          <table:table-cell table:number-columns-repeated="1021"/>
        </table:table-row>
        <table:table-row table:style-name="ro1">
          <table:table-cell table:formula="of:=[Tabelle1.J607]" office:value-type="string" office:string-value="Gingered Rhubarb Tart">
            <text:p>Gingered Rhubarb Tart</text:p>
          </table:table-cell>
          <table:table-cell/>
          <table:table-cell table:formula="of:=[Tabelle1.J344]" office:value-type="string" office:string-value="Cornbread">
            <text:p>Cornbread</text:p>
          </table:table-cell>
          <table:table-cell table:number-columns-repeated="1021"/>
        </table:table-row>
        <table:table-row table:style-name="ro1">
          <table:table-cell table:formula="of:=[Tabelle1.J167]" office:value-type="string" office:string-value="Holiday Cake">
            <text:p>Holiday Cake</text:p>
          </table:table-cell>
          <table:table-cell table:number-columns-repeated="1023"/>
        </table:table-row>
        <table:table-row table:style-name="ro1">
          <table:table-cell table:formula="of:=[Tabelle1.J485]" office:value-type="string" office:string-value="Keylime Pie">
            <text:p>Keylime Pie</text:p>
          </table:table-cell>
          <table:table-cell table:number-columns-repeated="1023"/>
        </table:table-row>
        <table:table-row table:style-name="ro1">
          <table:table-cell table:formula="of:=[Tabelle1.J391]" office:value-type="string" office:string-value="Lemon Meringue">
            <text:p>Lemon Meringue</text:p>
          </table:table-cell>
          <table:table-cell table:number-columns-repeated="1023"/>
        </table:table-row>
        <table:table-row table:style-name="ro1">
          <table:table-cell table:formula="of:=[Tabelle1.J740]" office:value-type="string" office:string-value="Mince Pie">
            <text:p>Mince Pie</text:p>
          </table:table-cell>
          <table:table-cell table:number-columns-repeated="1023"/>
        </table:table-row>
        <table:table-row table:style-name="ro1">
          <table:table-cell table:formula="of:=[Tabelle1.J685]" office:value-type="string" office:string-value="Pavlova (Baiserkuchen)">
            <text:p>Pavlova (Baiserkuchen)</text:p>
          </table:table-cell>
          <table:table-cell table:number-columns-repeated="1023"/>
        </table:table-row>
        <table:table-row table:style-name="ro1">
          <table:table-cell table:formula="of:=[Tabelle1.J162]" office:value-type="string" office:string-value="Pineapple Upside Down Cake">
            <text:p>Pineapple Upside Down Cake</text:p>
          </table:table-cell>
          <table:table-cell table:number-columns-repeated="1023"/>
        </table:table-row>
        <table:table-row table:style-name="ro1">
          <table:table-cell table:formula="of:=[Tabelle1.J168]" office:value-type="string" office:string-value="Pumpkin Cheese Cake">
            <text:p>Pumpkin Cheese Cake</text:p>
          </table:table-cell>
          <table:table-cell table:number-columns-repeated="1023"/>
        </table:table-row>
        <table:table-row table:style-name="ro1">
          <table:table-cell table:formula="of:=[Tabelle1.J528]" office:value-type="string" office:string-value="Raspberry Pie">
            <text:p>Raspberry Pie</text:p>
          </table:table-cell>
          <table:table-cell table:number-columns-repeated="1023"/>
        </table:table-row>
        <table:table-row table:style-name="ro1">
          <table:table-cell table:formula="of:=[Tabelle1.J164]" office:value-type="string" office:string-value="Red Velvet Cake">
            <text:p>Red Velvet Cake</text:p>
          </table:table-cell>
          <table:table-cell table:number-columns-repeated="1023"/>
        </table:table-row>
        <table:table-row table:style-name="ro1">
          <table:table-cell table:formula="of:=[Tabelle1.J606]" office:value-type="string" office:string-value="Spice Bun (Früchtekuchen)">
            <text:p>Spice Bun (Früchtekuchen)</text:p>
          </table:table-cell>
          <table:table-cell table:number-columns-repeated="1023"/>
        </table:table-row>
        <table:table-row table:style-name="ro1">
          <table:table-cell table:formula="of:=[Tabelle1.J351]" office:value-type="string" office:string-value="Strawberry Pie">
            <text:p>Strawberry Pie</text:p>
          </table:table-cell>
          <table:table-cell table:number-columns-repeated="1023"/>
        </table:table-row>
        <table:table-row table:style-name="ro1">
          <table:table-cell table:formula="of:=[Tabelle1.J271]" office:value-type="string" office:string-value="Rice Cake">
            <text:p>Rice Cake</text:p>
          </table:table-cell>
          <table:table-cell table:number-columns-repeated="1023"/>
        </table:table-row>
        <table:table-row table:style-name="ro1">
          <table:table-cell table:formula="of:=[Tabelle1.J144]" office:value-type="string" office:string-value="Mana Cake">
            <text:p>Mana Cake</text:p>
          </table:table-cell>
          <table:table-cell table:number-columns-repeated="1023"/>
        </table:table-row>
        <table:table-row table:style-name="ro1">
          <table:table-cell table:formula="of:=[Tabelle1.J93]" office:value-type="string" office:string-value="Thaumic Cake">
            <text:p>Thaumic Cake</text:p>
          </table:table-cell>
          <table:table-cell table:number-columns-repeated="1023"/>
        </table:table-row>
        <table:table-row table:style-name="ro1">
          <table:table-cell table:formula="of:=[Tabelle1.J94]" office:value-type="string" office:string-value="Thaumic Cake">
            <text:p>Thaumic Cake</text:p>
          </table:table-cell>
          <table:table-cell table:number-columns-repeated="1023"/>
        </table:table-row>
        <table:table-row table:style-name="ro1">
          <table:table-cell table:formula="of:=[Tabelle1.J139]" office:value-type="string" office:string-value="Nethercake">
            <text:p>Nethercake</text:p>
          </table:table-cell>
          <table:table-cell table:number-columns-repeated="1023"/>
        </table:table-row>
      </table:table>
      <table:table table:name="Süßes" table:style-name="ta1" table:print="false">
        <office:forms form:automatic-focus="false" form:apply-design-mode="false"/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süßes</text:p>
          </table:table-cell>
          <table:table-cell table:style-name="ce1" office:value-type="string">
            <text:p>Pfannkuchen</text:p>
          </table:table-cell>
          <table:table-cell table:style-name="ce1" office:value-type="string">
            <text:p>Yoghurt</text:p>
          </table:table-cell>
          <table:table-cell table:style-name="ce1" office:value-type="string">
            <text:p>Eis</text:p>
          </table:table-cell>
          <table:table-cell table:style-name="ce1" office:value-type="string">
            <text:p>Donut</text:p>
          </table:table-cell>
          <table:table-cell table:style-name="ce1" office:value-type="string">
            <text:p>Schokolade</text:p>
          </table:table-cell>
          <table:table-cell table:style-name="ce1" office:value-type="string">
            <text:p>Keks</text:p>
          </table:table-cell>
          <table:table-cell table:style-name="ce1" office:value-type="string">
            <text:p>Naschzeug</text:p>
          </table:table-cell>
          <table:table-cell table:style-name="ce1" office:value-type="string">
            <text:p>Fruchtriegel</text:p>
          </table:table-cell>
          <table:table-cell table:style-name="ce1" table:number-columns-repeated="1015"/>
        </table:table-row>
        <table:table-row table:style-name="ro1">
          <table:table-cell table:formula="of:=[Tabelle1.K384]" office:value-type="string" office:string-value="Chili Poppers">
            <text:p>Chili Poppers</text:p>
          </table:table-cell>
          <table:table-cell table:formula="of:=[Tabelle1.K399]" office:value-type="string" office:string-value="Blueberry Pancakes">
            <text:p>Blueberry Pancakes</text:p>
          </table:table-cell>
          <table:table-cell table:formula="of:=[Tabelle1.K537]" office:value-type="string" office:string-value="Apple Yogurt">
            <text:p>Apple Yogurt</text:p>
          </table:table-cell>
          <table:table-cell table:formula="of:=[Tabelle1.K468]" office:value-type="string" office:string-value="Banana Split">
            <text:p>Banana Split</text:p>
          </table:table-cell>
          <table:table-cell table:formula="of:=[Tabelle1.K499]" office:value-type="string" office:string-value="Chocolate Donut">
            <text:p>Chocolate Donut</text:p>
          </table:table-cell>
          <table:table-cell table:formula="of:=[Tabelle1.K690]" office:value-type="string" office:string-value="Chocolate Bacon">
            <text:p>Chocolate Bacon</text:p>
          </table:table-cell>
          <table:table-cell table:formula="of:=[Tabelle1.K689]" office:value-type="string" office:string-value="Chaos Cookie">
            <text:p>Chaos Cookie</text:p>
          </table:table-cell>
          <table:table-cell table:formula="of:=[Tabelle1.K497]" office:value-type="string" office:string-value="Masrshmellows">
            <text:p>Masrshmellows</text:p>
          </table:table-cell>
          <table:table-cell table:formula="of:=[Tabelle1.K543]" office:value-type="string" office:string-value="Cranberry Bar">
            <text:p>Cranberry Bar</text:p>
          </table:table-cell>
          <table:table-cell table:number-columns-repeated="1015"/>
        </table:table-row>
        <table:table-row table:style-name="ro1">
          <table:table-cell table:formula="of:=[Tabelle1.K495]" office:value-type="string" office:string-value="Cinnamon Roll">
            <text:p>Cinnamon Roll</text:p>
          </table:table-cell>
          <table:table-cell table:formula="of:=[Tabelle1.K654]" office:value-type="string" office:string-value="Maple Syrup Pancakes">
            <text:p>Maple Syrup Pancakes</text:p>
          </table:table-cell>
          <table:table-cell table:formula="of:=[Tabelle1.K626]" office:value-type="string" office:string-value="Apricot Yogurt">
            <text:p>Apricot Yogurt</text:p>
          </table:table-cell>
          <table:table-cell table:formula="of:=[Tabelle1.K600]" office:value-type="string" office:string-value="Caramel Ice Cream">
            <text:p>Caramel Ice Cream</text:p>
          </table:table-cell>
          <table:table-cell table:formula="of:=[Tabelle1.K531]" office:value-type="string" office:string-value="Cinnamon Sugar Donut">
            <text:p>Cinnamon Sugar Donut</text:p>
          </table:table-cell>
          <table:table-cell table:formula="of:=[Tabelle1.K319]" office:value-type="string" office:string-value="Chocolate Bar">
            <text:p>Chocolate Bar</text:p>
          </table:table-cell>
          <table:table-cell table:formula="of:=[Tabelle1.K358]" office:value-type="string" office:string-value="Peanut Butter Cookies">
            <text:p>Peanut Butter Cookies</text:p>
          </table:table-cell>
          <table:table-cell table:formula="of:=[Tabelle1.K346]" office:value-type="string" office:string-value="Nachoes">
            <text:p>Nachoes</text:p>
          </table:table-cell>
          <table:table-cell table:formula="of:=[Tabelle1.K388]" office:value-type="string" office:string-value="Leom Bar">
            <text:p>Leom Bar</text:p>
          </table:table-cell>
          <table:table-cell table:number-columns-repeated="1015"/>
        </table:table-row>
        <table:table-row table:style-name="ro1">
          <table:table-cell table:formula="of:=[Tabelle1.K759]" office:value-type="string" office:string-value="Cornflakes">
            <text:p>Cornflakes</text:p>
          </table:table-cell>
          <table:table-cell table:formula="of:=[Tabelle1.K398]" office:value-type="string" office:string-value="Pancakes">
            <text:p>Pancakes</text:p>
          </table:table-cell>
          <table:table-cell table:formula="of:=[Tabelle1.K524]" office:value-type="string" office:string-value="Blackberry Yogurt">
            <text:p>Blackberry Yogurt</text:p>
          </table:table-cell>
          <table:table-cell table:formula="of:=[Tabelle1.K767]" office:value-type="string" office:string-value="Cherry Ice Cream">
            <text:p>Cherry Ice Cream</text:p>
          </table:table-cell>
          <table:table-cell table:formula="of:=[Tabelle1.K498]" office:value-type="string" office:string-value="Donat">
            <text:p>Donat</text:p>
          </table:table-cell>
          <table:table-cell table:formula="of:=[Tabelle1.K665]" office:value-type="string" office:string-value="Chocolate Caramel Fudge">
            <text:p>Chocolate Caramel Fudge</text:p>
          </table:table-cell>
          <table:table-cell table:formula="of:=[Tabelle1.K509]" office:value-type="string" office:string-value="Cream Cookie">
            <text:p>Cream Cookie</text:p>
          </table:table-cell>
          <table:table-cell table:formula="of:=[Tabelle1.K544]" office:value-type="string" office:string-value="Peppermint">
            <text:p>Peppermint</text:p>
          </table:table-cell>
          <table:table-cell table:formula="of:=[Tabelle1.K631]" office:value-type="string" office:string-value="Fig Bar">
            <text:p>Fig Bar</text:p>
          </table:table-cell>
          <table:table-cell table:number-columns-repeated="1015"/>
        </table:table-row>
        <table:table-row table:style-name="ro1">
          <table:table-cell/>
          <table:table-cell table:formula="of:=[Tabelle1.K504]" office:value-type="string" office:string-value="Waffles">
            <text:p>Waffles</text:p>
          </table:table-cell>
          <table:table-cell table:formula="of:=[Tabelle1.K515]" office:value-type="string" office:string-value="Blueberry Yogurt">
            <text:p>Blueberry Yogurt</text:p>
          </table:table-cell>
          <table:table-cell table:formula="of:=[Tabelle1.K321]" office:value-type="string" office:string-value="Chocolate Ice Cream">
            <text:p>Chocolate Ice Cream</text:p>
          </table:table-cell>
          <table:table-cell table:formula="of:=[Tabelle1.K501]" office:value-type="string" office:string-value="Jelly Donut">
            <text:p>Jelly Donut</text:p>
          </table:table-cell>
          <table:table-cell table:formula="of:=[Tabelle1.K402]" office:value-type="string" office:string-value="Chocolate Cherry">
            <text:p>Chocolate Cherry</text:p>
          </table:table-cell>
          <table:table-cell table:formula="of:=[Tabelle1.K362]" office:value-type="string" office:string-value="Raisin Cookies">
            <text:p>Raisin Cookies</text:p>
          </table:table-cell>
          <table:table-cell table:formula="of:=[Tabelle1.K268]" office:value-type="string" office:string-value="Popcorn">
            <text:p>Popcorn</text:p>
          </table:table-cell>
          <table:table-cell table:number-columns-repeated="1016"/>
        </table:table-row>
        <table:table-row table:style-name="ro1">
          <table:table-cell table:formula="of:=[Tabelle1.K510]" office:value-type="string" office:string-value="Jaffa">
            <text:p>Jaffa</text:p>
          </table:table-cell>
          <table:table-cell/>
          <table:table-cell table:formula="of:=[Tabelle1.K517]" office:value-type="string" office:string-value="Cherry Yogurt">
            <text:p>Cherry Yogurt</text:p>
          </table:table-cell>
          <table:table-cell table:formula="of:=[Tabelle1.K275]" office:value-type="string" office:string-value="Ice Cream">
            <text:p>Ice Cream</text:p>
          </table:table-cell>
          <table:table-cell table:formula="of:=[Tabelle1.K500]" office:value-type="string" office:string-value="Powdered Donut">
            <text:p>Powdered Donut</text:p>
          </table:table-cell>
          <table:table-cell table:formula="of:=[Tabelle1.K354]" office:value-type="string" office:string-value="Chocolate Strawberry">
            <text:p>Chocolate Strawberry</text:p>
          </table:table-cell>
          <table:table-cell table:formula="of:=[Tabelle1.K17]" office:value-type="string" office:string-value="Cookie">
            <text:p>Cookie</text:p>
          </table:table-cell>
          <table:table-cell table:formula="of:=[Tabelle1.K433]" office:value-type="string" office:string-value="Candied Ginger">
            <text:p>Candied Ginger</text:p>
          </table:table-cell>
          <table:table-cell table:number-columns-repeated="1016"/>
        </table:table-row>
        <table:table-row table:style-name="ro1">
          <table:table-cell table:formula="of:=[Tabelle1.K669]" office:value-type="string" office:string-value="Manjuu (süße Dampfnudeln)">
            <text:p>Manjuu (süße Dampfnudeln)</text:p>
          </table:table-cell>
          <table:table-cell/>
          <table:table-cell table:formula="of:=[Tabelle1.K520]" office:value-type="string" office:string-value="Chocolate Yogurt">
            <text:p>Chocolate Yogurt</text:p>
          </table:table-cell>
          <table:table-cell table:formula="of:=[Tabelle1.K601]" office:value-type="string" office:string-value="Mint Chocolate Chip Ice Cream">
            <text:p>Mint Chocolate Chip Ice Cream</text:p>
          </table:table-cell>
          <table:table-cell table:formula="of:=[Tabelle1.K502]" office:value-type="string" office:string-value="Frosted Donut">
            <text:p>Frosted Donut</text:p>
          </table:table-cell>
          <table:table-cell table:formula="of:=[Tabelle1.K676]" office:value-type="string" office:string-value="Honeycomb Chocolate Bar">
            <text:p>Honeycomb Chocolate Bar</text:p>
          </table:table-cell>
          <table:table-cell table:formula="of:=[Tabelle1.K31]" office:value-type="string" office:string-value="Mana Cookie">
            <text:p>Mana Cookie</text:p>
          </table:table-cell>
          <table:table-cell table:formula="of:=[Tabelle1.K392]" office:value-type="string" office:string-value="Candied Lemon">
            <text:p>Candied Lemon</text:p>
          </table:table-cell>
          <table:table-cell table:number-columns-repeated="1016"/>
        </table:table-row>
        <table:table-row table:style-name="ro1">
          <table:table-cell table:formula="of:=[Tabelle1.K655]" office:value-type="string" office:string-value="Maple Syrup Waffles">
            <text:p>Maple Syrup Waffles</text:p>
          </table:table-cell>
          <table:table-cell/>
          <table:table-cell table:formula="of:=[Tabelle1.K475]" office:value-type="string" office:string-value="Coconut Yogurt">
            <text:p>Coconut Yogurt</text:p>
          </table:table-cell>
          <table:table-cell table:formula="of:=[Tabelle1.K769]" office:value-type="string" office:string-value="Neapolitan Ice Cream">
            <text:p>Neapolitan Ice Cream</text:p>
          </table:table-cell>
          <table:table-cell/>
          <table:table-cell table:formula="of:=[Tabelle1.K645]" office:value-type="string" office:string-value="Pralines">
            <text:p>Pralines</text:p>
          </table:table-cell>
          <table:table-cell table:formula="of:=[Tabelle1.K546]" office:value-type="string" office:string-value="Baklava">
            <text:p>Baklava</text:p>
          </table:table-cell>
          <table:table-cell table:formula="of:=[Tabelle1.K453]" office:value-type="string" office:string-value="Candied Walnuts">
            <text:p>Candied Walnuts</text:p>
          </table:table-cell>
          <table:table-cell table:number-columns-repeated="1016"/>
        </table:table-row>
        <table:table-row table:style-name="ro1">
          <table:table-cell table:formula="of:=[Tabelle1.K339]" office:value-type="string" office:string-value="Potato Cakes">
            <text:p>Potato Cakes</text:p>
          </table:table-cell>
          <table:table-cell/>
          <table:table-cell table:formula="of:=[Tabelle1.K635]" office:value-type="string" office:string-value="Fig Yogurt">
            <text:p>Fig Yogurt</text:p>
          </table:table-cell>
          <table:table-cell table:formula="of:=[Tabelle1.K768]" office:value-type="string" office:string-value="Pistachio Ice Cream">
            <text:p>Pistachio Ice Cream</text:p>
          </table:table-cell>
          <table:table-cell/>
          <table:table-cell table:formula="of:=[Tabelle1.K692]" office:value-type="string" office:string-value="Nutella">
            <text:p>Nutella</text:p>
          </table:table-cell>
          <table:table-cell table:formula="of:=[Tabelle1.K508]" office:value-type="string" office:string-value="Biscuit">
            <text:p>Biscuit</text:p>
          </table:table-cell>
          <table:table-cell table:formula="of:=[Tabelle1.K315]" office:value-type="string" office:string-value="Caramel">
            <text:p>Caramel</text:p>
          </table:table-cell>
          <table:table-cell table:number-columns-repeated="1016"/>
        </table:table-row>
        <table:table-row table:style-name="ro1">
          <table:table-cell table:formula="of:=[Tabelle1.K610]" office:value-type="string" office:string-value="Pumpkin Oat Scones">
            <text:p>Pumpkin Oat Scones</text:p>
          </table:table-cell>
          <table:table-cell/>
          <table:table-cell table:formula="of:=[Tabelle1.K519]" office:value-type="string" office:string-value="Grape Yogurt">
            <text:p>Grape Yogurt</text:p>
          </table:table-cell>
          <table:table-cell table:formula="of:=[Tabelle1.K770]" office:value-type="string" office:string-value="Spumoni Ice Cream">
            <text:p>Spumoni Ice Cream</text:p>
          </table:table-cell>
          <table:table-cell/>
          <table:table-cell table:formula="of:=[Tabelle1.K693]" office:value-type="string" office:string-value="Snickers Bar">
            <text:p>Snickers Bar</text:p>
          </table:table-cell>
          <table:table-cell/>
          <table:table-cell table:formula="of:=[Tabelle1.K280]" office:value-type="string" office:string-value="Caramel Apple">
            <text:p>Caramel Apple</text:p>
          </table:table-cell>
          <table:table-cell table:number-columns-repeated="1016"/>
        </table:table-row>
        <table:table-row table:style-name="ro1">
          <table:table-cell table:formula="of:=[Tabelle1.K270]" office:value-type="string" office:string-value="Raisins">
            <text:p>Raisins</text:p>
          </table:table-cell>
          <table:table-cell/>
          <table:table-cell table:formula="of:=[Tabelle1.K641]" office:value-type="string" office:string-value="Grapefruit Yogurt">
            <text:p>Grapefruit Yogurt</text:p>
          </table:table-cell>
          <table:table-cell table:formula="of:=[Tabelle1.K602]" office:value-type="string" office:string-value="Strawberry Ice Cream">
            <text:p>Strawberry Ice Cream</text:p>
          </table:table-cell>
          <table:table-cell/>
          <table:table-cell table:formula="of:=[Tabelle1.K677]" office:value-type="string" office:string-value="Cherry Coconut Chocolate Bar">
            <text:p>Cherry Coconut Chocolate Bar</text:p>
          </table:table-cell>
          <table:table-cell/>
          <table:table-cell table:formula="of:=[Tabelle1.K547]" office:value-type="string" office:string-value="Gummy Bears">
            <text:p>Gummy Bears</text:p>
          </table:table-cell>
          <table:table-cell table:number-columns-repeated="1016"/>
        </table:table-row>
        <table:table-row table:style-name="ro1">
          <table:table-cell table:formula="of:=[Tabelle1.K622]" office:value-type="string" office:string-value="Roasted Chestnut">
            <text:p>Roasted Chestnut</text:p>
          </table:table-cell>
          <table:table-cell/>
          <table:table-cell table:formula="of:=[Tabelle1.K535]" office:value-type="string" office:string-value="Kiwi Yogurt">
            <text:p>Kiwi Yogurt</text:p>
          </table:table-cell>
          <table:table-cell table:formula="of:=[Tabelle1.K603]" office:value-type="string" office:string-value="Vanilla Ice Cream">
            <text:p>Vanilla Ice Cream</text:p>
          </table:table-cell>
          <table:table-cell/>
          <table:table-cell table:formula="of:=[Tabelle1.K386]" office:value-type="string" office:string-value="Chili Chocolate">
            <text:p>Chili Chocolate</text:p>
          </table:table-cell>
          <table:table-cell/>
          <table:table-cell table:formula="of:=[Tabelle1.K507]" office:value-type="string" office:string-value="Jellybeans">
            <text:p>Jellybeans</text:p>
          </table:table-cell>
          <table:table-cell table:number-columns-repeated="1016"/>
        </table:table-row>
        <table:table-row table:style-name="ro1">
          <table:table-cell table:formula="of:=[Tabelle1.K539]" office:value-type="string" office:string-value="Sunflower Wheat Rolls">
            <text:p>Sunflower Wheat Rolls</text:p>
          </table:table-cell>
          <table:table-cell/>
          <table:table-cell table:formula="of:=[Tabelle1.K516]" office:value-type="string" office:string-value="Lemon Yogurt">
            <text:p>Lemon Yogurt</text:p>
          </table:table-cell>
          <table:table-cell table:number-columns-repeated="2"/>
          <table:table-cell table:formula="of:=[Tabelle1.K680]" office:value-type="string" office:string-value="Tim Tam (schokoriegel)">
            <text:p>Tim Tam (schokoriegel)</text:p>
          </table:table-cell>
          <table:table-cell/>
          <table:table-cell table:formula="of:=[Tabelle1.K506]" office:value-type="string" office:string-value="Soft Pretzel">
            <text:p>Soft Pretzel</text:p>
          </table:table-cell>
          <table:table-cell table:number-columns-repeated="1016"/>
        </table:table-row>
        <table:table-row table:style-name="ro1">
          <table:table-cell table:formula="of:=[Tabelle1.K316]" office:value-type="string" office:string-value="Taffy">
            <text:p>Taffy</text:p>
          </table:table-cell>
          <table:table-cell/>
          <table:table-cell table:formula="of:=[Tabelle1.K487]" office:value-type="string" office:string-value="Lime Yogurt">
            <text:p>Lime Yogurt</text:p>
          </table:table-cell>
          <table:table-cell table:number-columns-repeated="4"/>
          <table:table-cell table:formula="of:=[Tabelle1.K434]" office:value-type="string" office:string-value="Soft Pretzel and Mustard">
            <text:p>Soft Pretzel and Mustard</text:p>
          </table:table-cell>
          <table:table-cell table:number-columns-repeated="1016"/>
        </table:table-row>
        <table:table-row table:style-name="ro1">
          <table:table-cell table:formula="of:=[Tabelle1.K356]" office:value-type="string" office:string-value="Trail Mix">
            <text:p>Trail Mix</text:p>
          </table:table-cell>
          <table:table-cell/>
          <table:table-cell table:formula="of:=[Tabelle1.K490]" office:value-type="string" office:string-value="Mango Yogurt">
            <text:p>Mango Yogurt</text:p>
          </table:table-cell>
          <table:table-cell table:number-columns-repeated="4"/>
          <table:table-cell table:formula="of:=[Tabelle1.K538]" office:value-type="string" office:string-value="Salted Sunflower Seeds">
            <text:p>Salted Sunflower Seeds</text:p>
          </table:table-cell>
          <table:table-cell table:number-columns-repeated="1016"/>
        </table:table-row>
        <table:table-row table:style-name="ro1">
          <table:table-cell table:formula="of:=[Tabelle1.K663]" office:value-type="string" office:string-value="Zeppole (Windbeutel)">
            <text:p>Zeppole (Windbeutel)</text:p>
          </table:table-cell>
          <table:table-cell/>
          <table:table-cell table:formula="of:=[Tabelle1.K532]" office:value-type="string" office:string-value="Melon Yogurt">
            <text:p>Melon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79]" office:value-type="string" office:string-value="Orange Yogurt">
            <text:p>Orange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57]" office:value-type="string" office:string-value="Papaya Yogurt">
            <text:p>Papaya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83]" office:value-type="string" office:string-value="Peach Yogurt">
            <text:p>Peach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66]" office:value-type="string" office:string-value="Pear Yogurt">
            <text:p>Pear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647]" office:value-type="string" office:string-value="Persimmon Yogurt">
            <text:p>Persimmon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27]" office:value-type="string" office:string-value="Pinneapple Yogurt">
            <text:p>Pinneapple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536]" office:value-type="string" office:string-value="Plain Yogurt">
            <text:p>Plain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67]" office:value-type="string" office:string-value="Plum Yogurt">
            <text:p>Plum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93]" office:value-type="string" office:string-value="Pomegranate Yogurt">
            <text:p>Pomegranate Yogurt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formula="of:=[Tabelle1.K526]" office:value-type="string" office:string-value="Pumpkin Yogurt">
            <text:p>Pumpkin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530]" office:value-type="string" office:string-value="Raspberry Yogurt">
            <text:p>Raspberry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60]" office:value-type="string" office:string-value="Starfruit Yogurt">
            <text:p>Starfruit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518]" office:value-type="string" office:string-value="Strawberry Yogurt">
            <text:p>Strawberry Yogu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K494]" office:value-type="string" office:string-value="Vanilla Yogurt">
            <text:p>Vanilla Yogurt</text:p>
          </table:table-cell>
          <table:table-cell table:number-columns-repeated="1021"/>
        </table:table-row>
      </table:table>
      <table:table table:name="Fleisch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">
          <table:table-cell table:style-name="ce1" office:value-type="string">
            <text:p>r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Hühnchen</text:p>
          </table:table-cell>
          <table:table-cell table:style-name="ce1" table:number-columns-repeated="1020"/>
        </table:table-row>
        <table:table-row table:style-name="ro1">
          <table:table-cell table:formula="of:=[Tabelle1.L788]" office:value-type="string" office:string-value="Cooked Aspid Meat">
            <text:p>Cooked Aspid Meat</text:p>
          </table:table-cell>
          <table:table-cell table:formula="of:=[Tabelle1.L303]" office:value-type="string" office:string-value="Baked Ham">
            <text:p>Baked Ham</text:p>
          </table:table-cell>
          <table:table-cell table:formula="of:=[Tabelle1.L627]" office:value-type="string" office:string-value="Apricot Glazed Pork">
            <text:p>Apricot Glazed Pork</text:p>
          </table:table-cell>
          <table:table-cell table:formula="of:=[Tabelle1.L443]" office:value-type="string" office:string-value="Chicken Celery Casserole">
            <text:p>Chicken Celery Casserole</text:p>
          </table:table-cell>
          <table:table-cell table:number-columns-repeated="1020"/>
        </table:table-row>
        <table:table-row table:style-name="ro1">
          <table:table-cell table:formula="of:=[Tabelle1.L173]" office:value-type="string" office:string-value="Cooked Calamarie">
            <text:p>Cooked Calamarie</text:p>
          </table:table-cell>
          <table:table-cell table:formula="of:=[Tabelle1.L733]" office:value-type="string" office:string-value="Bangers and Mash">
            <text:p>Bangers and Mash</text:p>
          </table:table-cell>
          <table:table-cell table:formula="of:=[Tabelle1.L674]" office:value-type="string" office:string-value="Beans on Toast">
            <text:p>Beans on Toast</text:p>
          </table:table-cell>
          <table:table-cell table:formula="of:=[Tabelle1.L473]" office:value-type="string" office:string-value="Chicken Curry">
            <text:p>Chicken Curry</text:p>
          </table:table-cell>
          <table:table-cell table:number-columns-repeated="1020"/>
        </table:table-row>
        <table:table-row table:style-name="ro1">
          <table:table-cell table:formula="of:=[Tabelle1.L771]" office:value-type="string" office:string-value="Cooked Cephignis Meat">
            <text:p>Cooked Cephignis Meat</text:p>
          </table:table-cell>
          <table:table-cell table:formula="of:=[Tabelle1.L609]" office:value-type="string" office:string-value="Honey Lemon Lamp">
            <text:p>Honey Lemon Lamp</text:p>
          </table:table-cell>
          <table:table-cell table:formula="of:=[Tabelle1.L127]" office:value-type="string" office:string-value="Beef Jerky">
            <text:p>Beef Jerky</text:p>
          </table:table-cell>
          <table:table-cell table:formula="of:=[Tabelle1.L670]" office:value-type="string" office:string-value="Chicken Gumbo">
            <text:p>Chicken Gumbo</text:p>
          </table:table-cell>
          <table:table-cell table:number-columns-repeated="1020"/>
        </table:table-row>
        <table:table-row table:style-name="ro1">
          <table:table-cell table:formula="of:=[Tabelle1.L785]" office:value-type="string" office:string-value="Cooked Chupacabra Meat">
            <text:p>Cooked Chupacabra Meat</text:p>
          </table:table-cell>
          <table:table-cell table:formula="of:=[Tabelle1.L383]" office:value-type="string" office:string-value="Hot Wings">
            <text:p>Hot Wings</text:p>
          </table:table-cell>
          <table:table-cell table:formula="of:=[Tabelle1.L667]" office:value-type="string" office:string-value="Beef Wellington">
            <text:p>Beef Wellington</text:p>
          </table:table-cell>
          <table:table-cell table:formula="of:=[Tabelle1.L128]" office:value-type="string" office:string-value="Chicken Jerky">
            <text:p>Chicken Jerky</text:p>
          </table:table-cell>
          <table:table-cell table:number-columns-repeated="1020"/>
        </table:table-row>
        <table:table-row table:style-name="ro1">
          <table:table-cell table:formula="of:=[Tabelle1.L774]" office:value-type="string" office:string-value="Cooked Concapede Meat">
            <text:p>Cooked Concapede Meat</text:p>
          </table:table-cell>
          <table:table-cell table:formula="of:=[Tabelle1.L691]" office:value-type="string" office:string-value="Lamb Kebak">
            <text:p>Lamb Kebak</text:p>
          </table:table-cell>
          <table:table-cell table:formula="of:=[Tabelle1.L786]" office:value-type="string" office:string-value="Blood Chili">
            <text:p>Blood Chili</text:p>
          </table:table-cell>
          <table:table-cell table:formula="of:=[Tabelle1.L328]" office:value-type="string" office:string-value="Chicken Parmasan">
            <text:p>Chicken Parmasan</text:p>
          </table:table-cell>
          <table:table-cell table:number-columns-repeated="1020"/>
        </table:table-row>
        <table:table-row table:style-name="ro1">
          <table:table-cell table:formula="of:=[Tabelle1.L120]" office:value-type="string" office:string-value="Cooked Imphide">
            <text:p>Cooked Imphide</text:p>
          </table:table-cell>
          <table:table-cell table:formula="of:=[Tabelle1.L765]" office:value-type="string" office:string-value="Lamb with Mint Sauce">
            <text:p>Lamb with Mint Sauce</text:p>
          </table:table-cell>
          <table:table-cell table:formula="of:=[Tabelle1.L735]" office:value-type="string" office:string-value="Chorizo">
            <text:p>Chorizo</text:p>
          </table:table-cell>
          <table:table-cell table:formula="of:=[Tabelle1.L300]" office:value-type="string" office:string-value="Chicken Pot Pie">
            <text:p>Chicken Pot Pie</text:p>
          </table:table-cell>
          <table:table-cell table:number-columns-repeated="1020"/>
        </table:table-row>
        <table:table-row table:style-name="ro1">
          <table:table-cell table:formula="of:=[Tabelle1.L150]" office:value-type="string" office:string-value="Cooked Joust Meat">
            <text:p>Cooked Joust Meat</text:p>
          </table:table-cell>
          <table:table-cell table:formula="of:=[Tabelle1.L337]" office:value-type="string" office:string-value="Delighted Meal">
            <text:p>Delighted Meal</text:p>
          </table:table-cell>
          <table:table-cell table:formula="of:=[Tabelle1.L132]" office:value-type="string" office:string-value="Monster Jerky">
            <text:p>Monster Jerky</text:p>
          </table:table-cell>
          <table:table-cell table:formula="of:=[Tabelle1.L624]" office:value-type="string" office:string-value="Cashew Chicken">
            <text:p>Cashew Chicken</text:p>
          </table:table-cell>
          <table:table-cell table:number-columns-repeated="1020"/>
        </table:table-row>
        <table:table-row table:style-name="ro1">
          <table:table-cell table:formula="of:=[Tabelle1.L782]" office:value-type="string" office:string-value="Cooked Maka Meat">
            <text:p>Cooked Maka Meat</text:p>
          </table:table-cell>
          <table:table-cell table:formula="of:=[Tabelle1.L148]" office:value-type="string" office:string-value="Devil Lasagna">
            <text:p>Devil Lasagna</text:p>
          </table:table-cell>
          <table:table-cell table:formula="of:=[Tabelle1.L789]" office:value-type="string" office:string-value="Moss Pie">
            <text:p>Moss Pie</text:p>
          </table:table-cell>
          <table:table-cell table:formula="of:=[Tabelle1.L393]" office:value-type="string" office:string-value="Lemon Chicken">
            <text:p>Lemon Chicken</text:p>
          </table:table-cell>
          <table:table-cell table:number-columns-repeated="1020"/>
        </table:table-row>
        <table:table-row table:style-name="ro1">
          <table:table-cell table:formula="of:=[Tabelle1.L171]" office:value-type="string" office:string-value="Cooked Mutton">
            <text:p>Cooked Mutton</text:p>
          </table:table-cell>
          <table:table-cell table:formula="of:=[Tabelle1.L668]" office:value-type="string" office:string-value="Epic Bacon">
            <text:p>Epic Bacon</text:p>
          </table:table-cell>
          <table:table-cell table:formula="of:=[Tabelle1.L130]" office:value-type="string" office:string-value="Mutton Jerky">
            <text:p>Mutton Jerky</text:p>
          </table:table-cell>
          <table:table-cell table:formula="of:=[Tabelle1.L511]" office:value-type="string" office:string-value="Fried Chicken">
            <text:p>Fried Chicken</text:p>
          </table:table-cell>
          <table:table-cell table:number-columns-repeated="1020"/>
        </table:table-row>
        <table:table-row table:style-name="ro1">
          <table:table-cell table:formula="of:=[Tabelle1.L147]" office:value-type="string" office:string-value="Cooked Pinky Meat">
            <text:p>Cooked Pinky Meat</text:p>
          </table:table-cell>
          <table:table-cell table:formula="of:=[Tabelle1.L777]" office:value-type="string" office:string-value="Explorers Risotto">
            <text:p>Explorers Risotto</text:p>
          </table:table-cell>
          <table:table-cell table:formula="of:=[Tabelle1.L780]" office:value-type="string" office:string-value="Peaks Kebab">
            <text:p>Peaks Kebab</text:p>
          </table:table-cell>
          <table:table-cell table:formula="of:=[Tabelle1.L439]" office:value-type="string" office:string-value="Garlic Chicken">
            <text:p>Garlic Chicken</text:p>
          </table:table-cell>
          <table:table-cell table:number-columns-repeated="1020"/>
        </table:table-row>
        <table:table-row table:style-name="ro1">
          <table:table-cell table:formula="of:=[Tabelle1.L7]" office:value-type="string" office:string-value="Cooked Pork Chops">
            <text:p>Cooked Pork Chops</text:p>
          </table:table-cell>
          <table:table-cell table:formula="of:=[Tabelle1.L385]" office:value-type="string" office:string-value="Extreme Chili">
            <text:p>Extreme Chili</text:p>
          </table:table-cell>
          <table:table-cell table:formula="of:=[Tabelle1.L426]" office:value-type="string" office:string-value="Pineapple Ham">
            <text:p>Pineapple Ham</text:p>
          </table:table-cell>
          <table:table-cell table:formula="of:=[Tabelle1.L671]" office:value-type="string" office:string-value="General Tso's Chicken">
            <text:p>General Tso's Chicken</text:p>
          </table:table-cell>
          <table:table-cell table:number-columns-repeated="1020"/>
        </table:table-row>
        <table:table-row table:style-name="ro1">
          <table:table-cell table:formula="of:=[Tabelle1.L753]" office:value-type="string" office:string-value="Cooked Rabbit">
            <text:p>Cooked Rabbit</text:p>
          </table:table-cell>
          <table:table-cell table:formula="of:=[Tabelle1.L121]" office:value-type="string" office:string-value="Glowshroom Stew">
            <text:p>Glowshroom Stew</text:p>
          </table:table-cell>
          <table:table-cell table:formula="of:=[Tabelle1.L553]" office:value-type="string" office:string-value="Shepherd's Pie">
            <text:p>Shepherd's Pie</text:p>
          </table:table-cell>
          <table:table-cell table:formula="of:=[Tabelle1.L604]" office:value-type="string" office:string-value="Ginger Chicken">
            <text:p>Ginger Chicken</text:p>
          </table:table-cell>
          <table:table-cell table:number-columns-repeated="1020"/>
        </table:table-row>
        <table:table-row table:style-name="ro1">
          <table:table-cell table:formula="of:=[Tabelle1.L20]" office:value-type="string" office:string-value="Cooked Steak">
            <text:p>Cooked Steak</text:p>
          </table:table-cell>
          <table:table-cell table:formula="of:=[Tabelle1.L380]" office:value-type="string" office:string-value="Grilled Skewer">
            <text:p>Grilled Skewer</text:p>
          </table:table-cell>
          <table:table-cell table:formula="of:=[Tabelle1.L326]" office:value-type="string" office:string-value="Spagetti and Meatballs">
            <text:p>Spagetti and Meatballs</text:p>
          </table:table-cell>
          <table:table-cell table:formula="of:=[Tabelle1.L477]" office:value-type="string" office:string-value="Orange Chicken">
            <text:p>Orange Chicken</text:p>
          </table:table-cell>
          <table:table-cell table:number-columns-repeated="1020"/>
        </table:table-row>
        <table:table-row table:style-name="ro1">
          <table:table-cell table:formula="of:=[Tabelle1.L751]" office:value-type="string" office:string-value="Cooked Turkey">
            <text:p>Cooked Turkey</text:p>
          </table:table-cell>
          <table:table-cell table:formula="of:=[Tabelle1.L681]" office:value-type="string" office:string-value="Meat Pie">
            <text:p>Meat Pie</text:p>
          </table:table-cell>
          <table:table-cell table:formula="of:=[Tabelle1.L435]" office:value-type="string" office:string-value="Spicy Mustard Pork">
            <text:p>Spicy Mustard Pork</text:p>
          </table:table-cell>
          <table:table-cell table:formula="of:=[Tabelle1.L761]" office:value-type="string" office:string-value="Roast Chicken">
            <text:p>Roast Chicken</text:p>
          </table:table-cell>
          <table:table-cell table:number-columns-repeated="1020"/>
        </table:table-row>
        <table:table-row table:style-name="ro1">
          <table:table-cell table:formula="of:=[Tabelle1.L755]" office:value-type="string" office:string-value="Cooked Venison">
            <text:p>Cooked Venison</text:p>
          </table:table-cell>
          <table:table-cell table:formula="of:=[Tabelle1.L550]" office:value-type="string" office:string-value="Meaty Stew">
            <text:p>Meaty Stew</text:p>
          </table:table-cell>
          <table:table-cell table:formula="of:=[Tabelle1.L775]" office:value-type="string" office:string-value="Tropical Curry">
            <text:p>Tropical Curry</text:p>
          </table:table-cell>
          <table:table-cell table:number-columns-repeated="1021"/>
        </table:table-row>
        <table:table-row table:style-name="ro1">
          <table:table-cell table:formula="of:=[Tabelle1.L779]" office:value-type="string" office:string-value="Cooked Yale Meat">
            <text:p>Cooked Yale Meat</text:p>
          </table:table-cell>
          <table:table-cell table:formula="of:=[Tabelle1.L748]" office:value-type="string" office:string-value="Suadero">
            <text:p>Suadero</text:p>
          </table:table-cell>
          <table:table-cell table:formula="of:=[Tabelle1.L129]" office:value-type="string" office:string-value="Bacon Jerky">
            <text:p>Bacon Jerky</text:p>
          </table:table-cell>
          <table:table-cell table:number-columns-repeated="1021"/>
        </table:table-row>
        <table:table-row table:style-name="ro1">
          <table:table-cell table:formula="of:=[Tabelle1.L142]" office:value-type="string" office:string-value="Cooked Yeti Meat">
            <text:p>Cooked Yeti Meat</text:p>
          </table:table-cell>
          <table:table-cell table:formula="of:=[Tabelle1.L136]" office:value-type="string" office:string-value="Triple Meat Treat">
            <text:p>Triple Meat Treat</text:p>
          </table:table-cell>
          <table:table-cell table:formula="of:=[Tabelle1.L652]" office:value-type="string" office:string-value="Bacon Wrapped Dates">
            <text:p>Bacon Wrapped Dat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L734]" office:value-type="string" office:string-value="Battered Susage">
            <text:p>Battered Susage</text:p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</table:table>
      <table:table table:name="Fisch" table:style-name="ta1" table:print="false">
        <office:forms form:automatic-focus="false" form:apply-design-mode="false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Rest</text:p>
          </table:table-cell>
          <table:table-cell table:style-name="ce1" office:value-type="string">
            <text:p>Fisch</text:p>
          </table:table-cell>
          <table:table-cell table:style-name="ce1" office:value-type="string">
            <text:p>Sushi</text:p>
          </table:table-cell>
          <table:table-cell table:style-name="ce1" table:number-columns-repeated="1021"/>
        </table:table-row>
        <table:table-row table:style-name="ro1">
          <table:table-cell table:formula="of:=[Tabelle1.M474]" office:value-type="string" office:string-value="Coconut Shrimp">
            <text:p>Coconut Shrimp</text:p>
          </table:table-cell>
          <table:table-cell table:formula="of:=[Tabelle1.M310]" office:value-type="string" office:string-value="Fish and Chips">
            <text:p>Fish and Chips</text:p>
          </table:table-cell>
          <table:table-cell table:formula="of:=[Tabelle1.M556]" office:value-type="string" office:string-value="Sushi">
            <text:p>Sushi</text:p>
          </table:table-cell>
          <table:table-cell table:number-columns-repeated="1021"/>
        </table:table-row>
        <table:table-row table:style-name="ro1">
          <table:table-cell table:formula="of:=[Tabelle1.M154]" office:value-type="string" office:string-value="Cooked Arisaur Meat">
            <text:p>Cooked Arisaur Meat</text:p>
          </table:table-cell>
          <table:table-cell table:formula="of:=[Tabelle1.M389]" office:value-type="string" office:string-value="Fish Dinner">
            <text:p>Fish Dinner</text:p>
          </table:table-cell>
          <table:table-cell table:formula="of:=[Tabelle1.M672]" office:value-type="string" office:string-value="California Roll">
            <text:p>California Roll</text:p>
          </table:table-cell>
          <table:table-cell table:number-columns-repeated="1021"/>
        </table:table-row>
        <table:table-row table:style-name="ro1">
          <table:table-cell table:formula="of:=[Tabelle1.M723]" office:value-type="string" office:string-value="Cooked Clam">
            <text:p>Cooked Clam</text:p>
          </table:table-cell>
          <table:table-cell table:formula="of:=[Tabelle1.M131]" office:value-type="string" office:string-value="Fish Jerky">
            <text:p>Fish Jerky</text:p>
          </table:table-cell>
          <table:table-cell table:formula="of:=[Tabelle1.M673]" office:value-type="string" office:string-value="Futo Maki">
            <text:p>Futo Maki</text:p>
          </table:table-cell>
          <table:table-cell table:number-columns-repeated="1021"/>
        </table:table-row>
        <table:table-row table:style-name="ro1">
          <table:table-cell table:formula="of:=[Tabelle1.M724]" office:value-type="string" office:string-value="Cooked Crab">
            <text:p>Cooked Crab</text:p>
          </table:table-cell>
          <table:table-cell table:formula="of:=[Tabelle1.M309]" office:value-type="string" office:string-value="Fish Sticks">
            <text:p>Fish Sticks</text:p>
          </table:table-cell>
          <table:table-cell table:number-columns-repeated="1022"/>
        </table:table-row>
        <table:table-row table:style-name="ro1">
          <table:table-cell table:formula="of:=[Tabelle1.M725]" office:value-type="string" office:string-value="Cooked Crayfish">
            <text:p>Cooked Crayfish</text:p>
          </table:table-cell>
          <table:table-cell table:formula="of:=[Tabelle1.M348]" office:value-type="string" office:string-value="Fish Taco">
            <text:p>Fish Taco</text:p>
          </table:table-cell>
          <table:table-cell table:number-columns-repeated="1022"/>
        </table:table-row>
        <table:table-row table:style-name="ro1">
          <table:table-cell table:formula="of:=[Tabelle1.M14]" office:value-type="string" office:string-value="Cooked Fish">
            <text:p>Cooked Fish</text:p>
          </table:table-cell>
          <table:table-cell table:formula="of:=[Tabelle1.M158]" office:value-type="string" office:string-value="Lapis Fish and Chips">
            <text:p>Lapis Fish and Chips</text:p>
          </table:table-cell>
          <table:table-cell table:number-columns-repeated="1022"/>
        </table:table-row>
        <table:table-row table:style-name="ro1">
          <table:table-cell table:formula="of:=[Tabelle1.M726]" office:value-type="string" office:string-value="Cooked Frog Legs">
            <text:p>Cooked Frog Legs</text:p>
          </table:table-cell>
          <table:table-cell table:formula="of:=[Tabelle1.M651]" office:value-type="string" office:string-value="Pistachio Baked Salmon">
            <text:p>Pistachio Baked Salmon</text:p>
          </table:table-cell>
          <table:table-cell table:number-columns-repeated="1022"/>
        </table:table-row>
        <table:table-row table:style-name="ro1">
          <table:table-cell table:formula="of:=[Tabelle1.M727]" office:value-type="string" office:string-value="Cooked Octopus">
            <text:p>Cooked Octopus</text:p>
          </table:table-cell>
          <table:table-cell table:number-columns-repeated="1023"/>
        </table:table-row>
        <table:table-row table:style-name="ro1">
          <table:table-cell table:formula="of:=[Tabelle1.M15]" office:value-type="string" office:string-value="Cooked Salmon">
            <text:p>Cooked Salmon</text:p>
          </table:table-cell>
          <table:table-cell table:number-columns-repeated="1023"/>
        </table:table-row>
        <table:table-row table:style-name="ro1">
          <table:table-cell table:formula="of:=[Tabelle1.M728]" office:value-type="string" office:string-value="Cooked Scallop">
            <text:p>Cooked Scallop</text:p>
          </table:table-cell>
          <table:table-cell table:number-columns-repeated="1023"/>
        </table:table-row>
        <table:table-row table:style-name="ro1">
          <table:table-cell table:formula="of:=[Tabelle1.M729]" office:value-type="string" office:string-value="Cooked Shrimp">
            <text:p>Cooked Shrimp</text:p>
          </table:table-cell>
          <table:table-cell table:number-columns-repeated="1023"/>
        </table:table-row>
        <table:table-row table:style-name="ro1">
          <table:table-cell table:formula="of:=[Tabelle1.M157]" office:value-type="string" office:string-value="Cooked Silex Meat">
            <text:p>Cooked Silex Meat</text:p>
          </table:table-cell>
          <table:table-cell table:number-columns-repeated="1023"/>
        </table:table-row>
        <table:table-row table:style-name="ro1">
          <table:table-cell table:formula="of:=[Tabelle1.M152]" office:value-type="string" office:string-value="Cooked Silkworm">
            <text:p>Cooked Silkworm</text:p>
          </table:table-cell>
          <table:table-cell table:number-columns-repeated="1023"/>
        </table:table-row>
        <table:table-row table:style-name="ro1">
          <table:table-cell table:formula="of:=[Tabelle1.M730]" office:value-type="string" office:string-value="Cooked Snail">
            <text:p>Cooked Snail</text:p>
          </table:table-cell>
          <table:table-cell table:number-columns-repeated="1023"/>
        </table:table-row>
        <table:table-row table:style-name="ro1">
          <table:table-cell table:formula="of:=[Tabelle1.M731]" office:value-type="string" office:string-value="Cooked Turtle">
            <text:p>Cooked Turtle</text:p>
          </table:table-cell>
          <table:table-cell table:number-columns-repeated="1023"/>
        </table:table-row>
      </table:table>
      <table:table table:name="Vegetarisch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21"/>
        </table:table-row>
        <table:table-row table:style-name="ro1">
          <table:table-cell table:formula="of:=[Tabelle1.N341]" office:value-type="string" office:string-value="Braised Onions">
            <text:p>Braised Onions</text:p>
          </table:table-cell>
          <table:table-cell table:formula="of:=[Tabelle1.N463]" office:value-type="string" office:string-value="Avocado Burrito">
            <text:p>Avocado Burrito</text:p>
          </table:table-cell>
          <table:table-cell table:formula="of:=[Tabelle1.N349]" office:value-type="string" office:string-value="Creamed Corn">
            <text:p>Creamed Corn</text:p>
          </table:table-cell>
          <table:table-cell table:number-columns-repeated="1021"/>
        </table:table-row>
        <table:table-row table:style-name="ro1">
          <table:table-cell table:formula="of:=[Tabelle1.N417]" office:value-type="string" office:string-value="Broccoli Mac">
            <text:p>Broccoli Mac</text:p>
          </table:table-cell>
          <table:table-cell table:formula="of:=[Tabelle1.N374]" office:value-type="string" office:string-value="Baked Beans">
            <text:p>Baked Beans</text:p>
          </table:table-cell>
          <table:table-cell table:formula="of:=[Tabelle1.N371]" office:value-type="string" office:string-value="Curry Rice">
            <text:p>Curry Rice</text:p>
          </table:table-cell>
          <table:table-cell table:number-columns-repeated="1021"/>
        </table:table-row>
        <table:table-row table:style-name="ro1">
          <table:table-cell table:formula="of:=[Tabelle1.N418]" office:value-type="string" office:string-value="Broccoli n Dip">
            <text:p>Broccoli n Dip</text:p>
          </table:table-cell>
          <table:table-cell table:formula="of:=[Tabelle1.N416]" office:value-type="string" office:string-value="Baked Beets">
            <text:p>Baked Beets</text:p>
          </table:table-cell>
          <table:table-cell table:formula="of:=[Tabelle1.N554]" office:value-type="string" office:string-value="Egg Nog">
            <text:p>Egg Nog</text:p>
          </table:table-cell>
          <table:table-cell table:number-columns-repeated="1021"/>
        </table:table-row>
        <table:table-row table:style-name="ro1">
          <table:table-cell table:formula="of:=[Tabelle1.N290]" office:value-type="string" office:string-value="Buttered Potato">
            <text:p>Buttered Potato</text:p>
          </table:table-cell>
          <table:table-cell table:formula="of:=[Tabelle1.N27]" office:value-type="string" office:string-value="Baked Potato">
            <text:p>Baked Potato</text:p>
          </table:table-cell>
          <table:table-cell table:formula="of:=[Tabelle1.N407]" office:value-type="string" office:string-value="Eggplant Parm">
            <text:p>Eggplant Parm</text:p>
          </table:table-cell>
          <table:table-cell table:number-columns-repeated="1021"/>
        </table:table-row>
        <table:table-row table:style-name="ro1">
          <table:table-cell table:formula="of:=[Tabelle1.N421]" office:value-type="string" office:string-value="Candied Sweet Potatoes">
            <text:p>Candied Sweet Potatoes</text:p>
          </table:table-cell>
          <table:table-cell table:formula="of:=[Tabelle1.N265]" office:value-type="string" office:string-value="Baked Sweet Potato">
            <text:p>Baked Sweet Potato</text:p>
          </table:table-cell>
          <table:table-cell table:formula="of:=[Tabelle1.N311]" office:value-type="string" office:string-value="Fried Egg">
            <text:p>Fried Egg</text:p>
          </table:table-cell>
          <table:table-cell table:number-columns-repeated="1021"/>
        </table:table-row>
        <table:table-row table:style-name="ro1">
          <table:table-cell table:formula="of:=[Tabelle1.N442]" office:value-type="string" office:string-value="Celery and Peanut Butter">
            <text:p>Celery and Peanut Butter</text:p>
          </table:table-cell>
          <table:table-cell table:formula="of:=[Tabelle1.N430]" office:value-type="string" office:string-value="Baked Turnips">
            <text:p>Baked Turnips</text:p>
          </table:table-cell>
          <table:table-cell table:formula="of:=[Tabelle1.N369]" office:value-type="string" office:string-value="Fried Rice">
            <text:p>Fried Rice</text:p>
          </table:table-cell>
          <table:table-cell table:number-columns-repeated="1021"/>
        </table:table-row>
        <table:table-row table:style-name="ro1">
          <table:table-cell table:formula="of:=[Tabelle1.N682]" office:value-type="string" office:string-value="Chiko Roll">
            <text:p>Chiko Roll</text:p>
          </table:table-cell>
          <table:table-cell table:formula="of:=[Tabelle1.N621]" office:value-type="string" office:string-value="Bamboo Steamed Rice">
            <text:p>Bamboo Steamed Rice</text:p>
          </table:table-cell>
          <table:table-cell table:formula="of:=[Tabelle1.N438]" office:value-type="string" office:string-value="Garlic Mashed Potatoes">
            <text:p>Garlic Mashed Potatoes</text:p>
          </table:table-cell>
          <table:table-cell table:number-columns-repeated="1021"/>
        </table:table-row>
        <table:table-row table:style-name="ro1">
          <table:table-cell table:formula="of:=[Tabelle1.N376]" office:value-type="string" office:string-value="Chili">
            <text:p>Chili</text:p>
          </table:table-cell>
          <table:table-cell table:formula="of:=[Tabelle1.N375]" office:value-type="string" office:string-value="Beans and Rice">
            <text:p>Beans and Rice</text:p>
          </table:table-cell>
          <table:table-cell table:formula="of:=[Tabelle1.N289]" office:value-type="string" office:string-value="Glazed Carrots">
            <text:p>Glazed Carrots</text:p>
          </table:table-cell>
          <table:table-cell table:number-columns-repeated="1021"/>
        </table:table-row>
        <table:table-row table:style-name="ro1">
          <table:table-cell table:formula="of:=[Tabelle1.N659]" office:value-type="string" office:string-value="Cinnamon Apple Oatmeal">
            <text:p>Cinnamon Apple Oatmeal</text:p>
          </table:table-cell>
          <table:table-cell table:formula="of:=[Tabelle1.N313]" office:value-type="string" office:string-value="Boiled Egg">
            <text:p>Boiled Egg</text:p>
          </table:table-cell>
          <table:table-cell table:formula="of:=[Tabelle1.N264]" office:value-type="string" office:string-value="Grilled Asparagus">
            <text:p>Grilled Asparagus</text:p>
          </table:table-cell>
          <table:table-cell table:number-columns-repeated="1021"/>
        </table:table-row>
        <table:table-row table:style-name="ro1">
          <table:table-cell table:formula="of:=[Tabelle1.N343]" office:value-type="string" office:string-value="Corn on the Cob">
            <text:p>Corn on the Cob</text:p>
          </table:table-cell>
          <table:table-cell table:formula="of:=[Tabelle1.N291]" office:value-type="string" office:string-value="Loaded Baked Potato">
            <text:p>Loaded Baked Potato</text:p>
          </table:table-cell>
          <table:table-cell table:formula="of:=[Tabelle1.N269]" office:value-type="string" office:string-value="Grilled Eggplant">
            <text:p>Grilled Eggplant</text:p>
          </table:table-cell>
          <table:table-cell table:number-columns-repeated="1021"/>
        </table:table-row>
        <table:table-row table:style-name="ro1">
          <table:table-cell table:formula="of:=[Tabelle1.N422]" office:value-type="string" office:string-value="Mashed Sweet Potatoes">
            <text:p>Mashed Sweet Potatoes</text:p>
          </table:table-cell>
          <table:table-cell table:formula="of:=[Tabelle1.N657]" office:value-type="string" office:string-value="Maple Oatmeal">
            <text:p>Maple Oatmeal</text:p>
          </table:table-cell>
          <table:table-cell table:formula="of:=[Tabelle1.N296]" office:value-type="string" office:string-value="Grilled Mushroom">
            <text:p>Grilled Mushroom</text:p>
          </table:table-cell>
          <table:table-cell table:number-columns-repeated="1021"/>
        </table:table-row>
        <table:table-row table:style-name="ro1">
          <table:table-cell table:formula="of:=[Tabelle1.N370]" office:value-type="string" office:string-value="Mushroom Risotto">
            <text:p>Mushroom Risotto</text:p>
          </table:table-cell>
          <table:table-cell table:formula="of:=[Tabelle1.N367]" office:value-type="string" office:string-value="Marinated Cucumbers">
            <text:p>Marinated Cucumbers</text:p>
          </table:table-cell>
          <table:table-cell table:formula="of:=[Tabelle1.N342]" office:value-type="string" office:string-value="Hearty Breakfast">
            <text:p>Hearty Breakfast</text:p>
          </table:table-cell>
          <table:table-cell table:number-columns-repeated="1021"/>
        </table:table-row>
        <table:table-row table:style-name="ro1">
          <table:table-cell table:formula="of:=[Tabelle1.N382]" office:value-type="string" office:string-value="Omelet">
            <text:p>Omelet</text:p>
          </table:table-cell>
          <table:table-cell table:formula="of:=[Tabelle1.N292]" office:value-type="string" office:string-value="Mashed Potatoes">
            <text:p>Mashed Potatoes</text:p>
          </table:table-cell>
          <table:table-cell table:formula="of:=[Tabelle1.N762]" office:value-type="string" office:string-value="Roast Potatoes">
            <text:p>Roast Potatoes</text:p>
          </table:table-cell>
          <table:table-cell table:number-columns-repeated="1021"/>
        </table:table-row>
        <table:table-row table:style-name="ro1">
          <table:table-cell table:formula="of:=[Tabelle1.N614]" office:value-type="string" office:string-value="Oven Roasted Cauliflower">
            <text:p>Oven Roasted Cauliflower</text:p>
          </table:table-cell>
          <table:table-cell table:formula="of:=[Tabelle1.N363]" office:value-type="string" office:string-value="Pickles">
            <text:p>Pickles</text:p>
          </table:table-cell>
          <table:table-cell table:formula="of:=[Tabelle1.N282]" office:value-type="string" office:string-value="Roasted Pumpkin Seeds">
            <text:p>Roasted Pumpkin Seeds</text:p>
          </table:table-cell>
          <table:table-cell table:number-columns-repeated="1021"/>
        </table:table-row>
        <table:table-row table:style-name="ro1">
          <table:table-cell table:formula="of:=[Tabelle1.N658]" office:value-type="string" office:string-value="Peaches and Cream Oatmeal">
            <text:p>Peaches and Cream Oatmeal</text:p>
          </table:table-cell>
          <table:table-cell table:formula="of:=[Tabelle1.N464]" office:value-type="string" office:string-value="Poeched Pear">
            <text:p>Poeched Pear</text:p>
          </table:table-cell>
          <table:table-cell table:formula="of:=[Tabelle1.N429]" office:value-type="string" office:string-value="Roasted Root Veggie Medley">
            <text:p>Roasted Root Veggie Medley</text:p>
          </table:table-cell>
          <table:table-cell table:number-columns-repeated="1021"/>
        </table:table-row>
        <table:table-row table:style-name="ro1">
          <table:table-cell table:formula="of:=[Tabelle1.N444]" office:value-type="string" office:string-value="Peas and Celery">
            <text:p>Peas and Celery</text:p>
          </table:table-cell>
          <table:table-cell table:formula="of:=[Tabelle1.N662]" office:value-type="string" office:string-value="Potato and Cheese Pirogi">
            <text:p>Potato and Cheese Pirogi</text:p>
          </table:table-cell>
          <table:table-cell table:formula="of:=[Tabelle1.N617]" office:value-type="string" office:string-value="Scallion Baked Potato">
            <text:p>Scallion Baked Potato</text:p>
          </table:table-cell>
          <table:table-cell table:number-columns-repeated="1021"/>
        </table:table-row>
        <table:table-row table:style-name="ro1">
          <table:table-cell table:formula="of:=[Tabelle1.N413]" office:value-type="string" office:string-value="Pickled Beets">
            <text:p>Pickled Beets</text:p>
          </table:table-cell>
          <table:table-cell table:formula="of:=[Tabelle1.N372]" office:value-type="string" office:string-value="Rainbow Curry">
            <text:p>Rainbow Curry</text:p>
          </table:table-cell>
          <table:table-cell table:formula="of:=[Tabelle1.N312]" office:value-type="string" office:string-value="Scrambled Egg">
            <text:p>Scrambled Egg</text:p>
          </table:table-cell>
          <table:table-cell table:number-columns-repeated="1021"/>
        </table:table-row>
        <table:table-row table:style-name="ro1">
          <table:table-cell table:formula="of:=[Tabelle1.N743]" office:value-type="string" office:string-value="Pickled Onions">
            <text:p>Pickled Onions</text:p>
          </table:table-cell>
          <table:table-cell table:formula="of:=[Tabelle1.N373]" office:value-type="string" office:string-value="Refried Beans">
            <text:p>Refried Beans</text:p>
          </table:table-cell>
          <table:table-cell table:formula="of:=[Tabelle1.N325]" office:value-type="string" office:string-value="Spagetti">
            <text:p>Spagetti</text:p>
          </table:table-cell>
          <table:table-cell table:number-columns-repeated="1021"/>
        </table:table-row>
        <table:table-row table:style-name="ro1">
          <table:table-cell table:formula="of:=[Tabelle1.N441]" office:value-type="string" office:string-value="Summer Squash with Radish">
            <text:p>Summer Squash with Radish</text:p>
          </table:table-cell>
          <table:table-cell table:formula="of:=[Tabelle1.N379]" office:value-type="string" office:string-value="Veggie Stirfry">
            <text:p>Veggie Stirfry</text:p>
          </table:table-cell>
          <table:table-cell table:formula="of:=[Tabelle1.N436]" office:value-type="string" office:string-value="Spicy Greens">
            <text:p>Spicy Greens</text:p>
          </table:table-cell>
          <table:table-cell table:number-columns-repeated="1021"/>
        </table:table-row>
        <table:table-row table:style-name="ro1">
          <table:table-cell table:formula="of:=[Tabelle1.N763]" office:value-type="string" office:string-value="Sunday Roast">
            <text:p>Sunday Roast</text:p>
          </table:table-cell>
          <table:table-cell table:formula="of:=[Tabelle1.N448]" office:value-type="string" office:string-value="Zesty Zuchini">
            <text:p>Zesty Zuchini</text:p>
          </table:table-cell>
          <table:table-cell table:formula="of:=[Tabelle1.N423]" office:value-type="string" office:string-value="Steamed Peas">
            <text:p>Steamed Peas</text:p>
          </table:table-cell>
          <table:table-cell table:number-columns-repeated="1021"/>
        </table:table-row>
        <table:table-row table:style-name="ro1">
          <table:table-cell table:formula="of:=[Tabelle1.N623]" office:value-type="string" office:string-value="Sweet Potato Souffle">
            <text:p>Sweet Potato Souffle</text:p>
          </table:table-cell>
          <table:table-cell table:formula="of:=[Tabelle1.N297]" office:value-type="string" office:string-value="Stuffed Mushroom">
            <text:p>Stuffed Mushroom</text:p>
          </table:table-cell>
          <table:table-cell table:formula="of:=[Tabelle1.N695]" office:value-type="string" office:string-value="Steamed Spinach">
            <text:p>Steamed Spinach</text:p>
          </table:table-cell>
          <table:table-cell table:number-columns-repeated="1021"/>
        </table:table-row>
        <table:table-row table:style-name="ro1">
          <table:table-cell table:formula="of:=[Tabelle1.N272]" office:value-type="string" office:string-value="Toasted Coconut">
            <text:p>Toasted Coconut</text:p>
          </table:table-cell>
          <table:table-cell table:formula="of:=[Tabelle1.N378]" office:value-type="string" office:string-value="Stuffed Pepper">
            <text:p>Stuffed Pepper</text:p>
          </table:table-cell>
          <table:table-cell table:formula="of:=[Tabelle1.N406]" office:value-type="string" office:string-value="Stuffed Eggplant">
            <text:p>Stuffed Eggplant</text:p>
          </table:table-cell>
          <table:table-cell table:number-columns-repeated="1021"/>
        </table:table-row>
        <table:table-row table:style-name="ro1">
          <table:table-cell table:formula="of:=[Tabelle1.N449]" office:value-type="string" office:string-value="Zuchini Bake">
            <text:p>Zuchini Bake</text:p>
          </table:table-cell>
          <table:table-cell table:number-columns-repeated="1023"/>
        </table:table-row>
      </table:table>
      <table:table table:name="Sonstiges" table:style-name="ta1" table:print="false">
        <office:forms form:automatic-focus="false" form:apply-design-mode="false"/>
        <table:table-column table:style-name="co44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8" table:number-columns-repeated="1021" table:default-cell-style-name="Default"/>
        <table:table-row table:style-name="ro1">
          <table:table-cell/>
          <table:table-cell table:style-name="ce1" office:value-type="string">
            <text:p>Wiederlich</text:p>
          </table:table-cell>
          <table:table-cell table:style-name="ce1" office:value-type="string">
            <text:p>Kochzutaten</text:p>
          </table:table-cell>
          <table:table-cell table:style-name="ce1" table:number-columns-repeated="1021"/>
        </table:table-row>
        <table:table-row table:style-name="ro1">
          <table:table-cell/>
          <table:table-cell table:formula="of:=[Tabelle1.O140]" office:value-type="string" office:string-value="Brain Jerky">
            <text:p>Brain Jerky</text:p>
          </table:table-cell>
          <table:table-cell table:number-columns-repeated="1022"/>
        </table:table-row>
        <table:table-row table:style-name="ro1">
          <table:table-cell/>
          <table:table-cell table:formula="of:=[Tabelle1.O124]" office:value-type="string" office:string-value="Coagulated Blood">
            <text:p>Coagulated Blood</text:p>
          </table:table-cell>
          <table:table-cell table:formula="of:=[Tabelle1.O278]" office:value-type="string" office:string-value="Apple Sauce">
            <text:p>Apple Sauce</text:p>
          </table:table-cell>
          <table:table-cell table:number-columns-repeated="1021"/>
        </table:table-row>
        <table:table-row table:style-name="ro1">
          <table:table-cell/>
          <table:table-cell table:formula="of:=[Tabelle1.O134]" office:value-type="string" office:string-value="Coagulated Blood Drop">
            <text:p>Coagulated Blood Drop</text:p>
          </table:table-cell>
          <table:table-cell table:formula="of:=[Tabelle1.O125]" office:value-type="string" office:string-value="Bacaon">
            <text:p>Bacaon</text:p>
          </table:table-cell>
          <table:table-cell table:number-columns-repeated="1021"/>
        </table:table-row>
        <table:table-row table:style-name="ro1">
          <table:table-cell/>
          <table:table-cell table:formula="of:=[Tabelle1.O123]" office:value-type="string" office:string-value="Gelatinous Slime">
            <text:p>Gelatinous Slime</text:p>
          </table:table-cell>
          <table:table-cell table:formula="of:=[Tabelle1.O274]" office:value-type="string" office:string-value="Cheese">
            <text:p>Cheese</text:p>
          </table:table-cell>
          <table:table-cell table:number-columns-repeated="1021"/>
        </table:table-row>
        <table:table-row table:style-name="ro1">
          <table:table-cell/>
          <table:table-cell table:formula="of:=[Tabelle1.O133]" office:value-type="string" office:string-value="Gelatinous Slime Drop">
            <text:p>Gelatinous Slime Drop</text:p>
          </table:table-cell>
          <table:table-cell table:formula="of:=[Tabelle1.O542]" office:value-type="string" office:string-value="Cranberry Sauce">
            <text:p>Cranberry Sauce</text:p>
          </table:table-cell>
          <table:table-cell table:number-columns-repeated="1021"/>
        </table:table-row>
        <table:table-row table:style-name="ro1">
          <table:table-cell/>
          <table:table-cell table:formula="of:=[Tabelle1.O9]" office:value-type="string" office:string-value="Golden Apple">
            <text:p>Golden Apple</text:p>
          </table:table-cell>
          <table:table-cell table:formula="of:=[Tabelle1.O555]" office:value-type="string" office:string-value="Custard">
            <text:p>Custard</text:p>
          </table:table-cell>
          <table:table-cell table:number-columns-repeated="1021"/>
        </table:table-row>
        <table:table-row table:style-name="ro1">
          <table:table-cell/>
          <table:table-cell table:formula="of:=[Tabelle1.O8]" office:value-type="string" office:string-value="Golden Apple">
            <text:p>Golden Apple</text:p>
          </table:table-cell>
          <table:table-cell table:formula="of:=[Tabelle1.O619]" office:value-type="string" office:string-value="Firm Tofu">
            <text:p>Firm Tofu</text:p>
          </table:table-cell>
          <table:table-cell table:number-columns-repeated="1021"/>
        </table:table-row>
        <table:table-row table:style-name="ro1">
          <table:table-cell/>
          <table:table-cell table:formula="of:=[Tabelle1.O29]" office:value-type="string" office:string-value="Golden Carrot">
            <text:p>Golden Carrot</text:p>
          </table:table-cell>
          <table:table-cell table:formula="of:=[Tabelle1.O276]" office:value-type="string" office:string-value="Grilled Cheese">
            <text:p>Grilled Cheese</text:p>
          </table:table-cell>
          <table:table-cell table:number-columns-repeated="1021"/>
        </table:table-row>
        <table:table-row table:style-name="ro1">
          <table:table-cell/>
          <table:table-cell table:formula="of:=[Tabelle1.O126]" office:value-type="string" office:string-value="Jeweled Apple">
            <text:p>Jeweled Apple</text:p>
          </table:table-cell>
          <table:table-cell table:formula="of:=[Tabelle1.O656]" office:value-type="string" office:string-value="Maple Sausage">
            <text:p>Maple Sausage</text:p>
          </table:table-cell>
          <table:table-cell table:number-columns-repeated="1021"/>
        </table:table-row>
        <table:table-row table:style-name="ro1">
          <table:table-cell/>
          <table:table-cell table:formula="of:=[Tabelle1.O135]" office:value-type="string" office:string-value="Miniature Red Heart">
            <text:p>Miniature Red Heart</text:p>
          </table:table-cell>
          <table:table-cell table:formula="of:=[Tabelle1.O355]" office:value-type="string" office:string-value="Peanut Butter">
            <text:p>Peanut Butter</text:p>
          </table:table-cell>
          <table:table-cell table:number-columns-repeated="1021"/>
        </table:table-row>
        <table:table-row table:style-name="ro1">
          <table:table-cell/>
          <table:table-cell table:formula="of:=[Tabelle1.O28]" office:value-type="string" office:string-value="Poisonous Potato">
            <text:p>Poisonous Potato</text:p>
          </table:table-cell>
          <table:table-cell table:formula="of:=[Tabelle1.O744]" office:value-type="string" office:string-value="Pork Sausage">
            <text:p>Pork Sausage</text:p>
          </table:table-cell>
          <table:table-cell table:number-columns-repeated="1021"/>
        </table:table-row>
        <table:table-row table:style-name="ro1">
          <table:table-cell/>
          <table:table-cell table:formula="of:=[Tabelle1.O23]" office:value-type="string" office:string-value="Rotten Flesh">
            <text:p>Rotten Flesh</text:p>
          </table:table-cell>
          <table:table-cell table:formula="of:=[Tabelle1.O620]" office:value-type="string" office:string-value="Silken Tofu">
            <text:p>Silken Tofu</text:p>
          </table:table-cell>
          <table:table-cell table:number-columns-repeated="1021"/>
        </table:table-row>
        <table:table-row table:style-name="ro1">
          <table:table-cell table:style-name="ce1"/>
          <table:table-cell table:formula="of:=[Tabelle1.O24]" office:value-type="string" office:string-value="Spider Eye">
            <text:p>Spider Eye</text:p>
          </table:table-cell>
          <table:table-cell table:formula="of:=[Tabelle1.O345]" office:value-type="string" office:string-value="Tortillia">
            <text:p>Tortillia</text:p>
          </table:table-cell>
          <table:table-cell table:number-columns-repeated="1021"/>
        </table:table-row>
        <table:table-row table:style-name="ro1">
          <table:table-cell/>
          <table:table-cell table:formula="of:=[Tabelle1.O138]" office:value-type="string" office:string-value="Sweetwart">
            <text:p>Sweetwart</text:p>
          </table:table-cell>
          <table:table-cell table:formula="of:=[Tabelle1.O675]" office:value-type="string" office:string-value="Vegemite (maggie)">
            <text:p>Vegemite (maggie)</text:p>
          </table:table-cell>
          <table:table-cell table:number-columns-repeated="1021"/>
        </table:table-row>
        <table:table-row table:style-name="ro1">
          <table:table-cell/>
          <table:table-cell table:formula="of:=[Tabelle1.O122]" office:value-type="string" office:string-value="Tasty Clay">
            <text:p>Tasty Clay</text:p>
          </table:table-cell>
          <table:table-cell table:number-columns-repeated="1022"/>
        </table:table-row>
        <table:table-row table:style-name="ro1">
          <table:table-cell/>
          <table:table-cell table:formula="of:=[Tabelle1.O137]" office:value-type="string" office:string-value="Zombie Brain">
            <text:p>Zombie Brain</text:p>
          </table:table-cell>
          <table:table-cell table:number-columns-repeated="1022"/>
        </table:table-row>
        <table:table-row table:style-name="ro1">
          <table:table-cell/>
          <table:table-cell table:formula="of:=[Tabelle1.O318]" office:value-type="string" office:string-value="Zombie Jerky">
            <text:p>Zombie Jerky</text:p>
          </table:table-cell>
          <table:table-cell table:number-columns-repeated="1022"/>
        </table:table-row>
      </table:table>
      <table:table table:name="Salat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 table:formula="of:=[Tabelle1.P414]" office:value-type="string" office:string-value="Beet Salad">
            <text:p>Beet Salad</text:p>
          </table:table-cell>
        </table:table-row>
        <table:table-row table:style-name="ro1">
          <table:table-cell table:formula="of:=[Tabelle1.P688]" office:value-type="string" office:string-value="Ceasar Salad">
            <text:p>Ceasar Salad</text:p>
          </table:table-cell>
        </table:table-row>
        <table:table-row table:style-name="ro1">
          <table:table-cell table:formula="of:=[Tabelle1.P643]" office:value-type="string" office:string-value="Citrus Salad">
            <text:p>Citrus Salad</text:p>
          </table:table-cell>
        </table:table-row>
        <table:table-row table:style-name="ro1">
          <table:table-cell table:formula="of:=[Tabelle1.P736]" office:value-type="string" office:string-value="Coleslaw (krautsalat)">
            <text:p>Coleslaw (krautsalat)</text:p>
          </table:table-cell>
        </table:table-row>
        <table:table-row table:style-name="ro1">
          <table:table-cell table:formula="of:=[Tabelle1.P364]" office:value-type="string" office:string-value="Cucumber Salad">
            <text:p>Cucumber Salad</text:p>
          </table:table-cell>
        </table:table-row>
        <table:table-row table:style-name="ro1">
          <table:table-cell table:formula="of:=[Tabelle1.P314]" office:value-type="string" office:string-value="Egg Salad">
            <text:p>Egg Salad</text:p>
          </table:table-cell>
        </table:table-row>
        <table:table-row table:style-name="ro1">
          <table:table-cell table:formula="of:=[Tabelle1.P557]" office:value-type="string" office:string-value="Garden Soup">
            <text:p>Garden Soup</text:p>
          </table:table-cell>
        </table:table-row>
        <table:table-row table:style-name="ro1">
          <table:table-cell table:formula="of:=[Tabelle1.P361]" office:value-type="string" office:string-value="Grape Salad">
            <text:p>Grape Salad</text:p>
          </table:table-cell>
        </table:table-row>
        <table:table-row table:style-name="ro1">
          <table:table-cell table:formula="of:=[Tabelle1.P551]" office:value-type="string" office:string-value="Mixed Salad">
            <text:p>Mixed Salad</text:p>
          </table:table-cell>
        </table:table-row>
        <table:table-row table:style-name="ro1">
          <table:table-cell table:formula="of:=[Tabelle1.P155]" office:value-type="string" office:string-value="Paleo Salad">
            <text:p>Paleo Salad</text:p>
          </table:table-cell>
        </table:table-row>
        <table:table-row table:style-name="ro1">
          <table:table-cell table:formula="of:=[Tabelle1.P293]" office:value-type="string" office:string-value="Potato Salad">
            <text:p>Potato Salad</text:p>
          </table:table-cell>
        </table:table-row>
        <table:table-row table:style-name="ro1">
          <table:table-cell table:formula="of:=[Tabelle1.P330]" office:value-type="string" office:string-value="Spring Salad">
            <text:p>Spring Salad</text:p>
          </table:table-cell>
        </table:table-row>
        <table:table-row table:style-name="ro1">
          <table:table-cell table:formula="of:=[Tabelle1.P352]" office:value-type="string" office:string-value="Strawberry Salad">
            <text:p>Strawberry Salad</text:p>
          </table:table-cell>
        </table:table-row>
        <table:table-row table:style-name="ro1">
          <table:table-cell table:formula="of:=[Tabelle1.P440]" office:value-type="string" office:string-value="Summer Radish Salad">
            <text:p>Summer Radish Salad</text:p>
          </table:table-cell>
        </table:table-row>
        <table:table-row table:style-name="ro1">
          <table:table-cell table:formula="of:=[Tabelle1.P540]" office:value-type="string" office:string-value="Sunflower Broccoli Salad">
            <text:p>Sunflower Broccoli Salad</text:p>
          </table:table-cell>
        </table:table-row>
      </table:table>
      <table:table table:name="Fastfood" table:style-name="ta1" table:print="false">
        <office:forms form:automatic-focus="false" form:apply-design-mode="false"/>
        <table:table-column table:style-name="co45" table:default-cell-style-name="Default"/>
        <table:table-row table:style-name="ro1">
          <table:table-cell table:formula="of:=[Tabelle1.Q776]" office:value-type="string" office:string-value="Battle Burrito">
            <text:p>Battle Burrito</text:p>
          </table:table-cell>
        </table:table-row>
        <table:table-row table:style-name="ro1">
          <table:table-cell table:formula="of:=[Tabelle1.Q377]" office:value-type="string" office:string-value="Bean Burrito">
            <text:p>Bean Burrito</text:p>
          </table:table-cell>
        </table:table-row>
        <table:table-row table:style-name="ro1">
          <table:table-cell table:formula="of:=[Tabelle1.Q332]" office:value-type="string" office:string-value="Fish Lettuce Wrap">
            <text:p>Fish Lettuce Wrap</text:p>
          </table:table-cell>
        </table:table-row>
        <table:table-row table:style-name="ro1">
          <table:table-cell table:formula="of:=[Tabelle1.Q738]" office:value-type="string" office:string-value="Fried Onions">
            <text:p>Fried Onions</text:p>
          </table:table-cell>
        </table:table-row>
        <table:table-row table:style-name="ro1">
          <table:table-cell table:formula="of:=[Tabelle1.Q295]" office:value-type="string" office:string-value="Fries">
            <text:p>Fries</text:p>
          </table:table-cell>
        </table:table-row>
        <table:table-row table:style-name="ro1">
          <table:table-cell table:formula="of:=[Tabelle1.Q302]" office:value-type="string" office:string-value="Hotdog">
            <text:p>Hotdog</text:p>
          </table:table-cell>
        </table:table-row>
        <table:table-row table:style-name="ro1">
          <table:table-cell table:formula="of:=[Tabelle1.Q739]" office:value-type="string" office:string-value="Meat Feast Pizza">
            <text:p>Meat Feast Pizza</text:p>
          </table:table-cell>
        </table:table-row>
        <table:table-row table:style-name="ro1">
          <table:table-cell table:formula="of:=[Tabelle1.Q329]" office:value-type="string" office:string-value="Pizza">
            <text:p>Pizza</text:p>
          </table:table-cell>
        </table:table-row>
        <table:table-row table:style-name="ro1">
          <table:table-cell table:formula="of:=[Tabelle1.Q331]" office:value-type="string" office:string-value="Pork Lettuce Wrap">
            <text:p>Pork Lettuce Wrap</text:p>
          </table:table-cell>
        </table:table-row>
        <table:table-row table:style-name="ro1">
          <table:table-cell table:formula="of:=[Tabelle1.Q749]" office:value-type="string" office:string-value="Random Taco">
            <text:p>Random Taco</text:p>
          </table:table-cell>
        </table:table-row>
        <table:table-row table:style-name="ro1">
          <table:table-cell table:formula="of:=[Tabelle1.Q664]" office:value-type="string" office:string-value="Sausage in Bread">
            <text:p>Sausage in Bread</text:p>
          </table:table-cell>
        </table:table-row>
        <table:table-row table:style-name="ro1">
          <table:table-cell table:formula="of:=[Tabelle1.Q772]" office:value-type="string" office:string-value="Searing Taco">
            <text:p>Searing Taco</text:p>
          </table:table-cell>
        </table:table-row>
        <table:table-row table:style-name="ro1">
          <table:table-cell table:formula="of:=[Tabelle1.Q766]" office:value-type="string" office:string-value="Steak and Chips">
            <text:p>Steak and Chips</text:p>
          </table:table-cell>
        </table:table-row>
        <table:table-row table:style-name="ro1">
          <table:table-cell table:formula="of:=[Tabelle1.Q381]" office:value-type="string" office:string-value="Supreme Pizza">
            <text:p>Supreme Pizza</text:p>
          </table:table-cell>
        </table:table-row>
        <table:table-row table:style-name="ro1">
          <table:table-cell table:formula="of:=[Tabelle1.Q347]" office:value-type="string" office:string-value="Taco">
            <text:p>Taco</text:p>
          </table:table-cell>
        </table:table-row>
        <table:table-row table:style-name="ro1">
          <table:table-cell table:formula="of:=[Tabelle1.Q366]" office:value-type="string" office:string-value="Vegetarian Lettuce Wrap">
            <text:p>Vegetarian Lettuce Wrap</text:p>
          </table:table-cell>
        </table:table-row>
        <table:table-row table:style-name="ro1">
          <table:table-cell table:formula="of:=[Tabelle1.Q447]" office:value-type="string" office:string-value="Zuchini Fries">
            <text:p>Zuchini Fries</text:p>
          </table:table-cell>
        </table:table-row>
      </table:table>
      <table:table table:name="Marmelade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 table:formula="of:=[Tabelle1.R558]" office:value-type="string" office:string-value="Apple Jelly">
            <text:p>Apple Jelly</text:p>
          </table:table-cell>
        </table:table-row>
        <table:table-row table:style-name="ro1">
          <table:table-cell table:formula="of:=[Tabelle1.R628]" office:value-type="string" office:string-value="Apricot Jelly">
            <text:p>Apricot Jelly</text:p>
          </table:table-cell>
        </table:table-row>
        <table:table-row table:style-name="ro1">
          <table:table-cell table:formula="of:=[Tabelle1.R560]" office:value-type="string" office:string-value="Blackberry Jelly">
            <text:p>Blackberry Jelly</text:p>
          </table:table-cell>
        </table:table-row>
        <table:table-row table:style-name="ro1">
          <table:table-cell table:formula="of:=[Tabelle1.R562]" office:value-type="string" office:string-value="Blueberry Jelly">
            <text:p>Blueberry Jelly</text:p>
          </table:table-cell>
        </table:table-row>
        <table:table-row table:style-name="ro1">
          <table:table-cell table:formula="of:=[Tabelle1.R564]" office:value-type="string" office:string-value="Cherry Jelly">
            <text:p>Cherry Jelly</text:p>
          </table:table-cell>
        </table:table-row>
        <table:table-row table:style-name="ro1">
          <table:table-cell table:formula="of:=[Tabelle1.R566]" office:value-type="string" office:string-value="Cranberry Jelly">
            <text:p>Cranberry Jelly</text:p>
          </table:table-cell>
        </table:table-row>
        <table:table-row table:style-name="ro1">
          <table:table-cell table:formula="of:=[Tabelle1.R632]" office:value-type="string" office:string-value="Fig Jelly">
            <text:p>Fig Jelly</text:p>
          </table:table-cell>
        </table:table-row>
        <table:table-row table:style-name="ro1">
          <table:table-cell table:formula="of:=[Tabelle1.R360]" office:value-type="string" office:string-value="Grape Jelly">
            <text:p>Grape Jelly</text:p>
          </table:table-cell>
        </table:table-row>
        <table:table-row table:style-name="ro1">
          <table:table-cell table:formula="of:=[Tabelle1.R638]" office:value-type="string" office:string-value="Grapefruit Jelly">
            <text:p>Grapefruit Jelly</text:p>
          </table:table-cell>
        </table:table-row>
        <table:table-row table:style-name="ro1">
          <table:table-cell table:formula="of:=[Tabelle1.R568]" office:value-type="string" office:string-value="Kiwi Jelly">
            <text:p>Kiwi Jelly</text:p>
          </table:table-cell>
        </table:table-row>
        <table:table-row table:style-name="ro1">
          <table:table-cell table:formula="of:=[Tabelle1.R570]" office:value-type="string" office:string-value="Lemon Jelly">
            <text:p>Lemon Jelly</text:p>
          </table:table-cell>
        </table:table-row>
        <table:table-row table:style-name="ro1">
          <table:table-cell table:formula="of:=[Tabelle1.R572]" office:value-type="string" office:string-value="Lime Jelly">
            <text:p>Lime Jelly</text:p>
          </table:table-cell>
        </table:table-row>
        <table:table-row table:style-name="ro1">
          <table:table-cell table:formula="of:=[Tabelle1.R574]" office:value-type="string" office:string-value="Mango Jelly">
            <text:p>Mango Jelly</text:p>
          </table:table-cell>
        </table:table-row>
        <table:table-row table:style-name="ro1">
          <table:table-cell table:formula="of:=[Tabelle1.R576]" office:value-type="string" office:string-value="Orange Jelly">
            <text:p>Orange Jelly</text:p>
          </table:table-cell>
        </table:table-row>
        <table:table-row table:style-name="ro1">
          <table:table-cell table:formula="of:=[Tabelle1.R578]" office:value-type="string" office:string-value="Papaya Jelly">
            <text:p>Papaya Jelly</text:p>
          </table:table-cell>
        </table:table-row>
        <table:table-row table:style-name="ro1">
          <table:table-cell table:formula="of:=[Tabelle1.R580]" office:value-type="string" office:string-value="Peach Jelly">
            <text:p>Peach Jelly</text:p>
          </table:table-cell>
        </table:table-row>
        <table:table-row table:style-name="ro1">
          <table:table-cell table:formula="of:=[Tabelle1.R649]" office:value-type="string" office:string-value="Persimmon Jelly">
            <text:p>Persimmon Jelly</text:p>
          </table:table-cell>
        </table:table-row>
        <table:table-row table:style-name="ro1">
          <table:table-cell table:formula="of:=[Tabelle1.R582]" office:value-type="string" office:string-value="Pomegranate Jelly">
            <text:p>Pomegranate Jelly</text:p>
          </table:table-cell>
        </table:table-row>
        <table:table-row table:style-name="ro1">
          <table:table-cell table:formula="of:=[Tabelle1.R584]" office:value-type="string" office:string-value="Raspberry Jelly">
            <text:p>Raspberry Jelly</text:p>
          </table:table-cell>
        </table:table-row>
        <table:table-row table:style-name="ro1">
          <table:table-cell table:formula="of:=[Tabelle1.R586]" office:value-type="string" office:string-value="Starfruit Jelly">
            <text:p>Starfruit Jelly</text:p>
          </table:table-cell>
        </table:table-row>
        <table:table-row table:style-name="ro1">
          <table:table-cell table:formula="of:=[Tabelle1.R588]" office:value-type="string" office:string-value="Strawberry Jelly">
            <text:p>Strawberry Jelly</text:p>
          </table:table-cell>
        </table:table-row>
        <table:table-row table:style-name="ro1">
          <table:table-cell table:formula="of:=[Tabelle1.R590]" office:value-type="string" office:string-value="Watermelon Jelly">
            <text:p>Watermelon Jelly</text:p>
          </table:table-cell>
        </table:table-row>
      </table:table>
      <table:database-ranges>
        <table:database-range table:target-range-address="Fastfood.A1:Fastfood.A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.08.2015</text:date>, <text:time>13:3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6:18:41.10</meta:creation-date>
    <dc:date>2015-08-14T13:35:25.47</dc:date>
    <meta:editing-duration>PT20H36M27S</meta:editing-duration>
    <meta:editing-cycles>21</meta:editing-cycles>
    <meta:generator>OpenOffice.org/3.4.1$Win32 OpenOffice.org_project/341m1$Build-9593</meta:generator>
    <meta:document-statistic meta:table-count="16" meta:cell-count="4751" meta:object-count="0"/>
  </office:meta>
</office:document-meta>
</file>